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meta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Object 3/styles.xml"/>
  <manifest:file-entry manifest:media-type="text/xml" manifest:full-path="Object 3/meta.xml"/>
  <manifest:file-entry manifest:media-type="text/xml" manifest:full-path="Object 3/content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3335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ro7" style:family="table-row">
      <style:table-row-properties style:row-height="0.2189in" fo:break-before="auto" style:use-optimal-row-height="true"/>
    </style:style>
    <style:style style:name="ro8" style:family="table-row">
      <style:table-row-properties style:row-height="0.3453in" fo:break-before="auto" style:use-optimal-row-height="true"/>
    </style:style>
    <style:style style:name="ro9" style:family="table-row">
      <style:table-row-properties style:row-height="0.5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66ccff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ccff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66ffff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ccff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00ccff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9999ff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cc66ff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33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00ccff" style:text-align-source="fix" style:repeat-content="false"/>
      <style:paragraph-properties fo:text-align="center" fo:margin-left="0in"/>
      <style:text-properties style:font-name="Arimo" fo:font-weight="normal" style:font-name-asian="Noto Sans CJK SC" style:font-weight-asian="normal" style:font-name-complex="Noto Sans" style:font-weight-complex="normal"/>
    </style:style>
    <style:style style:name="ce12" style:family="table-cell" style:parent-style-name="Default">
      <style:table-cell-properties fo:background-color="#66ff66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00ccff" style:text-align-source="fix" style:repeat-content="false"/>
      <style:paragraph-properties fo:text-align="justify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99ff66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00cc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m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m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33ff99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m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00ccff" style:text-align-source="fix" style:repeat-content="false"/>
      <style:paragraph-properties fo:text-align="justify" fo:margin-left="0in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fo:background-color="#66ccff" style:text-align-source="fix" style:repeat-content="false"/>
      <style:paragraph-properties fo:text-align="center" fo:margin-left="0in"/>
      <style:text-properties fo:color="#000000"/>
    </style:style>
    <style:style style:name="ce21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fo:color="#000000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00"/>
    </style:style>
    <style:style style:name="ce23" style:family="table-cell" style:parent-style-name="Default">
      <style:table-cell-properties fo:background-color="#99ffff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99ffff"/>
    </style:style>
    <style:style style:name="ce25" style:family="table-cell" style:parent-style-name="Default">
      <style:table-cell-properties fo:background-color="#99ccff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cc99ff"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ackground-color="#ccccff"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99ffcc"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ccff99"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#cc99ff" style:text-align-source="value-type" style:repeat-content="false"/>
      <style:paragraph-properties fo:margin-left="0in"/>
    </style:style>
    <style:style style:name="ce31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cc99ff" style:text-align-source="fix" style:repeat-content="false"/>
      <style:paragraph-properties fo:text-align="end" fo:margin-left="0in"/>
    </style:style>
    <style:style style:name="ce33" style:family="table-cell" style:parent-style-name="Default">
      <style:table-cell-properties fo:background-color="#ccffcc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fo:background-color="#66ffff" style:text-align-source="fix" style:repeat-content="false"/>
      <style:paragraph-properties fo:text-align="center" fo:margin-left="0in"/>
      <style:text-properties style:font-name="Arimo" style:font-name-asian="Noto Sans CJK SC" style:font-name-complex="Noto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</office:automatic-styles>
  <office:body>
    <office:spreadsheet>
      <table:table table:name="triple spool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>
            <text:p>Parameters</text:p>
          </table:table-cell>
          <table:table-cell table:style-name="ce4" table:number-columns-repeated="4"/>
          <table:table-cell table:style-name="ce4" office:value-type="string">
            <text:p>ω low (rad/s)</text:p>
          </table:table-cell>
          <table:table-cell table:style-name="ce4" office:value-type="string">
            <text:p>ω high (rad/s)</text:p>
          </table:table-cell>
          <table:table-cell table:style-name="ce4" office:value-type="string">
            <text:p>Ma<text:span text:style-name="T1">1</text:span></text:p>
          </table:table-cell>
          <table:table-cell table:style-name="ce4" office:value-type="string">
            <text:p>γ</text:p>
          </table:table-cell>
          <table:table-cell table:style-name="ce4" office:value-type="string">
            <text:p>T1 (K)</text:p>
          </table:table-cell>
          <table:table-cell table:style-name="ce4" office:value-type="string">
            <text:p>R<text:span text:style-name="T1">air</text:span> (J/mol K)</text:p>
          </table:table-cell>
          <table:table-cell table:style-name="ce4" table:number-columns-repeated="2"/>
          <table:table-cell table:style-name="ce4" office:value-type="string">
            <text:p>density</text:p>
          </table:table-cell>
          <table:table-cell table:style-name="ce4"/>
          <table:table-cell table:number-columns-repeated="1008"/>
        </table:table-row>
        <table:table-row table:style-name="ro1">
          <table:table-cell/>
          <table:table-cell table:style-name="ce4"/>
          <table:table-cell table:style-name="ce5" table:number-columns-repeated="4"/>
          <table:table-cell table:style-name="ce5" office:value-type="float" office:value="3000">
            <text:p>3000</text:p>
          </table:table-cell>
          <table:table-cell table:style-name="ce5" office:value-type="float" office:value="5500">
            <text:p>5500</text:p>
          </table:table-cell>
          <table:table-cell table:style-name="ce5" office:value-type="float" office:value="0.2">
            <text:p>0.2</text:p>
          </table:table-cell>
          <table:table-cell table:style-name="ce5" office:value-type="float" office:value="1.4">
            <text:p>1.4</text:p>
          </table:table-cell>
          <table:table-cell table:style-name="ce5" table:formula="of:= 300" office:value-type="float" office:value="300">
            <text:p>300</text:p>
          </table:table-cell>
          <table:table-cell table:style-name="ce5" office:value-type="float" office:value="287">
            <text:p>287</text:p>
          </table:table-cell>
          <table:table-cell table:style-name="ce5" table:number-columns-repeated="2"/>
          <table:table-cell table:style-name="ce5" office:value-type="float" office:value="1.204">
            <text:p>1.204</text:p>
          </table:table-cell>
          <table:table-cell table:style-name="ce5"/>
          <table:table-cell table:number-columns-repeated="1008"/>
        </table:table-row>
        <table:table-row table:style-name="ro1">
          <table:table-cell/>
          <table:table-cell table:style-name="ce4"/>
          <table:table-cell table:style-name="ce4" office:value-type="string">
            <text:p>Mass flow r</text:p>
          </table:table-cell>
          <table:table-cell table:style-name="ce4"/>
          <table:table-cell table:style-name="ce4" office:value-type="string">
            <text:p>Cp</text:p>
          </table:table-cell>
          <table:table-cell table:style-name="ce4"/>
          <table:table-cell table:style-name="ce4" office:value-type="string">
            <text:p>ω extra (rad/s)</text:p>
          </table:table-cell>
          <table:table-cell table:style-name="ce4" office:value-type="string">
            <text:p>efficiency</text:p>
          </table:table-cell>
          <table:table-cell table:style-name="ce4" office:value-type="string">
            <text:p>polytropic n</text:p>
          </table:table-cell>
          <table:table-cell table:style-name="ce4"/>
          <table:table-cell table:style-name="ce4" office:value-type="string">
            <text:p>Solidity R</text:p>
          </table:table-cell>
          <table:table-cell table:style-name="ce4" office:value-type="string">
            <text:p>Solidity S</text:p>
          </table:table-cell>
          <table:table-cell table:style-name="ce4" table:number-columns-repeated="2"/>
          <table:table-cell table:style-name="ce4" office:value-type="string">
            <text:p>density</text:p>
          </table:table-cell>
          <table:table-cell table:style-name="ce4"/>
          <table:table-cell table:number-columns-repeated="1008"/>
        </table:table-row>
        <table:table-row table:style-name="ro1">
          <table:table-cell/>
          <table:table-cell table:style-name="ce4"/>
          <table:table-cell table:style-name="ce5" table:formula="of:= [.C11]*[.O3]*[.C61]" office:value-type="float" office:value="1.21763010211524">
            <text:p>1.2176301021</text:p>
          </table:table-cell>
          <table:table-cell table:style-name="ce5"/>
          <table:table-cell table:style-name="ce5" office:value-type="float" office:value="1004.5">
            <text:p>1004.5</text:p>
          </table:table-cell>
          <table:table-cell table:style-name="ce5"/>
          <table:table-cell table:style-name="ce5" office:value-type="float" office:value="7000">
            <text:p>7000</text:p>
          </table:table-cell>
          <table:table-cell table:style-name="ce5" office:value-type="float" office:value="1">
            <text:p>1</text:p>
          </table:table-cell>
          <table:table-cell table:style-name="ce5" table:formula="of:= ( 1 - ( [.$J$3] -1 )/( [.$J$3] * [.H5] ) )^-1" office:value-type="float" office:value="1.4">
            <text:p>1.4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34" office:value-type="float" office:value="0.01204">
            <text:p>0.01204</text:p>
          </table:table-cell>
          <table:table-cell table:style-name="ce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Compressor</text:p>
          </table:table-cell>
          <table:table-cell table:style-name="ce4" office:value-type="string">
            <text:p>Stage 1</text:p>
          </table:table-cell>
          <table:table-cell table:style-name="ce4" office:value-type="string">
            <text:p>Stage 2</text:p>
          </table:table-cell>
          <table:table-cell table:style-name="ce4" office:value-type="string">
            <text:p>Stage 3</text:p>
          </table:table-cell>
          <table:table-cell table:style-name="ce4" office:value-type="string">
            <text:p>Transition</text:p>
          </table:table-cell>
          <table:table-cell table:style-name="ce4" office:value-type="string">
            <text:p>Stage 4</text:p>
          </table:table-cell>
          <table:table-cell table:style-name="ce4" office:value-type="string">
            <text:p>Stage 5</text:p>
          </table:table-cell>
          <table:table-cell table:style-name="ce4" office:value-type="string">
            <text:p>Stage 6</text:p>
          </table:table-cell>
          <table:table-cell table:style-name="ce4" office:value-type="string">
            <text:p>Stage 7</text:p>
          </table:table-cell>
          <table:table-cell table:style-name="ce4" office:value-type="string">
            <text:p>Stage 8</text:p>
          </table:table-cell>
          <table:table-cell table:style-name="ce4" office:value-type="string">
            <text:p>Stage 9</text:p>
          </table:table-cell>
          <table:table-cell table:style-name="ce4" office:value-type="string">
            <text:p>Stage 10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Low-pressure</text:p>
          </table:table-cell>
          <table:table-cell table:style-name="ce5" office:value-type="float" office:value="1.1">
            <text:p>1.1</text:p>
          </table:table-cell>
          <table:table-cell table:number-columns-repeated="2" table:style-name="ce5" office:value-type="float" office:value="1.125">
            <text:p>1.125</text:p>
          </table:table-cell>
          <table:table-cell table:style-name="ce4" office:value-type="string">
            <text:p>Zone</text:p>
          </table:table-cell>
          <table:table-cell table:style-name="ce5" table:number-columns-repeated="7"/>
          <table:table-cell table:number-columns-repeated="1011"/>
        </table:table-row>
        <table:table-row table:style-name="ro1">
          <table:table-cell/>
          <table:table-cell table:style-name="ce6" office:value-type="string">
            <text:p>High-pressure</text:p>
          </table:table-cell>
          <table:table-cell table:style-name="ce23" table:number-columns-repeated="4"/>
          <table:table-cell table:style-name="ce23" office:value-type="float" office:value="1.2">
            <text:p>1.2</text:p>
          </table:table-cell>
          <table:table-cell table:style-name="ce23" office:value-type="float" office:value="1.25">
            <text:p>1.25</text:p>
          </table:table-cell>
          <table:table-cell table:number-columns-repeated="5" table:style-name="ce23" office:value-type="float" office:value="1.3">
            <text:p>1.3</text:p>
          </table:table-cell>
          <table:table-cell table:number-columns-repeated="1011"/>
        </table:table-row>
        <table:table-row table:style-name="ro1">
          <table:table-cell/>
          <table:table-cell table:style-name="ce6"/>
          <table:table-cell table:style-name="ce5" table:number-columns-repeated="11"/>
          <table:table-cell table:number-columns-repeated="1011"/>
        </table:table-row>
        <table:table-row table:style-name="ro1">
          <table:table-cell/>
          <table:table-cell table:style-name="ce6" office:value-type="string">
            <text:p>axial velocity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[.E11]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absolte vel. 1</text:p>
          </table:table-cell>
          <table:table-cell table:style-name="ce24" table:formula="of:=[.C11]/COS([.C55]/57.29577951)" office:value-type="float" office:value="98.272130332053">
            <text:p>98.2721303321</text:p>
          </table:table-cell>
          <table:table-cell table:style-name="ce24" table:formula="of:=[.D11]/COS([.D55]/57.29577951)" office:value-type="float" office:value="107.173979478776">
            <text:p>107.1739794788</text:p>
          </table:table-cell>
          <table:table-cell table:style-name="ce24" table:formula="of:=[.E11]/COS([.E55]/57.29577951)" office:value-type="float" office:value="109.542183663902">
            <text:p>109.5421836639</text:p>
          </table:table-cell>
          <table:table-cell table:style-name="ce24"/>
          <table:table-cell table:style-name="ce24" table:formula="of:=[.G11]/COS([.G55]/57.29577951)" office:value-type="float" office:value="168.857705472361">
            <text:p>168.8577054724</text:p>
          </table:table-cell>
          <table:table-cell table:style-name="ce24" table:formula="of:=[.H11]/COS([.H55]/57.29577951)" office:value-type="float" office:value="167.938393632951">
            <text:p>167.938393633</text:p>
          </table:table-cell>
          <table:table-cell table:style-name="ce24" table:formula="of:=[.I11]/COS([.I55]/57.29577951)" office:value-type="float" office:value="172.255819995882">
            <text:p>172.2558199959</text:p>
          </table:table-cell>
          <table:table-cell table:style-name="ce24" table:formula="of:=[.J11]/COS([.J55]/57.29577951)" office:value-type="float" office:value="176.300014219019">
            <text:p>176.300014219</text:p>
          </table:table-cell>
          <table:table-cell table:style-name="ce24" table:formula="of:=[.K11]/COS([.K55]/57.29577951)" office:value-type="float" office:value="223.828745493046">
            <text:p>223.828745493</text:p>
          </table:table-cell>
          <table:table-cell table:style-name="ce24" table:formula="of:=[.L11]/COS([.L55]/57.29577951)" office:value-type="float" office:value="227.065165893249">
            <text:p>227.0651658932</text:p>
          </table:table-cell>
          <table:table-cell table:style-name="ce24" table:formula="of:=[.M11]/COS([.M55]/57.29577951)" office:value-type="float" office:value="229.671184506555">
            <text:p>229.6711845066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absolte vel. 2</text:p>
          </table:table-cell>
          <table:table-cell table:style-name="ce24" table:formula="of:=[.C11]/COS([.C56]/57.29577951)" office:value-type="float" office:value="133.021695974754">
            <text:p>133.0216959748</text:p>
          </table:table-cell>
          <table:table-cell table:style-name="ce24" table:formula="of:=[.D11]/COS([.D56]/57.29577951)" office:value-type="float" office:value="147.742291767956">
            <text:p>147.742291768</text:p>
          </table:table-cell>
          <table:table-cell table:style-name="ce24" table:formula="of:=[.E11]/COS([.E56]/57.29577951)" office:value-type="float" office:value="152.364445210367">
            <text:p>152.3644452104</text:p>
          </table:table-cell>
          <table:table-cell table:style-name="ce24"/>
          <table:table-cell table:style-name="ce24" table:formula="of:=[.G11]/COS([.G56]/57.29577951)" office:value-type="float" office:value="234.322349078774">
            <text:p>234.3223490788</text:p>
          </table:table-cell>
          <table:table-cell table:style-name="ce24" table:formula="of:=[.H11]/COS([.H56]/57.29577951)" office:value-type="float" office:value="232.92144678723">
            <text:p>232.9214467872</text:p>
          </table:table-cell>
          <table:table-cell table:style-name="ce24" table:formula="of:=[.I11]/COS([.I56]/57.29577951)" office:value-type="float" office:value="239.040551249087">
            <text:p>239.0405512491</text:p>
          </table:table-cell>
          <table:table-cell table:style-name="ce24" table:formula="of:=[.J11]/COS([.J56]/57.29577951)" office:value-type="float" office:value="244.703406043348">
            <text:p>244.7034060433</text:p>
          </table:table-cell>
          <table:table-cell table:style-name="ce24" table:formula="of:=[.K11]/COS([.K56]/57.29577951)" office:value-type="float" office:value="310.30271818385">
            <text:p>310.3027181839</text:p>
          </table:table-cell>
          <table:table-cell table:style-name="ce24" table:formula="of:=[.L11]/COS([.L56]/57.29577951)" office:value-type="float" office:value="315.016975606297">
            <text:p>315.0169756063</text:p>
          </table:table-cell>
          <table:table-cell table:style-name="ce24" table:formula="of:=[.M11]/COS([.M56]/57.29577951)" office:value-type="float" office:value="318.81054556261">
            <text:p>318.8105455626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string">
            <text:p>absolte vel. 3</text:p>
          </table:table-cell>
          <table:table-cell table:style-name="ce24" table:formula="of:=[.C11]/COS([.D55]/57.29577951)" office:value-type="float" office:value="107.173979478776">
            <text:p>107.1739794788</text:p>
          </table:table-cell>
          <table:table-cell table:style-name="ce24" table:formula="of:=[.D11]/COS([.E55]/57.29577951)" office:value-type="float" office:value="109.542183663902">
            <text:p>109.5421836639</text:p>
          </table:table-cell>
          <table:table-cell table:style-name="ce24" table:formula="of:=[.E11]/COS([.F55]/57.29577951)" office:value-type="float" office:value="69.4377418987686">
            <text:p>69.4377418988</text:p>
          </table:table-cell>
          <table:table-cell table:style-name="ce24"/>
          <table:table-cell table:style-name="ce24" table:formula="of:=[.G11]/COS([.H55]/57.29577951)" office:value-type="float" office:value="167.938393632951">
            <text:p>167.938393633</text:p>
          </table:table-cell>
          <table:table-cell table:style-name="ce24" table:formula="of:=[.H11]/COS([.I55]/57.29577951)" office:value-type="float" office:value="172.255819995882">
            <text:p>172.2558199959</text:p>
          </table:table-cell>
          <table:table-cell table:style-name="ce24" table:formula="of:=[.I11]/COS([.J55]/57.29577951)" office:value-type="float" office:value="176.300014219019">
            <text:p>176.300014219</text:p>
          </table:table-cell>
          <table:table-cell table:style-name="ce24" table:formula="of:=[.J11]/COS([.K55]/57.29577951)" office:value-type="float" office:value="223.828745493046">
            <text:p>223.828745493</text:p>
          </table:table-cell>
          <table:table-cell table:style-name="ce24" table:formula="of:=[.K11]/COS([.L55]/57.29577951)" office:value-type="float" office:value="227.065165893249">
            <text:p>227.0651658932</text:p>
          </table:table-cell>
          <table:table-cell table:style-name="ce24" table:formula="of:=[.L11]/COS([.M55]/57.29577951)" office:value-type="float" office:value="229.671184506555">
            <text:p>229.6711845066</text:p>
          </table:table-cell>
          <table:table-cell table:style-name="ce24" table:formula="of:=[.M11]/COS([.N55]/57.29577951)" office:value-type="float" office:value="69.4377418987686">
            <text:p>69.4377418988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P static 1</text:p>
          </table:table-cell>
          <table:table-cell table:style-name="ce25" office:value-type="float" office:value="103.15">
            <text:p>103.15</text:p>
          </table:table-cell>
          <table:table-cell table:style-name="ce25" table:formula="of:=[.C17]" office:value-type="float" office:value="113.733544376676">
            <text:p>113.7335443767</text:p>
          </table:table-cell>
          <table:table-cell table:style-name="ce25" table:formula="of:=[.D17]" office:value-type="float" office:value="126.899954000891">
            <text:p>126.8999540009</text:p>
          </table:table-cell>
          <table:table-cell table:style-name="ce25" table:formula="of:=[.E17]" office:value-type="float" office:value="142.670863678387">
            <text:p>142.6708636784</text:p>
          </table:table-cell>
          <table:table-cell table:style-name="ce25" table:formula="of:=[.E17]" office:value-type="float" office:value="142.670863678387">
            <text:p>142.6708636784</text:p>
          </table:table-cell>
          <table:table-cell table:style-name="ce25" table:formula="of:=[.G17]" office:value-type="float" office:value="157.419562065472">
            <text:p>157.4195620655</text:p>
          </table:table-cell>
          <table:table-cell table:style-name="ce25" table:formula="of:=[.H17]" office:value-type="float" office:value="199.001864936389">
            <text:p>199.0018649364</text:p>
          </table:table-cell>
          <table:table-cell table:style-name="ce25" table:formula="of:=[.I17]" office:value-type="float" office:value="259.595173438151">
            <text:p>259.5951734382</text:p>
          </table:table-cell>
          <table:table-cell table:style-name="ce25" table:formula="of:=[.J17]" office:value-type="float" office:value="338.807529051379">
            <text:p>338.8075290514</text:p>
          </table:table-cell>
          <table:table-cell table:style-name="ce25" table:formula="of:=[.K17]" office:value-type="float" office:value="410.785020135064">
            <text:p>410.7850201351</text:p>
          </table:table-cell>
          <table:table-cell table:style-name="ce25" table:formula="of:=[.L17]" office:value-type="float" office:value="539.28142692252">
            <text:p>539.2814269225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P static 2</text:p>
          </table:table-cell>
          <table:table-cell table:style-name="ce25" table:formula="of:= [.C15]*([.C25]/[.C24])^([.$I$5]/([.$I$5]-1))" office:value-type="float" office:value="113.119407122335">
            <text:p>113.1194071223</text:p>
          </table:table-cell>
          <table:table-cell table:style-name="ce25" table:formula="of:= [.D15]*([.D25]/[.D24])^([.$I$5]/([.$I$5]-1))" office:value-type="float" office:value="120.56268646226">
            <text:p>120.5626864623</text:p>
          </table:table-cell>
          <table:table-cell table:style-name="ce25" table:formula="of:= [.E15]*([.E25]/[.E24])^([.$I$5]/([.$I$5]-1))" office:value-type="float" office:value="134.518123070402">
            <text:p>134.5181230704</text:p>
          </table:table-cell>
          <table:table-cell table:style-name="ce25" table:formula="of:=([.F15]+[.F17])/2" office:value-type="float" office:value="142.670863678387">
            <text:p>142.6708636784</text:p>
          </table:table-cell>
          <table:table-cell table:style-name="ce25" table:formula="of:= [.G15]*([.G25]/[.G24])^([.$I$5]/([.$I$5]-1))" office:value-type="float" office:value="176.756139834521">
            <text:p>176.7561398345</text:p>
          </table:table-cell>
          <table:table-cell table:style-name="ce25" table:formula="of:= [.H15]*([.H25]/[.H24])^([.$I$5]/([.$I$5]-1))" office:value-type="float" office:value="175.54853496369">
            <text:p>175.5485349637</text:p>
          </table:table-cell>
          <table:table-cell table:style-name="ce25" table:formula="of:= [.I15]*([.I25]/[.I24])^([.$I$5]/([.$I$5]-1))" office:value-type="float" office:value="226.307539559561">
            <text:p>226.3075395596</text:p>
          </table:table-cell>
          <table:table-cell table:style-name="ce25" table:formula="of:= [.J15]*([.J25]/[.J24])^([.$I$5]/([.$I$5]-1))" office:value-type="float" office:value="295.253059421667">
            <text:p>295.2530594217</text:p>
          </table:table-cell>
          <table:table-cell table:style-name="ce25" table:formula="of:= [.K15]*([.K25]/[.K24])^([.$I$5]/([.$I$5]-1))" office:value-type="float" office:value="384.397093269084">
            <text:p>384.3970932691</text:p>
          </table:table-cell>
          <table:table-cell table:style-name="ce25" table:formula="of:= [.L15]*([.L25]/[.L24])^([.$I$5]/([.$I$5]-1))" office:value-type="float" office:value="466.20230499108">
            <text:p>466.2023049911</text:p>
          </table:table-cell>
          <table:table-cell table:style-name="ce25" table:formula="of:= [.M15]*([.M25]/[.M24])^([.$I$5]/([.$I$5]-1))" office:value-type="float" office:value="612.238177837917">
            <text:p>612.2381778379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P static 3</text:p>
          </table:table-cell>
          <table:table-cell table:style-name="ce25" table:formula="of:=[.C30]-([.C23]*[.C12]^2*0.0005)" office:value-type="float" office:value="113.733544376676">
            <text:p>113.7335443767</text:p>
          </table:table-cell>
          <table:table-cell table:style-name="ce25" table:formula="of:=[.D30]-([.D23]*[.D12]^2*0.0005)" office:value-type="float" office:value="126.899954000891">
            <text:p>126.8999540009</text:p>
          </table:table-cell>
          <table:table-cell table:style-name="ce25" table:formula="of:=[.E30]-([.E23]*[.E12]^2*0.0005)" office:value-type="float" office:value="142.670863678387">
            <text:p>142.6708636784</text:p>
          </table:table-cell>
          <table:table-cell table:style-name="ce25" table:formula="of:=[.G15]" office:value-type="float" office:value="142.670863678387">
            <text:p>142.6708636784</text:p>
          </table:table-cell>
          <table:table-cell table:style-name="ce25" table:formula="of:=[.G30]-([.G23]*[.G12]^2*0.0005)" office:value-type="float" office:value="157.419562065472">
            <text:p>157.4195620655</text:p>
          </table:table-cell>
          <table:table-cell table:style-name="ce25" table:formula="of:=[.H30]-([.H23]*[.H12]^2*0.0005)" office:value-type="float" office:value="199.001864936389">
            <text:p>199.0018649364</text:p>
          </table:table-cell>
          <table:table-cell table:style-name="ce25" table:formula="of:=[.I30]-([.I23]*[.I12]^2*0.0005)" office:value-type="float" office:value="259.595173438151">
            <text:p>259.5951734382</text:p>
          </table:table-cell>
          <table:table-cell table:style-name="ce25" table:formula="of:=[.J30]-([.J23]*[.J12]^2*0.0005)" office:value-type="float" office:value="338.807529051379">
            <text:p>338.8075290514</text:p>
          </table:table-cell>
          <table:table-cell table:style-name="ce25" table:formula="of:=[.K30]-([.K23]*[.K12]^2*0.0005)" office:value-type="float" office:value="410.785020135064">
            <text:p>410.7850201351</text:p>
          </table:table-cell>
          <table:table-cell table:style-name="ce25" table:formula="of:=[.L30]-([.L23]*[.L12]^2*0.0005)" office:value-type="float" office:value="539.28142692252">
            <text:p>539.2814269225</text:p>
          </table:table-cell>
          <table:table-cell table:style-name="ce25" table:formula="of:=[.M30]-([.M23]*[.M12]^2*0.0005)" office:value-type="float" office:value="708.405854879503">
            <text:p>708.4058548795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>
            <text:p>T staic 1</text:p>
          </table:table-cell>
          <table:table-cell table:style-name="ce26" office:value-type="float" office:value="300">
            <text:p>300</text:p>
          </table:table-cell>
          <table:table-cell table:style-name="ce26" table:formula="of:=[.D24]-(0.5*[.D12]^2/[.$E$5])" office:value-type="float" office:value="307.37136493987">
            <text:p>307.3713649399</text:p>
          </table:table-cell>
          <table:table-cell table:style-name="ce26" table:formula="of:=[.E24]-(0.5*[.E12]^2/[.$E$5])" office:value-type="float" office:value="317.635666976026">
            <text:p>317.635666976</text:p>
          </table:table-cell>
          <table:table-cell table:style-name="ce26"/>
          <table:table-cell table:style-name="ce26" table:formula="of:=[.E20]" office:value-type="float" office:value="328.506728605173">
            <text:p>328.5067286052</text:p>
          </table:table-cell>
          <table:table-cell table:style-name="ce26" table:formula="of:=[.H24]-(0.5*[.H12]^2/[.$E$5])" office:value-type="float" office:value="346.226929375167">
            <text:p>346.2269293752</text:p>
          </table:table-cell>
          <table:table-cell table:style-name="ce26" table:formula="of:=[.I24]-(0.5*[.I12]^2/[.$E$5])" office:value-type="float" office:value="368.288495829877">
            <text:p>368.2884958299</text:p>
          </table:table-cell>
          <table:table-cell table:style-name="ce26" table:formula="of:=[.J24]-(0.5*[.J12]^2/[.$E$5])" office:value-type="float" office:value="396.255281399856">
            <text:p>396.2552813999</text:p>
          </table:table-cell>
          <table:table-cell table:style-name="ce26" table:formula="of:=[.K24]-(0.5*[.K12]^2/[.$E$5])" office:value-type="float" office:value="417.634515352129">
            <text:p>417.6345153521</text:p>
          </table:table-cell>
          <table:table-cell table:style-name="ce26" table:formula="of:=[.L24]-(0.5*[.L12]^2/[.$E$5])" office:value-type="float" office:value="449.417794869029">
            <text:p>449.417794869</text:p>
          </table:table-cell>
          <table:table-cell table:style-name="ce26" table:formula="of:=[.M24]-(0.5*[.M12]^2/[.$E$5])" office:value-type="float" office:value="483.809066373489">
            <text:p>483.8090663735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>
            <text:p>T staic 2</text:p>
          </table:table-cell>
          <table:table-cell table:style-name="ce26" table:formula="of:=[.C18]+([.C52] * [.C38] / [.$E$5])" office:value-type="float" office:value="304.14084679978">
            <text:p>304.1408467998</text:p>
          </table:table-cell>
          <table:table-cell table:style-name="ce26" table:formula="of:=[.D18]+([.D52] * [.D38] / [.$E$5])" office:value-type="float" office:value="312.63124819402">
            <text:p>312.631248194</text:p>
          </table:table-cell>
          <table:table-cell table:style-name="ce26" table:formula="of:=[.E18]+([.E52] * [.E38] / [.$E$5])" office:value-type="float" office:value="323.0711977906">
            <text:p>323.0711977906</text:p>
          </table:table-cell>
          <table:table-cell table:style-name="ce26"/>
          <table:table-cell table:style-name="ce26" table:formula="of:=[.G18]+([.G52] * [.G38] / [.$E$5])" office:value-type="float" office:value="341.399634877218">
            <text:p>341.3996348772</text:p>
          </table:table-cell>
          <table:table-cell table:style-name="ce26" table:formula="of:=[.H18]+([.H52] * [.H38] / [.$E$5])" office:value-type="float" office:value="357.623258512536">
            <text:p>357.6232585125</text:p>
          </table:table-cell>
          <table:table-cell table:style-name="ce26" table:formula="of:=[.I18]+([.I52] * [.I38] / [.$E$5])" office:value-type="float" office:value="382.622716761002">
            <text:p>382.622716761</text:p>
          </table:table-cell>
          <table:table-cell table:style-name="ce26" table:formula="of:=[.J18]+([.J52] * [.J38] / [.$E$5])" office:value-type="float" office:value="411.67800248136">
            <text:p>411.6780024814</text:p>
          </table:table-cell>
          <table:table-cell table:style-name="ce26" table:formula="of:=[.K18]+([.K52] * [.K38] / [.$E$5])" office:value-type="float" office:value="433.889341335849">
            <text:p>433.8893413359</text:p>
          </table:table-cell>
          <table:table-cell table:style-name="ce26" table:formula="of:=[.L18]+([.L52] * [.L38] / [.$E$5])" office:value-type="float" office:value="466.909663431243">
            <text:p>466.9096634312</text:p>
          </table:table-cell>
          <table:table-cell table:style-name="ce26" table:formula="of:=[.M18]+([.M52] * [.M38] / [.$E$5])" office:value-type="float" office:value="502.639483626279">
            <text:p>502.6394836263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>
            <text:p>T staic 3</text:p>
          </table:table-cell>
          <table:table-cell table:style-name="ce26" table:formula="of:= [.C18]*( [.C8] )^( ([.$I$5] -1)/[.$I$5])" office:value-type="float" office:value="308.28169359956">
            <text:p>308.2816935996</text:p>
          </table:table-cell>
          <table:table-cell table:style-name="ce26" table:formula="of:= [.D18]*( [.D8] )^( ([.$I$5] -1)/[.$I$5])" office:value-type="float" office:value="317.891131448171">
            <text:p>317.8911314482</text:p>
          </table:table-cell>
          <table:table-cell table:style-name="ce26" table:formula="of:= [.E18]*( [.E8] )^( ([.$I$5] -1)/[.$I$5])" office:value-type="float" office:value="328.506728605173">
            <text:p>328.5067286052</text:p>
          </table:table-cell>
          <table:table-cell table:style-name="ce26"/>
          <table:table-cell table:style-name="ce26" table:formula="of:= [.G18]*( [.G9] )^( ([.$I$5] -1)/[.$I$5])" office:value-type="float" office:value="346.072812580058">
            <text:p>346.0728125801</text:p>
          </table:table-cell>
          <table:table-cell table:style-name="ce26" table:formula="of:= [.H18]*( [.H9] )^( ([.$I$5] -1)/[.$I$5])" office:value-type="float" office:value="369.019587649906">
            <text:p>369.0195876499</text:p>
          </table:table-cell>
          <table:table-cell table:style-name="ce26" table:formula="of:= [.I18]*( [.I9] )^( ([.$I$5] -1)/[.$I$5])" office:value-type="float" office:value="396.956937692127">
            <text:p>396.9569376921</text:p>
          </table:table-cell>
          <table:table-cell table:style-name="ce26" table:formula="of:= [.J18]*( [.J9] )^( ([.$I$5] -1)/[.$I$5])" office:value-type="float" office:value="427.100723562863">
            <text:p>427.1007235629</text:p>
          </table:table-cell>
          <table:table-cell table:style-name="ce26" table:formula="of:= [.K18]*( [.K9] )^( ([.$I$5] -1)/[.$I$5])" office:value-type="float" office:value="450.14416731957">
            <text:p>450.1441673196</text:p>
          </table:table-cell>
          <table:table-cell table:style-name="ce26" table:formula="of:= [.L18]*( [.L9] )^( ([.$I$5] -1)/[.$I$5])" office:value-type="float" office:value="484.401531993457">
            <text:p>484.4015319935</text:p>
          </table:table-cell>
          <table:table-cell table:style-name="ce26" table:formula="of:= [.M18]*( [.M9] )^( ([.$I$5] -1)/[.$I$5])" office:value-type="float" office:value="521.469900879069">
            <text:p>521.4699008791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rho1</text:p>
          </table:table-cell>
          <table:table-cell table:style-name="ce27" office:value-type="float" office:value="1.204">
            <text:p>1.204</text:p>
          </table:table-cell>
          <table:table-cell table:style-name="ce27" table:formula="of:=[.C23]" office:value-type="float" office:value="1.28882125747011">
            <text:p>1.2888212575</text:p>
          </table:table-cell>
          <table:table-cell table:style-name="ce27" table:formula="of:=[.D23]" office:value-type="float" office:value="1.4019425162189">
            <text:p>1.4019425162</text:p>
          </table:table-cell>
          <table:table-cell table:style-name="ce27"/>
          <table:table-cell table:style-name="ce27" table:formula="of:=[.E23]" office:value-type="float" office:value="1.52499255221801">
            <text:p>1.5249925522</text:p>
          </table:table-cell>
          <table:table-cell table:style-name="ce27" table:formula="of:=[.G23]" office:value-type="float" office:value="1.73710374094354">
            <text:p>1.7371037409</text:p>
          </table:table-cell>
          <table:table-cell table:style-name="ce27" table:formula="of:=[.H23]" office:value-type="float" office:value="2.0372634487481">
            <text:p>2.0372634487</text:p>
          </table:table-cell>
          <table:table-cell table:style-name="ce27" table:formula="of:=[.I23]" office:value-type="float" office:value="2.45717055397507">
            <text:p>2.457170554</text:p>
          </table:table-cell>
          <table:table-cell table:style-name="ce27" table:formula="of:=[.J23]" office:value-type="float" office:value="2.96362610099951">
            <text:p>2.963626101</text:p>
          </table:table-cell>
          <table:table-cell table:style-name="ce27" table:formula="of:=[.K23]" office:value-type="float" office:value="3.57446887531548">
            <text:p>3.5744688753</text:p>
          </table:table-cell>
          <table:table-cell table:style-name="ce27" table:formula="of:=[.L23]" office:value-type="float" office:value="4.31121447347559">
            <text:p>4.3112144735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rho2</text:p>
          </table:table-cell>
          <table:table-cell table:style-name="ce27" table:formula="of:= [.C21]*([.C18]/[.C19])^(1/(1-[.$I$5]))" office:value-type="float" office:value="1.24597757813319">
            <text:p>1.2459775781</text:p>
          </table:table-cell>
          <table:table-cell table:style-name="ce27" table:formula="of:= [.D21]*([.D18]/[.D19])^(1/(1-[.$I$5]))" office:value-type="float" office:value="1.34466821052077">
            <text:p>1.3446682105</text:p>
          </table:table-cell>
          <table:table-cell table:style-name="ce27" table:formula="of:= [.E21]*([.E18]/[.E19])^(1/(1-[.$I$5]))" office:value-type="float" office:value="1.46269121773914">
            <text:p>1.4626912177</text:p>
          </table:table-cell>
          <table:table-cell table:style-name="ce27"/>
          <table:table-cell table:style-name="ce27" table:formula="of:= [.G21]*([.G18]/[.G19])^(1/(1-[.$I$5]))" office:value-type="float" office:value="1.6790540630165">
            <text:p>1.679054063</text:p>
          </table:table-cell>
          <table:table-cell table:style-name="ce27" table:formula="of:= [.H21]*([.H18]/[.H19])^(1/(1-[.$I$5]))" office:value-type="float" office:value="1.88359719610526">
            <text:p>1.8835971961</text:p>
          </table:table-cell>
          <table:table-cell table:style-name="ce27" table:formula="of:= [.I21]*([.I18]/[.I19])^(1/(1-[.$I$5]))" office:value-type="float" office:value="2.24131908044038">
            <text:p>2.2413190804</text:p>
          </table:table-cell>
          <table:table-cell table:style-name="ce27" table:formula="of:= [.J21]*([.J18]/[.J19])^(1/(1-[.$I$5]))" office:value-type="float" office:value="2.70328476658472">
            <text:p>2.7032847666</text:p>
          </table:table-cell>
          <table:table-cell table:style-name="ce27" table:formula="of:= [.K21]*([.K18]/[.K19])^(1/(1-[.$I$5]))" office:value-type="float" office:value="3.26046772769773">
            <text:p>3.2604677277</text:p>
          </table:table-cell>
          <table:table-cell table:style-name="ce27" table:formula="of:= [.L21]*([.L18]/[.L19])^(1/(1-[.$I$5]))" office:value-type="float" office:value="3.93249351114013">
            <text:p>3.9324935111</text:p>
          </table:table-cell>
          <table:table-cell table:style-name="ce27" table:formula="of:= [.M21]*([.M18]/[.M19])^(1/(1-[.$I$5]))" office:value-type="float" office:value="4.74303275072715">
            <text:p>4.7430327507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rho3</text:p>
          </table:table-cell>
          <table:table-cell table:style-name="ce27" table:formula="of:= [.C21]*([.C18]/[.C20])^(1/(1-[.$I$5]))" office:value-type="float" office:value="1.28882125747011">
            <text:p>1.2888212575</text:p>
          </table:table-cell>
          <table:table-cell table:style-name="ce27" table:formula="of:= [.D21]*([.D18]/[.D20])^(1/(1-[.$I$5]))" office:value-type="float" office:value="1.4019425162189">
            <text:p>1.4019425162</text:p>
          </table:table-cell>
          <table:table-cell table:style-name="ce27" table:formula="of:= [.E21]*([.E18]/[.E20])^(1/(1-[.$I$5]))" office:value-type="float" office:value="1.52499255221801">
            <text:p>1.5249925522</text:p>
          </table:table-cell>
          <table:table-cell table:style-name="ce27"/>
          <table:table-cell table:style-name="ce27" table:formula="of:= [.G21]*([.G18]/[.G20])^(1/(1-[.$I$5]))" office:value-type="float" office:value="1.73710374094354">
            <text:p>1.7371037409</text:p>
          </table:table-cell>
          <table:table-cell table:style-name="ce27" table:formula="of:= [.H21]*([.H18]/[.H20])^(1/(1-[.$I$5]))" office:value-type="float" office:value="2.0372634487481">
            <text:p>2.0372634487</text:p>
          </table:table-cell>
          <table:table-cell table:style-name="ce27" table:formula="of:= [.I21]*([.I18]/[.I20])^(1/(1-[.$I$5]))" office:value-type="float" office:value="2.45717055397507">
            <text:p>2.457170554</text:p>
          </table:table-cell>
          <table:table-cell table:style-name="ce27" table:formula="of:= [.J21]*([.J18]/[.J20])^(1/(1-[.$I$5]))" office:value-type="float" office:value="2.96362610099951">
            <text:p>2.963626101</text:p>
          </table:table-cell>
          <table:table-cell table:style-name="ce27" table:formula="of:= [.K21]*([.K18]/[.K20])^(1/(1-[.$I$5]))" office:value-type="float" office:value="3.57446887531548">
            <text:p>3.5744688753</text:p>
          </table:table-cell>
          <table:table-cell table:style-name="ce27" table:formula="of:= [.L21]*([.L18]/[.L20])^(1/(1-[.$I$5]))" office:value-type="float" office:value="4.31121447347559">
            <text:p>4.3112144735</text:p>
          </table:table-cell>
          <table:table-cell table:style-name="ce27" table:formula="of:= [.M21]*([.M18]/[.M20])^(1/(1-[.$I$5]))" office:value-type="float" office:value="5.19981314277494">
            <text:p>5.1998131428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>
            <text:p>T stag. 1</text:p>
          </table:table-cell>
          <table:table-cell table:style-name="ce26" table:formula="of:= [.C18]+( [.C12]^2/( 2 * [.$E$5] ) )" office:value-type="float" office:value="304.807073967148">
            <text:p>304.8070739671</text:p>
          </table:table-cell>
          <table:table-cell table:style-name="ce30" table:formula="of:=[.C26]" office:value-type="float" office:value="313.088767566708">
            <text:p>313.0887675667</text:p>
          </table:table-cell>
          <table:table-cell table:style-name="ce30" table:formula="of:=[.D26]" office:value-type="float" office:value="323.608534075009">
            <text:p>323.608534075</text:p>
          </table:table-cell>
          <table:table-cell table:style-name="ce32"/>
          <table:table-cell table:style-name="ce30" table:formula="of:=[.E26]" office:value-type="float" office:value="334.479595704156">
            <text:p>334.4795957042</text:p>
          </table:table-cell>
          <table:table-cell table:style-name="ce30" table:formula="of:=[.G26]" office:value-type="float" office:value="360.265408248246">
            <text:p>360.2654082482</text:p>
          </table:table-cell>
          <table:table-cell table:style-name="ce30" table:formula="of:=[.H26]" office:value-type="float" office:value="383.058066522985">
            <text:p>383.058066523</text:p>
          </table:table-cell>
          <table:table-cell table:style-name="ce30" table:formula="of:=[.I26]" office:value-type="float" office:value="411.726508385235">
            <text:p>411.7265083852</text:p>
          </table:table-cell>
          <table:table-cell table:style-name="ce30" table:formula="of:=[.J26]" office:value-type="float" office:value="442.571950548242">
            <text:p>442.5719505482</text:p>
          </table:table-cell>
          <table:table-cell table:style-name="ce30" table:formula="of:=[.K26]" office:value-type="float" office:value="475.081602515683">
            <text:p>475.0816025157</text:p>
          </table:table-cell>
          <table:table-cell table:style-name="ce30" table:formula="of:=[.L26]" office:value-type="float" office:value="510.065339640111">
            <text:p>510.0653396401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>
            <text:p>T stag. 2</text:p>
          </table:table-cell>
          <table:table-cell table:style-name="ce26" table:formula="of:=[.C19]+(0.5 * [.C13]^2 / [.$E$5])" office:value-type="float" office:value="312.948597720636">
            <text:p>312.9485977206</text:p>
          </table:table-cell>
          <table:table-cell table:style-name="ce26" table:formula="of:=[.D19]+(0.5 * [.D12]^2 / [.$E$5])" office:value-type="float" office:value="318.348650820858">
            <text:p>318.3486508209</text:p>
          </table:table-cell>
          <table:table-cell table:style-name="ce26" table:formula="of:=[.E19]+(0.5 * [.E12]^2 / [.$E$5])" office:value-type="float" office:value="329.044064889582">
            <text:p>329.0440648896</text:p>
          </table:table-cell>
          <table:table-cell table:style-name="ce26"/>
          <table:table-cell table:style-name="ce26" table:formula="of:=[.G19]+(0.5 * [.G12]^2 / [.$E$5])" office:value-type="float" office:value="355.592230545407">
            <text:p>355.5922305454</text:p>
          </table:table-cell>
          <table:table-cell table:style-name="ce26" table:formula="of:=[.H19]+(0.5 * [.H12]^2 / [.$E$5])" office:value-type="float" office:value="371.661737385616">
            <text:p>371.6617373856</text:p>
          </table:table-cell>
          <table:table-cell table:style-name="ce26" table:formula="of:=[.I19]+(0.5 * [.I12]^2 / [.$E$5])" office:value-type="float" office:value="397.39228745411">
            <text:p>397.3922874541</text:p>
          </table:table-cell>
          <table:table-cell table:style-name="ce26" table:formula="of:=[.J19]+(0.5 * [.J12]^2 / [.$E$5])" office:value-type="float" office:value="427.149229466739">
            <text:p>427.1492294667</text:p>
          </table:table-cell>
          <table:table-cell table:style-name="ce26" table:formula="of:=[.K19]+(0.5 * [.K12]^2 / [.$E$5])" office:value-type="float" office:value="458.826776531962">
            <text:p>458.826776532</text:p>
          </table:table-cell>
          <table:table-cell table:style-name="ce26" table:formula="of:=[.L19]+(0.5 * [.L12]^2 / [.$E$5])" office:value-type="float" office:value="492.573471077897">
            <text:p>492.5734710779</text:p>
          </table:table-cell>
          <table:table-cell table:style-name="ce26" table:formula="of:=[.M19]+(0.5 * [.M12]^2 / [.$E$5])" office:value-type="float" office:value="528.895756892901">
            <text:p>528.8957568929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>
            <text:p>T stag. 3</text:p>
          </table:table-cell>
          <table:table-cell table:style-name="ce26" table:formula="of:= [.C20]+( ( [.C12]^2 * 0.5 )/[.$E$5] )" office:value-type="float" office:value="313.088767566708">
            <text:p>313.0887675667</text:p>
          </table:table-cell>
          <table:table-cell table:style-name="ce26" table:formula="of:= [.D20]+( ( [.D12]^2 * 0.5 )/[.$E$5] )" office:value-type="float" office:value="323.608534075009">
            <text:p>323.608534075</text:p>
          </table:table-cell>
          <table:table-cell table:style-name="ce26" table:formula="of:= [.E20]+( ( [.E12]^2 * 0.5 )/[.$E$5] )" office:value-type="float" office:value="334.479595704156">
            <text:p>334.4795957042</text:p>
          </table:table-cell>
          <table:table-cell table:style-name="ce26"/>
          <table:table-cell table:style-name="ce26" table:formula="of:= [.G20]+( ( [.G12]^2 * 0.5 )/[.$E$5] )" office:value-type="float" office:value="360.265408248246">
            <text:p>360.2654082482</text:p>
          </table:table-cell>
          <table:table-cell table:style-name="ce26" table:formula="of:= [.H20]+( ( [.H12]^2 * 0.5 )/[.$E$5] )" office:value-type="float" office:value="383.058066522985">
            <text:p>383.058066523</text:p>
          </table:table-cell>
          <table:table-cell table:style-name="ce26" table:formula="of:= [.I20]+( ( [.I12]^2 * 0.5 )/[.$E$5] )" office:value-type="float" office:value="411.726508385235">
            <text:p>411.7265083852</text:p>
          </table:table-cell>
          <table:table-cell table:style-name="ce26" table:formula="of:= [.J20]+( ( [.J12]^2 * 0.5 )/[.$E$5] )" office:value-type="float" office:value="442.571950548242">
            <text:p>442.5719505482</text:p>
          </table:table-cell>
          <table:table-cell table:style-name="ce26" table:formula="of:= [.K20]+( ( [.K12]^2 * 0.5 )/[.$E$5] )" office:value-type="float" office:value="475.081602515683">
            <text:p>475.0816025157</text:p>
          </table:table-cell>
          <table:table-cell table:style-name="ce26" table:formula="of:= [.L20]+( ( [.L12]^2 * 0.5 )/[.$E$5] )" office:value-type="float" office:value="510.065339640111">
            <text:p>510.0653396401</text:p>
          </table:table-cell>
          <table:table-cell table:style-name="ce26" table:formula="of:= [.M20]+( ( [.M12]^2 * 0.5 )/[.$E$5] )" office:value-type="float" office:value="547.726174145691">
            <text:p>547.7261741457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detla T stag.</text:p>
          </table:table-cell>
          <table:table-cell table:style-name="ce5" table:formula="of:= [.C38]/[.$E$5]" office:value-type="float" office:value="8.28169359955979">
            <text:p>8.2816935996</text:p>
          </table:table-cell>
          <table:table-cell table:style-name="ce5" table:formula="of:= [.D38]/[.$E$5]" office:value-type="float" office:value="10.5197665083012">
            <text:p>10.5197665083</text:p>
          </table:table-cell>
          <table:table-cell table:style-name="ce5" table:formula="of:= [.E38]/[.$E$5]" office:value-type="float" office:value="10.8710616291469">
            <text:p>10.8710616291</text:p>
          </table:table-cell>
          <table:table-cell table:style-name="ce5"/>
          <table:table-cell table:style-name="ce5" table:formula="of:= [.G38]/[.$E$5]" office:value-type="float" office:value="25.7858125440906">
            <text:p>25.7858125441</text:p>
          </table:table-cell>
          <table:table-cell table:style-name="ce5" table:formula="of:= [.H38]/[.$E$5]" office:value-type="float" office:value="22.7926582747384">
            <text:p>22.7926582747</text:p>
          </table:table-cell>
          <table:table-cell table:style-name="ce5" table:formula="of:= [.I38]/[.$E$5]" office:value-type="float" office:value="28.6684418622502">
            <text:p>28.6684418623</text:p>
          </table:table-cell>
          <table:table-cell table:style-name="ce5" table:formula="of:= [.J38]/[.$E$5]" office:value-type="float" office:value="30.8454421630071">
            <text:p>30.845442163</text:p>
          </table:table-cell>
          <table:table-cell table:style-name="ce5" table:formula="of:= [.K38]/[.$E$5]" office:value-type="float" office:value="32.5096519674408">
            <text:p>32.5096519674</text:p>
          </table:table-cell>
          <table:table-cell table:style-name="ce5" table:formula="of:= [.L38]/[.$E$5]" office:value-type="float" office:value="34.983737124428">
            <text:p>34.9837371244</text:p>
          </table:table-cell>
          <table:table-cell table:style-name="ce5" table:formula="of:= [.M38]/[.$E$5]" office:value-type="float" office:value="37.6608345055798">
            <text:p>37.6608345056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P stag. 1</text:p>
          </table:table-cell>
          <table:table-cell table:style-name="ce25" table:formula="of:= [.C15]*( [.C24]/[.C18] )^( [.$I$5]/( [.$I$5]-1 ) )" office:value-type="float" office:value="109.051711870714">
            <text:p>109.0517118707</text:p>
          </table:table-cell>
          <table:table-cell table:style-name="ce25" table:formula="of:=[.C30]" office:value-type="float" office:value="119.956883057785">
            <text:p>119.9568830578</text:p>
          </table:table-cell>
          <table:table-cell table:style-name="ce25" table:formula="of:=[.D30]" office:value-type="float" office:value="134.951493440008">
            <text:p>134.95149344</text:p>
          </table:table-cell>
          <table:table-cell table:style-name="ce25" table:formula="of:=[.E30]" office:value-type="float" office:value="151.820430120009">
            <text:p>151.82043012</text:p>
          </table:table-cell>
          <table:table-cell table:style-name="ce25" table:formula="of:=[.E30]" office:value-type="float" office:value="151.820430120009">
            <text:p>151.82043012</text:p>
          </table:table-cell>
          <table:table-cell table:style-name="ce25" table:formula="of:=[.G30]" office:value-type="float" office:value="182.184516144011">
            <text:p>182.184516144</text:p>
          </table:table-cell>
          <table:table-cell table:style-name="ce25" table:formula="of:=[.H30]" office:value-type="float" office:value="227.730645180014">
            <text:p>227.73064518</text:p>
          </table:table-cell>
          <table:table-cell table:style-name="ce25" table:formula="of:=[.I30]" office:value-type="float" office:value="296.049838734018">
            <text:p>296.049838734</text:p>
          </table:table-cell>
          <table:table-cell table:style-name="ce25" table:formula="of:=[.J30]" office:value-type="float" office:value="384.864790354224">
            <text:p>384.8647903542</text:p>
          </table:table-cell>
          <table:table-cell table:style-name="ce25" table:formula="of:=[.K30]" office:value-type="float" office:value="500.324227460491">
            <text:p>500.3242274605</text:p>
          </table:table-cell>
          <table:table-cell table:style-name="ce25" table:formula="of:=[.L30]" office:value-type="float" office:value="650.421495698638">
            <text:p>650.4214956986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P stag. 2</text:p>
          </table:table-cell>
          <table:table-cell table:style-name="ce25" table:formula="of:= [.C28]*([.C25]/[.C24])^([.$I$5]/([.$I$5] - 1))" office:value-type="float" office:value="119.591517135151">
            <text:p>119.5915171352</text:p>
          </table:table-cell>
          <table:table-cell table:style-name="ce25" table:formula="of:= [.D28]*([.D25]/[.D24])^([.$I$5]/([.$I$5] - 1))" office:value-type="float" office:value="127.159706139007">
            <text:p>127.159706139</text:p>
          </table:table-cell>
          <table:table-cell table:style-name="ce25" table:formula="of:= [.E28]*([.E25]/[.E24])^([.$I$5]/([.$I$5] - 1))" office:value-type="float" office:value="143.053019569812">
            <text:p>143.0530195698</text:p>
          </table:table-cell>
          <table:table-cell table:style-name="ce25" table:formula="of:=([.F28]+[.F30])/2" office:value-type="float" office:value="151.820430120009">
            <text:p>151.82043012</text:p>
          </table:table-cell>
          <table:table-cell table:style-name="ce25" table:formula="of:= [.G28]*([.G25]/[.G24])^([.$I$5]/([.$I$5] - 1))" office:value-type="float" office:value="188.09161509334">
            <text:p>188.0916150933</text:p>
          </table:table-cell>
          <table:table-cell table:style-name="ce25" table:formula="of:= [.H28]*([.H25]/[.H24])^([.$I$5]/([.$I$5] - 1))" office:value-type="float" office:value="203.165505497012">
            <text:p>203.165505497</text:p>
          </table:table-cell>
          <table:table-cell table:style-name="ce25" table:formula="of:= [.I28]*([.I25]/[.I24])^([.$I$5]/([.$I$5] - 1))" office:value-type="float" office:value="258.978286507387">
            <text:p>258.9782865074</text:p>
          </table:table-cell>
          <table:table-cell table:style-name="ce25" table:formula="of:= [.J28]*([.J25]/[.J24])^([.$I$5]/([.$I$5] - 1))" office:value-type="float" office:value="336.715122511072">
            <text:p>336.7151225111</text:p>
          </table:table-cell>
          <table:table-cell table:style-name="ce25" table:formula="of:= [.K28]*([.K25]/[.K24])^([.$I$5]/([.$I$5] - 1))" office:value-type="float" office:value="436.651768418476">
            <text:p>436.6517684185</text:p>
          </table:table-cell>
          <table:table-cell table:style-name="ce25" table:formula="of:= [.L28]*([.L25]/[.L24])^([.$I$5]/([.$I$5] - 1))" office:value-type="float" office:value="567.820871384916">
            <text:p>567.8208713849</text:p>
          </table:table-cell>
          <table:table-cell table:style-name="ce25" table:formula="of:= [.M28]*([.M25]/[.M24])^([.$I$5]/([.$I$5] - 1))" office:value-type="float" office:value="738.41384381732">
            <text:p>738.4138438173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P stag. 3</text:p>
          </table:table-cell>
          <table:table-cell table:style-name="ce25" table:formula="of:=[.C28]*[.C8]" office:value-type="float" office:value="119.956883057785">
            <text:p>119.9568830578</text:p>
          </table:table-cell>
          <table:table-cell table:style-name="ce25" table:formula="of:=[.D28]*[.D8]" office:value-type="float" office:value="134.951493440008">
            <text:p>134.95149344</text:p>
          </table:table-cell>
          <table:table-cell table:style-name="ce25" table:formula="of:=[.E28]*[.E8]" office:value-type="float" office:value="151.820430120009">
            <text:p>151.82043012</text:p>
          </table:table-cell>
          <table:table-cell table:style-name="ce25" table:formula="of:=[.G28]" office:value-type="float" office:value="151.820430120009">
            <text:p>151.82043012</text:p>
          </table:table-cell>
          <table:table-cell table:style-name="ce25" table:formula="of:=[.G28]*[.G9]" office:value-type="float" office:value="182.184516144011">
            <text:p>182.184516144</text:p>
          </table:table-cell>
          <table:table-cell table:style-name="ce25" table:formula="of:=[.H28]*[.H9]" office:value-type="float" office:value="227.730645180014">
            <text:p>227.73064518</text:p>
          </table:table-cell>
          <table:table-cell table:style-name="ce25" table:formula="of:=[.I28]*[.I9]" office:value-type="float" office:value="296.049838734018">
            <text:p>296.049838734</text:p>
          </table:table-cell>
          <table:table-cell table:style-name="ce25" table:formula="of:=[.J28]*[.J9]" office:value-type="float" office:value="384.864790354224">
            <text:p>384.8647903542</text:p>
          </table:table-cell>
          <table:table-cell table:style-name="ce25" table:formula="of:=[.K28]*[.K9]" office:value-type="float" office:value="500.324227460491">
            <text:p>500.3242274605</text:p>
          </table:table-cell>
          <table:table-cell table:style-name="ce25" table:formula="of:=[.L28]*[.L9]" office:value-type="float" office:value="650.421495698638">
            <text:p>650.4214956986</text:p>
          </table:table-cell>
          <table:table-cell table:style-name="ce25" table:formula="of:=[.M28]*[.M9]" office:value-type="float" office:value="845.547944408229">
            <text:p>845.5479444082</text:p>
          </table:table-cell>
          <table:table-cell table:number-columns-repeated="1011"/>
        </table:table-row>
        <table:table-row table:style-name="ro1">
          <table:table-cell office:value-type="string">
            <text:p>0.2 to 0.3</text:p>
          </table:table-cell>
          <table:table-cell table:style-name="ce10" office:value-type="string">
            <text:p>psi</text:p>
          </table:table-cell>
          <table:table-cell table:style-name="ce28" office:value-type="float" office:value="0.24">
            <text:p>0.24</text:p>
          </table:table-cell>
          <table:table-cell table:style-name="ce28" office:value-type="float" office:value="0.23">
            <text:p>0.23</text:p>
          </table:table-cell>
          <table:table-cell table:style-name="ce28" office:value-type="float" office:value="0.231">
            <text:p>0.231</text:p>
          </table:table-cell>
          <table:table-cell table:style-name="ce28"/>
          <table:table-cell table:number-columns-repeated="2" table:style-name="ce28" office:value-type="float" office:value="0.185">
            <text:p>0.185</text:p>
          </table:table-cell>
          <table:table-cell table:style-name="ce28" office:value-type="float" office:value="0.184">
            <text:p>0.184</text:p>
          </table:table-cell>
          <table:table-cell table:style-name="ce28" office:value-type="float" office:value="0.183">
            <text:p>0.183</text:p>
          </table:table-cell>
          <table:table-cell table:number-columns-repeated="3" table:style-name="ce28" office:value-type="float" office:value="0.174">
            <text:p>0.174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a</text:p>
          </table:table-cell>
          <table:table-cell table:style-name="ce5" table:formula="of:= ([.C46]*[.$G$3])*([.C52]-1 )" office:value-type="float" office:value="-91.5">
            <text:p>-91.5</text:p>
          </table:table-cell>
          <table:table-cell table:style-name="ce5" table:formula="of:= ([.D46]*[.$G$3])*([.D52]-1 )" office:value-type="float" office:value="-106.022571938053">
            <text:p>-106.0225719381</text:p>
          </table:table-cell>
          <table:table-cell table:style-name="ce5" table:formula="of:= ([.E46]*[.$G$3])*([.E52]-1 )" office:value-type="float" office:value="-110.172209563849">
            <text:p>-110.1722095638</text:p>
          </table:table-cell>
          <table:table-cell table:style-name="ce5"/>
          <table:table-cell table:style-name="ce5" table:formula="of:= ([.G46]*[.$H$3])*([.G52]-1 )" office:value-type="float" office:value="-188.858729486484">
            <text:p>-188.8587294865</text:p>
          </table:table-cell>
          <table:table-cell table:style-name="ce5" table:formula="of:= ([.H46]*[.$H$3])*([.H52]-1 )" office:value-type="float" office:value="-187.620578588956">
            <text:p>-187.620578589</text:p>
          </table:table-cell>
          <table:table-cell table:style-name="ce5" table:formula="of:= ([.I46]*[.$H$3])*([.I52]-1 )" office:value-type="float" office:value="-193.186655133024">
            <text:p>-193.186655133</text:p>
          </table:table-cell>
          <table:table-cell table:style-name="ce5" table:formula="of:= ([.J46]*[.$H$3])*([.J52]-1 )" office:value-type="float" office:value="-198.347207287581">
            <text:p>-198.3472072876</text:p>
          </table:table-cell>
          <table:table-cell table:style-name="ce5" table:formula="of:= ([.K46]*[.$H$3])*([.K52]-1 )" office:value-type="float" office:value="-202.407600305372">
            <text:p>-202.4076003054</text:p>
          </table:table-cell>
          <table:table-cell table:style-name="ce5" table:formula="of:= ([.L46]*[.$H$3])*([.L52]-1 )" office:value-type="float" office:value="-205.643491875233">
            <text:p>-205.6434918752</text:p>
          </table:table-cell>
          <table:table-cell table:style-name="ce5" table:formula="of:= ([.M46]*[.$H$3])*([.M52]-1 )" office:value-type="float" office:value="-208.245617716892">
            <text:p>-208.2456177169</text:p>
          </table:table-cell>
          <table:table-cell table:number-columns-repeated="1011"/>
        </table:table-row>
        <table:table-row table:style-name="ro1">
          <table:table-cell/>
          <table:table-cell table:style-name="ce11" office:value-type="string">
            <text:p>b</text:p>
          </table:table-cell>
          <table:table-cell table:style-name="ce23" table:formula="of:=0.5*[.C31]*[.C46]*[.$G$3]" office:value-type="float" office:value="21.96">
            <text:p>21.96</text:p>
          </table:table-cell>
          <table:table-cell table:style-name="ce23" table:formula="of:=0.5*[.D31]*[.D46]*[.$G$3]" office:value-type="float" office:value="24.3851915457521">
            <text:p>24.3851915458</text:p>
          </table:table-cell>
          <table:table-cell table:style-name="ce23" table:formula="of:=0.5*[.E31]*[.E46]*[.$G$3]" office:value-type="float" office:value="25.449780409249">
            <text:p>25.4497804092</text:p>
          </table:table-cell>
          <table:table-cell table:style-name="ce23"/>
          <table:table-cell table:style-name="ce23" table:formula="of:=0.5*[.G31]*[.G46]*[.$H$3]" office:value-type="float" office:value="34.9388649549996">
            <text:p>34.938864955</text:p>
          </table:table-cell>
          <table:table-cell table:style-name="ce23" table:formula="of:=0.5*[.H31]*[.H46]*[.$H$3]" office:value-type="float" office:value="34.7098070389569">
            <text:p>34.709807039</text:p>
          </table:table-cell>
          <table:table-cell table:style-name="ce23" table:formula="of:=0.5*[.I31]*[.I46]*[.$H$3]" office:value-type="float" office:value="35.5463445444765">
            <text:p>35.5463445445</text:p>
          </table:table-cell>
          <table:table-cell table:style-name="ce23" table:formula="of:=0.5*[.J31]*[.J46]*[.$H$3]" office:value-type="float" office:value="36.2975389336274">
            <text:p>36.2975389336</text:p>
          </table:table-cell>
          <table:table-cell table:style-name="ce23" table:formula="of:=0.5*[.K31]*[.K46]*[.$H$3]" office:value-type="float" office:value="35.2189224531347">
            <text:p>35.2189224531</text:p>
          </table:table-cell>
          <table:table-cell table:style-name="ce23" table:formula="of:=0.5*[.L31]*[.L46]*[.$H$3]" office:value-type="float" office:value="35.7819675862906">
            <text:p>35.7819675863</text:p>
          </table:table-cell>
          <table:table-cell table:style-name="ce23" table:formula="of:=0.5*[.M31]*[.M46]*[.$H$3]" office:value-type="float" office:value="36.2347374827392">
            <text:p>36.2347374827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vu1</text:p>
          </table:table-cell>
          <table:table-cell table:style-name="ce5" table:formula="of:= [.C32]-[.C33]" office:value-type="float" office:value="-113.46">
            <text:p>-113.46</text:p>
          </table:table-cell>
          <table:table-cell table:style-name="ce5" table:formula="of:= 'a' - 'b'" office:value-type="float" office:value="-130.407763483805">
            <text:p>-130.4077634838</text:p>
          </table:table-cell>
          <table:table-cell table:style-name="ce5" table:formula="of:= 'a' - 'b'" office:value-type="float" office:value="-135.621989973098">
            <text:p>-135.6219899731</text:p>
          </table:table-cell>
          <table:table-cell table:style-name="ce5"/>
          <table:table-cell table:style-name="ce5" table:formula="of:= 'a' - 'b'" office:value-type="float" office:value="-223.797594441484">
            <text:p>-223.7975944415</text:p>
          </table:table-cell>
          <table:table-cell table:style-name="ce5" table:formula="of:= 'a' - 'b'" office:value-type="float" office:value="-222.330385627913">
            <text:p>-222.3303856279</text:p>
          </table:table-cell>
          <table:table-cell table:style-name="ce5" table:formula="of:= 'a' - 'b'" office:value-type="float" office:value="-228.732999677501">
            <text:p>-228.7329996775</text:p>
          </table:table-cell>
          <table:table-cell table:style-name="ce5" table:formula="of:= 'a' - 'b'" office:value-type="float" office:value="-234.644746221209">
            <text:p>-234.6447462212</text:p>
          </table:table-cell>
          <table:table-cell table:style-name="ce5" table:formula="of:= 'a' - 'b'" office:value-type="float" office:value="-237.626522758506">
            <text:p>-237.6265227585</text:p>
          </table:table-cell>
          <table:table-cell table:style-name="ce5" table:formula="of:= 'a' - 'b'" office:value-type="float" office:value="-241.425459461524">
            <text:p>-241.4254594615</text:p>
          </table:table-cell>
          <table:table-cell table:style-name="ce5" table:formula="of:= 'a' - 'b'" office:value-type="float" office:value="-244.480355199631">
            <text:p>-244.4803551996</text:p>
          </table:table-cell>
          <table:table-cell table:number-columns-repeated="1011"/>
        </table:table-row>
        <table:table-row table:style-name="ro1">
          <table:table-cell/>
          <table:table-cell table:style-name="ce11" office:value-type="string">
            <text:p>vu2</text:p>
          </table:table-cell>
          <table:table-cell table:style-name="ce23" table:formula="of:= [.C32]+[.C33]" office:value-type="float" office:value="-69.54">
            <text:p>-69.54</text:p>
          </table:table-cell>
          <table:table-cell table:style-name="ce23" table:formula="of:= 'a' + 'b'" office:value-type="float" office:value="-81.6373803923005">
            <text:p>-81.6373803923</text:p>
          </table:table-cell>
          <table:table-cell table:style-name="ce23" table:formula="of:= 'a' + 'b'" office:value-type="float" office:value="-84.7224291545995">
            <text:p>-84.7224291546</text:p>
          </table:table-cell>
          <table:table-cell table:style-name="ce23"/>
          <table:table-cell table:style-name="ce23" table:formula="of:= 'a' + 'b'" office:value-type="float" office:value="-153.919864531485">
            <text:p>-153.9198645315</text:p>
          </table:table-cell>
          <table:table-cell table:style-name="ce23" table:formula="of:= 'a' + 'b'" office:value-type="float" office:value="-152.910771549999">
            <text:p>-152.91077155</text:p>
          </table:table-cell>
          <table:table-cell table:style-name="ce23" table:formula="of:= 'a' + 'b'" office:value-type="float" office:value="-157.640310588548">
            <text:p>-157.6403105885</text:p>
          </table:table-cell>
          <table:table-cell table:style-name="ce23" table:formula="of:= 'a' + 'b'" office:value-type="float" office:value="-162.049668353954">
            <text:p>-162.049668354</text:p>
          </table:table-cell>
          <table:table-cell table:style-name="ce23" table:formula="of:= 'a' + 'b'" office:value-type="float" office:value="-167.188677852237">
            <text:p>-167.1886778522</text:p>
          </table:table-cell>
          <table:table-cell table:style-name="ce23" table:formula="of:= 'a' + 'b'" office:value-type="float" office:value="-169.861524288943">
            <text:p>-169.8615242889</text:p>
          </table:table-cell>
          <table:table-cell table:style-name="ce23" table:formula="of:= 'a' + 'b'" office:value-type="float" office:value="-172.010880234153">
            <text:p>-172.0108802342</text:p>
          </table:table-cell>
          <table:table-cell table:number-columns-repeated="1011"/>
        </table:table-row>
        <table:table-row table:style-name="ro1" table:number-rows-repeated="2">
          <table:table-cell/>
          <table:table-cell table:style-name="ce11"/>
          <table:table-cell table:style-name="ce23" table:number-columns-repeated="11"/>
          <table:table-cell table:number-columns-repeated="1011"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style-name="ce5" table:formula="of:= [.$E$5] * ( [.C26]-[.C24] )" office:value-type="float" office:value="8318.96122075781">
            <text:p>8318.9612207578</text:p>
          </table:table-cell>
          <table:table-cell table:style-name="ce5" table:formula="of:= [.$E$5] * ( [.D26]-[.D24] )" office:value-type="float" office:value="10567.1054575885">
            <text:p>10567.1054575885</text:p>
          </table:table-cell>
          <table:table-cell table:style-name="ce5" table:formula="of:= [.$E$5] * ( [.E26]-[.E24] )" office:value-type="float" office:value="10919.981406478">
            <text:p>10919.981406478</text:p>
          </table:table-cell>
          <table:table-cell table:style-name="ce5"/>
          <table:table-cell table:style-name="ce5" table:formula="of:= [.$E$5] * ( [.G26]-[.G24] )" office:value-type="float" office:value="25901.848700539">
            <text:p>25901.848700539</text:p>
          </table:table-cell>
          <table:table-cell table:style-name="ce5" table:formula="of:= [.$E$5] * ( [.H26]-[.H24] )" office:value-type="float" office:value="22895.2252369747">
            <text:p>22895.2252369747</text:p>
          </table:table-cell>
          <table:table-cell table:style-name="ce5" table:formula="of:= [.$E$5] * ( [.I26]-[.I24] )" office:value-type="float" office:value="28797.4498506303">
            <text:p>28797.4498506303</text:p>
          </table:table-cell>
          <table:table-cell table:style-name="ce5" table:formula="of:= [.$E$5] * ( [.J26]-[.J24] )" office:value-type="float" office:value="30984.2466527407">
            <text:p>30984.2466527407</text:p>
          </table:table-cell>
          <table:table-cell table:style-name="ce5" table:formula="of:= [.$E$5] * ( [.K26]-[.K24] )" office:value-type="float" office:value="32655.9454012943">
            <text:p>32655.9454012943</text:p>
          </table:table-cell>
          <table:table-cell table:style-name="ce5" table:formula="of:= [.$E$5] * ( [.L26]-[.L24] )" office:value-type="float" office:value="35141.163941488">
            <text:p>35141.163941488</text:p>
          </table:table-cell>
          <table:table-cell table:style-name="ce5" table:formula="of:= [.$E$5] * ( [.M26]-[.M24] )" office:value-type="float" office:value="37830.3082608549">
            <text:p>37830.3082608549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style-name="ce5" table:formula="of:= [.$E$5] * [.C24] * ( ( [.C8] )^( ([.$I$5]-1)/[.$I$5] )-1 )" office:value-type="float" office:value="8452.26076048456">
            <text:p>8452.2607604846</text:p>
          </table:table-cell>
          <table:table-cell table:style-name="ce5" table:formula="of:= [.$E$5] * [.D24] * ( ( [.D8] )^( ([.$I$5]-1)/[.$I$5] )-1 )" office:value-type="float" office:value="10763.6637691057">
            <text:p>10763.6637691057</text:p>
          </table:table-cell>
          <table:table-cell table:style-name="ce5" table:formula="of:= [.$E$5] * [.E24] * ( ( [.E8] )^( ([.$I$5]-1)/[.$I$5] )-1 )" office:value-type="float" office:value="11125.3223188674">
            <text:p>11125.3223188674</text:p>
          </table:table-cell>
          <table:table-cell table:style-name="ce5"/>
          <table:table-cell table:style-name="ce5" table:formula="of:= [.$E$5] * [.G24] * ( ( [.G9] )^( ([.$I$5]-1)/[.$I$5] )-1 )" office:value-type="float" office:value="17965.9528621566">
            <text:p>17965.9528621566</text:p>
          </table:table-cell>
          <table:table-cell table:style-name="ce5" table:formula="of:= [.$E$5] * [.H24] * ( ( [.H9] )^( ([.$I$5]-1)/[.$I$5] )-1 )" office:value-type="float" office:value="23823.5589641164">
            <text:p>23823.5589641164</text:p>
          </table:table-cell>
          <table:table-cell table:style-name="ce5" table:formula="of:= [.$E$5] * [.I24] * ( ( [.I9] )^( ([.$I$5]-1)/[.$I$5] )-1 )" office:value-type="float" office:value="29952.3215780019">
            <text:p>29952.3215780019</text:p>
          </table:table-cell>
          <table:table-cell table:style-name="ce5" table:formula="of:= [.$E$5] * [.J24] * ( ( [.J9] )^( ([.$I$5]-1)/[.$I$5] )-1 )" office:value-type="float" office:value="32193.98273813">
            <text:p>32193.98273813</text:p>
          </table:table-cell>
          <table:table-cell table:style-name="ce5" table:formula="of:= [.$E$5] * [.K24] * ( ( [.K9] )^( ([.$I$5]-1)/[.$I$5] )-1 )" office:value-type="float" office:value="34605.8692995285">
            <text:p>34605.8692995285</text:p>
          </table:table-cell>
          <table:table-cell table:style-name="ce5" table:formula="of:= [.$E$5] * [.L24] * ( ( [.L9] )^( ([.$I$5]-1)/[.$I$5] )-1 )" office:value-type="float" office:value="37147.8848194112">
            <text:p>37147.8848194112</text:p>
          </table:table-cell>
          <table:table-cell table:style-name="ce5" table:formula="of:= [.$E$5] * [.M24] * ( ( [.M9] )^( ([.$I$5]-1)/[.$I$5] )-1 )" office:value-type="float" office:value="39883.3555898415">
            <text:p>39883.3555898415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work done</text:p>
          </table:table-cell>
          <table:table-cell table:style-name="ce5" table:formula="of:= ( [.C49]*[.$G$3] )*( [.C35]-[.C34] )" office:value-type="float" office:value="8877.73664529">
            <text:p>8877.73664529</text:p>
          </table:table-cell>
          <table:table-cell table:style-name="ce5" table:formula="of:= ( [.D49]*[.$G$3] )*( [.D35]-[.D34] )" office:value-type="float" office:value="10641.4657061126">
            <text:p>10641.4657061126</text:p>
          </table:table-cell>
          <table:table-cell table:style-name="ce5" table:formula="of:= ( [.E49]*[.$G$3] )*( [.E35]-[.E34] )" office:value-type="float" office:value="11134.2113431943">
            <text:p>11134.2113431943</text:p>
          </table:table-cell>
          <table:table-cell table:style-name="ce5"/>
          <table:table-cell table:style-name="ce5" table:formula="of:= ( [.G49]*[.$H$3] )*( [.G35]-[.G34] )" office:value-type="float" office:value="26497.780427366">
            <text:p>26497.780427366</text:p>
          </table:table-cell>
          <table:table-cell table:style-name="ce5" table:formula="of:= ( [.H49]*[.$H$3] )*( [.H35]-[.H34] )" office:value-type="float" office:value="26463.6786037572">
            <text:p>26463.6786037572</text:p>
          </table:table-cell>
          <table:table-cell table:style-name="ce5" table:formula="of:= ( [.I49]*[.$H$3] )*( [.I35]-[.I34] )" office:value-type="float" office:value="27864.7117797808">
            <text:p>27864.7117797808</text:p>
          </table:table-cell>
          <table:table-cell table:style-name="ce5" table:formula="of:= ( [.J49]*[.$H$3] )*( [.J35]-[.J34] )" office:value-type="float" office:value="29115.4273485729">
            <text:p>29115.4273485729</text:p>
          </table:table-cell>
          <table:table-cell table:style-name="ce5" table:formula="of:= ( [.K49]*[.$H$3] )*( [.K35]-[.K34] )" office:value-type="float" office:value="28759.1211662148">
            <text:p>28759.1211662148</text:p>
          </table:table-cell>
          <table:table-cell table:style-name="ce5" table:formula="of:= ( [.L49]*[.$H$3] )*( [.L35]-[.L34] )" office:value-type="float" office:value="29632.9753959587">
            <text:p>29632.9753959587</text:p>
          </table:table-cell>
          <table:table-cell table:style-name="ce5" table:formula="of:= ( [.M49]*[.$H$3] )*( [.M35]-[.M34] )" office:value-type="float" office:value="30346.348230815">
            <text:p>30346.348230815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enthalpy rotor</text:p>
          </table:table-cell>
          <table:table-cell table:style-name="ce5" table:formula="of:=(1-[.C52])*[.C40]" office:value-type="float" office:value="4438.868322645">
            <text:p>4438.868322645</text:p>
          </table:table-cell>
          <table:table-cell table:style-name="ce5" table:formula="of:=(1-[.D52])*[.D40]" office:value-type="float" office:value="5320.73285305629">
            <text:p>5320.7328530563</text:p>
          </table:table-cell>
          <table:table-cell table:style-name="ce5" table:formula="of:=(1-[.E52])*[.E40]" office:value-type="float" office:value="5567.10567159713">
            <text:p>5567.1056715971</text:p>
          </table:table-cell>
          <table:table-cell table:style-name="ce5"/>
          <table:table-cell table:style-name="ce5" table:formula="of:=(1-[.G52])*[.G40]" office:value-type="float" office:value="13248.890213683">
            <text:p>13248.890213683</text:p>
          </table:table-cell>
          <table:table-cell table:style-name="ce5" table:formula="of:=(1-[.H52])*[.H40]" office:value-type="float" office:value="13231.8393018786">
            <text:p>13231.8393018786</text:p>
          </table:table-cell>
          <table:table-cell table:style-name="ce5" table:formula="of:=(1-[.I52])*[.I40]" office:value-type="float" office:value="13932.3558898904">
            <text:p>13932.3558898904</text:p>
          </table:table-cell>
          <table:table-cell table:style-name="ce5" table:formula="of:=(1-[.J52])*[.J40]" office:value-type="float" office:value="14557.7136742865">
            <text:p>14557.7136742865</text:p>
          </table:table-cell>
          <table:table-cell table:style-name="ce5" table:formula="of:=(1-[.K52])*[.K40]" office:value-type="float" office:value="14379.5605831074">
            <text:p>14379.5605831074</text:p>
          </table:table-cell>
          <table:table-cell table:style-name="ce5" table:formula="of:=(1-[.L52])*[.L40]" office:value-type="float" office:value="14816.4876979794">
            <text:p>14816.4876979794</text:p>
          </table:table-cell>
          <table:table-cell table:style-name="ce5" table:formula="of:=(1-[.M52])*[.M40]" office:value-type="float" office:value="15173.1741154075">
            <text:p>15173.1741154075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enthalpy stator</text:p>
          </table:table-cell>
          <table:table-cell table:style-name="ce5" table:formula="of:=[.C52]*[.C40]" office:value-type="float" office:value="4438.868322645">
            <text:p>4438.868322645</text:p>
          </table:table-cell>
          <table:table-cell table:style-name="ce5" table:formula="of:=[.D52]*[.D40]" office:value-type="float" office:value="5320.73285305629">
            <text:p>5320.7328530563</text:p>
          </table:table-cell>
          <table:table-cell table:style-name="ce5" table:formula="of:=[.E52]*[.E40]" office:value-type="float" office:value="5567.10567159713">
            <text:p>5567.1056715971</text:p>
          </table:table-cell>
          <table:table-cell table:style-name="ce5"/>
          <table:table-cell table:style-name="ce5" table:formula="of:=[.G52]*[.G40]" office:value-type="float" office:value="13248.890213683">
            <text:p>13248.890213683</text:p>
          </table:table-cell>
          <table:table-cell table:style-name="ce5" table:formula="of:=[.H52]*[.H40]" office:value-type="float" office:value="13231.8393018786">
            <text:p>13231.8393018786</text:p>
          </table:table-cell>
          <table:table-cell table:style-name="ce5" table:formula="of:=[.I52]*[.I40]" office:value-type="float" office:value="13932.3558898904">
            <text:p>13932.3558898904</text:p>
          </table:table-cell>
          <table:table-cell table:style-name="ce5" table:formula="of:=[.J52]*[.J40]" office:value-type="float" office:value="14557.7136742865">
            <text:p>14557.7136742865</text:p>
          </table:table-cell>
          <table:table-cell table:style-name="ce5" table:formula="of:=[.K52]*[.K40]" office:value-type="float" office:value="14379.5605831074">
            <text:p>14379.5605831074</text:p>
          </table:table-cell>
          <table:table-cell table:style-name="ce5" table:formula="of:=[.L52]*[.L40]" office:value-type="float" office:value="14816.4876979794">
            <text:p>14816.4876979794</text:p>
          </table:table-cell>
          <table:table-cell table:style-name="ce5" table:formula="of:=[.M52]*[.M40]" office:value-type="float" office:value="15173.1741154075">
            <text:p>15173.1741154075</text:p>
          </table:table-cell>
          <table:table-cell table:number-columns-repeated="1011"/>
        </table:table-row>
        <table:table-row table:style-name="ro1">
          <table:table-cell/>
          <table:table-cell table:style-name="ce12" office:value-type="string">
            <text:p>work diff</text:p>
          </table:table-cell>
          <table:table-cell table:style-name="ce28" table:formula="of:=[.C38]-([.C40])" office:value-type="float" office:value="-558.775424532198">
            <text:p>-558.7754245322</text:p>
          </table:table-cell>
          <table:table-cell table:style-name="ce28" table:formula="of:=[.D38]-([.D40])" office:value-type="float" office:value="-74.3602485240426">
            <text:p>-74.360248524</text:p>
          </table:table-cell>
          <table:table-cell table:style-name="ce28" table:formula="of:=[.E38]-([.E40])" office:value-type="float" office:value="-214.229936716214">
            <text:p>-214.2299367162</text:p>
          </table:table-cell>
          <table:table-cell table:style-name="ce28"/>
          <table:table-cell table:style-name="ce28" table:formula="of:=[.G38]-([.G40])" office:value-type="float" office:value="-595.931726826962">
            <text:p>-595.931726827</text:p>
          </table:table-cell>
          <table:table-cell table:style-name="ce28" table:formula="of:=[.H38]-([.H40])" office:value-type="float" office:value="-3568.45336678246">
            <text:p>-3568.4533667825</text:p>
          </table:table-cell>
          <table:table-cell table:style-name="ce28" table:formula="of:=[.I38]-([.I40])" office:value-type="float" office:value="932.738070849467">
            <text:p>932.7380708495</text:p>
          </table:table-cell>
          <table:table-cell table:style-name="ce28" table:formula="of:=[.J38]-([.J40])" office:value-type="float" office:value="1868.81930416773">
            <text:p>1868.8193041677</text:p>
          </table:table-cell>
          <table:table-cell table:style-name="ce28" table:formula="of:=[.K38]-([.K40])" office:value-type="float" office:value="3896.82423507945">
            <text:p>3896.8242350795</text:p>
          </table:table-cell>
          <table:table-cell table:style-name="ce28" table:formula="of:=[.L38]-([.L40])" office:value-type="float" office:value="5508.18854552926">
            <text:p>5508.1885455293</text:p>
          </table:table-cell>
          <table:table-cell table:style-name="ce28" table:formula="of:=[.M38]-([.M40])" office:value-type="float" office:value="7483.96003003992">
            <text:p>7483.9600300399</text:p>
          </table:table-cell>
          <table:table-cell table:number-columns-repeated="1011"/>
        </table:table-row>
        <table:table-row table:style-name="ro3">
          <table:table-cell/>
          <table:table-cell table:style-name="ce13" office:value-type="string">
            <text:p>work diffrnce per shaft</text:p>
          </table:table-cell>
          <table:table-cell table:style-name="ce28" table:formula="of:=([.C40]+[.D40]+[.E40])-([.C38])" office:value-type="float" office:value="22334.452473839">
            <text:p>22334.452473839</text:p>
          </table:table-cell>
          <table:table-cell table:style-name="ce28" table:formula="of:=([.C40]+[.D40]+[.E40])-([.C38]+[.D38])" office:value-type="float" office:value="11767.3470162505">
            <text:p>11767.3470162505</text:p>
          </table:table-cell>
          <table:table-cell table:style-name="ce28" table:formula="of:=([.C40]+[.D40]+[.E40])-([.C38]+[.D38]+[.E38])" office:value-type="float" office:value="847.365609772456">
            <text:p>847.3656097725</text:p>
          </table:table-cell>
          <table:table-cell table:style-name="ce28"/>
          <table:table-cell table:style-name="ce33" table:formula="of:=([.G40]+[.H40]+[.I40]+[.J40])-([.G38])" office:value-type="float" office:value="84039.7494589379">
            <text:p>84039.7494589379</text:p>
          </table:table-cell>
          <table:table-cell table:style-name="ce33" table:formula="of:=([.G40]+[.H40]+[.I40]+[.J40])-([.G38]+[.H38])" office:value-type="float" office:value="61144.5242219632">
            <text:p>61144.5242219632</text:p>
          </table:table-cell>
          <table:table-cell table:style-name="ce33" table:formula="of:=([.G40]+[.H40]+[.I40]+[.J40])-([.G38]+[.H38]+[.I38])" office:value-type="float" office:value="32347.0743713329">
            <text:p>32347.0743713329</text:p>
          </table:table-cell>
          <table:table-cell table:style-name="ce33" table:formula="of:=([.G40]+[.H40]+[.I40]+[.J40])-([.G38]+[.H38]+[.I38]+[.J38])" office:value-type="float" office:value="1362.82771859223">
            <text:p>1362.8277185922</text:p>
          </table:table-cell>
          <table:table-cell table:style-name="ce33" table:formula="of:=([.K40]+[.L40]+[.M40])-([.K38])" office:value-type="float" office:value="56082.4993916943">
            <text:p>56082.4993916943</text:p>
          </table:table-cell>
          <table:table-cell table:style-name="ce33" table:formula="of:=([.K40]+[.L40]+[.M40])-([.K38]+[.L38])" office:value-type="float" office:value="20941.3354502063">
            <text:p>20941.3354502063</text:p>
          </table:table-cell>
          <table:table-cell table:style-name="ce33" table:formula="of:=([.K40]+[.L40]+[.M40])-([.K38]+[.L38]+[.M39])" office:value-type="float" office:value="-18942.0201396351">
            <text:p>-18942.0201396351</text:p>
          </table:table-cell>
          <table:table-cell table:number-columns-repeated="1011"/>
        </table:table-row>
        <table:table-row table:style-name="ro1">
          <table:table-cell/>
          <table:table-cell table:style-name="ce14" office:value-type="string">
            <text:p>tip radius</text:p>
          </table:table-cell>
          <table:table-cell table:style-name="ce29" office:value-type="float" office:value="0.08">
            <text:p>0.08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2">
            <text:p>0.082</text:p>
          </table:table-cell>
          <table:table-cell table:number-columns-repeated="6" table:style-name="ce29" office:value-type="float" office:value="0.08">
            <text:p>0.08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mean radius</text:p>
          </table:table-cell>
          <table:table-cell table:style-name="ce5" table:formula="of:=([.C45]+[.C47])/2" office:value-type="float" office:value="0.061">
            <text:p>0.061</text:p>
          </table:table-cell>
          <table:table-cell table:style-name="ce5" table:formula="of:=([.D45]+[.D47])/2" office:value-type="float" office:value="0.0706817146253684">
            <text:p>0.0706817146</text:p>
          </table:table-cell>
          <table:table-cell table:style-name="ce5" table:formula="of:=([.E45]+[.E47])/2" office:value-type="float" office:value="0.0734481397092323">
            <text:p>0.0734481397</text:p>
          </table:table-cell>
          <table:table-cell table:style-name="ce5" table:formula="of:=([.F45]+[.F47])/2" office:value-type="float" office:value="0.0711368414745598">
            <text:p>0.0711368415</text:p>
          </table:table-cell>
          <table:table-cell table:style-name="ce5" table:formula="of:=([.G45]+[.G47])/2" office:value-type="float" office:value="0.0686759016314488">
            <text:p>0.0686759016</text:p>
          </table:table-cell>
          <table:table-cell table:style-name="ce5" table:formula="of:=([.H45]+[.H47])/2" office:value-type="float" office:value="0.0682256649414385">
            <text:p>0.0682256649</text:p>
          </table:table-cell>
          <table:table-cell table:style-name="ce5" table:formula="of:=([.I45]+[.I47])/2" office:value-type="float" office:value="0.0702496927756452">
            <text:p>0.0702496928</text:p>
          </table:table-cell>
          <table:table-cell table:style-name="ce5" table:formula="of:=([.J45]+[.J47])/2" office:value-type="float" office:value="0.0721262571954841">
            <text:p>0.0721262572</text:p>
          </table:table-cell>
          <table:table-cell table:style-name="ce5" table:formula="of:=([.K45]+[.K47])/2" office:value-type="float" office:value="0.0736027637474079">
            <text:p>0.0736027637</text:p>
          </table:table-cell>
          <table:table-cell table:style-name="ce5" table:formula="of:=([.L45]+[.L47])/2" office:value-type="float" office:value="0.0747794515909939">
            <text:p>0.0747794516</text:p>
          </table:table-cell>
          <table:table-cell table:style-name="ce5" table:formula="of:=([.M45]+[.M47])/2" office:value-type="float" office:value="0.0757256791697789">
            <text:p>0.0757256792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hub radius</text:p>
          </table:table-cell>
          <table:table-cell table:style-name="ce23" office:value-type="float" office:value="0.042">
            <text:p>0.042</text:p>
          </table:table-cell>
          <table:table-cell table:style-name="ce23" table:formula="of:= (-( [.D61]/3.1415926536 ) + [.D45]^2)^0.5" office:value-type="float" office:value="0.0553634292507368">
            <text:p>0.0553634293</text:p>
          </table:table-cell>
          <table:table-cell table:style-name="ce23" table:formula="of:= (-( [.E61]/3.1415926536 ) + [.E45]^2)^0.5" office:value-type="float" office:value="0.0598962794184647">
            <text:p>0.0598962794</text:p>
          </table:table-cell>
          <table:table-cell table:style-name="ce23" table:formula="of:= (-( [.F61]/3.1415926536 ) + [.F45]^2)^0.5" office:value-type="float" office:value="0.0582736829491197">
            <text:p>0.0582736829</text:p>
          </table:table-cell>
          <table:table-cell table:style-name="ce23" table:formula="of:= (-( [.G61]/3.1415926536 ) + [.G45]^2)^0.5" office:value-type="float" office:value="0.0553518032628976">
            <text:p>0.0553518033</text:p>
          </table:table-cell>
          <table:table-cell table:style-name="ce23" table:formula="of:= (-( [.H61]/3.1415926536 ) + [.H45]^2)^0.5" office:value-type="float" office:value="0.0564513298828771">
            <text:p>0.0564513299</text:p>
          </table:table-cell>
          <table:table-cell table:style-name="ce23" table:formula="of:= (-( [.I61]/3.1415926536 ) + [.I45]^2)^0.5" office:value-type="float" office:value="0.0604993855512904">
            <text:p>0.0604993856</text:p>
          </table:table-cell>
          <table:table-cell table:style-name="ce23" table:formula="of:= (-( [.J61]/3.1415926536 ) + [.J45]^2)^0.5" office:value-type="float" office:value="0.0642525143909682">
            <text:p>0.0642525144</text:p>
          </table:table-cell>
          <table:table-cell table:style-name="ce23" table:formula="of:= (-( [.K61]/3.1415926536 ) + [.K45]^2)^0.5" office:value-type="float" office:value="0.0672055274948158">
            <text:p>0.0672055275</text:p>
          </table:table-cell>
          <table:table-cell table:style-name="ce23" table:formula="of:= (-( [.L61]/3.1415926536 ) + [.L45]^2)^0.5" office:value-type="float" office:value="0.0695589031819877">
            <text:p>0.0695589032</text:p>
          </table:table-cell>
          <table:table-cell table:style-name="ce23" table:formula="of:= (-( [.M61]/3.1415926536 ) + [.M45]^2)^0.5" office:value-type="float" office:value="0.0714513583395578">
            <text:p>0.0714513583</text:p>
          </table:table-cell>
          <table:table-cell table:number-columns-repeated="1011"/>
        </table:table-row>
        <table:table-row table:style-name="ro4">
          <table:table-cell/>
          <table:table-cell table:style-name="ce16" office:value-type="string">
            <text:p>tip r 2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3">
            <text:p>0.083</text:p>
          </table:table-cell>
          <table:table-cell table:style-name="ce29" office:value-type="float" office:value="0.081">
            <text:p>0.081</text:p>
          </table:table-cell>
          <table:table-cell table:number-columns-repeated="6" table:style-name="ce29" office:value-type="float" office:value="0.08">
            <text:p>0.08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mean r 2</text:p>
          </table:table-cell>
          <table:table-cell table:style-name="ce5" table:formula="of:= ([.C48]+[.C50])/2" office:value-type="float" office:value="0.0673780862575137">
            <text:p>0.0673780863</text:p>
          </table:table-cell>
          <table:table-cell table:style-name="ce5" table:formula="of:= ([.D48]+[.D50])/2" office:value-type="float" office:value="0.072731748461266">
            <text:p>0.0727317485</text:p>
          </table:table-cell>
          <table:table-cell table:style-name="ce5" table:formula="of:= ([.E48]+[.E50])/2" office:value-type="float" office:value="0.0729162240573979">
            <text:p>0.0729162241</text:p>
          </table:table-cell>
          <table:table-cell table:style-name="ce5" table:formula="of:= ([.F48]+[.F50])/2" office:value-type="float" office:value="0.0699113627113102">
            <text:p>0.0699113627</text:p>
          </table:table-cell>
          <table:table-cell table:style-name="ce5" table:formula="of:= ([.G48]+[.G50])/2" office:value-type="float" office:value="0.0689458324665995">
            <text:p>0.0689458325</text:p>
          </table:table-cell>
          <table:table-cell table:style-name="ce5" table:formula="of:= ([.H48]+[.H50])/2" office:value-type="float" office:value="0.0693115049956276">
            <text:p>0.069311505</text:p>
          </table:table-cell>
          <table:table-cell table:style-name="ce5" table:formula="of:= ([.I48]+[.I50])/2" office:value-type="float" office:value="0.0712634632001095">
            <text:p>0.0712634632</text:p>
          </table:table-cell>
          <table:table-cell table:style-name="ce5" table:formula="of:= ([.J48]+[.J50])/2" office:value-type="float" office:value="0.0729211155755881">
            <text:p>0.0729211156</text:p>
          </table:table-cell>
          <table:table-cell table:style-name="ce5" table:formula="of:= ([.K48]+[.K50])/2" office:value-type="float" office:value="0.0742346834728977">
            <text:p>0.0742346835</text:p>
          </table:table-cell>
          <table:table-cell table:style-name="ce5" table:formula="of:= ([.L48]+[.L50])/2" office:value-type="float" office:value="0.0752867166312622">
            <text:p>0.0752867166</text:p>
          </table:table-cell>
          <table:table-cell table:style-name="ce5" table:formula="of:= ([.M48]+[.M50])/2" office:value-type="float" office:value="0.0761357504352903">
            <text:p>0.0761357504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hub r 2</text:p>
          </table:table-cell>
          <table:table-cell table:style-name="ce5" table:formula="of:= (-( [.C62]/3.1415926536 ) + [.C48]^2)^0.5" office:value-type="float" office:value="0.0507561725150274">
            <text:p>0.0507561725</text:p>
          </table:table-cell>
          <table:table-cell table:style-name="ce5" table:formula="of:= (-( [.D62]/3.1415926536 ) + [.D48]^2)^0.5" office:value-type="float" office:value="0.058463496922532">
            <text:p>0.0584634969</text:p>
          </table:table-cell>
          <table:table-cell table:style-name="ce5" table:formula="of:= (-( [.E62]/3.1415926536 ) + [.E48]^2)^0.5" office:value-type="float" office:value="0.0598324481147958">
            <text:p>0.0598324481</text:p>
          </table:table-cell>
          <table:table-cell table:style-name="ce5" table:formula="of:= (-( [.F62]/3.1415926536 ) + [.F48]^2)^0.5" office:value-type="float" office:value="0.0568227254226205">
            <text:p>0.0568227254</text:p>
          </table:table-cell>
          <table:table-cell table:style-name="ce5" table:formula="of:= (-( [.G62]/3.1415926536 ) + [.G48]^2)^0.5" office:value-type="float" office:value="0.056891664933199">
            <text:p>0.0568916649</text:p>
          </table:table-cell>
          <table:table-cell table:style-name="ce5" table:formula="of:= (-( [.H62]/3.1415926536 ) + [.H48]^2)^0.5" office:value-type="float" office:value="0.0586230099912551">
            <text:p>0.05862301</text:p>
          </table:table-cell>
          <table:table-cell table:style-name="ce5" table:formula="of:= (-( [.I62]/3.1415926536 ) + [.I48]^2)^0.5" office:value-type="float" office:value="0.0625269264002191">
            <text:p>0.0625269264</text:p>
          </table:table-cell>
          <table:table-cell table:style-name="ce5" table:formula="of:= (-( [.J62]/3.1415926536 ) + [.J48]^2)^0.5" office:value-type="float" office:value="0.0658422311511761">
            <text:p>0.0658422312</text:p>
          </table:table-cell>
          <table:table-cell table:style-name="ce5" table:formula="of:= (-( [.K62]/3.1415926536 ) + [.K48]^2)^0.5" office:value-type="float" office:value="0.0684693669457954">
            <text:p>0.0684693669</text:p>
          </table:table-cell>
          <table:table-cell table:style-name="ce5" table:formula="of:= (-( [.L62]/3.1415926536 ) + [.L48]^2)^0.5" office:value-type="float" office:value="0.0705734332625243">
            <text:p>0.0705734333</text:p>
          </table:table-cell>
          <table:table-cell table:style-name="ce5" table:formula="of:= (-( [.M62]/3.1415926536 ) + [.M48]^2)^0.5" office:value-type="float" office:value="0.0722715008705807">
            <text:p>0.0722715009</text:p>
          </table:table-cell>
          <table:table-cell table:number-columns-repeated="1011"/>
        </table:table-row>
        <table:table-row table:style-name="ro4">
          <table:table-cell office:value-type="string">
            <text:p>0.4 to 0.6</text:p>
          </table:table-cell>
          <table:table-cell table:style-name="ce17" office:value-type="string">
            <text:p>phi</text:p>
          </table:table-cell>
          <table:table-cell table:style-name="ce28" table:formula="of:= [.C11]/( [.$G$3] * [.C46] )" office:value-type="float" office:value="0.379441212561577">
            <text:p>0.3794412126</text:p>
          </table:table-cell>
          <table:table-cell table:style-name="ce28" table:formula="of:= [.D11]/( [.$G$3] * [.D46] )" office:value-type="float" office:value="0.327466786692083">
            <text:p>0.3274667867</text:p>
          </table:table-cell>
          <table:table-cell table:style-name="ce28" table:formula="of:= [.E11]/( [.$G$3] * [.E46] )" office:value-type="float" office:value="0.315132746151048">
            <text:p>0.3151327462</text:p>
          </table:table-cell>
          <table:table-cell table:style-name="ce28"/>
          <table:table-cell table:style-name="ce28" table:formula="of:= [.G11]/( [.$H$3] * [.G46] )" office:value-type="float" office:value="0.183835139862407">
            <text:p>0.1838351399</text:p>
          </table:table-cell>
          <table:table-cell table:style-name="ce28" table:formula="of:= [.H11]/( [.$H$3] * [.H46] )" office:value-type="float" office:value="0.185048309788274">
            <text:p>0.1850483098</text:p>
          </table:table-cell>
          <table:table-cell table:style-name="ce28" table:formula="of:= [.I11]/( [.$H$3] * [.I46] )" office:value-type="float" office:value="0.179716714518804">
            <text:p>0.1797167145</text:p>
          </table:table-cell>
          <table:table-cell table:style-name="ce28" table:formula="of:= [.J11]/( [.$H$3] * [.J46] )" office:value-type="float" office:value="0.175040886252791">
            <text:p>0.1750408863</text:p>
          </table:table-cell>
          <table:table-cell table:style-name="ce28" table:formula="of:= [.K11]/( [.$G$5] * [.K46] )" office:value-type="float" office:value="0.134773164879412">
            <text:p>0.1347731649</text:p>
          </table:table-cell>
          <table:table-cell table:style-name="ce28" table:formula="of:= [.L11]/( [.$G$5] * [.L46] )" office:value-type="float" office:value="0.13265244934351">
            <text:p>0.1326524493</text:p>
          </table:table-cell>
          <table:table-cell table:style-name="ce28" table:formula="of:= [.M11]/( [.$G$5] * [.M46] )" office:value-type="float" office:value="0.130994895296609">
            <text:p>0.1309948953</text:p>
          </table:table-cell>
          <table:table-cell table:number-columns-repeated="1011"/>
        </table:table-row>
        <table:table-row table:style-name="ro4">
          <table:table-cell/>
          <table:table-cell table:style-name="ce16" office:value-type="string">
            <text:p>Rm</text:p>
          </table:table-cell>
          <table:table-cell table:number-columns-repeated="3" table:style-name="ce29" office:value-type="float" office:value="0.5">
            <text:p>0.5</text:p>
          </table:table-cell>
          <table:table-cell table:style-name="ce29"/>
          <table:table-cell table:number-columns-repeated="7" table:style-name="ce29" office:value-type="float" office:value="0.5">
            <text:p>0.5</text:p>
          </table:table-cell>
          <table:table-cell table:number-columns-repeated="1011"/>
        </table:table-row>
        <table:table-row table:style-name="ro1">
          <table:table-cell/>
          <table:table-cell table:style-name="ce15"/>
          <table:table-cell table:style-name="ce5" table:number-columns-repeated="11"/>
          <table:table-cell table:number-columns-repeated="1011"/>
        </table:table-row>
        <table:table-row table:style-name="ro1">
          <table:table-cell/>
          <table:table-cell table:style-name="ce15"/>
          <table:table-cell table:style-name="ce23" table:number-columns-repeated="11"/>
          <table:table-cell table:number-columns-repeated="1011"/>
        </table:table-row>
        <table:table-row table:style-name="ro4">
          <table:table-cell/>
          <table:table-cell table:style-name="ce16" office:value-type="string">
            <text:p>alpha1</text:p>
          </table:table-cell>
          <table:table-cell table:style-name="ce29" table:formula="of:= ATAN( ( 1 - [.C52] - [.C31]/2 )/[.C51] ) * 57.29577951" office:value-type="float" office:value="45.042157514919">
            <text:p>45.0421575149</text:p>
          </table:table-cell>
          <table:table-cell table:style-name="ce29" table:formula="of:= ATAN( ( 1 - [.D52] - [.D31]/2 )/[.D51] ) * 57.29577951" office:value-type="float" office:value="49.6167387350436">
            <text:p>49.616738735</text:p>
          </table:table-cell>
          <table:table-cell table:style-name="ce29" table:formula="of:= ATAN( ( 1 - [.E52] - [.E31]/2 )/[.E51] ) * 57.29577951" office:value-type="float" office:value="50.6622617707986">
            <text:p>50.6622617708</text:p>
          </table:table-cell>
          <table:table-cell table:style-name="ce29"/>
          <table:table-cell table:style-name="ce29" table:formula="of:= ATAN( ( 1 - [.G52] - [.G31]/2 )/[.G51] ) * 57.29577951" office:value-type="float" office:value="65.7184752493914">
            <text:p>65.7184752494</text:p>
          </table:table-cell>
          <table:table-cell table:style-name="ce29" table:formula="of:= ATAN( ( 1 - [.H52] - [.H31]/2 )/[.H51] ) * 57.29577951" office:value-type="float" office:value="65.5769027267243">
            <text:p>65.5769027267</text:p>
          </table:table-cell>
          <table:table-cell table:style-name="ce29" table:formula="of:= ATAN( ( 1 - [.I52] - [.I31]/2 )/[.I51] ) * 57.29577951" office:value-type="float" office:value="66.2273655294739">
            <text:p>66.2273655295</text:p>
          </table:table-cell>
          <table:table-cell table:style-name="ce29" table:formula="of:= ATAN( ( 1 - [.J52] - [.J31]/2 )/[.J51] ) * 57.29577951" office:value-type="float" office:value="66.8050286813807">
            <text:p>66.8050286814</text:p>
          </table:table-cell>
          <table:table-cell table:style-name="ce29" table:formula="of:= ATAN( ( 1 - [.K52] - [.K31]/2 )/[.K51] ) * 57.29577951" office:value-type="float" office:value="71.9270830682333">
            <text:p>71.9270830682</text:p>
          </table:table-cell>
          <table:table-cell table:style-name="ce29" table:formula="of:= ATAN( ( 1 - [.L52] - [.L31]/2 )/[.L51] ) * 57.29577951" office:value-type="float" office:value="72.1933779190742">
            <text:p>72.1933779191</text:p>
          </table:table-cell>
          <table:table-cell table:style-name="ce29" table:formula="of:= ATAN( ( 1 - [.M52] - [.M31]/2 )/[.M51] ) * 57.29577951" office:value-type="float" office:value="72.4020699430615">
            <text:p>72.4020699431</text:p>
          </table:table-cell>
          <table:table-cell/>
          <table:table-cell table:number-columns-repeated="1010"/>
        </table:table-row>
        <table:table-row table:style-name="ro4">
          <table:table-cell/>
          <table:table-cell table:style-name="ce15" office:value-type="string">
            <text:p>alpha2</text:p>
          </table:table-cell>
          <table:table-cell table:style-name="ce5" table:formula="of:= ATAN( ( 1 - [.C52] + [.C31]/2 )/[.C51] ) * 57.29577951" office:value-type="float" office:value="58.5332862116028">
            <text:p>58.5332862116</text:p>
          </table:table-cell>
          <table:table-cell table:style-name="ce5" table:formula="of:= ATAN( ( 1 - [.D52] + [.D31]/2 )/[.D51] ) * 57.29577951" office:value-type="float" office:value="61.9662022370204">
            <text:p>61.966202237</text:p>
          </table:table-cell>
          <table:table-cell table:style-name="ce5" table:formula="of:= ATAN( ( 1 - [.E52] + [.E31]/2 )/[.E51] ) * 57.29577951" office:value-type="float" office:value="62.8877935536006">
            <text:p>62.8877935536</text:p>
          </table:table-cell>
          <table:table-cell table:style-name="ce5"/>
          <table:table-cell table:style-name="ce5" table:formula="of:= ATAN( ( 1 - [.G52] + [.G31]/2 )/[.G51] ) * 57.29577951" office:value-type="float" office:value="72.7624367919203">
            <text:p>72.7624367919</text:p>
          </table:table-cell>
          <table:table-cell table:style-name="ce5" table:formula="of:= ATAN( ( 1 - [.H52] + [.H31]/2 )/[.H51] ) * 57.29577951" office:value-type="float" office:value="72.6554852107809">
            <text:p>72.6554852108</text:p>
          </table:table-cell>
          <table:table-cell table:style-name="ce5" table:formula="of:= ATAN( ( 1 - [.I52] + [.I31]/2 )/[.I51] ) * 57.29577951" office:value-type="float" office:value="73.1129936393152">
            <text:p>73.1129936393</text:p>
          </table:table-cell>
          <table:table-cell table:style-name="ce5" table:formula="of:= ATAN( ( 1 - [.J52] + [.J31]/2 )/[.J51] ) * 57.29577951" office:value-type="float" office:value="73.5150861615653">
            <text:p>73.5150861616</text:p>
          </table:table-cell>
          <table:table-cell table:style-name="ce5" table:formula="of:= ATAN( ( 1 - [.K52] + [.K31]/2 )/[.K51] ) * 57.29577951" office:value-type="float" office:value="77.0691929256486">
            <text:p>77.0691929256</text:p>
          </table:table-cell>
          <table:table-cell table:style-name="ce5" table:formula="of:= ATAN( ( 1 - [.L52] + [.L31]/2 )/[.L51] ) * 57.29577951" office:value-type="float" office:value="77.2659801707526">
            <text:p>77.2659801708</text:p>
          </table:table-cell>
          <table:table-cell table:style-name="ce5" table:formula="of:= ATAN( ( 1 - [.M52] + [.M31]/2 )/[.M51] ) * 57.29577951" office:value-type="float" office:value="77.4200025584565">
            <text:p>77.4200025585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beta1</text:p>
          </table:table-cell>
          <table:table-cell table:style-name="ce5" table:formula="of:= ATAN( ( - ( [.C52] + [.C31]/2 ) )/[.C51] ) * 57.29577951" office:value-type="float" office:value="-58.5332862116028">
            <text:p>-58.5332862116</text:p>
          </table:table-cell>
          <table:table-cell table:style-name="ce5" table:formula="of:= ATAN( ( - ( [.D52] + [.D31]/2 ) )/[.D51] ) * 57.29577951" office:value-type="float" office:value="-61.9662022370204">
            <text:p>-61.966202237</text:p>
          </table:table-cell>
          <table:table-cell table:style-name="ce5" table:formula="of:= ATAN( ( - ( [.E52] + [.E31]/2 ) )/[.E51] ) * 57.29577951" office:value-type="float" office:value="-62.8877935536006">
            <text:p>-62.8877935536</text:p>
          </table:table-cell>
          <table:table-cell table:style-name="ce5"/>
          <table:table-cell table:style-name="ce5" table:formula="of:= ATAN( ( - ( [.G52] + [.G31]/2 ) )/[.G51] ) * 57.29577951" office:value-type="float" office:value="-72.7624367919203">
            <text:p>-72.7624367919</text:p>
          </table:table-cell>
          <table:table-cell table:style-name="ce5" table:formula="of:= ATAN( ( - ( [.H52] + [.H31]/2 ) )/[.H51] ) * 57.29577951" office:value-type="float" office:value="-72.6554852107809">
            <text:p>-72.6554852108</text:p>
          </table:table-cell>
          <table:table-cell table:style-name="ce5" table:formula="of:= ATAN( ( - ( [.I52] + [.I31]/2 ) )/[.I51] ) * 57.29577951" office:value-type="float" office:value="-73.1129936393152">
            <text:p>-73.1129936393</text:p>
          </table:table-cell>
          <table:table-cell table:style-name="ce5" table:formula="of:= ATAN( ( - ( [.J52] + [.J31]/2 ) )/[.J51] ) * 57.29577951" office:value-type="float" office:value="-73.5150861615653">
            <text:p>-73.5150861616</text:p>
          </table:table-cell>
          <table:table-cell table:style-name="ce5" table:formula="of:= ATAN( ( - ( [.K52] + [.K31]/2 ) )/[.K51] ) * 57.29577951" office:value-type="float" office:value="-77.0691929256486">
            <text:p>-77.0691929256</text:p>
          </table:table-cell>
          <table:table-cell table:style-name="ce5" table:formula="of:= ATAN( ( - ( [.L52] + [.L31]/2 ) )/[.L51] ) * 57.29577951" office:value-type="float" office:value="-77.2659801707526">
            <text:p>-77.2659801708</text:p>
          </table:table-cell>
          <table:table-cell table:style-name="ce5" table:formula="of:= ATAN( ( - ( [.M52] + [.M31]/2 ) )/[.M51] ) * 57.29577951" office:value-type="float" office:value="-77.4200025584565">
            <text:p>-77.4200025585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beta2</text:p>
          </table:table-cell>
          <table:table-cell table:style-name="ce5" table:formula="of:= ATAN( ( - ( [.C52] - [.C31]/2 ) )/[.C51] ) * 57.29577951" office:value-type="float" office:value="-45.042157514919">
            <text:p>-45.0421575149</text:p>
          </table:table-cell>
          <table:table-cell table:style-name="ce5" table:formula="of:= ATAN( ( - ( [.D52] - [.D31]/2 ) )/[.D51] ) * 57.29577951" office:value-type="float" office:value="-49.6167387350436">
            <text:p>-49.616738735</text:p>
          </table:table-cell>
          <table:table-cell table:style-name="ce5" table:formula="of:= ATAN( ( - ( [.E52] - [.E31]/2 ) )/[.E51] ) * 57.29577951" office:value-type="float" office:value="-50.6622617707986">
            <text:p>-50.6622617708</text:p>
          </table:table-cell>
          <table:table-cell table:style-name="ce5"/>
          <table:table-cell table:style-name="ce5" table:formula="of:= ATAN( ( - ( [.G52] - [.G31]/2 ) )/[.G51] ) * 57.29577951" office:value-type="float" office:value="-65.7184752493914">
            <text:p>-65.7184752494</text:p>
          </table:table-cell>
          <table:table-cell table:style-name="ce5" table:formula="of:= ATAN( ( - ( [.H52] - [.H31]/2 ) )/[.H51] ) * 57.29577951" office:value-type="float" office:value="-65.5769027267243">
            <text:p>-65.5769027267</text:p>
          </table:table-cell>
          <table:table-cell table:style-name="ce5" table:formula="of:= ATAN( ( - ( [.I52] - [.I31]/2 ) )/[.I51] ) * 57.29577951" office:value-type="float" office:value="-66.2273655294739">
            <text:p>-66.2273655295</text:p>
          </table:table-cell>
          <table:table-cell table:style-name="ce5" table:formula="of:= ATAN( ( - ( [.J52] - [.J31]/2 ) )/[.J51] ) * 57.29577951" office:value-type="float" office:value="-66.8050286813807">
            <text:p>-66.8050286814</text:p>
          </table:table-cell>
          <table:table-cell table:style-name="ce5" table:formula="of:= ATAN( ( - ( [.K52] - [.K31]/2 ) )/[.K51] ) * 57.29577951" office:value-type="float" office:value="-71.9270830682333">
            <text:p>-71.9270830682</text:p>
          </table:table-cell>
          <table:table-cell table:style-name="ce5" table:formula="of:= ATAN( ( - ( [.L52] - [.L31]/2 ) )/[.L51] ) * 57.29577951" office:value-type="float" office:value="-72.1933779190742">
            <text:p>-72.1933779191</text:p>
          </table:table-cell>
          <table:table-cell table:style-name="ce5" table:formula="of:= ATAN( ( - ( [.M52] - [.M31]/2 ) )/[.M51] ) * 57.29577951" office:value-type="float" office:value="-72.4020699430615">
            <text:p>-72.4020699431</text:p>
          </table:table-cell>
          <table:table-cell table:number-columns-repeated="1011"/>
        </table:table-row>
        <table:table-row table:style-name="ro4">
          <table:table-cell office:value-type="string">
            <text:p>About 0.75</text:p>
          </table:table-cell>
          <table:table-cell table:style-name="ce17" office:value-type="string">
            <text:p>De Haller R</text:p>
          </table:table-cell>
          <table:table-cell table:style-name="ce28" table:formula="of:= COS([.C56]/57.29577951)/COS([.C55]/57.29577951)" office:value-type="float" office:value="0.738767684564054">
            <text:p>0.7387676846</text:p>
          </table:table-cell>
          <table:table-cell table:style-name="ce28" table:formula="of:= COS([.D56]/57.29577951)/COS([.D55]/57.29577951)" office:value-type="float" office:value="0.725411648866957">
            <text:p>0.7254116489</text:p>
          </table:table-cell>
          <table:table-cell table:style-name="ce28" table:formula="of:= COS([.E56]/57.29577951)/COS([.E55]/57.29577951)" office:value-type="float" office:value="0.718948462764126">
            <text:p>0.7189484628</text:p>
          </table:table-cell>
          <table:table-cell table:style-name="ce28"/>
          <table:table-cell table:style-name="ce28" table:formula="of:= COS([.G56]/57.29577951)/COS([.G55]/57.29577951)" office:value-type="float" office:value="0.720621426578455">
            <text:p>0.7206214266</text:p>
          </table:table-cell>
          <table:table-cell table:style-name="ce28" table:formula="of:= COS([.H56]/57.29577951)/COS([.H55]/57.29577951)" office:value-type="float" office:value="0.721008717528533">
            <text:p>0.7210087175</text:p>
          </table:table-cell>
          <table:table-cell table:style-name="ce28" table:formula="of:= COS([.I56]/57.29577951)/COS([.I55]/57.29577951)" office:value-type="float" office:value="0.720613381686803">
            <text:p>0.7206133817</text:p>
          </table:table-cell>
          <table:table-cell table:style-name="ce28" table:formula="of:= COS([.J56]/57.29577951)/COS([.J55]/57.29577951)" office:value-type="float" office:value="0.720464079636836">
            <text:p>0.7204640796</text:p>
          </table:table-cell>
          <table:table-cell table:style-name="ce28" table:formula="of:= COS([.K56]/57.29577951)/COS([.K55]/57.29577951)" office:value-type="float" office:value="0.72132383113844">
            <text:p>0.7213238311</text:p>
          </table:table-cell>
          <table:table-cell table:style-name="ce28" table:formula="of:= COS([.L56]/57.29577951)/COS([.L55]/57.29577951)" office:value-type="float" office:value="0.720802951828955">
            <text:p>0.7208029518</text:p>
          </table:table-cell>
          <table:table-cell table:style-name="ce28" table:formula="of:= COS([.M56]/57.29577951)/COS([.M55]/57.29577951)" office:value-type="float" office:value="0.720400211671952">
            <text:p>0.7204002117</text:p>
          </table:table-cell>
          <table:table-cell table:number-columns-repeated="1011"/>
        </table:table-row>
        <table:table-row table:style-name="ro4">
          <table:table-cell/>
          <table:table-cell table:style-name="ce17" office:value-type="string">
            <text:p>De Haller S</text:p>
          </table:table-cell>
          <table:table-cell table:style-name="ce28" table:formula="of:= COS([.D55]/57.29577951)/COS([.C56]/57.29577951)" office:value-type="float" office:value="1.241175298535">
            <text:p>1.2411752985</text:p>
          </table:table-cell>
          <table:table-cell table:style-name="ce28" table:formula="of:= COS([.E55]/57.29577951)/COS([.D56]/57.29577951)" office:value-type="float" office:value="1.34872509225542">
            <text:p>1.3487250923</text:p>
          </table:table-cell>
          <table:table-cell table:style-name="ce28" table:formula="of:= COS([.G55]/57.29577951)/COS([.E56]/57.29577951)" office:value-type="float" office:value="0.902324503250499">
            <text:p>0.9023245033</text:p>
          </table:table-cell>
          <table:table-cell table:style-name="ce28"/>
          <table:table-cell table:style-name="ce28" table:formula="of:= COS([.H55]/57.29577951)/COS([.G56]/57.29577951)" office:value-type="float" office:value="1.39528754568722">
            <text:p>1.3952875457</text:p>
          </table:table-cell>
          <table:table-cell table:style-name="ce28" table:formula="of:= COS([.I55]/57.29577951)/COS([.H56]/57.29577951)" office:value-type="float" office:value="1.35218332125323">
            <text:p>1.3521833213</text:p>
          </table:table-cell>
          <table:table-cell table:style-name="ce28" table:formula="of:= COS([.J55]/57.29577951)/COS([.I56]/57.29577951)" office:value-type="float" office:value="1.35587369239871">
            <text:p>1.3558736924</text:p>
          </table:table-cell>
          <table:table-cell table:style-name="ce28" table:formula="of:= COS([.K55]/57.29577951)/COS([.J56]/57.29577951)" office:value-type="float" office:value="1.09326175020246">
            <text:p>1.0932617502</text:p>
          </table:table-cell>
          <table:table-cell table:style-name="ce28" table:formula="of:= COS([.L55]/57.29577951)/COS([.K56]/57.29577951)" office:value-type="float" office:value="1.36658001663599">
            <text:p>1.3665800166</text:p>
          </table:table-cell>
          <table:table-cell table:style-name="ce28" table:formula="of:= COS([.M55]/57.29577951)/COS([.L56]/57.29577951)" office:value-type="float" office:value="1.37159990829109">
            <text:p>1.3715999083</text:p>
          </table:table-cell>
          <table:table-cell table:style-name="ce28" table:formula="of:= COS([.N55]/57.29577951)/COS([.M56]/57.29577951)" office:value-type="float" office:value="4.59131499447945">
            <text:p>4.5913149945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Area 1</text:p>
          </table:table-cell>
          <table:table-cell table:style-name="ce5" table:formula="of:= 3.1415926536*  (  [.C45]^2-[.C47]^2 )" office:value-type="float" office:value="0.0145644235420896">
            <text:p>0.0145644235</text:p>
          </table:table-cell>
          <table:table-cell table:style-name="ce5" table:formula="of:=[.C63]" office:value-type="float" office:value="0.0136058944116869">
            <text:p>0.0136058944</text:p>
          </table:table-cell>
          <table:table-cell table:style-name="ce5" table:formula="of:=[.D63]" office:value-type="float" office:value="0.0125080491830508">
            <text:p>0.0125080492</text:p>
          </table:table-cell>
          <table:table-cell table:style-name="ce5" table:formula="of:=[.E63]" office:value-type="float" office:value="0.0114987879246829">
            <text:p>0.0114987879</text:p>
          </table:table-cell>
          <table:table-cell table:style-name="ce5" table:formula="of:=[.E63]" office:value-type="float" office:value="0.0114987879246829">
            <text:p>0.0114987879</text:p>
          </table:table-cell>
          <table:table-cell table:style-name="ce5" table:formula="of:=[.G63]" office:value-type="float" office:value="0.0100947142829542">
            <text:p>0.0100947143</text:p>
          </table:table-cell>
          <table:table-cell table:style-name="ce5" table:formula="of:=[.H63]" office:value-type="float" office:value="0.00860741204356831">
            <text:p>0.008607412</text:p>
          </table:table-cell>
          <table:table-cell table:style-name="ce5" table:formula="of:=[.I63]" office:value-type="float" office:value="0.00713648709337976">
            <text:p>0.0071364871</text:p>
          </table:table-cell>
          <table:table-cell table:style-name="ce5" table:formula="of:=[.J63]" office:value-type="float" office:value="0.00591692924379422">
            <text:p>0.0059169292</text:p>
          </table:table-cell>
          <table:table-cell table:style-name="ce5" table:formula="of:=[.K63]" office:value-type="float" office:value="0.00490578224523725">
            <text:p>0.0049057822</text:p>
          </table:table-cell>
          <table:table-cell table:style-name="ce5" table:formula="of:=[.L63]" office:value-type="float" office:value="0.00406743066311409">
            <text:p>0.0040674307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Area 2</text:p>
          </table:table-cell>
          <table:table-cell table:style-name="ce5" table:formula="of:=[.C61]*([.C21]/[.C22])" office:value-type="float" office:value="0.0140737411751412">
            <text:p>0.0140737412</text:p>
          </table:table-cell>
          <table:table-cell table:style-name="ce5" table:formula="of:=[.D61]*([.D21]/[.D22])" office:value-type="float" office:value="0.013040812452824">
            <text:p>0.0130408125</text:p>
          </table:table-cell>
          <table:table-cell table:style-name="ce5" table:formula="of:=[.E61]*([.E21]/[.E22])" office:value-type="float" office:value="0.0119885630897411">
            <text:p>0.0119885631</text:p>
          </table:table-cell>
          <table:table-cell table:style-name="ce5" table:formula="of:=([.F61]+[.F63])/2" office:value-type="float" office:value="0.0114987879246829">
            <text:p>0.0114987879</text:p>
          </table:table-cell>
          <table:table-cell table:style-name="ce5" table:formula="of:=[.G61]*([.G21]/[.G22])" office:value-type="float" office:value="0.0104437172875616">
            <text:p>0.0104437173</text:p>
          </table:table-cell>
          <table:table-cell table:style-name="ce5" table:formula="of:=[.H61]*([.H21]/[.H22])" office:value-type="float" office:value="0.00930961565505323">
            <text:p>0.0093096157</text:p>
          </table:table-cell>
          <table:table-cell table:style-name="ce5" table:formula="of:=[.I61]*([.I21]/[.I22])" office:value-type="float" office:value="0.00782377042952333">
            <text:p>0.0078237704</text:p>
          </table:table-cell>
          <table:table-cell table:style-name="ce5" table:formula="of:=[.J61]*([.J21]/[.J22])" office:value-type="float" office:value="0.00648676238679434">
            <text:p>0.0064867624</text:p>
          </table:table-cell>
          <table:table-cell table:style-name="ce5" table:formula="of:=[.K61]*([.K21]/[.K22])" office:value-type="float" office:value="0.00537823631735746">
            <text:p>0.0053782363</text:p>
          </table:table-cell>
          <table:table-cell table:style-name="ce5" table:formula="of:=[.L61]*([.L21]/[.L22])" office:value-type="float" office:value="0.00445914682249326">
            <text:p>0.0044591468</text:p>
          </table:table-cell>
          <table:table-cell table:style-name="ce5" table:formula="of:=[.M61]*([.M21]/[.M22])" office:value-type="float" office:value="0.00369712099120283">
            <text:p>0.003697121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Area 3</text:p>
          </table:table-cell>
          <table:table-cell table:style-name="ce5" table:formula="of:= ( [.C21]/[.C23] )*[.C61]" office:value-type="float" office:value="0.0136058944116869">
            <text:p>0.0136058944</text:p>
          </table:table-cell>
          <table:table-cell table:style-name="ce5" table:formula="of:= ( [.D21]/[.D23] )*[.D61]" office:value-type="float" office:value="0.0125080491830508">
            <text:p>0.0125080492</text:p>
          </table:table-cell>
          <table:table-cell table:style-name="ce5" table:formula="of:= ( [.E21]/[.E23] )*[.E61]" office:value-type="float" office:value="0.0114987879246829">
            <text:p>0.0114987879</text:p>
          </table:table-cell>
          <table:table-cell table:style-name="ce5" table:formula="of:=[.G61]" office:value-type="float" office:value="0.0114987879246829">
            <text:p>0.0114987879</text:p>
          </table:table-cell>
          <table:table-cell table:style-name="ce5" table:formula="of:= ( [.G21]/[.G23] )*[.G61]" office:value-type="float" office:value="0.0100947142829542">
            <text:p>0.0100947143</text:p>
          </table:table-cell>
          <table:table-cell table:style-name="ce5" table:formula="of:= ( [.H21]/[.H23] )*[.H61]" office:value-type="float" office:value="0.00860741204356831">
            <text:p>0.008607412</text:p>
          </table:table-cell>
          <table:table-cell table:style-name="ce5" table:formula="of:= ( [.I21]/[.I23] )*[.I61]" office:value-type="float" office:value="0.00713648709337976">
            <text:p>0.0071364871</text:p>
          </table:table-cell>
          <table:table-cell table:style-name="ce5" table:formula="of:= ( [.J21]/[.J23] )*[.J61]" office:value-type="float" office:value="0.00591692924379422">
            <text:p>0.0059169292</text:p>
          </table:table-cell>
          <table:table-cell table:style-name="ce5" table:formula="of:= ( [.K21]/[.K23] )*[.K61]" office:value-type="float" office:value="0.00490578224523725">
            <text:p>0.0049057822</text:p>
          </table:table-cell>
          <table:table-cell table:style-name="ce5" table:formula="of:= ( [.L21]/[.L23] )*[.L61]" office:value-type="float" office:value="0.00406743066311409">
            <text:p>0.0040674307</text:p>
          </table:table-cell>
          <table:table-cell table:style-name="ce5" table:formula="of:= ( [.M21]/[.M23] )*[.M61]" office:value-type="float" office:value="0.00337234540226532">
            <text:p>0.0033723454</text:p>
          </table:table-cell>
          <table:table-cell table:number-columns-repeated="1011"/>
        </table:table-row>
        <table:table-row table:style-name="ro4">
          <table:table-cell office:value-type="string">
            <text:p>less thn 0.42</text:p>
          </table:table-cell>
          <table:table-cell table:style-name="ce17" office:value-type="string">
            <text:p>Diffusion R</text:p>
          </table:table-cell>
          <table:table-cell table:style-name="ce28" table:formula="of:=( ( COS([.C58]/57.29577951 ) - COS([.C57]/57.29577951 ) )/COS([.C58]/57.29577951 ) ) + ( TAN([.C58]/57.29577951 ) - TAN([.C57]/57.29577951 ) )*COS([.C57]/57.29577951 )*0.5/[.$K5]" office:value-type="float" office:value="0.294249485814179">
            <text:p>0.2942494858</text:p>
          </table:table-cell>
          <table:table-cell table:style-name="ce28" table:formula="of:=( ( COS([.D58]/57.29577951 ) - COS([.D57]/57.29577951 ) )/COS([.D58]/57.29577951 ) ) + ( TAN([.D58]/57.29577951 ) - TAN([.D57]/57.29577951 ) )*COS([.D57]/57.29577951 )*0.5/[.$K5]" office:value-type="float" office:value="0.307598792833854">
            <text:p>0.3075987928</text:p>
          </table:table-cell>
          <table:table-cell table:style-name="ce28" table:formula="of:=( ( COS([.E58]/57.29577951 ) - COS([.E57]/57.29577951 ) )/COS([.E58]/57.29577951 ) ) + ( TAN([.E58]/57.29577951 ) - TAN([.E57]/57.29577951 ) )*COS([.E57]/57.29577951 )*0.5/[.$K5]" office:value-type="float" office:value="0.314457992887795">
            <text:p>0.3144579929</text:p>
          </table:table-cell>
          <table:table-cell table:style-name="ce28"/>
          <table:table-cell table:style-name="ce28" table:formula="of:=( ( COS([.G58]/57.29577951 ) - COS([.G57]/57.29577951 ) )/COS([.G58]/57.29577951 ) ) + ( TAN([.G58]/57.29577951 ) - TAN([.G57]/57.29577951 ) )*COS([.G57]/57.29577951 )*0.5/[.$K5]" office:value-type="float" office:value="0.309199770667441">
            <text:p>0.3091997707</text:p>
          </table:table-cell>
          <table:table-cell table:style-name="ce28" table:formula="of:=( ( COS([.H58]/57.29577951 ) - COS([.H57]/57.29577951 ) )/COS([.H58]/57.29577951 ) ) + ( TAN([.H58]/57.29577951 ) - TAN([.H57]/57.29577951 ) )*COS([.H57]/57.29577951 )*0.5/[.$K5]" office:value-type="float" office:value="0.308795156281906">
            <text:p>0.3087951563</text:p>
          </table:table-cell>
          <table:table-cell table:style-name="ce28" table:formula="of:=( ( COS([.I58]/57.29577951 ) - COS([.I57]/57.29577951 ) )/COS([.I58]/57.29577951 ) ) + ( TAN([.I58]/57.29577951 ) - TAN([.I57]/57.29577951 ) )*COS([.I57]/57.29577951 )*0.5/[.$K5]" office:value-type="float" office:value="0.309127467184848">
            <text:p>0.3091274672</text:p>
          </table:table-cell>
          <table:table-cell table:style-name="ce28" table:formula="of:=( ( COS([.J58]/57.29577951 ) - COS([.J57]/57.29577951 ) )/COS([.J58]/57.29577951 ) ) + ( TAN([.J58]/57.29577951 ) - TAN([.J57]/57.29577951 ) )*COS([.J57]/57.29577951 )*0.5/[.$K5]" office:value-type="float" office:value="0.30920247835721">
            <text:p>0.3092024784</text:p>
          </table:table-cell>
          <table:table-cell table:style-name="ce28" table:formula="of:=( ( COS([.K58]/57.29577951 ) - COS([.K57]/57.29577951 ) )/COS([.K58]/57.29577951 ) ) + ( TAN([.K58]/57.29577951 ) - TAN([.K57]/57.29577951 ) )*COS([.K57]/57.29577951 )*0.5/[.$K5]" office:value-type="float" office:value="0.30756672024604">
            <text:p>0.3075667202</text:p>
          </table:table-cell>
          <table:table-cell table:style-name="ce28" table:formula="of:=( ( COS([.L58]/57.29577951 ) - COS([.L57]/57.29577951 ) )/COS([.L58]/57.29577951 ) ) + ( TAN([.L58]/57.29577951 ) - TAN([.L57]/57.29577951 ) )*COS([.L57]/57.29577951 )*0.5/[.$K5]" office:value-type="float" office:value="0.30811021129901">
            <text:p>0.3081102113</text:p>
          </table:table-cell>
          <table:table-cell table:style-name="ce28" table:formula="of:=( ( COS([.M58]/57.29577951 ) - COS([.M57]/57.29577951 ) )/COS([.M58]/57.29577951 ) ) + ( TAN([.M58]/57.29577951 ) - TAN([.M57]/57.29577951 ) )*COS([.M57]/57.29577951 )*0.5/[.$K5]" office:value-type="float" office:value="0.308530411393237">
            <text:p>0.3085304114</text:p>
          </table:table-cell>
          <table:table-cell table:number-columns-repeated="1011"/>
        </table:table-row>
        <table:table-row table:style-name="ro4">
          <table:table-cell/>
          <table:table-cell table:style-name="ce17" office:value-type="string">
            <text:p>Diffusion S</text:p>
          </table:table-cell>
          <table:table-cell table:style-name="ce28" table:formula="of:=( ( COS([.D55]/57.29577951 ) - COS([.C56]/57.29577951 ) )/COS([.D55]/57.29577951 ) ) + ( TAN([.C56]/57.29577951 ) - TAN([.D55]/57.29577951 ) )*COS([.C56]/57.29577951 )*0.5/[.$L$5]" office:value-type="float" office:value="0.22421563436239">
            <text:p>0.2242156344</text:p>
          </table:table-cell>
          <table:table-cell table:style-name="ce28" table:formula="of:=( ( COS([.E55]/57.29577951 ) - COS([.D56]/57.29577951 ) )/COS([.E55]/57.29577951 ) ) + ( TAN([.D56]/57.29577951 ) - TAN([.E55]/57.29577951 ) )*COS([.D56]/57.29577951 )*0.5/[.$L$5]" office:value-type="float" office:value="0.297211951769171">
            <text:p>0.2972119518</text:p>
          </table:table-cell>
          <table:table-cell table:style-name="ce28" table:formula="of:=( ( COS([.G55]/57.29577951 ) - COS([.E56]/57.29577951 ) )/COS([.G55]/57.29577951 ) ) + ( TAN([.E56]/57.29577951 ) - TAN([.G55]/57.29577951 ) )*COS([.E56]/57.29577951 )*0.5/[.$L$5]" office:value-type="float" office:value="-0.123260348277856">
            <text:p>-0.1232603483</text:p>
          </table:table-cell>
          <table:table-cell table:style-name="ce28"/>
          <table:table-cell table:style-name="ce28" table:formula="of:=( ( COS([.H55]/57.29577951 ) - COS([.G56]/57.29577951 ) )/COS([.H55]/57.29577951 ) ) + ( TAN([.G56]/57.29577951 ) - TAN([.H55]/57.29577951 ) )*COS([.G56]/57.29577951 )*0.5/[.$L$5]" office:value-type="float" office:value="0.321116652351257">
            <text:p>0.3211166524</text:p>
          </table:table-cell>
          <table:table-cell table:style-name="ce28" table:formula="of:=( ( COS([.I55]/57.29577951 ) - COS([.H56]/57.29577951 ) )/COS([.I55]/57.29577951 ) ) + ( TAN([.H56]/57.29577951 ) - TAN([.I55]/57.29577951 ) )*COS([.H56]/57.29577951 )*0.5/[.$L$5]" office:value-type="float" office:value="0.295171986605733">
            <text:p>0.2951719866</text:p>
          </table:table-cell>
          <table:table-cell table:style-name="ce28" table:formula="of:=( ( COS([.J55]/57.29577951 ) - COS([.I56]/57.29577951 ) )/COS([.J55]/57.29577951 ) ) + ( TAN([.I56]/57.29577951 ) - TAN([.J55]/57.29577951 ) )*COS([.I56]/57.29577951 )*0.5/[.$L$5]" office:value-type="float" office:value="0.297338476982711">
            <text:p>0.297338477</text:p>
          </table:table-cell>
          <table:table-cell table:style-name="ce28" table:formula="of:=( ( COS([.K55]/57.29577951 ) - COS([.J56]/57.29577951 ) )/COS([.K55]/57.29577951 ) ) + ( TAN([.J56]/57.29577951 ) - TAN([.K55]/57.29577951 ) )*COS([.J56]/57.29577951 )*0.5/[.$L$5]" office:value-type="float" office:value="0.0964721147957836">
            <text:p>0.0964721148</text:p>
          </table:table-cell>
          <table:table-cell table:style-name="ce28" table:formula="of:=( ( COS([.L55]/57.29577951 ) - COS([.K56]/57.29577951 ) )/COS([.L55]/57.29577951 ) ) + ( TAN([.K56]/57.29577951 ) - TAN([.L55]/57.29577951 ) )*COS([.K56]/57.29577951 )*0.5/[.$L$5]" office:value-type="float" office:value="0.302989119953386">
            <text:p>0.30298912</text:p>
          </table:table-cell>
          <table:table-cell table:style-name="ce28" table:formula="of:=( ( COS([.M55]/57.29577951 ) - COS([.L56]/57.29577951 ) )/COS([.M55]/57.29577951 ) ) + ( TAN([.L56]/57.29577951 ) - TAN([.M55]/57.29577951 ) )*COS([.L56]/57.29577951 )*0.5/[.$L$5]" office:value-type="float" office:value="0.3059803981283">
            <text:p>0.3059803981</text:p>
          </table:table-cell>
          <table:table-cell table:style-name="ce28" table:formula="of:=( ( COS([.N55]/57.29577951 ) - COS([.M56]/57.29577951 ) )/COS([.N55]/57.29577951 ) ) + ( TAN([.M56]/57.29577951 ) - TAN([.N55]/57.29577951 ) )*COS([.M56]/57.29577951 )*0.5/[.$L$5]" office:value-type="float" office:value="0.904196582075756">
            <text:p>0.9041965821</text:p>
          </table:table-cell>
          <table:table-cell table:number-columns-repeated="1011"/>
        </table:table-row>
        <table:table-row table:style-name="ro1" table:number-rows-repeated="2">
          <table:table-cell/>
          <table:table-cell table:style-name="ce4"/>
          <table:table-cell table:style-name="ce5" table:number-columns-repeated="11"/>
          <table:table-cell table:number-columns-repeated="1011"/>
        </table:table-row>
        <table:table-row table:style-name="ro1">
          <table:table-cell/>
          <table:table-cell table:style-name="ce4" office:value-type="string">
            <text:p>Energy Blade</text:p>
          </table:table-cell>
          <table:table-cell table:style-name="ce5" table:formula="of:=[.C38]+[.D38]+[.E38]+[.G38]+[.H38]+[.I38]+[.J38]+[.K38]+[.L38]+[.M38]" office:value-type="float" office:value="244012.236129346">
            <text:p>244012.236129346</text:p>
          </table:table-cell>
          <table:table-cell table:style-name="ce5" table:number-columns-repeated="10"/>
          <table:table-cell table:number-columns-repeated="1011"/>
        </table:table-row>
        <table:table-row table:style-name="ro4">
          <table:table-cell/>
          <table:table-cell table:style-name="ce18" office:value-type="string">
            <text:p>Energy Euler</text:p>
          </table:table-cell>
          <table:table-cell table:style-name="ce5" table:formula="of:=[.C39]+[.D39]+[.E39]+[.G39]+[.H39]+[.I39]+[.J39]+[.K39]+[.L39]+[.M39]" office:value-type="float" office:value="245914.172699644">
            <text:p>245914.172699644</text:p>
          </table:table-cell>
          <table:table-cell table:style-name="ce5" table:number-columns-repeated="10"/>
          <table:table-cell table:number-columns-repeated="1011"/>
        </table:table-row>
        <table:table-row table:style-name="ro1">
          <table:table-cell/>
          <table:table-cell table:style-name="ce4" office:value-type="string">
            <text:p>Total PR</text:p>
          </table:table-cell>
          <table:table-cell table:style-name="ce5" table:formula="of:=[.M30]/[.C30]" office:value-type="float" office:value="7.048765546875">
            <text:p>7.0487655469</text:p>
          </table:table-cell>
          <table:table-cell table:style-name="ce5" table:number-columns-repeated="10"/>
          <table:table-cell table:number-columns-repeated="1011"/>
        </table:table-row>
        <table:table-row table:style-name="ro1" table:number-rows-repeated="2">
          <table:table-cell/>
          <table:table-cell table:style-name="ce4"/>
          <table:table-cell table:style-name="ce5" table:number-columns-repeated="11"/>
          <table:table-cell table:number-columns-repeated="1011"/>
        </table:table-row>
        <table:table-row table:style-name="ro1">
          <table:table-cell/>
          <table:table-cell table:style-name="ce19" table:number-columns-repeated="12"/>
          <table:table-cell table:number-columns-repeated="1011"/>
        </table:table-row>
        <table:table-row table:style-name="ro1">
          <table:table-cell/>
          <table:table-cell table:style-name="ce19" office:value-type="string">
            <text:p>RadToDegree</text:p>
          </table:table-cell>
          <table:table-cell table:style-name="ce19" office:value-type="string">
            <text:p>PI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/>
          <table:table-cell table:style-name="ce19" office:value-type="float" office:value="57.29577951">
            <text:p>57.29577951</text:p>
          </table:table-cell>
          <table:table-cell table:style-name="ce19" office:value-type="float" office:value="3.14159265358979">
            <text:p>3.1415926536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/>
          <table:table-cell table:style-name="ce19" table:number-columns-repeated="2"/>
          <table:table-cell table:style-name="ce19">
            <draw:frame table:end-cell-address="'triple spool'.L100" table:end-x="0.3909in" table:end-y="0.0228in" draw:z-index="0" draw:style-name="gr1" draw:text-style-name="P1" svg:width="7.1878in" svg:height="3.8772in" svg:x="0.3154in" svg:y="0.1638in">
              <draw:object draw:notify-on-update-of-ranges="'triple spool'.B78:'triple spool'.B98 'triple spool'.C78:'triple spool'.C9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9" table:number-columns-repeated="9"/>
          <table:table-cell table:number-columns-repeated="1011"/>
        </table:table-row>
        <table:table-row table:style-name="ro1">
          <table:table-cell table:style-name="ce2" office:value-type="string">
            <text:p>Stage</text:p>
          </table:table-cell>
          <table:table-cell table:style-name="ce20" office:value-type="string">
            <text:p>Tip</text:p>
          </table:table-cell>
          <table:table-cell table:style-name="ce20" office:value-type="string">
            <text:p>Hub</text:p>
          </table:table-cell>
          <table:table-cell table:style-name="ce31" table:number-columns-repeated="8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5]" office:value-type="float" office:value="0.08">
            <text:p>0.08</text:p>
          </table:table-cell>
          <table:table-cell table:style-name="ce3" table:formula="of:=[.C47]" office:value-type="float" office:value="0.042">
            <text:p>0.042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8]" office:value-type="float" office:value="0.084">
            <text:p>0.084</text:p>
          </table:table-cell>
          <table:table-cell table:style-name="ce3" table:formula="of:=[.C50]" office:value-type="float" office:value="0.0507561725150274">
            <text:p>0.0507561725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5]" office:value-type="float" office:value="0.086">
            <text:p>0.086</text:p>
          </table:table-cell>
          <table:table-cell table:style-name="ce3" table:formula="of:=[.D47]" office:value-type="float" office:value="0.0553634292507368">
            <text:p>0.0553634293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8]" office:value-type="float" office:value="0.087">
            <text:p>0.087</text:p>
          </table:table-cell>
          <table:table-cell table:style-name="ce3" table:formula="of:=[.D50]" office:value-type="float" office:value="0.058463496922532">
            <text:p>0.0584634969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5]" office:value-type="float" office:value="0.087">
            <text:p>0.087</text:p>
          </table:table-cell>
          <table:table-cell table:style-name="ce3" table:formula="of:=[.E47]" office:value-type="float" office:value="0.0598962794184647">
            <text:p>0.0598962794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8]" office:value-type="float" office:value="0.086">
            <text:p>0.086</text:p>
          </table:table-cell>
          <table:table-cell table:style-name="ce3" table:formula="of:=[.E50]" office:value-type="float" office:value="0.0598324481147958">
            <text:p>0.0598324481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5]" office:value-type="float" office:value="0.084">
            <text:p>0.084</text:p>
          </table:table-cell>
          <table:table-cell table:style-name="ce3" table:formula="of:=[.F47]" office:value-type="float" office:value="0.0582736829491197">
            <text:p>0.0582736829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8]" office:value-type="float" office:value="0.083">
            <text:p>0.083</text:p>
          </table:table-cell>
          <table:table-cell table:style-name="ce3" table:formula="of:=[.F50]" office:value-type="float" office:value="0.0568227254226205">
            <text:p>0.0568227254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5]" office:value-type="float" office:value="0.082">
            <text:p>0.082</text:p>
          </table:table-cell>
          <table:table-cell table:style-name="ce3" table:formula="of:=[.G47]" office:value-type="float" office:value="0.0553518032628976">
            <text:p>0.0553518033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8]" office:value-type="float" office:value="0.081">
            <text:p>0.081</text:p>
          </table:table-cell>
          <table:table-cell table:style-name="ce3" table:formula="of:=[.G50]" office:value-type="float" office:value="0.056891664933199">
            <text:p>0.0568916649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5]" office:value-type="float" office:value="0.08">
            <text:p>0.08</text:p>
          </table:table-cell>
          <table:table-cell table:style-name="ce3" table:formula="of:=[.H47]" office:value-type="float" office:value="0.0564513298828771">
            <text:p>0.0564513299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8]" office:value-type="float" office:value="0.08">
            <text:p>0.08</text:p>
          </table:table-cell>
          <table:table-cell table:style-name="ce3" table:formula="of:=[.H50]" office:value-type="float" office:value="0.0586230099912551">
            <text:p>0.05862301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5]" office:value-type="float" office:value="0.08">
            <text:p>0.08</text:p>
          </table:table-cell>
          <table:table-cell table:style-name="ce3" table:formula="of:=[.I47]" office:value-type="float" office:value="0.0604993855512904">
            <text:p>0.0604993856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8]" office:value-type="float" office:value="0.08">
            <text:p>0.08</text:p>
          </table:table-cell>
          <table:table-cell table:style-name="ce3" table:formula="of:=[.I50]" office:value-type="float" office:value="0.0625269264002191">
            <text:p>0.0625269264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5]" office:value-type="float" office:value="0.08">
            <text:p>0.08</text:p>
          </table:table-cell>
          <table:table-cell table:style-name="ce3" table:formula="of:=[.J47]" office:value-type="float" office:value="0.0642525143909682">
            <text:p>0.0642525144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8]" office:value-type="float" office:value="0.08">
            <text:p>0.08</text:p>
          </table:table-cell>
          <table:table-cell table:style-name="ce3" table:formula="of:=[.J50]" office:value-type="float" office:value="0.0658422311511761">
            <text:p>0.0658422312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5]" office:value-type="float" office:value="0.08">
            <text:p>0.08</text:p>
          </table:table-cell>
          <table:table-cell table:style-name="ce3" table:formula="of:=[.K47]" office:value-type="float" office:value="0.0672055274948158">
            <text:p>0.0672055275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8]" office:value-type="float" office:value="0.08">
            <text:p>0.08</text:p>
          </table:table-cell>
          <table:table-cell table:style-name="ce3" table:formula="of:=[.K50]" office:value-type="float" office:value="0.0684693669457954">
            <text:p>0.0684693669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5]" office:value-type="float" office:value="0.08">
            <text:p>0.08</text:p>
          </table:table-cell>
          <table:table-cell table:style-name="ce3" table:formula="of:=[.L47]" office:value-type="float" office:value="0.0695589031819877">
            <text:p>0.0695589032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8]" office:value-type="float" office:value="0.08">
            <text:p>0.08</text:p>
          </table:table-cell>
          <table:table-cell table:style-name="ce3" table:formula="of:=[.L50]" office:value-type="float" office:value="0.0705734332625243">
            <text:p>0.0705734333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10">
            <text:p>10</text:p>
          </table:table-cell>
          <table:table-cell table:number-columns-repeated="2" table:style-name="ce21" office:value-type="float" office:value="0">
            <text:p>0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1"/>
          <table:table-cell table:style-name="ce3"/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/>
          <table:table-cell table:style-name="ce2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/>
          <table:table-cell table:style-name="ce21"/>
          <table:table-cell table:style-name="ce3"/>
          <table:table-cell table:style-name="ce19" table:number-columns-repeated="10"/>
          <table:table-cell table:number-columns-repeated="1011"/>
        </table:table-row>
        <table:table-row table:style-name="ro1" table:number-rows-repeated="2">
          <table:table-cell/>
          <table:table-cell table:style-name="ce22"/>
          <table:table-cell table:style-name="ce19" table:number-columns-repeated="11"/>
          <table:table-cell table:number-columns-repeated="1011"/>
        </table:table-row>
        <table:table-row table:style-name="ro1" table:number-rows-repeated="20">
          <table:table-cell/>
          <table:table-cell table:style-name="ce22"/>
          <table:table-cell table:number-columns-repeated="1022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uble spool" table:style-name="ta1" table:print="false">
        <table:table-column table:style-name="co1" table:default-cell-style-name="ce1"/>
        <table:table-column table:style-name="co1" table:default-cell-style-name="ce4"/>
        <table:table-column table:style-name="co1" table:number-columns-repeated="11" table:default-cell-style-name="ce5"/>
        <table:table-column table:style-name="co1" table:default-cell-style-name="ce1"/>
        <table:table-row table:style-name="ro1">
          <table:table-cell/>
          <table:table-cell table:style-name="ce1" table:number-columns-repeated="12"/>
          <table:table-cell/>
        </table:table-row>
        <table:table-row table:style-name="ro2">
          <table:table-cell/>
          <table:table-cell office:value-type="string">
            <text:p>Parameters</text:p>
          </table:table-cell>
          <table:table-cell table:style-name="ce4" table:number-columns-repeated="4"/>
          <table:table-cell table:style-name="ce4" office:value-type="string">
            <text:p>ω low (rad/s)</text:p>
          </table:table-cell>
          <table:table-cell table:style-name="ce4" office:value-type="string">
            <text:p>ω high (rad/s)</text:p>
          </table:table-cell>
          <table:table-cell table:style-name="ce4" office:value-type="string">
            <text:p>Ma<text:span text:style-name="T1">1</text:span></text:p>
          </table:table-cell>
          <table:table-cell table:style-name="ce4" office:value-type="string">
            <text:p>γ</text:p>
          </table:table-cell>
          <table:table-cell table:style-name="ce4" office:value-type="string">
            <text:p>T1 (K)</text:p>
          </table:table-cell>
          <table:table-cell table:style-name="ce4" office:value-type="string">
            <text:p>R<text:span text:style-name="T1">air</text:span> (J/mol K)</text:p>
          </table:table-cell>
          <table:table-cell table:style-name="ce4" table:number-columns-repeated="2"/>
        </table:table-row>
        <table:table-row table:style-name="ro1">
          <table:table-cell table:number-columns-repeated="6"/>
          <table:table-cell office:value-type="float" office:value="3000">
            <text:p>3000</text:p>
          </table:table-cell>
          <table:table-cell office:value-type="float" office:value="5750">
            <text:p>5750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table:formula="of:= 300" office:value-type="float" office:value="300">
            <text:p>300</text:p>
          </table:table-cell>
          <table:table-cell office:value-type="float" office:value="287">
            <text:p>287</text:p>
          </table:table-cell>
          <table:table-cell/>
          <table:table-cell table:style-name="ce5"/>
        </table:table-row>
        <table:table-row table:style-name="ro1">
          <table:table-cell table:number-columns-repeated="2"/>
          <table:table-cell table:style-name="ce4" office:value-type="string">
            <text:p>Mass flow r</text:p>
          </table:table-cell>
          <table:table-cell table:style-name="ce4"/>
          <table:table-cell table:style-name="ce4" office:value-type="string">
            <text:p>Cp</text:p>
          </table:table-cell>
          <table:table-cell table:style-name="ce4"/>
          <table:table-cell table:style-name="ce4" office:value-type="string">
            <text:p>ω extra (rad/s)</text:p>
          </table:table-cell>
          <table:table-cell table:style-name="ce4" office:value-type="string">
            <text:p>efficiency</text:p>
          </table:table-cell>
          <table:table-cell table:style-name="ce4" office:value-type="string">
            <text:p>polytropic n</text:p>
          </table:table-cell>
          <table:table-cell table:style-name="ce4"/>
          <table:table-cell table:style-name="ce4" office:value-type="string">
            <text:p>Solidity R</text:p>
          </table:table-cell>
          <table:table-cell table:style-name="ce4" office:value-type="string">
            <text:p>Solidity S</text:p>
          </table:table-cell>
          <table:table-cell table:style-name="ce4" table:number-columns-repeated="2"/>
        </table:table-row>
        <table:table-row table:style-name="ro1">
          <table:table-cell table:number-columns-repeated="2"/>
          <table:table-cell table:formula="of:= [.C11]*[.C21]*[.C61]" office:value-type="float" office:value="1.21763010211524">
            <text:p>1.2176301021</text:p>
          </table:table-cell>
          <table:table-cell/>
          <table:table-cell office:value-type="float" office:value="1004.5">
            <text:p>1004.5</text:p>
          </table:table-cell>
          <table:table-cell/>
          <table:table-cell table:formula="of:=[.H3]" office:value-type="float" office:value="5750">
            <text:p>5750</text:p>
          </table:table-cell>
          <table:table-cell office:value-type="float" office:value="1">
            <text:p>1</text:p>
          </table:table-cell>
          <table:table-cell table:formula="of:= ( 1 - ( [.$J$3] -1 )/( [.$J$3] * [.H5] ) )^-1" office:value-type="float" office:value="1.4">
            <text:p>1.4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table:style-name="ce5"/>
        </table:table-row>
        <table:table-row table:style-name="ro1">
          <table:table-cell/>
          <table:table-cell table:style-name="ce1" table:number-columns-repeated="12"/>
          <table:table-cell/>
        </table:table-row>
        <table:table-row table:style-name="ro1">
          <table:table-cell/>
          <table:table-cell table:style-name="ce5" office:value-type="string">
            <text:p>Compressor</text:p>
          </table:table-cell>
          <table:table-cell table:style-name="ce4" office:value-type="string">
            <text:p>Stage 1</text:p>
          </table:table-cell>
          <table:table-cell table:style-name="ce4" office:value-type="string">
            <text:p>Stage 2</text:p>
          </table:table-cell>
          <table:table-cell table:style-name="ce4" office:value-type="string">
            <text:p>Stage 3</text:p>
          </table:table-cell>
          <table:table-cell table:style-name="ce4" office:value-type="string">
            <text:p>Transition</text:p>
          </table:table-cell>
          <table:table-cell table:style-name="ce4" office:value-type="string">
            <text:p>Stage 4</text:p>
          </table:table-cell>
          <table:table-cell table:style-name="ce4" office:value-type="string">
            <text:p>Stage 5</text:p>
          </table:table-cell>
          <table:table-cell table:style-name="ce4" office:value-type="string">
            <text:p>Stage 6</text:p>
          </table:table-cell>
          <table:table-cell table:style-name="ce4" office:value-type="string">
            <text:p>Stage 7</text:p>
          </table:table-cell>
          <table:table-cell table:style-name="ce4" office:value-type="string">
            <text:p>Stage 8</text:p>
          </table:table-cell>
          <table:table-cell table:style-name="ce4" office:value-type="string">
            <text:p>Stage 9</text:p>
          </table:table-cell>
          <table:table-cell table:style-name="ce4" office:value-type="string">
            <text:p>Stage 10</text:p>
          </table:table-cell>
          <table:table-cell/>
        </table:table-row>
        <table:table-row table:style-name="ro1">
          <table:table-cell/>
          <table:table-cell office:value-type="string">
            <text:p>Low-pressure</text:p>
          </table:table-cell>
          <table:table-cell office:value-type="float" office:value="1.1">
            <text:p>1.1</text:p>
          </table:table-cell>
          <table:table-cell table:number-columns-repeated="2" office:value-type="float" office:value="1.125">
            <text:p>1.125</text:p>
          </table:table-cell>
          <table:table-cell table:style-name="ce4" office:value-type="string">
            <text:p>Zone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>
            <text:p>High-pressure</text:p>
          </table:table-cell>
          <table:table-cell table:style-name="ce23" table:number-columns-repeated="4"/>
          <table:table-cell table:style-name="ce23" office:value-type="float" office:value="1.2">
            <text:p>1.2</text:p>
          </table:table-cell>
          <table:table-cell table:style-name="ce23" office:value-type="float" office:value="1.25">
            <text:p>1.25</text:p>
          </table:table-cell>
          <table:table-cell table:number-columns-repeated="5" table:style-name="ce23" office:value-type="float" office:value="1.3">
            <text:p>1.3</text:p>
          </table:table-cell>
          <table:table-cell/>
        </table:table-row>
        <table:table-row table:style-name="ro2">
          <table:table-cell/>
          <table:table-cell table:style-name="ce6" office:value-type="string">
            <text:p>Ma <text:span text:style-name="T1">axial 2</text:span></text:p>
          </table:table-cell>
          <table:table-cell table:formula="of:= [.C13]/(287*[.$J$3]*[.C25])^0.5" office:value-type="float" office:value="0.375129319709005">
            <text:p>0.3751293197</text:p>
          </table:table-cell>
          <table:table-cell table:formula="of:= [.D13]/(287*[.$J$3]*[.D25])^0.5" office:value-type="float" office:value="0.413093497167548">
            <text:p>0.4130934972</text:p>
          </table:table-cell>
          <table:table-cell table:formula="of:= [.E13]/(287*[.$J$3]*[.E25])^0.5" office:value-type="float" office:value="0.419036291556882">
            <text:p>0.4190362916</text:p>
          </table:table-cell>
          <table:table-cell/>
          <table:table-cell table:formula="of:= [.G13]/(287*[.$J$3]*[.G25])^0.5" office:value-type="float" office:value="0.64255362915813">
            <text:p>0.6425536292</text:p>
          </table:table-cell>
          <table:table-cell table:formula="of:= [.H13]/(287*[.$J$3]*[.H25])^0.5" office:value-type="float" office:value="0.625290826392862">
            <text:p>0.6252908264</text:p>
          </table:table-cell>
          <table:table-cell table:formula="of:= [.I13]/(287*[.$J$3]*[.I25])^0.5" office:value-type="float" office:value="0.620772377942716">
            <text:p>0.6207723779</text:p>
          </table:table-cell>
          <table:table-cell table:formula="of:= [.J13]/(287*[.$J$3]*[.J25])^0.5" office:value-type="float" office:value="0.613107503049198">
            <text:p>0.613107503</text:p>
          </table:table-cell>
          <table:table-cell table:formula="of:= [.K13]/(287*[.$J$3]*[.K25])^0.5" office:value-type="float" office:value="0.602145568965581">
            <text:p>0.602145569</text:p>
          </table:table-cell>
          <table:table-cell table:formula="of:= [.L13]/(287*[.$J$3]*[.L25])^0.5" office:value-type="float" office:value="0.589422455513593">
            <text:p>0.5894224555</text:p>
          </table:table-cell>
          <table:table-cell table:formula="of:= [.M13]/(287*[.$J$3]*[.M25])^0.5" office:value-type="float" office:value="0.575185288090789">
            <text:p>0.5751852881</text:p>
          </table:table-cell>
          <table:table-cell/>
        </table:table-row>
        <table:table-row table:style-name="ro1">
          <table:table-cell/>
          <table:table-cell table:style-name="ce6" office:value-type="string">
            <text:p>axial velocity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[.E11]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/>
        </table:table-row>
        <table:table-row table:style-name="ro1">
          <table:table-cell/>
          <table:table-cell table:style-name="ce6" office:value-type="string">
            <text:p>absolte vel. 1</text:p>
          </table:table-cell>
          <table:table-cell table:style-name="ce24" table:formula="of:=[.C11]/COS([.C55]/57.29577951)" office:value-type="float" office:value="98.272130332053">
            <text:p>98.2721303321</text:p>
          </table:table-cell>
          <table:table-cell table:style-name="ce24" table:formula="of:=[.D11]/COS([.D55]/57.29577951)" office:value-type="float" office:value="107.173979478776">
            <text:p>107.1739794788</text:p>
          </table:table-cell>
          <table:table-cell table:style-name="ce24" table:formula="of:=[.E11]/COS([.E55]/57.29577951)" office:value-type="float" office:value="109.542183663902">
            <text:p>109.5421836639</text:p>
          </table:table-cell>
          <table:table-cell table:style-name="ce24"/>
          <table:table-cell table:style-name="ce24" table:formula="of:=[.G11]/COS([.G55]/57.29577951)" office:value-type="float" office:value="175.802765222505">
            <text:p>175.8027652225</text:p>
          </table:table-cell>
          <table:table-cell table:style-name="ce24" table:formula="of:=[.H11]/COS([.H55]/57.29577951)" office:value-type="float" office:value="174.830514056294">
            <text:p>174.8305140563</text:p>
          </table:table-cell>
          <table:table-cell table:style-name="ce24" table:formula="of:=[.I11]/COS([.I55]/57.29577951)" office:value-type="float" office:value="179.395163880976">
            <text:p>179.395163881</text:p>
          </table:table-cell>
          <table:table-cell table:style-name="ce24" table:formula="of:=[.J11]/COS([.J55]/57.29577951)" office:value-type="float" office:value="183.669275799366">
            <text:p>183.6692757994</text:p>
          </table:table-cell>
          <table:table-cell table:style-name="ce24" table:formula="of:=[.K11]/COS([.K55]/57.29577951)" office:value-type="float" office:value="187.092906879112">
            <text:p>187.0929068791</text:p>
          </table:table-cell>
          <table:table-cell table:style-name="ce24" table:formula="of:=[.L11]/COS([.L55]/57.29577951)" office:value-type="float" office:value="189.674759834572">
            <text:p>189.6747598346</text:p>
          </table:table-cell>
          <table:table-cell table:style-name="ce24" table:formula="of:=[.M11]/COS([.M55]/57.29577951)" office:value-type="float" office:value="191.754908856088">
            <text:p>191.7549088561</text:p>
          </table:table-cell>
          <table:table-cell/>
        </table:table-row>
        <table:table-row table:style-name="ro1">
          <table:table-cell/>
          <table:table-cell table:style-name="ce6" office:value-type="string">
            <text:p>absolte vel. 2</text:p>
          </table:table-cell>
          <table:table-cell table:style-name="ce24" table:formula="of:=[.C11]/COS([.C56]/57.29577951)" office:value-type="float" office:value="133.021695974754">
            <text:p>133.0216959748</text:p>
          </table:table-cell>
          <table:table-cell table:style-name="ce24" table:formula="of:=[.D11]/COS([.D56]/57.29577951)" office:value-type="float" office:value="147.742291767956">
            <text:p>147.742291768</text:p>
          </table:table-cell>
          <table:table-cell table:style-name="ce24" table:formula="of:=[.E11]/COS([.E56]/57.29577951)" office:value-type="float" office:value="152.364445210367">
            <text:p>152.3644452104</text:p>
          </table:table-cell>
          <table:table-cell table:style-name="ce24"/>
          <table:table-cell table:style-name="ce24" table:formula="of:=[.G11]/COS([.G56]/57.29577951)" office:value-type="float" office:value="243.488882995582">
            <text:p>243.4888829956</text:p>
          </table:table-cell>
          <table:table-cell table:style-name="ce24" table:formula="of:=[.H11]/COS([.H56]/57.29577951)" office:value-type="float" office:value="242.022794208457">
            <text:p>242.0227942085</text:p>
          </table:table-cell>
          <table:table-cell table:style-name="ce24" table:formula="of:=[.I11]/COS([.I56]/57.29577951)" office:value-type="float" office:value="248.425688523748">
            <text:p>248.4256885237</text:p>
          </table:table-cell>
          <table:table-cell table:style-name="ce24" table:formula="of:=[.J11]/COS([.J56]/57.29577951)" office:value-type="float" office:value="254.350108378605">
            <text:p>254.3501083786</text:p>
          </table:table-cell>
          <table:table-cell table:style-name="ce24" table:formula="of:=[.K11]/COS([.K56]/57.29577951)" office:value-type="float" office:value="258.968624485929">
            <text:p>258.9686244859</text:p>
          </table:table-cell>
          <table:table-cell table:style-name="ce24" table:formula="of:=[.L11]/COS([.L56]/57.29577951)" office:value-type="float" office:value="262.813279821087">
            <text:p>262.8132798211</text:p>
          </table:table-cell>
          <table:table-cell table:style-name="ce24" table:formula="of:=[.M11]/COS([.M56]/57.29577951)" office:value-type="float" office:value="265.908014442756">
            <text:p>265.9080144428</text:p>
          </table:table-cell>
          <table:table-cell/>
        </table:table-row>
        <table:table-row table:style-name="ro1">
          <table:table-cell/>
          <table:table-cell table:style-name="ce7" office:value-type="string">
            <text:p>absolte vel. 3</text:p>
          </table:table-cell>
          <table:table-cell table:style-name="ce24" table:formula="of:=[.C11]/COS([.D55]/57.29577951)" office:value-type="float" office:value="107.173979478776">
            <text:p>107.1739794788</text:p>
          </table:table-cell>
          <table:table-cell table:style-name="ce24" table:formula="of:=[.D11]/COS([.E55]/57.29577951)" office:value-type="float" office:value="109.542183663902">
            <text:p>109.5421836639</text:p>
          </table:table-cell>
          <table:table-cell table:style-name="ce24" table:formula="of:=[.E11]/COS([.F55]/57.29577951)" office:value-type="float" office:value="69.4377418987686">
            <text:p>69.4377418988</text:p>
          </table:table-cell>
          <table:table-cell table:style-name="ce24"/>
          <table:table-cell table:style-name="ce24" table:formula="of:=[.G11]/COS([.H55]/57.29577951)" office:value-type="float" office:value="174.830514056294">
            <text:p>174.8305140563</text:p>
          </table:table-cell>
          <table:table-cell table:style-name="ce24" table:formula="of:=[.H11]/COS([.I55]/57.29577951)" office:value-type="float" office:value="179.395163880976">
            <text:p>179.395163881</text:p>
          </table:table-cell>
          <table:table-cell table:style-name="ce24" table:formula="of:=[.I11]/COS([.J55]/57.29577951)" office:value-type="float" office:value="183.669275799366">
            <text:p>183.6692757994</text:p>
          </table:table-cell>
          <table:table-cell table:style-name="ce24" table:formula="of:=[.J11]/COS([.K55]/57.29577951)" office:value-type="float" office:value="187.092906879112">
            <text:p>187.0929068791</text:p>
          </table:table-cell>
          <table:table-cell table:style-name="ce24" table:formula="of:=[.K11]/COS([.L55]/57.29577951)" office:value-type="float" office:value="189.674759834572">
            <text:p>189.6747598346</text:p>
          </table:table-cell>
          <table:table-cell table:style-name="ce24" table:formula="of:=[.L11]/COS([.M55]/57.29577951)" office:value-type="float" office:value="191.754908856088">
            <text:p>191.7549088561</text:p>
          </table:table-cell>
          <table:table-cell table:style-name="ce24" table:formula="of:=[.M11]/COS([.N55]/57.29577951)" office:value-type="float" office:value="69.4377418987686">
            <text:p>69.4377418988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tic 1</text:p>
          </table:table-cell>
          <table:table-cell table:style-name="ce25" office:value-type="float" office:value="103.15">
            <text:p>103.15</text:p>
          </table:table-cell>
          <table:table-cell table:style-name="ce25" table:formula="of:=[.C17]" office:value-type="float" office:value="113.733544376676">
            <text:p>113.7335443767</text:p>
          </table:table-cell>
          <table:table-cell table:style-name="ce25" table:formula="of:=[.D17]" office:value-type="float" office:value="126.899954000891">
            <text:p>126.8999540009</text:p>
          </table:table-cell>
          <table:table-cell table:style-name="ce25" table:formula="of:=[.E17]" office:value-type="float" office:value="142.670863678387">
            <text:p>142.6708636784</text:p>
          </table:table-cell>
          <table:table-cell table:style-name="ce25" table:formula="of:=[.E17]" office:value-type="float" office:value="142.670863678387">
            <text:p>142.6708636784</text:p>
          </table:table-cell>
          <table:table-cell table:style-name="ce25" table:formula="of:=[.G17]" office:value-type="float" office:value="155.340520255747">
            <text:p>155.3405202557</text:p>
          </table:table-cell>
          <table:table-cell table:style-name="ce25" table:formula="of:=[.H17]" office:value-type="float" office:value="196.595444676051">
            <text:p>196.5954446761</text:p>
          </table:table-cell>
          <table:table-cell table:style-name="ce25" table:formula="of:=[.I17]" office:value-type="float" office:value="256.510739700583">
            <text:p>256.5107397006</text:p>
          </table:table-cell>
          <table:table-cell table:style-name="ce25" table:formula="of:=[.J17]" office:value-type="float" office:value="334.876711926694">
            <text:p>334.8767119267</text:p>
          </table:table-cell>
          <table:table-cell table:style-name="ce25" table:formula="of:=[.K17]" office:value-type="float" office:value="437.764309639369">
            <text:p>437.7643096394</text:p>
          </table:table-cell>
          <table:table-cell table:style-name="ce25" table:formula="of:=[.L17]" office:value-type="float" office:value="572.870260650383">
            <text:p>572.8702606504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tic 2</text:p>
          </table:table-cell>
          <table:table-cell table:style-name="ce25" table:formula="of:= [.C15]*([.C25]/[.C24])^([.$I$5]/([.$I$5]-1))" office:value-type="float" office:value="113.119407122335">
            <text:p>113.1194071223</text:p>
          </table:table-cell>
          <table:table-cell table:style-name="ce25" table:formula="of:= [.D15]*([.D25]/[.D24])^([.$I$5]/([.$I$5]-1))" office:value-type="float" office:value="120.56268646226">
            <text:p>120.5626864623</text:p>
          </table:table-cell>
          <table:table-cell table:style-name="ce25" table:formula="of:= [.E15]*([.E25]/[.E24])^([.$I$5]/([.$I$5]-1))" office:value-type="float" office:value="134.518123070402">
            <text:p>134.5181230704</text:p>
          </table:table-cell>
          <table:table-cell table:style-name="ce25" table:formula="of:=([.F15]+[.F17])/2" office:value-type="float" office:value="142.670863678387">
            <text:p>142.6708636784</text:p>
          </table:table-cell>
          <table:table-cell table:style-name="ce25" table:formula="of:= [.G15]*([.G25]/[.G24])^([.$I$5]/([.$I$5]-1))" office:value-type="float" office:value="179.88506977058">
            <text:p>179.8850697706</text:p>
          </table:table-cell>
          <table:table-cell table:style-name="ce25" table:formula="of:= [.H15]*([.H25]/[.H24])^([.$I$5]/([.$I$5]-1))" office:value-type="float" office:value="173.169621608012">
            <text:p>173.169621608</text:p>
          </table:table-cell>
          <table:table-cell table:style-name="ce25" table:formula="of:= [.I15]*([.I25]/[.I24])^([.$I$5]/([.$I$5]-1))" office:value-type="float" office:value="223.478978058737">
            <text:p>223.4789780587</text:p>
          </table:table-cell>
          <table:table-cell table:style-name="ce25" table:formula="of:= [.J15]*([.J25]/[.J24])^([.$I$5]/([.$I$5]-1))" office:value-type="float" office:value="291.626608076867">
            <text:p>291.6266080769</text:p>
          </table:table-cell>
          <table:table-cell table:style-name="ce25" table:formula="of:= [.K15]*([.K25]/[.K24])^([.$I$5]/([.$I$5]-1))" office:value-type="float" office:value="380.790840873957">
            <text:p>380.790840874</text:p>
          </table:table-cell>
          <table:table-cell table:style-name="ce25" table:formula="of:= [.L15]*([.L25]/[.L24])^([.$I$5]/([.$I$5]-1))" office:value-type="float" office:value="497.897339283988">
            <text:p>497.897339284</text:p>
          </table:table-cell>
          <table:table-cell table:style-name="ce25" table:formula="of:= [.M15]*([.M25]/[.M24])^([.$I$5]/([.$I$5]-1))" office:value-type="float" office:value="651.71997365247">
            <text:p>651.7199736525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tic 3</text:p>
          </table:table-cell>
          <table:table-cell table:style-name="ce25" table:formula="of:=[.C30]-([.C23]*[.C12]^2*0.0005)" office:value-type="float" office:value="113.733544376676">
            <text:p>113.7335443767</text:p>
          </table:table-cell>
          <table:table-cell table:style-name="ce25" table:formula="of:=[.D30]-([.D23]*[.D12]^2*0.0005)" office:value-type="float" office:value="126.899954000891">
            <text:p>126.8999540009</text:p>
          </table:table-cell>
          <table:table-cell table:style-name="ce25" table:formula="of:=[.E30]-([.E23]*[.E12]^2*0.0005)" office:value-type="float" office:value="142.670863678387">
            <text:p>142.6708636784</text:p>
          </table:table-cell>
          <table:table-cell table:style-name="ce25" table:formula="of:=[.G15]" office:value-type="float" office:value="142.670863678387">
            <text:p>142.6708636784</text:p>
          </table:table-cell>
          <table:table-cell table:style-name="ce25" table:formula="of:=[.G30]-([.G23]*[.G12]^2*0.0005)" office:value-type="float" office:value="155.340520255747">
            <text:p>155.3405202557</text:p>
          </table:table-cell>
          <table:table-cell table:style-name="ce25" table:formula="of:=[.H30]-([.H23]*[.H12]^2*0.0005)" office:value-type="float" office:value="196.595444676051">
            <text:p>196.5954446761</text:p>
          </table:table-cell>
          <table:table-cell table:style-name="ce25" table:formula="of:=[.I30]-([.I23]*[.I12]^2*0.0005)" office:value-type="float" office:value="256.510739700583">
            <text:p>256.5107397006</text:p>
          </table:table-cell>
          <table:table-cell table:style-name="ce25" table:formula="of:=[.J30]-([.J23]*[.J12]^2*0.0005)" office:value-type="float" office:value="334.876711926694">
            <text:p>334.8767119267</text:p>
          </table:table-cell>
          <table:table-cell table:style-name="ce25" table:formula="of:=[.K30]-([.K23]*[.K12]^2*0.0005)" office:value-type="float" office:value="437.764309639369">
            <text:p>437.7643096394</text:p>
          </table:table-cell>
          <table:table-cell table:style-name="ce25" table:formula="of:=[.L30]-([.L23]*[.L12]^2*0.0005)" office:value-type="float" office:value="572.870260650383">
            <text:p>572.8702606504</text:p>
          </table:table-cell>
          <table:table-cell table:style-name="ce25" table:formula="of:=[.M30]-([.M23]*[.M12]^2*0.0005)" office:value-type="float" office:value="749.949522590123">
            <text:p>749.9495225901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ic 1</text:p>
          </table:table-cell>
          <table:table-cell table:style-name="ce26" office:value-type="float" office:value="300">
            <text:p>300</text:p>
          </table:table-cell>
          <table:table-cell table:style-name="ce26" table:formula="of:=[.D24]-(0.5*[.D12]^2/[.$E$5])" office:value-type="float" office:value="307.37136493987">
            <text:p>307.3713649399</text:p>
          </table:table-cell>
          <table:table-cell table:style-name="ce26" table:formula="of:=[.E24]-(0.5*[.E12]^2/[.$E$5])" office:value-type="float" office:value="317.635666976026">
            <text:p>317.635666976</text:p>
          </table:table-cell>
          <table:table-cell table:style-name="ce26"/>
          <table:table-cell table:style-name="ce26" table:formula="of:=[.E20]" office:value-type="float" office:value="328.506728605173">
            <text:p>328.5067286052</text:p>
          </table:table-cell>
          <table:table-cell table:style-name="ce26" table:formula="of:=[.H24]-(0.5*[.H12]^2/[.$E$5])" office:value-type="float" office:value="346.242500790457">
            <text:p>346.2425007905</text:p>
          </table:table-cell>
          <table:table-cell table:style-name="ce26" table:formula="of:=[.I24]-(0.5*[.I12]^2/[.$E$5])" office:value-type="float" office:value="368.231347829847">
            <text:p>368.2313478298</text:p>
          </table:table-cell>
          <table:table-cell table:style-name="ce26" table:formula="of:=[.J24]-(0.5*[.J12]^2/[.$E$5])" office:value-type="float" office:value="396.12292799235">
            <text:p>396.1229279924</text:p>
          </table:table-cell>
          <table:table-cell table:style-name="ce26" table:formula="of:=[.K24]-(0.5*[.K12]^2/[.$E$5])" office:value-type="float" office:value="426.326234238702">
            <text:p>426.3262342387</text:p>
          </table:table-cell>
          <table:table-cell table:style-name="ce26" table:formula="of:=[.L24]-(0.5*[.L12]^2/[.$E$5])" office:value-type="float" office:value="459.028269571852">
            <text:p>459.0282695719</text:p>
          </table:table-cell>
          <table:table-cell table:style-name="ce26" table:formula="of:=[.M24]-(0.5*[.M12]^2/[.$E$5])" office:value-type="float" office:value="494.365170573536">
            <text:p>494.3651705735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ic 2</text:p>
          </table:table-cell>
          <table:table-cell table:style-name="ce26" table:formula="of:=[.C18]+([.C52] * [.C38] / [.$E$5])" office:value-type="float" office:value="304.14084679978">
            <text:p>304.1408467998</text:p>
          </table:table-cell>
          <table:table-cell table:style-name="ce26" table:formula="of:=[.D18]+([.D52] * [.D38] / [.$E$5])" office:value-type="float" office:value="312.63124819402">
            <text:p>312.631248194</text:p>
          </table:table-cell>
          <table:table-cell table:style-name="ce26" table:formula="of:=[.E18]+([.E52] * [.E38] / [.$E$5])" office:value-type="float" office:value="323.0711977906">
            <text:p>323.0711977906</text:p>
          </table:table-cell>
          <table:table-cell table:style-name="ce26"/>
          <table:table-cell table:style-name="ce26" table:formula="of:=[.G18]+([.G52] * [.G38] / [.$E$5])" office:value-type="float" office:value="341.995375933089">
            <text:p>341.9953759331</text:p>
          </table:table-cell>
          <table:table-cell table:style-name="ce26" table:formula="of:=[.H18]+([.H52] * [.H38] / [.$E$5])" office:value-type="float" office:value="357.639342473092">
            <text:p>357.6393424731</text:p>
          </table:table-cell>
          <table:table-cell table:style-name="ce26" table:formula="of:=[.I18]+([.I52] * [.I38] / [.$E$5])" office:value-type="float" office:value="382.563344493673">
            <text:p>382.5633444937</text:p>
          </table:table-cell>
          <table:table-cell table:style-name="ce26" table:formula="of:=[.J18]+([.J52] * [.J38] / [.$E$5])" office:value-type="float" office:value="411.540497723742">
            <text:p>411.5404977237</text:p>
          </table:table-cell>
          <table:table-cell table:style-name="ce26" table:formula="of:=[.K18]+([.K52] * [.K38] / [.$E$5])" office:value-type="float" office:value="442.91935213271">
            <text:p>442.9193521327</text:p>
          </table:table-cell>
          <table:table-cell table:style-name="ce26" table:formula="of:=[.L18]+([.L52] * [.L38] / [.$E$5])" office:value-type="float" office:value="476.894189100097">
            <text:p>476.8941891001</text:p>
          </table:table-cell>
          <table:table-cell table:style-name="ce26" table:formula="of:=[.M18]+([.M52] * [.M38] / [.$E$5])" office:value-type="float" office:value="513.606443803336">
            <text:p>513.6064438033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ic 3</text:p>
          </table:table-cell>
          <table:table-cell table:style-name="ce26" table:formula="of:= [.C18]*( [.C8] )^( ([.$I$5] -1)/[.$I$5])" office:value-type="float" office:value="308.28169359956">
            <text:p>308.2816935996</text:p>
          </table:table-cell>
          <table:table-cell table:style-name="ce26" table:formula="of:= [.D18]*( [.D8] )^( ([.$I$5] -1)/[.$I$5])" office:value-type="float" office:value="317.891131448171">
            <text:p>317.8911314482</text:p>
          </table:table-cell>
          <table:table-cell table:style-name="ce26" table:formula="of:= [.E18]*( [.E8] )^( ([.$I$5] -1)/[.$I$5])" office:value-type="float" office:value="328.506728605173">
            <text:p>328.5067286052</text:p>
          </table:table-cell>
          <table:table-cell table:style-name="ce26"/>
          <table:table-cell table:style-name="ce26" table:formula="of:= [.G18]*( [.G9] )^( ([.$I$5] -1)/[.$I$5])" office:value-type="float" office:value="346.072812580058">
            <text:p>346.0728125801</text:p>
          </table:table-cell>
          <table:table-cell table:style-name="ce26" table:formula="of:= [.H18]*( [.H9] )^( ([.$I$5] -1)/[.$I$5])" office:value-type="float" office:value="369.036184155728">
            <text:p>369.0361841557</text:p>
          </table:table-cell>
          <table:table-cell table:style-name="ce26" table:formula="of:= [.I18]*( [.I9] )^( ([.$I$5] -1)/[.$I$5])" office:value-type="float" office:value="396.895341157498">
            <text:p>396.8953411575</text:p>
          </table:table-cell>
          <table:table-cell table:style-name="ce26" table:formula="of:= [.J18]*( [.J9] )^( ([.$I$5] -1)/[.$I$5])" office:value-type="float" office:value="426.958067455134">
            <text:p>426.9580674551</text:p>
          </table:table-cell>
          <table:table-cell table:style-name="ce26" table:formula="of:= [.K18]*( [.K9] )^( ([.$I$5] -1)/[.$I$5])" office:value-type="float" office:value="459.512470026718">
            <text:p>459.5124700267</text:p>
          </table:table-cell>
          <table:table-cell table:style-name="ce26" table:formula="of:= [.L18]*( [.L9] )^( ([.$I$5] -1)/[.$I$5])" office:value-type="float" office:value="494.760108628342">
            <text:p>494.7601086283</text:p>
          </table:table-cell>
          <table:table-cell table:style-name="ce26" table:formula="of:= [.M18]*( [.M9] )^( ([.$I$5] -1)/[.$I$5])" office:value-type="float" office:value="532.847717033135">
            <text:p>532.8477170331</text:p>
          </table:table-cell>
          <table:table-cell/>
        </table:table-row>
        <table:table-row table:style-name="ro1">
          <table:table-cell/>
          <table:table-cell table:style-name="ce8" office:value-type="string">
            <text:p>rho1</text:p>
          </table:table-cell>
          <table:table-cell table:style-name="ce27" office:value-type="float" office:value="1.204">
            <text:p>1.204</text:p>
          </table:table-cell>
          <table:table-cell table:style-name="ce27" table:formula="of:=[.C23]" office:value-type="float" office:value="1.28882125747011">
            <text:p>1.2888212575</text:p>
          </table:table-cell>
          <table:table-cell table:style-name="ce27" table:formula="of:=[.D23]" office:value-type="float" office:value="1.4019425162189">
            <text:p>1.4019425162</text:p>
          </table:table-cell>
          <table:table-cell table:style-name="ce27"/>
          <table:table-cell table:style-name="ce27" table:formula="of:=[.E23]" office:value-type="float" office:value="1.52499255221801">
            <text:p>1.5249925522</text:p>
          </table:table-cell>
          <table:table-cell table:style-name="ce27" table:formula="of:=[.G23]" office:value-type="float" office:value="1.73710374094354">
            <text:p>1.7371037409</text:p>
          </table:table-cell>
          <table:table-cell table:style-name="ce27" table:formula="of:=[.H23]" office:value-type="float" office:value="2.0372634487481">
            <text:p>2.0372634487</text:p>
          </table:table-cell>
          <table:table-cell table:style-name="ce27" table:formula="of:=[.I23]" office:value-type="float" office:value="2.45717055397507">
            <text:p>2.457170554</text:p>
          </table:table-cell>
          <table:table-cell table:style-name="ce27" table:formula="of:=[.J23]" office:value-type="float" office:value="2.96362610099952">
            <text:p>2.963626101</text:p>
          </table:table-cell>
          <table:table-cell table:style-name="ce27" table:formula="of:=[.K23]" office:value-type="float" office:value="3.57446887531548">
            <text:p>3.5744688753</text:p>
          </table:table-cell>
          <table:table-cell table:style-name="ce27" table:formula="of:=[.L23]" office:value-type="float" office:value="4.31121447347559">
            <text:p>4.3112144735</text:p>
          </table:table-cell>
          <table:table-cell/>
        </table:table-row>
        <table:table-row table:style-name="ro1">
          <table:table-cell/>
          <table:table-cell table:style-name="ce8" office:value-type="string">
            <text:p>rho2</text:p>
          </table:table-cell>
          <table:table-cell table:style-name="ce27" table:formula="of:= [.C21]*([.C18]/[.C19])^(1/(1-[.$I$5]))" office:value-type="float" office:value="1.24597757813319">
            <text:p>1.2459775781</text:p>
          </table:table-cell>
          <table:table-cell table:style-name="ce27" table:formula="of:= [.D21]*([.D18]/[.D19])^(1/(1-[.$I$5]))" office:value-type="float" office:value="1.34466821052077">
            <text:p>1.3446682105</text:p>
          </table:table-cell>
          <table:table-cell table:style-name="ce27" table:formula="of:= [.E21]*([.E18]/[.E19])^(1/(1-[.$I$5]))" office:value-type="float" office:value="1.46269121773914">
            <text:p>1.4626912177</text:p>
          </table:table-cell>
          <table:table-cell table:style-name="ce27"/>
          <table:table-cell table:style-name="ce27" table:formula="of:= [.G21]*([.G18]/[.G19])^(1/(1-[.$I$5]))" office:value-type="float" office:value="1.68638850946984">
            <text:p>1.6863885095</text:p>
          </table:table-cell>
          <table:table-cell table:style-name="ce27" table:formula="of:= [.H21]*([.H18]/[.H19])^(1/(1-[.$I$5]))" office:value-type="float" office:value="1.88359719610526">
            <text:p>1.8835971961</text:p>
          </table:table-cell>
          <table:table-cell table:style-name="ce27" table:formula="of:= [.I21]*([.I18]/[.I19])^(1/(1-[.$I$5]))" office:value-type="float" office:value="2.24131908044038">
            <text:p>2.2413190804</text:p>
          </table:table-cell>
          <table:table-cell table:style-name="ce27" table:formula="of:= [.J21]*([.J18]/[.J19])^(1/(1-[.$I$5]))" office:value-type="float" office:value="2.70328476658472">
            <text:p>2.7032847666</text:p>
          </table:table-cell>
          <table:table-cell table:style-name="ce27" table:formula="of:= [.K21]*([.K18]/[.K19])^(1/(1-[.$I$5]))" office:value-type="float" office:value="3.26046772769773">
            <text:p>3.2604677277</text:p>
          </table:table-cell>
          <table:table-cell table:style-name="ce27" table:formula="of:= [.L21]*([.L18]/[.L19])^(1/(1-[.$I$5]))" office:value-type="float" office:value="3.93249351114013">
            <text:p>3.9324935111</text:p>
          </table:table-cell>
          <table:table-cell table:style-name="ce27" table:formula="of:= [.M21]*([.M18]/[.M19])^(1/(1-[.$I$5]))" office:value-type="float" office:value="4.74303275072715">
            <text:p>4.7430327507</text:p>
          </table:table-cell>
          <table:table-cell/>
        </table:table-row>
        <table:table-row table:style-name="ro1">
          <table:table-cell/>
          <table:table-cell table:style-name="ce8" office:value-type="string">
            <text:p>rho3</text:p>
          </table:table-cell>
          <table:table-cell table:style-name="ce27" table:formula="of:= [.C21]*([.C18]/[.C20])^(1/(1-[.$I$5]))" office:value-type="float" office:value="1.28882125747011">
            <text:p>1.2888212575</text:p>
          </table:table-cell>
          <table:table-cell table:style-name="ce27" table:formula="of:= [.D21]*([.D18]/[.D20])^(1/(1-[.$I$5]))" office:value-type="float" office:value="1.4019425162189">
            <text:p>1.4019425162</text:p>
          </table:table-cell>
          <table:table-cell table:style-name="ce27" table:formula="of:= [.E21]*([.E18]/[.E20])^(1/(1-[.$I$5]))" office:value-type="float" office:value="1.52499255221801">
            <text:p>1.5249925522</text:p>
          </table:table-cell>
          <table:table-cell table:style-name="ce27"/>
          <table:table-cell table:style-name="ce27" table:formula="of:= [.G21]*([.G18]/[.G20])^(1/(1-[.$I$5]))" office:value-type="float" office:value="1.73710374094354">
            <text:p>1.7371037409</text:p>
          </table:table-cell>
          <table:table-cell table:style-name="ce27" table:formula="of:= [.H21]*([.H18]/[.H20])^(1/(1-[.$I$5]))" office:value-type="float" office:value="2.0372634487481">
            <text:p>2.0372634487</text:p>
          </table:table-cell>
          <table:table-cell table:style-name="ce27" table:formula="of:= [.I21]*([.I18]/[.I20])^(1/(1-[.$I$5]))" office:value-type="float" office:value="2.45717055397507">
            <text:p>2.457170554</text:p>
          </table:table-cell>
          <table:table-cell table:style-name="ce27" table:formula="of:= [.J21]*([.J18]/[.J20])^(1/(1-[.$I$5]))" office:value-type="float" office:value="2.96362610099952">
            <text:p>2.963626101</text:p>
          </table:table-cell>
          <table:table-cell table:style-name="ce27" table:formula="of:= [.K21]*([.K18]/[.K20])^(1/(1-[.$I$5]))" office:value-type="float" office:value="3.57446887531548">
            <text:p>3.5744688753</text:p>
          </table:table-cell>
          <table:table-cell table:style-name="ce27" table:formula="of:= [.L21]*([.L18]/[.L20])^(1/(1-[.$I$5]))" office:value-type="float" office:value="4.31121447347559">
            <text:p>4.3112144735</text:p>
          </table:table-cell>
          <table:table-cell table:style-name="ce27" table:formula="of:= [.M21]*([.M18]/[.M20])^(1/(1-[.$I$5]))" office:value-type="float" office:value="5.19981314277494">
            <text:p>5.1998131428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g. 1</text:p>
          </table:table-cell>
          <table:table-cell table:style-name="ce26" table:formula="of:= [.C18]+( [.C12]^2/( 2 * [.$E$5] ) )" office:value-type="float" office:value="304.807073967148">
            <text:p>304.8070739671</text:p>
          </table:table-cell>
          <table:table-cell table:style-name="ce30" table:formula="of:=[.C26]" office:value-type="float" office:value="313.088767566708">
            <text:p>313.0887675667</text:p>
          </table:table-cell>
          <table:table-cell table:style-name="ce30" table:formula="of:=[.D26]" office:value-type="float" office:value="323.608534075009">
            <text:p>323.608534075</text:p>
          </table:table-cell>
          <table:table-cell table:style-name="ce32"/>
          <table:table-cell table:style-name="ce30" table:formula="of:=[.E26]" office:value-type="float" office:value="334.479595704156">
            <text:p>334.4795957042</text:p>
          </table:table-cell>
          <table:table-cell table:style-name="ce30" table:formula="of:=[.G26]" office:value-type="float" office:value="361.456890359988">
            <text:p>361.45689036</text:p>
          </table:table-cell>
          <table:table-cell table:style-name="ce30" table:formula="of:=[.H26]" office:value-type="float" office:value="384.250573725259">
            <text:p>384.2505737253</text:p>
          </table:table-cell>
          <table:table-cell table:style-name="ce30" table:formula="of:=[.I26]" office:value-type="float" office:value="412.91456705291">
            <text:p>412.9145670529</text:p>
          </table:table-cell>
          <table:table-cell table:style-name="ce30" table:formula="of:=[.J26]" office:value-type="float" office:value="443.749706515693">
            <text:p>443.7497065157</text:p>
          </table:table-cell>
          <table:table-cell table:style-name="ce30" table:formula="of:=[.K26]" office:value-type="float" office:value="476.93594230371">
            <text:p>476.9359423037</text:p>
          </table:table-cell>
          <table:table-cell table:style-name="ce30" table:formula="of:=[.L26]" office:value-type="float" office:value="512.6677813602">
            <text:p>512.6677813602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g. 2</text:p>
          </table:table-cell>
          <table:table-cell table:style-name="ce26" table:formula="of:=[.C19]+(0.5 * [.C13]^2 / [.$E$5])" office:value-type="float" office:value="312.948597720636">
            <text:p>312.9485977206</text:p>
          </table:table-cell>
          <table:table-cell table:style-name="ce26" table:formula="of:=[.D19]+(0.5 * [.D12]^2 / [.$E$5])" office:value-type="float" office:value="318.348650820858">
            <text:p>318.3486508209</text:p>
          </table:table-cell>
          <table:table-cell table:style-name="ce26" table:formula="of:=[.E19]+(0.5 * [.E12]^2 / [.$E$5])" office:value-type="float" office:value="329.044064889582">
            <text:p>329.0440648896</text:p>
          </table:table-cell>
          <table:table-cell table:style-name="ce26"/>
          <table:table-cell table:style-name="ce26" table:formula="of:=[.G19]+(0.5 * [.G12]^2 / [.$E$5])" office:value-type="float" office:value="357.379453713019">
            <text:p>357.379453713</text:p>
          </table:table-cell>
          <table:table-cell table:style-name="ce26" table:formula="of:=[.H19]+(0.5 * [.H12]^2 / [.$E$5])" office:value-type="float" office:value="372.853732042623">
            <text:p>372.8537320426</text:p>
          </table:table-cell>
          <table:table-cell table:style-name="ce26" table:formula="of:=[.I19]+(0.5 * [.I12]^2 / [.$E$5])" office:value-type="float" office:value="398.582570389084">
            <text:p>398.5825703891</text:p>
          </table:table-cell>
          <table:table-cell table:style-name="ce26" table:formula="of:=[.J19]+(0.5 * [.J12]^2 / [.$E$5])" office:value-type="float" office:value="428.332136784301">
            <text:p>428.3321367843</text:p>
          </table:table-cell>
          <table:table-cell table:style-name="ce26" table:formula="of:=[.K19]+(0.5 * [.K12]^2 / [.$E$5])" office:value-type="float" office:value="460.342824409702">
            <text:p>460.3428244097</text:p>
          </table:table-cell>
          <table:table-cell table:style-name="ce26" table:formula="of:=[.L19]+(0.5 * [.L12]^2 / [.$E$5])" office:value-type="float" office:value="494.801861831955">
            <text:p>494.801861832</text:p>
          </table:table-cell>
          <table:table-cell table:style-name="ce26" table:formula="of:=[.M19]+(0.5 * [.M12]^2 / [.$E$5])" office:value-type="float" office:value="531.909054589999">
            <text:p>531.90905459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g. 3</text:p>
          </table:table-cell>
          <table:table-cell table:style-name="ce26" table:formula="of:= [.C20]+( ( [.C12]^2 * 0.5 )/[.$E$5] )" office:value-type="float" office:value="313.088767566708">
            <text:p>313.0887675667</text:p>
          </table:table-cell>
          <table:table-cell table:style-name="ce26" table:formula="of:= [.D20]+( ( [.D12]^2 * 0.5 )/[.$E$5] )" office:value-type="float" office:value="323.608534075009">
            <text:p>323.608534075</text:p>
          </table:table-cell>
          <table:table-cell table:style-name="ce26" table:formula="of:= [.E20]+( ( [.E12]^2 * 0.5 )/[.$E$5] )" office:value-type="float" office:value="334.479595704156">
            <text:p>334.4795957042</text:p>
          </table:table-cell>
          <table:table-cell table:style-name="ce26"/>
          <table:table-cell table:style-name="ce26" table:formula="of:= [.G20]+( ( [.G12]^2 * 0.5 )/[.$E$5] )" office:value-type="float" office:value="361.456890359988">
            <text:p>361.45689036</text:p>
          </table:table-cell>
          <table:table-cell table:style-name="ce26" table:formula="of:= [.H20]+( ( [.H12]^2 * 0.5 )/[.$E$5] )" office:value-type="float" office:value="384.250573725259">
            <text:p>384.2505737253</text:p>
          </table:table-cell>
          <table:table-cell table:style-name="ce26" table:formula="of:= [.I20]+( ( [.I12]^2 * 0.5 )/[.$E$5] )" office:value-type="float" office:value="412.91456705291">
            <text:p>412.9145670529</text:p>
          </table:table-cell>
          <table:table-cell table:style-name="ce26" table:formula="of:= [.J20]+( ( [.J12]^2 * 0.5 )/[.$E$5] )" office:value-type="float" office:value="443.749706515693">
            <text:p>443.7497065157</text:p>
          </table:table-cell>
          <table:table-cell table:style-name="ce26" table:formula="of:= [.K20]+( ( [.K12]^2 * 0.5 )/[.$E$5] )" office:value-type="float" office:value="476.93594230371">
            <text:p>476.9359423037</text:p>
          </table:table-cell>
          <table:table-cell table:style-name="ce26" table:formula="of:= [.L20]+( ( [.L12]^2 * 0.5 )/[.$E$5] )" office:value-type="float" office:value="512.6677813602">
            <text:p>512.6677813602</text:p>
          </table:table-cell>
          <table:table-cell table:style-name="ce26" table:formula="of:= [.M20]+( ( [.M12]^2 * 0.5 )/[.$E$5] )" office:value-type="float" office:value="551.150327819798">
            <text:p>551.1503278198</text:p>
          </table:table-cell>
          <table:table-cell/>
        </table:table-row>
        <table:table-row table:style-name="ro1">
          <table:table-cell/>
          <table:table-cell table:style-name="ce6" office:value-type="string">
            <text:p>detla T stag.</text:p>
          </table:table-cell>
          <table:table-cell table:formula="of:= [.C38]/[.$E$5]" office:value-type="float" office:value="8.28169359955979">
            <text:p>8.2816935996</text:p>
          </table:table-cell>
          <table:table-cell table:formula="of:= [.D38]/[.$E$5]" office:value-type="float" office:value="10.5197665083012">
            <text:p>10.5197665083</text:p>
          </table:table-cell>
          <table:table-cell table:formula="of:= [.E38]/[.$E$5]" office:value-type="float" office:value="10.8710616291469">
            <text:p>10.8710616291</text:p>
          </table:table-cell>
          <table:table-cell/>
          <table:table-cell table:formula="of:= [.G38]/[.$E$5]" office:value-type="float" office:value="26.9772946558321">
            <text:p>26.9772946558</text:p>
          </table:table-cell>
          <table:table-cell table:formula="of:= [.H38]/[.$E$5]" office:value-type="float" office:value="22.7936833652714">
            <text:p>22.7936833653</text:p>
          </table:table-cell>
          <table:table-cell table:formula="of:= [.I38]/[.$E$5]" office:value-type="float" office:value="28.6639933276505">
            <text:p>28.6639933277</text:p>
          </table:table-cell>
          <table:table-cell table:formula="of:= [.J38]/[.$E$5]" office:value-type="float" office:value="30.8351394627835">
            <text:p>30.8351394628</text:p>
          </table:table-cell>
          <table:table-cell table:formula="of:= [.K38]/[.$E$5]" office:value-type="float" office:value="33.1862357880166">
            <text:p>33.186235788</text:p>
          </table:table-cell>
          <table:table-cell table:formula="of:= [.L38]/[.$E$5]" office:value-type="float" office:value="35.73183905649">
            <text:p>35.7318390565</text:p>
          </table:table-cell>
          <table:table-cell table:formula="of:= [.M38]/[.$E$5]" office:value-type="float" office:value="38.4825464595984">
            <text:p>38.4825464596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g. 1</text:p>
          </table:table-cell>
          <table:table-cell table:style-name="ce25" table:formula="of:= [.C15]*( [.C24]/[.C18] )^( [.$I$5]/( [.$I$5]-1 ) )" office:value-type="float" office:value="109.051711870714">
            <text:p>109.0517118707</text:p>
          </table:table-cell>
          <table:table-cell table:style-name="ce25" table:formula="of:=[.C30]" office:value-type="float" office:value="119.956883057785">
            <text:p>119.9568830578</text:p>
          </table:table-cell>
          <table:table-cell table:style-name="ce25" table:formula="of:=[.D30]" office:value-type="float" office:value="134.951493440008">
            <text:p>134.95149344</text:p>
          </table:table-cell>
          <table:table-cell table:style-name="ce25" table:formula="of:=[.E30]" office:value-type="float" office:value="151.820430120009">
            <text:p>151.82043012</text:p>
          </table:table-cell>
          <table:table-cell table:style-name="ce25" table:formula="of:=[.E30]" office:value-type="float" office:value="151.820430120009">
            <text:p>151.82043012</text:p>
          </table:table-cell>
          <table:table-cell table:style-name="ce25" table:formula="of:=[.G30]" office:value-type="float" office:value="182.184516144011">
            <text:p>182.184516144</text:p>
          </table:table-cell>
          <table:table-cell table:style-name="ce25" table:formula="of:=[.H30]" office:value-type="float" office:value="227.730645180014">
            <text:p>227.73064518</text:p>
          </table:table-cell>
          <table:table-cell table:style-name="ce25" table:formula="of:=[.I30]" office:value-type="float" office:value="296.049838734018">
            <text:p>296.049838734</text:p>
          </table:table-cell>
          <table:table-cell table:style-name="ce25" table:formula="of:=[.J30]" office:value-type="float" office:value="384.864790354224">
            <text:p>384.8647903542</text:p>
          </table:table-cell>
          <table:table-cell table:style-name="ce25" table:formula="of:=[.K30]" office:value-type="float" office:value="500.324227460491">
            <text:p>500.3242274605</text:p>
          </table:table-cell>
          <table:table-cell table:style-name="ce25" table:formula="of:=[.L30]" office:value-type="float" office:value="650.421495698638">
            <text:p>650.4214956986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g. 2</text:p>
          </table:table-cell>
          <table:table-cell table:style-name="ce25" table:formula="of:= [.C28]*([.C25]/[.C24])^([.$I$5]/([.$I$5] - 1))" office:value-type="float" office:value="119.591517135151">
            <text:p>119.5915171352</text:p>
          </table:table-cell>
          <table:table-cell table:style-name="ce25" table:formula="of:= [.D28]*([.D25]/[.D24])^([.$I$5]/([.$I$5] - 1))" office:value-type="float" office:value="127.159706139007">
            <text:p>127.159706139</text:p>
          </table:table-cell>
          <table:table-cell table:style-name="ce25" table:formula="of:= [.E28]*([.E25]/[.E24])^([.$I$5]/([.$I$5] - 1))" office:value-type="float" office:value="143.053019569812">
            <text:p>143.0530195698</text:p>
          </table:table-cell>
          <table:table-cell table:style-name="ce25" table:formula="of:=([.F28]+[.F30])/2" office:value-type="float" office:value="151.820430120009">
            <text:p>151.82043012</text:p>
          </table:table-cell>
          <table:table-cell table:style-name="ce25" table:formula="of:= [.G28]*([.G25]/[.G24])^([.$I$5]/([.$I$5] - 1))" office:value-type="float" office:value="191.4212051474">
            <text:p>191.4212051474</text:p>
          </table:table-cell>
          <table:table-cell table:style-name="ce25" table:formula="of:= [.H28]*([.H25]/[.H24])^([.$I$5]/([.$I$5] - 1))" office:value-type="float" office:value="203.094618658134">
            <text:p>203.0946186581</text:p>
          </table:table-cell>
          <table:table-cell table:style-name="ce25" table:formula="of:= [.I28]*([.I25]/[.I24])^([.$I$5]/([.$I$5] - 1))" office:value-type="float" office:value="258.8717756983">
            <text:p>258.8717756983</text:p>
          </table:table-cell>
          <table:table-cell table:style-name="ce25" table:formula="of:= [.J28]*([.J25]/[.J24])^([.$I$5]/([.$I$5] - 1))" office:value-type="float" office:value="336.578540112912">
            <text:p>336.5785401129</text:p>
          </table:table-cell>
          <table:table-cell table:style-name="ce25" table:formula="of:= [.K28]*([.K25]/[.K24])^([.$I$5]/([.$I$5] - 1))" office:value-type="float" office:value="437.632662774845">
            <text:p>437.6326627748</text:p>
          </table:table-cell>
          <table:table-cell table:style-name="ce25" table:formula="of:= [.L28]*([.L25]/[.L24])^([.$I$5]/([.$I$5] - 1))" office:value-type="float" office:value="569.05073380037">
            <text:p>569.0507338004</text:p>
          </table:table-cell>
          <table:table-cell table:style-name="ce25" table:formula="of:= [.M28]*([.M25]/[.M24])^([.$I$5]/([.$I$5] - 1))" office:value-type="float" office:value="739.945340430953">
            <text:p>739.945340431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g. 3</text:p>
          </table:table-cell>
          <table:table-cell table:style-name="ce25" table:formula="of:=[.C28]*[.C8]" office:value-type="float" office:value="119.956883057785">
            <text:p>119.9568830578</text:p>
          </table:table-cell>
          <table:table-cell table:style-name="ce25" table:formula="of:=[.D28]*[.D8]" office:value-type="float" office:value="134.951493440008">
            <text:p>134.95149344</text:p>
          </table:table-cell>
          <table:table-cell table:style-name="ce25" table:formula="of:=[.E28]*[.E8]" office:value-type="float" office:value="151.820430120009">
            <text:p>151.82043012</text:p>
          </table:table-cell>
          <table:table-cell table:style-name="ce25" table:formula="of:=[.G28]" office:value-type="float" office:value="151.820430120009">
            <text:p>151.82043012</text:p>
          </table:table-cell>
          <table:table-cell table:style-name="ce25" table:formula="of:=[.G28]*[.G9]" office:value-type="float" office:value="182.184516144011">
            <text:p>182.184516144</text:p>
          </table:table-cell>
          <table:table-cell table:style-name="ce25" table:formula="of:=[.H28]*[.H9]" office:value-type="float" office:value="227.730645180014">
            <text:p>227.73064518</text:p>
          </table:table-cell>
          <table:table-cell table:style-name="ce25" table:formula="of:=[.I28]*[.I9]" office:value-type="float" office:value="296.049838734018">
            <text:p>296.049838734</text:p>
          </table:table-cell>
          <table:table-cell table:style-name="ce25" table:formula="of:=[.J28]*[.J9]" office:value-type="float" office:value="384.864790354224">
            <text:p>384.8647903542</text:p>
          </table:table-cell>
          <table:table-cell table:style-name="ce25" table:formula="of:=[.K28]*[.K9]" office:value-type="float" office:value="500.324227460491">
            <text:p>500.3242274605</text:p>
          </table:table-cell>
          <table:table-cell table:style-name="ce25" table:formula="of:=[.L28]*[.L9]" office:value-type="float" office:value="650.421495698638">
            <text:p>650.4214956986</text:p>
          </table:table-cell>
          <table:table-cell table:style-name="ce25" table:formula="of:=[.M28]*[.M9]" office:value-type="float" office:value="845.547944408229">
            <text:p>845.5479444082</text:p>
          </table:table-cell>
          <table:table-cell/>
        </table:table-row>
        <table:table-row table:style-name="ro1">
          <table:table-cell office:value-type="string">
            <text:p>0.2 to 0.3</text:p>
          </table:table-cell>
          <table:table-cell table:style-name="ce10" office:value-type="string">
            <text:p>psi</text:p>
          </table:table-cell>
          <table:table-cell table:style-name="ce28" office:value-type="float" office:value="0.24">
            <text:p>0.24</text:p>
          </table:table-cell>
          <table:table-cell table:style-name="ce28" office:value-type="float" office:value="0.23">
            <text:p>0.23</text:p>
          </table:table-cell>
          <table:table-cell table:style-name="ce28" office:value-type="float" office:value="0.231">
            <text:p>0.231</text:p>
          </table:table-cell>
          <table:table-cell table:style-name="ce28"/>
          <table:table-cell table:number-columns-repeated="2" table:style-name="ce28" office:value-type="float" office:value="0.182">
            <text:p>0.182</text:p>
          </table:table-cell>
          <table:table-cell table:style-name="ce28" office:value-type="float" office:value="0.181">
            <text:p>0.181</text:p>
          </table:table-cell>
          <table:table-cell table:style-name="ce28" office:value-type="float" office:value="0.18">
            <text:p>0.18</text:p>
          </table:table-cell>
          <table:table-cell table:number-columns-repeated="3" table:style-name="ce28" office:value-type="float" office:value="0.179">
            <text:p>0.179</text:p>
          </table:table-cell>
          <table:table-cell/>
        </table:table-row>
        <table:table-row table:style-name="ro1">
          <table:table-cell/>
          <table:table-cell table:style-name="ce6" office:value-type="string">
            <text:p>a</text:p>
          </table:table-cell>
          <table:table-cell table:formula="of:= ([.C46]*[.$G$3])*([.C52]-1 )" office:value-type="float" office:value="-91.5">
            <text:p>-91.5</text:p>
          </table:table-cell>
          <table:table-cell table:formula="of:= ([.D46]*[.$G$3])*([.D52]-1 )" office:value-type="float" office:value="-106.022571938053">
            <text:p>-106.0225719381</text:p>
          </table:table-cell>
          <table:table-cell table:formula="of:= ([.E46]*[.$G$3])*([.E52]-1 )" office:value-type="float" office:value="-110.172209563849">
            <text:p>-110.1722095638</text:p>
          </table:table-cell>
          <table:table-cell/>
          <table:table-cell table:formula="of:= ([.G46]*[.$H$3])*([.G52]-1 )" office:value-type="float" office:value="-197.443217190415">
            <text:p>-197.4432171904</text:p>
          </table:table-cell>
          <table:table-cell table:formula="of:= ([.H46]*[.$H$3])*([.H52]-1 )" office:value-type="float" office:value="-196.148786706636">
            <text:p>-196.1487867066</text:p>
          </table:table-cell>
          <table:table-cell table:formula="of:= ([.I46]*[.$H$3])*([.I52]-1 )" office:value-type="float" office:value="-201.96786672998">
            <text:p>-201.96786673</text:p>
          </table:table-cell>
          <table:table-cell table:formula="of:= ([.J46]*[.$H$3])*([.J52]-1 )" office:value-type="float" office:value="-207.362989437017">
            <text:p>-207.362989437</text:p>
          </table:table-cell>
          <table:table-cell table:formula="of:= ([.K46]*[.$H$3])*([.K52]-1 )" office:value-type="float" office:value="-211.607945773798">
            <text:p>-211.6079457738</text:p>
          </table:table-cell>
          <table:table-cell table:formula="of:= ([.L46]*[.$H$3])*([.L52]-1 )" office:value-type="float" office:value="-214.990923324107">
            <text:p>-214.9909233241</text:p>
          </table:table-cell>
          <table:table-cell table:formula="of:= ([.M46]*[.$H$3])*([.M52]-1 )" office:value-type="float" office:value="-217.711327613114">
            <text:p>-217.7113276131</text:p>
          </table:table-cell>
          <table:table-cell/>
        </table:table-row>
        <table:table-row table:style-name="ro1">
          <table:table-cell/>
          <table:table-cell table:style-name="ce11" office:value-type="string">
            <text:p>b</text:p>
          </table:table-cell>
          <table:table-cell table:style-name="ce23" table:formula="of:=0.5*[.C31]*[.C46]*[.$G$3]" office:value-type="float" office:value="21.96">
            <text:p>21.96</text:p>
          </table:table-cell>
          <table:table-cell table:style-name="ce23" table:formula="of:=0.5*[.D31]*[.D46]*[.$G$3]" office:value-type="float" office:value="24.3851915457521">
            <text:p>24.3851915458</text:p>
          </table:table-cell>
          <table:table-cell table:style-name="ce23" table:formula="of:=0.5*[.E31]*[.E46]*[.$G$3]" office:value-type="float" office:value="25.449780409249">
            <text:p>25.4497804092</text:p>
          </table:table-cell>
          <table:table-cell table:style-name="ce23"/>
          <table:table-cell table:style-name="ce23" table:formula="of:=0.5*[.G31]*[.G46]*[.$H$3]" office:value-type="float" office:value="35.9346655286556">
            <text:p>35.9346655287</text:p>
          </table:table-cell>
          <table:table-cell table:style-name="ce23" table:formula="of:=0.5*[.H31]*[.H46]*[.$H$3]" office:value-type="float" office:value="35.6990791806077">
            <text:p>35.6990791806</text:p>
          </table:table-cell>
          <table:table-cell table:style-name="ce23" table:formula="of:=0.5*[.I31]*[.I46]*[.$H$3]" office:value-type="float" office:value="36.5561838781264">
            <text:p>36.5561838781</text:p>
          </table:table-cell>
          <table:table-cell table:style-name="ce23" table:formula="of:=0.5*[.J31]*[.J46]*[.$H$3]" office:value-type="float" office:value="37.325338098663">
            <text:p>37.3253380987</text:p>
          </table:table-cell>
          <table:table-cell table:style-name="ce23" table:formula="of:=0.5*[.K31]*[.K46]*[.$H$3]" office:value-type="float" office:value="37.8778222935098">
            <text:p>37.8778222935</text:p>
          </table:table-cell>
          <table:table-cell table:style-name="ce23" table:formula="of:=0.5*[.L31]*[.L46]*[.$H$3]" office:value-type="float" office:value="38.4833752750152">
            <text:p>38.483375275</text:p>
          </table:table-cell>
          <table:table-cell table:style-name="ce23" table:formula="of:=0.5*[.M31]*[.M46]*[.$H$3]" office:value-type="float" office:value="38.9703276427475">
            <text:p>38.9703276427</text:p>
          </table:table-cell>
          <table:table-cell/>
        </table:table-row>
        <table:table-row table:style-name="ro1">
          <table:table-cell/>
          <table:table-cell table:style-name="ce6" office:value-type="string">
            <text:p>vu1</text:p>
          </table:table-cell>
          <table:table-cell table:formula="of:= [.C32]-[.C33]" office:value-type="float" office:value="-113.46">
            <text:p>-113.46</text:p>
          </table:table-cell>
          <table:table-cell table:formula="of:= 'a' - 'b'" office:value-type="float" office:value="-130.407763483805">
            <text:p>-130.4077634838</text:p>
          </table:table-cell>
          <table:table-cell table:formula="of:= 'a' - 'b'" office:value-type="float" office:value="-135.621989973098">
            <text:p>-135.6219899731</text:p>
          </table:table-cell>
          <table:table-cell/>
          <table:table-cell table:formula="of:= 'a' - 'b'" office:value-type="float" office:value="-233.377882719071">
            <text:p>-233.3778827191</text:p>
          </table:table-cell>
          <table:table-cell table:formula="of:= 'a' - 'b'" office:value-type="float" office:value="-231.847865887243">
            <text:p>-231.8478658872</text:p>
          </table:table-cell>
          <table:table-cell table:formula="of:= 'a' - 'b'" office:value-type="float" office:value="-238.524050608106">
            <text:p>-238.5240506081</text:p>
          </table:table-cell>
          <table:table-cell table:formula="of:= 'a' - 'b'" office:value-type="float" office:value="-244.68832753568">
            <text:p>-244.6883275357</text:p>
          </table:table-cell>
          <table:table-cell table:formula="of:= 'a' - 'b'" office:value-type="float" office:value="-249.485768067307">
            <text:p>-249.4857680673</text:p>
          </table:table-cell>
          <table:table-cell table:formula="of:= 'a' - 'b'" office:value-type="float" office:value="-253.474298599123">
            <text:p>-253.4742985991</text:p>
          </table:table-cell>
          <table:table-cell table:formula="of:= 'a' - 'b'" office:value-type="float" office:value="-256.681655255862">
            <text:p>-256.6816552559</text:p>
          </table:table-cell>
          <table:table-cell/>
        </table:table-row>
        <table:table-row table:style-name="ro1">
          <table:table-cell/>
          <table:table-cell table:style-name="ce11" office:value-type="string">
            <text:p>vu2</text:p>
          </table:table-cell>
          <table:table-cell table:style-name="ce23" table:formula="of:= [.C32]+[.C33]" office:value-type="float" office:value="-69.54">
            <text:p>-69.54</text:p>
          </table:table-cell>
          <table:table-cell table:style-name="ce23" table:formula="of:= 'a' + 'b'" office:value-type="float" office:value="-81.6373803923005">
            <text:p>-81.6373803923</text:p>
          </table:table-cell>
          <table:table-cell table:style-name="ce23" table:formula="of:= 'a' + 'b'" office:value-type="float" office:value="-84.7224291545995">
            <text:p>-84.7224291546</text:p>
          </table:table-cell>
          <table:table-cell table:style-name="ce23"/>
          <table:table-cell table:style-name="ce23" table:formula="of:= 'a' + 'b'" office:value-type="float" office:value="-161.50855166176">
            <text:p>-161.5085516618</text:p>
          </table:table-cell>
          <table:table-cell table:style-name="ce23" table:formula="of:= 'a' + 'b'" office:value-type="float" office:value="-160.449707526028">
            <text:p>-160.449707526</text:p>
          </table:table-cell>
          <table:table-cell table:style-name="ce23" table:formula="of:= 'a' + 'b'" office:value-type="float" office:value="-165.411682851854">
            <text:p>-165.4116828519</text:p>
          </table:table-cell>
          <table:table-cell table:style-name="ce23" table:formula="of:= 'a' + 'b'" office:value-type="float" office:value="-170.037651338354">
            <text:p>-170.0376513384</text:p>
          </table:table-cell>
          <table:table-cell table:style-name="ce23" table:formula="of:= 'a' + 'b'" office:value-type="float" office:value="-173.730123480288">
            <text:p>-173.7301234803</text:p>
          </table:table-cell>
          <table:table-cell table:style-name="ce23" table:formula="of:= 'a' + 'b'" office:value-type="float" office:value="-176.507548049092">
            <text:p>-176.5075480491</text:p>
          </table:table-cell>
          <table:table-cell table:style-name="ce23" table:formula="of:= 'a' + 'b'" office:value-type="float" office:value="-178.740999970367">
            <text:p>-178.7409999704</text:p>
          </table:table-cell>
          <table:table-cell/>
        </table:table-row>
        <table:table-row table:style-name="ro1">
          <table:table-cell/>
          <table:table-cell table:style-name="ce11"/>
          <table:table-cell table:style-name="ce23" table:formula="of:=TAN([.C57]/[.B95])*[.C11]" office:value-type="float" office:value="-113.46">
            <text:p>-113.46</text:p>
          </table:table-cell>
          <table:table-cell table:style-name="ce23" table:number-columns-repeated="10"/>
          <table:table-cell/>
        </table:table-row>
        <table:table-row table:style-name="ro1">
          <table:table-cell/>
          <table:table-cell table:style-name="ce11"/>
          <table:table-cell table:style-name="ce23" table:number-columns-repeated="11"/>
          <table:table-cell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formula="of:= [.$E$5] * ( [.C26]-[.C24] )" office:value-type="float" office:value="8318.96122075781">
            <text:p>8318.9612207578</text:p>
          </table:table-cell>
          <table:table-cell table:formula="of:= [.$E$5] * ( [.D26]-[.D24] )" office:value-type="float" office:value="10567.1054575885">
            <text:p>10567.1054575885</text:p>
          </table:table-cell>
          <table:table-cell table:formula="of:= [.$E$5] * ( [.E26]-[.E24] )" office:value-type="float" office:value="10919.981406478">
            <text:p>10919.981406478</text:p>
          </table:table-cell>
          <table:table-cell/>
          <table:table-cell table:formula="of:= [.$E$5] * ( [.G26]-[.G24] )" office:value-type="float" office:value="27098.6924817834">
            <text:p>27098.6924817834</text:p>
          </table:table-cell>
          <table:table-cell table:formula="of:= [.$E$5] * ( [.H26]-[.H24] )" office:value-type="float" office:value="22896.2549404151">
            <text:p>22896.2549404151</text:p>
          </table:table-cell>
          <table:table-cell table:formula="of:= [.$E$5] * ( [.I26]-[.I24] )" office:value-type="float" office:value="28792.9812976249">
            <text:p>28792.9812976249</text:p>
          </table:table-cell>
          <table:table-cell table:formula="of:= [.$E$5] * ( [.J26]-[.J24] )" office:value-type="float" office:value="30973.897590366">
            <text:p>30973.897590366</text:p>
          </table:table-cell>
          <table:table-cell table:formula="of:= [.$E$5] * ( [.K26]-[.K24] )" office:value-type="float" office:value="33335.5738490627">
            <text:p>33335.5738490627</text:p>
          </table:table-cell>
          <table:table-cell table:formula="of:= [.$E$5] * ( [.L26]-[.L24] )" office:value-type="float" office:value="35892.6323322442">
            <text:p>35892.6323322442</text:p>
          </table:table-cell>
          <table:table-cell table:formula="of:= [.$E$5] * ( [.M26]-[.M24] )" office:value-type="float" office:value="38655.7179186666">
            <text:p>38655.7179186666</text:p>
          </table:table-cell>
          <table:table-cell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formula="of:= [.$E$5] * [.C24] * ( ( [.C8] )^( ([.$I$5]-1)/[.$I$5] )-1 )" office:value-type="float" office:value="8452.26076048456">
            <text:p>8452.2607604846</text:p>
          </table:table-cell>
          <table:table-cell table:formula="of:= [.$E$5] * [.D24] * ( ( [.D8] )^( ([.$I$5]-1)/[.$I$5] )-1 )" office:value-type="float" office:value="10763.6637691057">
            <text:p>10763.6637691057</text:p>
          </table:table-cell>
          <table:table-cell table:formula="of:= [.$E$5] * [.E24] * ( ( [.E8] )^( ([.$I$5]-1)/[.$I$5] )-1 )" office:value-type="float" office:value="11125.3223188674">
            <text:p>11125.3223188674</text:p>
          </table:table-cell>
          <table:table-cell/>
          <table:table-cell table:formula="of:= [.$E$5] * [.G24] * ( ( [.G9] )^( ([.$I$5]-1)/[.$I$5] )-1 )" office:value-type="float" office:value="17965.9528621566">
            <text:p>17965.9528621566</text:p>
          </table:table-cell>
          <table:table-cell table:formula="of:= [.$E$5] * [.H24] * ( ( [.H9] )^( ([.$I$5]-1)/[.$I$5] )-1 )" office:value-type="float" office:value="23902.3490552378">
            <text:p>23902.3490552378</text:p>
          </table:table-cell>
          <table:table-cell table:formula="of:= [.$E$5] * [.I24] * ( ( [.I9] )^( ([.$I$5]-1)/[.$I$5] )-1 )" office:value-type="float" office:value="30045.566864626">
            <text:p>30045.566864626</text:p>
          </table:table-cell>
          <table:table-cell table:formula="of:= [.$E$5] * [.J24] * ( ( [.J9] )^( ([.$I$5]-1)/[.$I$5] )-1 )" office:value-type="float" office:value="32286.8801820887">
            <text:p>32286.8801820887</text:p>
          </table:table-cell>
          <table:table-cell table:formula="of:= [.$E$5] * [.K24] * ( ( [.K9] )^( ([.$I$5]-1)/[.$I$5] )-1 )" office:value-type="float" office:value="34697.9611481552">
            <text:p>34697.9611481552</text:p>
          </table:table-cell>
          <table:table-cell table:formula="of:= [.$E$5] * [.L24] * ( ( [.L9] )^( ([.$I$5]-1)/[.$I$5] )-1 )" office:value-type="float" office:value="37292.8805432972">
            <text:p>37292.8805432972</text:p>
          </table:table-cell>
          <table:table-cell table:formula="of:= [.$E$5] * [.M24] * ( ( [.M9] )^( ([.$I$5]-1)/[.$I$5] )-1 )" office:value-type="float" office:value="40086.8473789471">
            <text:p>40086.8473789471</text:p>
          </table:table-cell>
          <table:table-cell/>
        </table:table-row>
        <table:table-row table:style-name="ro1">
          <table:table-cell/>
          <table:table-cell table:style-name="ce6" office:value-type="string">
            <text:p>work done</text:p>
          </table:table-cell>
          <table:table-cell table:formula="of:= ( [.C49]*[.$G$3] )*( [.C35]-[.C34] )" office:value-type="float" office:value="8877.73664529">
            <text:p>8877.73664529</text:p>
          </table:table-cell>
          <table:table-cell table:formula="of:= ( [.D49]*[.$G$3] )*( [.D35]-[.D34] )" office:value-type="float" office:value="10641.4657061126">
            <text:p>10641.4657061126</text:p>
          </table:table-cell>
          <table:table-cell table:formula="of:= ( [.E49]*[.$G$3] )*( [.E35]-[.E34] )" office:value-type="float" office:value="11134.2113431943">
            <text:p>11134.2113431943</text:p>
          </table:table-cell>
          <table:table-cell/>
          <table:table-cell table:formula="of:= ( [.G49]*[.$H$3] )*( [.G35]-[.G34] )" office:value-type="float" office:value="28517.9985277916">
            <text:p>28517.9985277916</text:p>
          </table:table-cell>
          <table:table-cell table:formula="of:= ( [.H49]*[.$H$3] )*( [.H35]-[.H34] )" office:value-type="float" office:value="28455.1044071089">
            <text:p>28455.1044071089</text:p>
          </table:table-cell>
          <table:table-cell table:formula="of:= ( [.I49]*[.$H$3] )*( [.I35]-[.I34] )" office:value-type="float" office:value="29958.8830421559">
            <text:p>29958.8830421559</text:p>
          </table:table-cell>
          <table:table-cell table:formula="of:= ( [.J49]*[.$H$3] )*( [.J35]-[.J34] )" office:value-type="float" office:value="31300.7608739908">
            <text:p>31300.7608739908</text:p>
          </table:table-cell>
          <table:table-cell table:formula="of:= ( [.K49]*[.$H$3] )*( [.K35]-[.K34] )" office:value-type="float" office:value="32336.2537089157">
            <text:p>32336.2537089157</text:p>
          </table:table-cell>
          <table:table-cell table:formula="of:= ( [.L49]*[.$H$3] )*( [.L35]-[.L34] )" office:value-type="float" office:value="33318.8001474628">
            <text:p>33318.8001474628</text:p>
          </table:table-cell>
          <table:table-cell table:formula="of:= ( [.M49]*[.$H$3] )*( [.M35]-[.M34] )" office:value-type="float" office:value="34120.9041075818">
            <text:p>34120.9041075818</text:p>
          </table:table-cell>
          <table:table-cell/>
        </table:table-row>
        <table:table-row table:style-name="ro1">
          <table:table-cell/>
          <table:table-cell table:style-name="ce6" office:value-type="string">
            <text:p>enthalpy rotor</text:p>
          </table:table-cell>
          <table:table-cell table:formula="of:=(1-[.C52])*[.C40]" office:value-type="float" office:value="4438.868322645">
            <text:p>4438.868322645</text:p>
          </table:table-cell>
          <table:table-cell table:formula="of:=(1-[.D52])*[.D40]" office:value-type="float" office:value="5320.73285305629">
            <text:p>5320.7328530563</text:p>
          </table:table-cell>
          <table:table-cell table:formula="of:=(1-[.E52])*[.E40]" office:value-type="float" office:value="5567.10567159713">
            <text:p>5567.1056715971</text:p>
          </table:table-cell>
          <table:table-cell/>
          <table:table-cell table:formula="of:=(1-[.G52])*[.G40]" office:value-type="float" office:value="14258.9992638958">
            <text:p>14258.9992638958</text:p>
          </table:table-cell>
          <table:table-cell table:formula="of:=(1-[.H52])*[.H40]" office:value-type="float" office:value="14227.5522035545">
            <text:p>14227.5522035545</text:p>
          </table:table-cell>
          <table:table-cell table:formula="of:=(1-[.I52])*[.I40]" office:value-type="float" office:value="14979.441521078">
            <text:p>14979.441521078</text:p>
          </table:table-cell>
          <table:table-cell table:formula="of:=(1-[.J52])*[.J40]" office:value-type="float" office:value="15650.3804369954">
            <text:p>15650.3804369954</text:p>
          </table:table-cell>
          <table:table-cell table:formula="of:=(1-[.K52])*[.K40]" office:value-type="float" office:value="16168.1268544579">
            <text:p>16168.1268544579</text:p>
          </table:table-cell>
          <table:table-cell table:formula="of:=(1-[.L52])*[.L40]" office:value-type="float" office:value="16659.4000737314">
            <text:p>16659.4000737314</text:p>
          </table:table-cell>
          <table:table-cell table:formula="of:=(1-[.M52])*[.M40]" office:value-type="float" office:value="17060.4520537909">
            <text:p>17060.4520537909</text:p>
          </table:table-cell>
          <table:table-cell/>
        </table:table-row>
        <table:table-row table:style-name="ro1">
          <table:table-cell/>
          <table:table-cell table:style-name="ce6" office:value-type="string">
            <text:p>enthalpy stator</text:p>
          </table:table-cell>
          <table:table-cell table:formula="of:=[.C52]*[.C40]" office:value-type="float" office:value="4438.868322645">
            <text:p>4438.868322645</text:p>
          </table:table-cell>
          <table:table-cell table:formula="of:=[.D52]*[.D40]" office:value-type="float" office:value="5320.73285305629">
            <text:p>5320.7328530563</text:p>
          </table:table-cell>
          <table:table-cell table:formula="of:=[.E52]*[.E40]" office:value-type="float" office:value="5567.10567159713">
            <text:p>5567.1056715971</text:p>
          </table:table-cell>
          <table:table-cell/>
          <table:table-cell table:formula="of:=[.G52]*[.G40]" office:value-type="float" office:value="14258.9992638958">
            <text:p>14258.9992638958</text:p>
          </table:table-cell>
          <table:table-cell table:formula="of:=[.H52]*[.H40]" office:value-type="float" office:value="14227.5522035545">
            <text:p>14227.5522035545</text:p>
          </table:table-cell>
          <table:table-cell table:formula="of:=[.I52]*[.I40]" office:value-type="float" office:value="14979.441521078">
            <text:p>14979.441521078</text:p>
          </table:table-cell>
          <table:table-cell table:formula="of:=[.J52]*[.J40]" office:value-type="float" office:value="15650.3804369954">
            <text:p>15650.3804369954</text:p>
          </table:table-cell>
          <table:table-cell table:formula="of:=[.K52]*[.K40]" office:value-type="float" office:value="16168.1268544579">
            <text:p>16168.1268544579</text:p>
          </table:table-cell>
          <table:table-cell table:formula="of:=[.L52]*[.L40]" office:value-type="float" office:value="16659.4000737314">
            <text:p>16659.4000737314</text:p>
          </table:table-cell>
          <table:table-cell table:formula="of:=[.M52]*[.M40]" office:value-type="float" office:value="17060.4520537909">
            <text:p>17060.4520537909</text:p>
          </table:table-cell>
          <table:table-cell/>
        </table:table-row>
        <table:table-row table:style-name="ro1">
          <table:table-cell/>
          <table:table-cell table:style-name="ce12" office:value-type="string">
            <text:p>work diff</text:p>
          </table:table-cell>
          <table:table-cell table:style-name="ce28" table:formula="of:=[.C38]-([.C40])" office:value-type="float" office:value="-558.775424532198">
            <text:p>-558.7754245322</text:p>
          </table:table-cell>
          <table:table-cell table:style-name="ce28" table:formula="of:=[.D38]-([.D40])" office:value-type="float" office:value="-74.3602485240426">
            <text:p>-74.360248524</text:p>
          </table:table-cell>
          <table:table-cell table:style-name="ce28" table:formula="of:=[.E38]-([.E40])" office:value-type="float" office:value="-214.229936716214">
            <text:p>-214.2299367162</text:p>
          </table:table-cell>
          <table:table-cell table:style-name="ce28"/>
          <table:table-cell table:style-name="ce28" table:formula="of:=[.G38]-([.G40])" office:value-type="float" office:value="-1419.30604600829">
            <text:p>-1419.3060460083</text:p>
          </table:table-cell>
          <table:table-cell table:style-name="ce28" table:formula="of:=[.H38]-([.H40])" office:value-type="float" office:value="-5558.84946669386">
            <text:p>-5558.8494666939</text:p>
          </table:table-cell>
          <table:table-cell table:style-name="ce28" table:formula="of:=[.I38]-([.I40])" office:value-type="float" office:value="-1165.90174453101">
            <text:p>-1165.901744531</text:p>
          </table:table-cell>
          <table:table-cell table:style-name="ce28" table:formula="of:=[.J38]-([.J40])" office:value-type="float" office:value="-326.863283624803">
            <text:p>-326.8632836248</text:p>
          </table:table-cell>
          <table:table-cell table:style-name="ce28" table:formula="of:=[.K38]-([.K40])" office:value-type="float" office:value="999.320140146989">
            <text:p>999.320140147</text:p>
          </table:table-cell>
          <table:table-cell table:style-name="ce28" table:formula="of:=[.L38]-([.L40])" office:value-type="float" office:value="2573.83218478141">
            <text:p>2573.8321847814</text:p>
          </table:table-cell>
          <table:table-cell table:style-name="ce28" table:formula="of:=[.M38]-([.M40])" office:value-type="float" office:value="4534.81381108487">
            <text:p>4534.8138110849</text:p>
          </table:table-cell>
          <table:table-cell/>
        </table:table-row>
        <table:table-row table:style-name="ro5">
          <table:table-cell/>
          <table:table-cell table:style-name="ce13" office:value-type="string">
            <text:p>work diffrnce per shaft</text:p>
          </table:table-cell>
          <table:table-cell table:style-name="ce28" table:formula="of:=([.C40]+[.D40]+[.E40])-([.C38])" office:value-type="float" office:value="22334.452473839">
            <text:p>22334.452473839</text:p>
          </table:table-cell>
          <table:table-cell table:style-name="ce28" table:formula="of:=([.C40]+[.D40]+[.E40])-([.C38]+[.D38])" office:value-type="float" office:value="11767.3470162505">
            <text:p>11767.3470162505</text:p>
          </table:table-cell>
          <table:table-cell table:style-name="ce28" table:formula="of:=([.C40]+[.D40]+[.E40])-([.C38]+[.D38]+[.E38])" office:value-type="float" office:value="847.365609772456">
            <text:p>847.3656097725</text:p>
          </table:table-cell>
          <table:table-cell table:style-name="ce28"/>
          <table:table-cell table:style-name="ce33" table:formula="of:=SUM([.G40:.M40]) - SUM([.G38])" office:value-type="float" office:value="190910.012333224">
            <text:p>190910.012333224</text:p>
          </table:table-cell>
          <table:table-cell table:style-name="ce33" table:formula="of:=SUM([.G40:.M40]) - SUM([.G38:.H38])" office:value-type="float" office:value="168013.757392809">
            <text:p>168013.757392809</text:p>
          </table:table-cell>
          <table:table-cell table:style-name="ce33" table:formula="of:=SUM([.G40:.M40]) - SUM([.G38:.I38])" office:value-type="float" office:value="139220.776095184">
            <text:p>139220.776095184</text:p>
          </table:table-cell>
          <table:table-cell table:style-name="ce33" table:formula="of:=SUM([.G40:.M40]) - SUM([.G38:.J38])" office:value-type="float" office:value="108246.878504818">
            <text:p>108246.878504818</text:p>
          </table:table-cell>
          <table:table-cell table:style-name="ce33" table:formula="of:=SUM([.G40:.M40]) - SUM([.G38:.K38])" office:value-type="float" office:value="74911.3046557555">
            <text:p>74911.3046557555</text:p>
          </table:table-cell>
          <table:table-cell table:style-name="ce33" table:formula="of:=SUM([.G40:.M40]) - SUM([.G38:.L38])" office:value-type="float" office:value="39018.6723235113">
            <text:p>39018.6723235113</text:p>
          </table:table-cell>
          <table:table-cell table:style-name="ce33" table:formula="of:=SUM([.G40:.M40]) - SUM([.G38:.M38])" office:value-type="float" office:value="362.95440484467">
            <text:p>362.9544048447</text:p>
          </table:table-cell>
          <table:table-cell/>
        </table:table-row>
        <table:table-row table:style-name="ro1">
          <table:table-cell/>
          <table:table-cell table:style-name="ce14" office:value-type="string">
            <text:p>tip radius</text:p>
          </table:table-cell>
          <table:table-cell table:style-name="ce29" office:value-type="float" office:value="0.08">
            <text:p>0.08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2">
            <text:p>0.082</text:p>
          </table:table-cell>
          <table:table-cell table:number-columns-repeated="6" table:style-name="ce29" office:value-type="float" office:value="0.08">
            <text:p>0.08</text:p>
          </table:table-cell>
          <table:table-cell/>
        </table:table-row>
        <table:table-row table:style-name="ro1">
          <table:table-cell/>
          <table:table-cell office:value-type="string">
            <text:p>mean radius</text:p>
          </table:table-cell>
          <table:table-cell table:formula="of:=([.C45]+[.C47])/2" office:value-type="float" office:value="0.061">
            <text:p>0.061</text:p>
          </table:table-cell>
          <table:table-cell table:formula="of:=([.D45]+[.D47])/2" office:value-type="float" office:value="0.0706817146253684">
            <text:p>0.0706817146</text:p>
          </table:table-cell>
          <table:table-cell table:formula="of:=([.E45]+[.E47])/2" office:value-type="float" office:value="0.0734481397092323">
            <text:p>0.0734481397</text:p>
          </table:table-cell>
          <table:table-cell table:formula="of:=([.F45]+[.F47])/2" office:value-type="float" office:value="0.0711368414745598">
            <text:p>0.0711368415</text:p>
          </table:table-cell>
          <table:table-cell table:formula="of:=([.G45]+[.G47])/2" office:value-type="float" office:value="0.0686759016314488">
            <text:p>0.0686759016</text:p>
          </table:table-cell>
          <table:table-cell table:formula="of:=([.H45]+[.H47])/2" office:value-type="float" office:value="0.0682256649414385">
            <text:p>0.0682256649</text:p>
          </table:table-cell>
          <table:table-cell table:formula="of:=([.I45]+[.I47])/2" office:value-type="float" office:value="0.0702496927756452">
            <text:p>0.0702496928</text:p>
          </table:table-cell>
          <table:table-cell table:formula="of:=([.J45]+[.J47])/2" office:value-type="float" office:value="0.0721262571954841">
            <text:p>0.0721262572</text:p>
          </table:table-cell>
          <table:table-cell table:formula="of:=([.K45]+[.K47])/2" office:value-type="float" office:value="0.0736027637474079">
            <text:p>0.0736027637</text:p>
          </table:table-cell>
          <table:table-cell table:formula="of:=([.L45]+[.L47])/2" office:value-type="float" office:value="0.0747794515909939">
            <text:p>0.0747794516</text:p>
          </table:table-cell>
          <table:table-cell table:formula="of:=([.M45]+[.M47])/2" office:value-type="float" office:value="0.0757256791697789">
            <text:p>0.0757256792</text:p>
          </table:table-cell>
          <table:table-cell/>
        </table:table-row>
        <table:table-row table:style-name="ro4">
          <table:table-cell/>
          <table:table-cell table:style-name="ce15" office:value-type="string">
            <text:p>hub radius</text:p>
          </table:table-cell>
          <table:table-cell table:style-name="ce23" office:value-type="float" office:value="0.042">
            <text:p>0.042</text:p>
          </table:table-cell>
          <table:table-cell table:style-name="ce23" table:formula="of:= (-( [.D61]/3.1415926536 ) + [.D45]^2)^0.5" office:value-type="float" office:value="0.0553634292507368">
            <text:p>0.0553634293</text:p>
          </table:table-cell>
          <table:table-cell table:style-name="ce23" table:formula="of:= (-( [.E61]/3.1415926536 ) + [.E45]^2)^0.5" office:value-type="float" office:value="0.0598962794184647">
            <text:p>0.0598962794</text:p>
          </table:table-cell>
          <table:table-cell table:style-name="ce23" table:formula="of:= (-( [.F61]/3.1415926536 ) + [.F45]^2)^0.5" office:value-type="float" office:value="0.0582736829491197">
            <text:p>0.0582736829</text:p>
          </table:table-cell>
          <table:table-cell table:style-name="ce23" table:formula="of:= (-( [.G61]/3.1415926536 ) + [.G45]^2)^0.5" office:value-type="float" office:value="0.0553518032628976">
            <text:p>0.0553518033</text:p>
          </table:table-cell>
          <table:table-cell table:style-name="ce23" table:formula="of:= (-( [.H61]/3.1415926536 ) + [.H45]^2)^0.5" office:value-type="float" office:value="0.0564513298828771">
            <text:p>0.0564513299</text:p>
          </table:table-cell>
          <table:table-cell table:style-name="ce23" table:formula="of:= (-( [.I61]/3.1415926536 ) + [.I45]^2)^0.5" office:value-type="float" office:value="0.0604993855512904">
            <text:p>0.0604993856</text:p>
          </table:table-cell>
          <table:table-cell table:style-name="ce23" table:formula="of:= (-( [.J61]/3.1415926536 ) + [.J45]^2)^0.5" office:value-type="float" office:value="0.0642525143909682">
            <text:p>0.0642525144</text:p>
          </table:table-cell>
          <table:table-cell table:style-name="ce23" table:formula="of:= (-( [.K61]/3.1415926536 ) + [.K45]^2)^0.5" office:value-type="float" office:value="0.0672055274948158">
            <text:p>0.0672055275</text:p>
          </table:table-cell>
          <table:table-cell table:style-name="ce23" table:formula="of:= (-( [.L61]/3.1415926536 ) + [.L45]^2)^0.5" office:value-type="float" office:value="0.0695589031819877">
            <text:p>0.0695589032</text:p>
          </table:table-cell>
          <table:table-cell table:style-name="ce23" table:formula="of:= (-( [.M61]/3.1415926536 ) + [.M45]^2)^0.5" office:value-type="float" office:value="0.0714513583395578">
            <text:p>0.0714513583</text:p>
          </table:table-cell>
          <table:table-cell/>
        </table:table-row>
        <table:table-row table:style-name="ro4">
          <table:table-cell/>
          <table:table-cell table:style-name="ce16" office:value-type="string">
            <text:p>tip r 2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3">
            <text:p>0.083</text:p>
          </table:table-cell>
          <table:table-cell table:style-name="ce29" office:value-type="float" office:value="0.081">
            <text:p>0.081</text:p>
          </table:table-cell>
          <table:table-cell table:number-columns-repeated="6" table:style-name="ce29" office:value-type="float" office:value="0.08">
            <text:p>0.08</text:p>
          </table:table-cell>
          <table:table-cell/>
        </table:table-row>
        <table:table-row table:style-name="ro4">
          <table:table-cell/>
          <table:table-cell table:style-name="ce15" office:value-type="string">
            <text:p>mean r 2</text:p>
          </table:table-cell>
          <table:table-cell table:formula="of:= ([.C48]+[.C50])/2" office:value-type="float" office:value="0.0673780862575137">
            <text:p>0.0673780863</text:p>
          </table:table-cell>
          <table:table-cell table:formula="of:= ([.D48]+[.D50])/2" office:value-type="float" office:value="0.072731748461266">
            <text:p>0.0727317485</text:p>
          </table:table-cell>
          <table:table-cell table:formula="of:= ([.E48]+[.E50])/2" office:value-type="float" office:value="0.0729162240573979">
            <text:p>0.0729162241</text:p>
          </table:table-cell>
          <table:table-cell table:formula="of:= ([.F48]+[.F50])/2" office:value-type="float" office:value="0.0699113627113102">
            <text:p>0.0699113627</text:p>
          </table:table-cell>
          <table:table-cell table:formula="of:= ([.G48]+[.G50])/2" office:value-type="float" office:value="0.0690092956886131">
            <text:p>0.0690092957</text:p>
          </table:table-cell>
          <table:table-cell table:formula="of:= ([.H48]+[.H50])/2" office:value-type="float" office:value="0.0693115049956276">
            <text:p>0.069311505</text:p>
          </table:table-cell>
          <table:table-cell table:formula="of:= ([.I48]+[.I50])/2" office:value-type="float" office:value="0.0712634632001095">
            <text:p>0.0712634632</text:p>
          </table:table-cell>
          <table:table-cell table:formula="of:= ([.J48]+[.J50])/2" office:value-type="float" office:value="0.0729211155755881">
            <text:p>0.0729211156</text:p>
          </table:table-cell>
          <table:table-cell table:formula="of:= ([.K48]+[.K50])/2" office:value-type="float" office:value="0.0742346834728977">
            <text:p>0.0742346835</text:p>
          </table:table-cell>
          <table:table-cell table:formula="of:= ([.L48]+[.L50])/2" office:value-type="float" office:value="0.0752867166312622">
            <text:p>0.0752867166</text:p>
          </table:table-cell>
          <table:table-cell table:formula="of:= ([.M48]+[.M50])/2" office:value-type="float" office:value="0.0761357504352903">
            <text:p>0.0761357504</text:p>
          </table:table-cell>
          <table:table-cell/>
        </table:table-row>
        <table:table-row table:style-name="ro4">
          <table:table-cell/>
          <table:table-cell table:style-name="ce15" office:value-type="string">
            <text:p>hub r 2</text:p>
          </table:table-cell>
          <table:table-cell table:formula="of:= (-( [.C62]/3.1415926536 ) + [.C48]^2)^0.5" office:value-type="float" office:value="0.0507561725150274">
            <text:p>0.0507561725</text:p>
          </table:table-cell>
          <table:table-cell table:formula="of:= (-( [.D62]/3.1415926536 ) + [.D48]^2)^0.5" office:value-type="float" office:value="0.058463496922532">
            <text:p>0.0584634969</text:p>
          </table:table-cell>
          <table:table-cell table:formula="of:= (-( [.E62]/3.1415926536 ) + [.E48]^2)^0.5" office:value-type="float" office:value="0.0598324481147958">
            <text:p>0.0598324481</text:p>
          </table:table-cell>
          <table:table-cell table:formula="of:= (-( [.F62]/3.1415926536 ) + [.F48]^2)^0.5" office:value-type="float" office:value="0.0568227254226205">
            <text:p>0.0568227254</text:p>
          </table:table-cell>
          <table:table-cell table:formula="of:= (-( [.G62]/3.1415926536 ) + [.G48]^2)^0.5" office:value-type="float" office:value="0.0570185913772261">
            <text:p>0.0570185914</text:p>
          </table:table-cell>
          <table:table-cell table:formula="of:= (-( [.H62]/3.1415926536 ) + [.H48]^2)^0.5" office:value-type="float" office:value="0.0586230099912551">
            <text:p>0.05862301</text:p>
          </table:table-cell>
          <table:table-cell table:formula="of:= (-( [.I62]/3.1415926536 ) + [.I48]^2)^0.5" office:value-type="float" office:value="0.0625269264002191">
            <text:p>0.0625269264</text:p>
          </table:table-cell>
          <table:table-cell table:formula="of:= (-( [.J62]/3.1415926536 ) + [.J48]^2)^0.5" office:value-type="float" office:value="0.0658422311511761">
            <text:p>0.0658422312</text:p>
          </table:table-cell>
          <table:table-cell table:formula="of:= (-( [.K62]/3.1415926536 ) + [.K48]^2)^0.5" office:value-type="float" office:value="0.0684693669457954">
            <text:p>0.0684693669</text:p>
          </table:table-cell>
          <table:table-cell table:formula="of:= (-( [.L62]/3.1415926536 ) + [.L48]^2)^0.5" office:value-type="float" office:value="0.0705734332625243">
            <text:p>0.0705734333</text:p>
          </table:table-cell>
          <table:table-cell table:formula="of:= (-( [.M62]/3.1415926536 ) + [.M48]^2)^0.5" office:value-type="float" office:value="0.0722715008705807">
            <text:p>0.0722715009</text:p>
          </table:table-cell>
          <table:table-cell/>
        </table:table-row>
        <table:table-row table:style-name="ro4">
          <table:table-cell office:value-type="string">
            <text:p>0.4 to 0.6</text:p>
          </table:table-cell>
          <table:table-cell table:style-name="ce17" office:value-type="string">
            <text:p>phi</text:p>
          </table:table-cell>
          <table:table-cell table:style-name="ce28" table:formula="of:= [.C11]/( [.$G$3] * [.C46] )" office:value-type="float" office:value="0.379441212561577">
            <text:p>0.3794412126</text:p>
          </table:table-cell>
          <table:table-cell table:style-name="ce28" table:formula="of:= [.D11]/( [.$G$3] * [.D46] )" office:value-type="float" office:value="0.327466786692083">
            <text:p>0.3274667867</text:p>
          </table:table-cell>
          <table:table-cell table:style-name="ce28" table:formula="of:= [.E11]/( [.$G$3] * [.E46] )" office:value-type="float" office:value="0.315132746151048">
            <text:p>0.3151327462</text:p>
          </table:table-cell>
          <table:table-cell table:style-name="ce28"/>
          <table:table-cell table:style-name="ce28" table:formula="of:= [.G11]/( [.$H$3] * [.G46] )" office:value-type="float" office:value="0.175842307694476">
            <text:p>0.1758423077</text:p>
          </table:table-cell>
          <table:table-cell table:style-name="ce28" table:formula="of:= [.H11]/( [.$H$3] * [.H46] )" office:value-type="float" office:value="0.177002731101827">
            <text:p>0.1770027311</text:p>
          </table:table-cell>
          <table:table-cell table:style-name="ce28" table:formula="of:= [.I11]/( [.$H$3] * [.I46] )" office:value-type="float" office:value="0.171902944322334">
            <text:p>0.1719029443</text:p>
          </table:table-cell>
          <table:table-cell table:style-name="ce28" table:formula="of:= [.J11]/( [.$H$3] * [.J46] )" office:value-type="float" office:value="0.167430412937452">
            <text:p>0.1674304129</text:p>
          </table:table-cell>
          <table:table-cell table:style-name="ce28" table:formula="of:= [.K11]/( [.$G$5] * [.K46] )" office:value-type="float" office:value="0.164071678983632">
            <text:p>0.164071679</text:p>
          </table:table-cell>
          <table:table-cell table:style-name="ce28" table:formula="of:= [.L11]/( [.$G$5] * [.L46] )" office:value-type="float" office:value="0.16148993833123">
            <text:p>0.1614899383</text:p>
          </table:table-cell>
          <table:table-cell table:style-name="ce28" table:formula="of:= [.M11]/( [.$G$5] * [.M46] )" office:value-type="float" office:value="0.159472046448046">
            <text:p>0.1594720464</text:p>
          </table:table-cell>
          <table:table-cell/>
        </table:table-row>
        <table:table-row table:style-name="ro4">
          <table:table-cell/>
          <table:table-cell table:style-name="ce16" office:value-type="string">
            <text:p>Rm</text:p>
          </table:table-cell>
          <table:table-cell table:number-columns-repeated="3" table:style-name="ce29" office:value-type="float" office:value="0.5">
            <text:p>0.5</text:p>
          </table:table-cell>
          <table:table-cell table:style-name="ce29"/>
          <table:table-cell table:number-columns-repeated="7" table:style-name="ce29" office:value-type="float" office:value="0.5">
            <text:p>0.5</text:p>
          </table:table-cell>
          <table:table-cell/>
        </table:table-row>
        <table:table-row table:style-name="ro1">
          <table:table-cell/>
          <table:table-cell table:style-name="ce15"/>
          <table:table-cell table:number-columns-repeated="12"/>
        </table:table-row>
        <table:table-row table:style-name="ro1">
          <table:table-cell/>
          <table:table-cell table:style-name="ce15"/>
          <table:table-cell table:style-name="ce23" table:number-columns-repeated="11"/>
          <table:table-cell/>
        </table:table-row>
        <table:table-row table:style-name="ro4">
          <table:table-cell/>
          <table:table-cell table:style-name="ce16" office:value-type="string">
            <text:p>alpha1</text:p>
          </table:table-cell>
          <table:table-cell table:style-name="ce29" table:formula="of:= ATAN( ( 1 - [.C52] - [.C31]/2 )/[.C51] ) * 57.29577951" office:value-type="float" office:value="45.042157514919">
            <text:p>45.0421575149</text:p>
          </table:table-cell>
          <table:table-cell table:style-name="ce29" table:formula="of:= ATAN( ( 1 - [.D52] - [.D31]/2 )/[.D51] ) * 57.29577951" office:value-type="float" office:value="49.6167387350436">
            <text:p>49.616738735</text:p>
          </table:table-cell>
          <table:table-cell table:style-name="ce29" table:formula="of:= ATAN( ( 1 - [.E52] - [.E31]/2 )/[.E51] ) * 57.29577951" office:value-type="float" office:value="50.6622617707986">
            <text:p>50.6622617708</text:p>
          </table:table-cell>
          <table:table-cell table:style-name="ce29"/>
          <table:table-cell table:style-name="ce29" table:formula="of:= ATAN( ( 1 - [.G52] - [.G31]/2 )/[.G51] ) * 57.29577951" office:value-type="float" office:value="66.7355692522038">
            <text:p>66.7355692522</text:p>
          </table:table-cell>
          <table:table-cell table:style-name="ce29" table:formula="of:= ATAN( ( 1 - [.H52] - [.H31]/2 )/[.H51] ) * 57.29577951" office:value-type="float" office:value="66.5985101965758">
            <text:p>66.5985101966</text:p>
          </table:table-cell>
          <table:table-cell table:style-name="ce29" table:formula="of:= ATAN( ( 1 - [.I52] - [.I31]/2 )/[.I51] ) * 57.29577951" office:value-type="float" office:value="67.2279491149018">
            <text:p>67.2279491149</text:p>
          </table:table-cell>
          <table:table-cell table:style-name="ce29" table:formula="of:= ATAN( ( 1 - [.J52] - [.J31]/2 )/[.J51] ) * 57.29577951" office:value-type="float" office:value="67.7865228698086">
            <text:p>67.7865228698</text:p>
          </table:table-cell>
          <table:table-cell table:style-name="ce29" table:formula="of:= ATAN( ( 1 - [.K52] - [.K31]/2 )/[.K51] ) * 57.29577951" office:value-type="float" office:value="68.2140322443696">
            <text:p>68.2140322444</text:p>
          </table:table-cell>
          <table:table-cell table:style-name="ce29" table:formula="of:= ATAN( ( 1 - [.L52] - [.L31]/2 )/[.L51] ) * 57.29577951" office:value-type="float" office:value="68.5254158669491">
            <text:p>68.5254158669</text:p>
          </table:table-cell>
          <table:table-cell table:style-name="ce29" table:formula="of:= ATAN( ( 1 - [.M52] - [.M31]/2 )/[.M51] ) * 57.29577951" office:value-type="float" office:value="68.769725230472">
            <text:p>68.7697252305</text:p>
          </table:table-cell>
          <table:table-cell/>
        </table:table-row>
        <table:table-row table:style-name="ro4">
          <table:table-cell/>
          <table:table-cell table:style-name="ce15" office:value-type="string">
            <text:p>alpha2</text:p>
          </table:table-cell>
          <table:table-cell table:formula="of:= ATAN( ( 1 - [.C52] + [.C31]/2 )/[.C51] ) * 57.29577951" office:value-type="float" office:value="58.5332862116028">
            <text:p>58.5332862116</text:p>
          </table:table-cell>
          <table:table-cell table:formula="of:= ATAN( ( 1 - [.D52] + [.D31]/2 )/[.D51] ) * 57.29577951" office:value-type="float" office:value="61.9662022370204">
            <text:p>61.966202237</text:p>
          </table:table-cell>
          <table:table-cell table:formula="of:= ATAN( ( 1 - [.E52] + [.E31]/2 )/[.E51] ) * 57.29577951" office:value-type="float" office:value="62.8877935536006">
            <text:p>62.8877935536</text:p>
          </table:table-cell>
          <table:table-cell/>
          <table:table-cell table:formula="of:= ATAN( ( 1 - [.G52] + [.G31]/2 )/[.G51] ) * 57.29577951" office:value-type="float" office:value="73.4304942084945">
            <text:p>73.4304942085</text:p>
          </table:table-cell>
          <table:table-cell table:formula="of:= ATAN( ( 1 - [.H52] + [.H31]/2 )/[.H51] ) * 57.29577951" office:value-type="float" office:value="73.327199218622">
            <text:p>73.3271992186</text:p>
          </table:table-cell>
          <table:table-cell table:formula="of:= ATAN( ( 1 - [.I52] + [.I31]/2 )/[.I51] ) * 57.29577951" office:value-type="float" office:value="73.7689711271647">
            <text:p>73.7689711272</text:p>
          </table:table-cell>
          <table:table-cell table:formula="of:= ATAN( ( 1 - [.J52] + [.J31]/2 )/[.J51] ) * 57.29577951" office:value-type="float" office:value="74.1570993779182">
            <text:p>74.1570993779</text:p>
          </table:table-cell>
          <table:table-cell table:formula="of:= ATAN( ( 1 - [.K52] + [.K31]/2 )/[.K51] ) * 57.29577951" office:value-type="float" office:value="74.4468674931056">
            <text:p>74.4468674931</text:p>
          </table:table-cell>
          <table:table-cell table:formula="of:= ATAN( ( 1 - [.L52] + [.L31]/2 )/[.L51] ) * 57.29577951" office:value-type="float" office:value="74.6800188165049">
            <text:p>74.6800188165</text:p>
          </table:table-cell>
          <table:table-cell table:formula="of:= ATAN( ( 1 - [.M52] + [.M31]/2 )/[.M51] ) * 57.29577951" office:value-type="float" office:value="74.8626132272195">
            <text:p>74.8626132272</text:p>
          </table:table-cell>
          <table:table-cell/>
        </table:table-row>
        <table:table-row table:style-name="ro4">
          <table:table-cell/>
          <table:table-cell table:style-name="ce15" office:value-type="string">
            <text:p>beta1</text:p>
          </table:table-cell>
          <table:table-cell table:formula="of:= ATAN( ( - ( [.C52] + [.C31]/2 ) )/[.C51] ) * 57.29577951" office:value-type="float" office:value="-58.5332862116028">
            <text:p>-58.5332862116</text:p>
          </table:table-cell>
          <table:table-cell table:formula="of:= ATAN( ( - ( [.D52] + [.D31]/2 ) )/[.D51] ) * 57.29577951" office:value-type="float" office:value="-61.9662022370204">
            <text:p>-61.966202237</text:p>
          </table:table-cell>
          <table:table-cell table:formula="of:= ATAN( ( - ( [.E52] + [.E31]/2 ) )/[.E51] ) * 57.29577951" office:value-type="float" office:value="-62.8877935536006">
            <text:p>-62.8877935536</text:p>
          </table:table-cell>
          <table:table-cell/>
          <table:table-cell table:formula="of:= ATAN( ( - ( [.G52] + [.G31]/2 ) )/[.G51] ) * 57.29577951" office:value-type="float" office:value="-73.4304942084945">
            <text:p>-73.4304942085</text:p>
          </table:table-cell>
          <table:table-cell table:formula="of:= ATAN( ( - ( [.H52] + [.H31]/2 ) )/[.H51] ) * 57.29577951" office:value-type="float" office:value="-73.327199218622">
            <text:p>-73.3271992186</text:p>
          </table:table-cell>
          <table:table-cell table:formula="of:= ATAN( ( - ( [.I52] + [.I31]/2 ) )/[.I51] ) * 57.29577951" office:value-type="float" office:value="-73.7689711271647">
            <text:p>-73.7689711272</text:p>
          </table:table-cell>
          <table:table-cell table:formula="of:= ATAN( ( - ( [.J52] + [.J31]/2 ) )/[.J51] ) * 57.29577951" office:value-type="float" office:value="-74.1570993779182">
            <text:p>-74.1570993779</text:p>
          </table:table-cell>
          <table:table-cell table:formula="of:= ATAN( ( - ( [.K52] + [.K31]/2 ) )/[.K51] ) * 57.29577951" office:value-type="float" office:value="-74.4468674931056">
            <text:p>-74.4468674931</text:p>
          </table:table-cell>
          <table:table-cell table:formula="of:= ATAN( ( - ( [.L52] + [.L31]/2 ) )/[.L51] ) * 57.29577951" office:value-type="float" office:value="-74.6800188165049">
            <text:p>-74.6800188165</text:p>
          </table:table-cell>
          <table:table-cell table:formula="of:= ATAN( ( - ( [.M52] + [.M31]/2 ) )/[.M51] ) * 57.29577951" office:value-type="float" office:value="-74.8626132272195">
            <text:p>-74.8626132272</text:p>
          </table:table-cell>
          <table:table-cell/>
        </table:table-row>
        <table:table-row table:style-name="ro4">
          <table:table-cell/>
          <table:table-cell table:style-name="ce15" office:value-type="string">
            <text:p>beta2</text:p>
          </table:table-cell>
          <table:table-cell table:formula="of:= ATAN( ( - ( [.C52] - [.C31]/2 ) )/[.C51] ) * 57.29577951" office:value-type="float" office:value="-45.042157514919">
            <text:p>-45.0421575149</text:p>
          </table:table-cell>
          <table:table-cell table:formula="of:= ATAN( ( - ( [.D52] - [.D31]/2 ) )/[.D51] ) * 57.29577951" office:value-type="float" office:value="-49.6167387350436">
            <text:p>-49.616738735</text:p>
          </table:table-cell>
          <table:table-cell table:formula="of:= ATAN( ( - ( [.E52] - [.E31]/2 ) )/[.E51] ) * 57.29577951" office:value-type="float" office:value="-50.6622617707986">
            <text:p>-50.6622617708</text:p>
          </table:table-cell>
          <table:table-cell/>
          <table:table-cell table:formula="of:= ATAN( ( - ( [.G52] - [.G31]/2 ) )/[.G51] ) * 57.29577951" office:value-type="float" office:value="-66.7355692522038">
            <text:p>-66.7355692522</text:p>
          </table:table-cell>
          <table:table-cell table:formula="of:= ATAN( ( - ( [.H52] - [.H31]/2 ) )/[.H51] ) * 57.29577951" office:value-type="float" office:value="-66.5985101965758">
            <text:p>-66.5985101966</text:p>
          </table:table-cell>
          <table:table-cell table:formula="of:= ATAN( ( - ( [.I52] - [.I31]/2 ) )/[.I51] ) * 57.29577951" office:value-type="float" office:value="-67.2279491149018">
            <text:p>-67.2279491149</text:p>
          </table:table-cell>
          <table:table-cell table:formula="of:= ATAN( ( - ( [.J52] - [.J31]/2 ) )/[.J51] ) * 57.29577951" office:value-type="float" office:value="-67.7865228698086">
            <text:p>-67.7865228698</text:p>
          </table:table-cell>
          <table:table-cell table:formula="of:= ATAN( ( - ( [.K52] - [.K31]/2 ) )/[.K51] ) * 57.29577951" office:value-type="float" office:value="-68.2140322443696">
            <text:p>-68.2140322444</text:p>
          </table:table-cell>
          <table:table-cell table:formula="of:= ATAN( ( - ( [.L52] - [.L31]/2 ) )/[.L51] ) * 57.29577951" office:value-type="float" office:value="-68.5254158669491">
            <text:p>-68.5254158669</text:p>
          </table:table-cell>
          <table:table-cell table:formula="of:= ATAN( ( - ( [.M52] - [.M31]/2 ) )/[.M51] ) * 57.29577951" office:value-type="float" office:value="-68.769725230472">
            <text:p>-68.7697252305</text:p>
          </table:table-cell>
          <table:table-cell/>
        </table:table-row>
        <table:table-row table:style-name="ro4">
          <table:table-cell office:value-type="string">
            <text:p>About 0.75</text:p>
          </table:table-cell>
          <table:table-cell table:style-name="ce17" office:value-type="string">
            <text:p>De Haller R</text:p>
          </table:table-cell>
          <table:table-cell table:style-name="ce28" table:formula="of:= COS([.C56]/57.29577951)/COS([.C55]/57.29577951)" office:value-type="float" office:value="0.738767684564054">
            <text:p>0.7387676846</text:p>
          </table:table-cell>
          <table:table-cell table:style-name="ce28" table:formula="of:= COS([.D56]/57.29577951)/COS([.D55]/57.29577951)" office:value-type="float" office:value="0.725411648866957">
            <text:p>0.7254116489</text:p>
          </table:table-cell>
          <table:table-cell table:style-name="ce28" table:formula="of:= COS([.E56]/57.29577951)/COS([.E55]/57.29577951)" office:value-type="float" office:value="0.718948462764126">
            <text:p>0.7189484628</text:p>
          </table:table-cell>
          <table:table-cell table:style-name="ce28"/>
          <table:table-cell table:style-name="ce28" table:formula="of:= COS([.G56]/57.29577951)/COS([.G55]/57.29577951)" office:value-type="float" office:value="0.722015572372949">
            <text:p>0.7220155724</text:p>
          </table:table-cell>
          <table:table-cell table:style-name="ce28" table:formula="of:= COS([.H56]/57.29577951)/COS([.H55]/57.29577951)" office:value-type="float" office:value="0.722372099818458">
            <text:p>0.7223720998</text:p>
          </table:table-cell>
          <table:table-cell table:style-name="ce28" table:formula="of:= COS([.I56]/57.29577951)/COS([.I55]/57.29577951)" office:value-type="float" office:value="0.722128073578134">
            <text:p>0.7221280736</text:p>
          </table:table-cell>
          <table:table-cell table:style-name="ce28" table:formula="of:= COS([.J56]/57.29577951)/COS([.J55]/57.29577951)" office:value-type="float" office:value="0.722112040644271">
            <text:p>0.7221120406</text:p>
          </table:table-cell>
          <table:table-cell table:style-name="ce28" table:formula="of:= COS([.K56]/57.29577951)/COS([.K55]/57.29577951)" office:value-type="float" office:value="0.722453954607452">
            <text:p>0.7224539546</text:p>
          </table:table-cell>
          <table:table-cell table:style-name="ce28" table:formula="of:= COS([.L56]/57.29577951)/COS([.L55]/57.29577951)" office:value-type="float" office:value="0.721709192030536">
            <text:p>0.721709192</text:p>
          </table:table-cell>
          <table:table-cell table:style-name="ce28" table:formula="of:= COS([.M56]/57.29577951)/COS([.M55]/57.29577951)" office:value-type="float" office:value="0.721132491090706">
            <text:p>0.7211324911</text:p>
          </table:table-cell>
          <table:table-cell/>
        </table:table-row>
        <table:table-row table:style-name="ro4">
          <table:table-cell/>
          <table:table-cell table:style-name="ce17" office:value-type="string">
            <text:p>De Haller S</text:p>
          </table:table-cell>
          <table:table-cell table:style-name="ce28" table:formula="of:= COS([.D55]/57.29577951)/COS([.C56]/57.29577951)" office:value-type="float" office:value="1.241175298535">
            <text:p>1.2411752985</text:p>
          </table:table-cell>
          <table:table-cell table:style-name="ce28" table:formula="of:= COS([.E55]/57.29577951)/COS([.D56]/57.29577951)" office:value-type="float" office:value="1.34872509225542">
            <text:p>1.3487250923</text:p>
          </table:table-cell>
          <table:table-cell table:style-name="ce28" table:formula="of:= COS([.G55]/57.29577951)/COS([.E56]/57.29577951)" office:value-type="float" office:value="0.866678319977087">
            <text:p>0.86667832</text:p>
          </table:table-cell>
          <table:table-cell table:style-name="ce28"/>
          <table:table-cell table:style-name="ce28" table:formula="of:= COS([.H55]/57.29577951)/COS([.G56]/57.29577951)" office:value-type="float" office:value="1.39271387669306">
            <text:p>1.3927138767</text:p>
          </table:table-cell>
          <table:table-cell table:style-name="ce28" table:formula="of:= COS([.I55]/57.29577951)/COS([.H56]/57.29577951)" office:value-type="float" office:value="1.34910434023201">
            <text:p>1.3491043402</text:p>
          </table:table-cell>
          <table:table-cell table:style-name="ce28" table:formula="of:= COS([.J55]/57.29577951)/COS([.I56]/57.29577951)" office:value-type="float" office:value="1.35257074130961">
            <text:p>1.3525707413</text:p>
          </table:table-cell>
          <table:table-cell table:style-name="ce28" table:formula="of:= COS([.K55]/57.29577951)/COS([.J56]/57.29577951)" office:value-type="float" office:value="1.35948557655877">
            <text:p>1.3594855766</text:p>
          </table:table-cell>
          <table:table-cell table:style-name="ce28" table:formula="of:= COS([.L55]/57.29577951)/COS([.K56]/57.29577951)" office:value-type="float" office:value="1.36532991902451">
            <text:p>1.365329919</text:p>
          </table:table-cell>
          <table:table-cell table:style-name="ce28" table:formula="of:= COS([.M55]/57.29577951)/COS([.L56]/57.29577951)" office:value-type="float" office:value="1.37056871914725">
            <text:p>1.3705687191</text:p>
          </table:table-cell>
          <table:table-cell table:style-name="ce28" table:formula="of:= COS([.N55]/57.29577951)/COS([.M56]/57.29577951)" office:value-type="float" office:value="3.82944501320934">
            <text:p>3.8294450132</text:p>
          </table:table-cell>
          <table:table-cell/>
        </table:table-row>
        <table:table-row table:style-name="ro4">
          <table:table-cell/>
          <table:table-cell table:style-name="ce15" office:value-type="string">
            <text:p>Area 1</text:p>
          </table:table-cell>
          <table:table-cell table:formula="of:= 3.1415926536*  (  [.C45]^2-[.C47]^2 )" office:value-type="float" office:value="0.0145644235420896">
            <text:p>0.0145644235</text:p>
          </table:table-cell>
          <table:table-cell table:formula="of:=[.C63]" office:value-type="float" office:value="0.0136058944116869">
            <text:p>0.0136058944</text:p>
          </table:table-cell>
          <table:table-cell table:formula="of:=[.D63]" office:value-type="float" office:value="0.0125080491830508">
            <text:p>0.0125080492</text:p>
          </table:table-cell>
          <table:table-cell table:formula="of:=[.E63]" office:value-type="float" office:value="0.0114987879246829">
            <text:p>0.0114987879</text:p>
          </table:table-cell>
          <table:table-cell table:formula="of:=[.E63]" office:value-type="float" office:value="0.0114987879246829">
            <text:p>0.0114987879</text:p>
          </table:table-cell>
          <table:table-cell table:formula="of:=[.G63]" office:value-type="float" office:value="0.0100947142829542">
            <text:p>0.0100947143</text:p>
          </table:table-cell>
          <table:table-cell table:formula="of:=[.H63]" office:value-type="float" office:value="0.00860741204356831">
            <text:p>0.008607412</text:p>
          </table:table-cell>
          <table:table-cell table:formula="of:=[.I63]" office:value-type="float" office:value="0.00713648709337976">
            <text:p>0.0071364871</text:p>
          </table:table-cell>
          <table:table-cell table:formula="of:=[.J63]" office:value-type="float" office:value="0.00591692924379422">
            <text:p>0.0059169292</text:p>
          </table:table-cell>
          <table:table-cell table:formula="of:=[.K63]" office:value-type="float" office:value="0.00490578224523725">
            <text:p>0.0049057822</text:p>
          </table:table-cell>
          <table:table-cell table:formula="of:=[.L63]" office:value-type="float" office:value="0.00406743066311409">
            <text:p>0.0040674307</text:p>
          </table:table-cell>
          <table:table-cell/>
        </table:table-row>
        <table:table-row table:style-name="ro4">
          <table:table-cell/>
          <table:table-cell table:style-name="ce15" office:value-type="string">
            <text:p>Area 2</text:p>
          </table:table-cell>
          <table:table-cell table:formula="of:=[.C61]*([.C21]/[.C22])" office:value-type="float" office:value="0.0140737411751412">
            <text:p>0.0140737412</text:p>
          </table:table-cell>
          <table:table-cell table:formula="of:=[.D61]*([.D21]/[.D22])" office:value-type="float" office:value="0.013040812452824">
            <text:p>0.0130408125</text:p>
          </table:table-cell>
          <table:table-cell table:formula="of:=[.E61]*([.E21]/[.E22])" office:value-type="float" office:value="0.0119885630897411">
            <text:p>0.0119885631</text:p>
          </table:table-cell>
          <table:table-cell table:formula="of:=([.F61]+[.F63])/2" office:value-type="float" office:value="0.0114987879246829">
            <text:p>0.0114987879</text:p>
          </table:table-cell>
          <table:table-cell table:formula="of:=[.G61]*([.G21]/[.G22])" office:value-type="float" office:value="0.0103982954379763">
            <text:p>0.0103982954</text:p>
          </table:table-cell>
          <table:table-cell table:formula="of:=[.H61]*([.H21]/[.H22])" office:value-type="float" office:value="0.00930961565505323">
            <text:p>0.0093096157</text:p>
          </table:table-cell>
          <table:table-cell table:formula="of:=[.I61]*([.I21]/[.I22])" office:value-type="float" office:value="0.00782377042952333">
            <text:p>0.0078237704</text:p>
          </table:table-cell>
          <table:table-cell table:formula="of:=[.J61]*([.J21]/[.J22])" office:value-type="float" office:value="0.00648676238679434">
            <text:p>0.0064867624</text:p>
          </table:table-cell>
          <table:table-cell table:formula="of:=[.K61]*([.K21]/[.K22])" office:value-type="float" office:value="0.00537823631735746">
            <text:p>0.0053782363</text:p>
          </table:table-cell>
          <table:table-cell table:formula="of:=[.L61]*([.L21]/[.L22])" office:value-type="float" office:value="0.00445914682249326">
            <text:p>0.0044591468</text:p>
          </table:table-cell>
          <table:table-cell table:formula="of:=[.M61]*([.M21]/[.M22])" office:value-type="float" office:value="0.00369712099120283">
            <text:p>0.003697121</text:p>
          </table:table-cell>
          <table:table-cell/>
        </table:table-row>
        <table:table-row table:style-name="ro4">
          <table:table-cell/>
          <table:table-cell table:style-name="ce15" office:value-type="string">
            <text:p>Area 3</text:p>
          </table:table-cell>
          <table:table-cell table:formula="of:= ( [.C21]/[.C23] )*[.C61]" office:value-type="float" office:value="0.0136058944116869">
            <text:p>0.0136058944</text:p>
          </table:table-cell>
          <table:table-cell table:formula="of:= ( [.D21]/[.D23] )*[.D61]" office:value-type="float" office:value="0.0125080491830508">
            <text:p>0.0125080492</text:p>
          </table:table-cell>
          <table:table-cell table:formula="of:= ( [.E21]/[.E23] )*[.E61]" office:value-type="float" office:value="0.0114987879246829">
            <text:p>0.0114987879</text:p>
          </table:table-cell>
          <table:table-cell table:formula="of:=[.G61]" office:value-type="float" office:value="0.0114987879246829">
            <text:p>0.0114987879</text:p>
          </table:table-cell>
          <table:table-cell table:formula="of:= ( [.G21]/[.G23] )*[.G61]" office:value-type="float" office:value="0.0100947142829542">
            <text:p>0.0100947143</text:p>
          </table:table-cell>
          <table:table-cell table:formula="of:= ( [.H21]/[.H23] )*[.H61]" office:value-type="float" office:value="0.00860741204356831">
            <text:p>0.008607412</text:p>
          </table:table-cell>
          <table:table-cell table:formula="of:= ( [.I21]/[.I23] )*[.I61]" office:value-type="float" office:value="0.00713648709337976">
            <text:p>0.0071364871</text:p>
          </table:table-cell>
          <table:table-cell table:formula="of:= ( [.J21]/[.J23] )*[.J61]" office:value-type="float" office:value="0.00591692924379422">
            <text:p>0.0059169292</text:p>
          </table:table-cell>
          <table:table-cell table:formula="of:= ( [.K21]/[.K23] )*[.K61]" office:value-type="float" office:value="0.00490578224523725">
            <text:p>0.0049057822</text:p>
          </table:table-cell>
          <table:table-cell table:formula="of:= ( [.L21]/[.L23] )*[.L61]" office:value-type="float" office:value="0.00406743066311409">
            <text:p>0.0040674307</text:p>
          </table:table-cell>
          <table:table-cell table:formula="of:= ( [.M21]/[.M23] )*[.M61]" office:value-type="float" office:value="0.00337234540226532">
            <text:p>0.0033723454</text:p>
          </table:table-cell>
          <table:table-cell/>
        </table:table-row>
        <table:table-row table:style-name="ro4">
          <table:table-cell office:value-type="string">
            <text:p>less thn 0.42</text:p>
          </table:table-cell>
          <table:table-cell table:style-name="ce17" office:value-type="string">
            <text:p>Diffusion R</text:p>
          </table:table-cell>
          <table:table-cell table:style-name="ce28" table:formula="of:=( ( COS([.C58]/57.29577951 ) - COS([.C57]/57.29577951 ) )/COS([.C58]/57.29577951 ) ) + ( TAN([.C58]/57.29577951 ) - TAN([.C57]/57.29577951 ) )*COS([.C57]/57.29577951 )*0.5/[.$K5]" office:value-type="float" office:value="0.302503778408737">
            <text:p>0.3025037784</text:p>
          </table:table-cell>
          <table:table-cell table:style-name="ce28" table:formula="of:=( ( COS([.D58]/57.29577951 ) - COS([.D57]/57.29577951 ) )/COS([.D58]/57.29577951 ) ) + ( TAN([.D58]/57.29577951 ) - TAN([.D57]/57.29577951 ) )*COS([.D57]/57.29577951 )*0.5/[.$K5]" office:value-type="float" office:value="0.315851403259057">
            <text:p>0.3158514033</text:p>
          </table:table-cell>
          <table:table-cell table:style-name="ce28" table:formula="of:=( ( COS([.E58]/57.29577951 ) - COS([.E57]/57.29577951 ) )/COS([.E58]/57.29577951 ) ) + ( TAN([.E58]/57.29577951 ) - TAN([.E57]/57.29577951 ) )*COS([.E57]/57.29577951 )*0.5/[.$K5]" office:value-type="float" office:value="0.322809606800776">
            <text:p>0.3228096068</text:p>
          </table:table-cell>
          <table:table-cell table:style-name="ce28"/>
          <table:table-cell table:style-name="ce28" table:formula="of:=( ( COS([.G58]/57.29577951 ) - COS([.G57]/57.29577951 ) )/COS([.G58]/57.29577951 ) ) + ( TAN([.G58]/57.29577951 ) - TAN([.G57]/57.29577951 ) )*COS([.G57]/57.29577951 )*0.5/[.$K5]" office:value-type="float" office:value="0.3148800192107">
            <text:p>0.3148800192</text:p>
          </table:table-cell>
          <table:table-cell table:style-name="ce28" table:formula="of:=( ( COS([.H58]/57.29577951 ) - COS([.H57]/57.29577951 ) )/COS([.H58]/57.29577951 ) ) + ( TAN([.H58]/57.29577951 ) - TAN([.H57]/57.29577951 ) )*COS([.H57]/57.29577951 )*0.5/[.$K5]" office:value-type="float" office:value="0.314503640850269">
            <text:p>0.3145036409</text:p>
          </table:table-cell>
          <table:table-cell table:style-name="ce28" table:formula="of:=( ( COS([.I58]/57.29577951 ) - COS([.I57]/57.29577951 ) )/COS([.I58]/57.29577951 ) ) + ( TAN([.I58]/57.29577951 ) - TAN([.I57]/57.29577951 ) )*COS([.I57]/57.29577951 )*0.5/[.$K5]" office:value-type="float" office:value="0.314659772412511">
            <text:p>0.3146597724</text:p>
          </table:table-cell>
          <table:table-cell table:style-name="ce28" table:formula="of:=( ( COS([.J58]/57.29577951 ) - COS([.J57]/57.29577951 ) )/COS([.J58]/57.29577951 ) ) + ( TAN([.J58]/57.29577951 ) - TAN([.J57]/57.29577951 ) )*COS([.J57]/57.29577951 )*0.5/[.$K5]" office:value-type="float" office:value="0.314574928290595">
            <text:p>0.3145749283</text:p>
          </table:table-cell>
          <table:table-cell table:style-name="ce28" table:formula="of:=( ( COS([.K58]/57.29577951 ) - COS([.K57]/57.29577951 ) )/COS([.K58]/57.29577951 ) ) + ( TAN([.K58]/57.29577951 ) - TAN([.K57]/57.29577951 ) )*COS([.K57]/57.29577951 )*0.5/[.$K5]" office:value-type="float" office:value="0.314112079568213">
            <text:p>0.3141120796</text:p>
          </table:table-cell>
          <table:table-cell table:style-name="ce28" table:formula="of:=( ( COS([.L58]/57.29577951 ) - COS([.L57]/57.29577951 ) )/COS([.L58]/57.29577951 ) ) + ( TAN([.L58]/57.29577951 ) - TAN([.L57]/57.29577951 ) )*COS([.L57]/57.29577951 )*0.5/[.$K5]" office:value-type="float" office:value="0.314897952879734">
            <text:p>0.3148979529</text:p>
          </table:table-cell>
          <table:table-cell table:style-name="ce28" table:formula="of:=( ( COS([.M58]/57.29577951 ) - COS([.M57]/57.29577951 ) )/COS([.M58]/57.29577951 ) ) + ( TAN([.M58]/57.29577951 ) - TAN([.M57]/57.29577951 ) )*COS([.M57]/57.29577951 )*0.5/[.$K5]" office:value-type="float" office:value="0.315506426811425">
            <text:p>0.3155064268</text:p>
          </table:table-cell>
          <table:table-cell/>
        </table:table-row>
        <table:table-row table:style-name="ro4">
          <table:table-cell/>
          <table:table-cell table:style-name="ce17" office:value-type="string">
            <text:p>Diffusion S</text:p>
          </table:table-cell>
          <table:table-cell table:style-name="ce28" table:formula="of:=( ( COS([.D55]/57.29577951 ) - COS([.C56]/57.29577951 ) )/COS([.D55]/57.29577951 ) ) + ( TAN([.C56]/57.29577951 ) - TAN([.D55]/57.29577951 ) )*COS([.C56]/57.29577951 )*0.5/[.$L$5]" office:value-type="float" office:value="0.22421563436239">
            <text:p>0.2242156344</text:p>
          </table:table-cell>
          <table:table-cell table:style-name="ce28" table:formula="of:=( ( COS([.E55]/57.29577951 ) - COS([.D56]/57.29577951 ) )/COS([.E55]/57.29577951 ) ) + ( TAN([.D56]/57.29577951 ) - TAN([.E55]/57.29577951 ) )*COS([.D56]/57.29577951 )*0.5/[.$L$5]" office:value-type="float" office:value="0.297211951769171">
            <text:p>0.2972119518</text:p>
          </table:table-cell>
          <table:table-cell table:style-name="ce28" table:formula="of:=( ( COS([.G55]/57.29577951 ) - COS([.E56]/57.29577951 ) )/COS([.G55]/57.29577951 ) ) + ( TAN([.E56]/57.29577951 ) - TAN([.G55]/57.29577951 ) )*COS([.E56]/57.29577951 )*0.5/[.$L$5]" office:value-type="float" office:value="-0.175068010036019">
            <text:p>-0.17506801</text:p>
          </table:table-cell>
          <table:table-cell table:style-name="ce28"/>
          <table:table-cell table:style-name="ce28" table:formula="of:=( ( COS([.H55]/57.29577951 ) - COS([.G56]/57.29577951 ) )/COS([.H55]/57.29577951 ) ) + ( TAN([.G56]/57.29577951 ) - TAN([.H55]/57.29577951 ) )*COS([.G56]/57.29577951 )*0.5/[.$L$5]" office:value-type="float" office:value="0.319416598743976">
            <text:p>0.3194165987</text:p>
          </table:table-cell>
          <table:table-cell table:style-name="ce28" table:formula="of:=( ( COS([.I55]/57.29577951 ) - COS([.H56]/57.29577951 ) )/COS([.I55]/57.29577951 ) ) + ( TAN([.H56]/57.29577951 ) - TAN([.I55]/57.29577951 ) )*COS([.H56]/57.29577951 )*0.5/[.$L$5]" office:value-type="float" office:value="0.293080465577181">
            <text:p>0.2930804656</text:p>
          </table:table-cell>
          <table:table-cell table:style-name="ce28" table:formula="of:=( ( COS([.J55]/57.29577951 ) - COS([.I56]/57.29577951 ) )/COS([.J55]/57.29577951 ) ) + ( TAN([.I56]/57.29577951 ) - TAN([.J55]/57.29577951 ) )*COS([.I56]/57.29577951 )*0.5/[.$L$5]" office:value-type="float" office:value="0.295127339965459">
            <text:p>0.29512734</text:p>
          </table:table-cell>
          <table:table-cell table:style-name="ce28" table:formula="of:=( ( COS([.K55]/57.29577951 ) - COS([.J56]/57.29577951 ) )/COS([.K55]/57.29577951 ) ) + ( TAN([.J56]/57.29577951 ) - TAN([.K55]/57.29577951 ) )*COS([.J56]/57.29577951 )*0.5/[.$L$5]" office:value-type="float" office:value="0.299299958988422">
            <text:p>0.299299959</text:p>
          </table:table-cell>
          <table:table-cell table:style-name="ce28" table:formula="of:=( ( COS([.L55]/57.29577951 ) - COS([.K56]/57.29577951 ) )/COS([.L55]/57.29577951 ) ) + ( TAN([.K56]/57.29577951 ) - TAN([.L55]/57.29577951 ) )*COS([.K56]/57.29577951 )*0.5/[.$L$5]" office:value-type="float" office:value="0.302801709316315">
            <text:p>0.3028017093</text:p>
          </table:table-cell>
          <table:table-cell table:style-name="ce28" table:formula="of:=( ( COS([.M55]/57.29577951 ) - COS([.L56]/57.29577951 ) )/COS([.M55]/57.29577951 ) ) + ( TAN([.L56]/57.29577951 ) - TAN([.M55]/57.29577951 ) )*COS([.L56]/57.29577951 )*0.5/[.$L$5]" office:value-type="float" office:value="0.305920740947058">
            <text:p>0.3059207409</text:p>
          </table:table-cell>
          <table:table-cell table:style-name="ce28" table:formula="of:=( ( COS([.N55]/57.29577951 ) - COS([.M56]/57.29577951 ) )/COS([.N55]/57.29577951 ) ) + ( TAN([.M56]/57.29577951 ) - TAN([.N55]/57.29577951 ) )*COS([.M56]/57.29577951 )*0.5/[.$L$5]" office:value-type="float" office:value="0.859528359571776">
            <text:p>0.8595283596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y value</text:p>
          </table:table-cell>
          <table:table-cell table:formula="of:=[.C47]/[.C46]" office:value-type="float" office:value="0.688524590163935">
            <text:p>0.688524590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si rh</text:p>
          </table:table-cell>
          <table:table-cell office:value-type="float" office:value="0.41">
            <text:p>0.41</text:p>
          </table:table-cell>
          <table:table-cell table:formula="of:=1-[.C69]*(TAN([.C74])-TAN([.C73]))" office:value-type="float" office:value="1.02371827864816">
            <text:p>1.0237182786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hi rh</text:p>
          </table:table-cell>
          <table:table-cell table:formula="of:= [.C11]/( [.$G$3] * [.C47] )" office:value-type="float" office:value="0.551093189672766">
            <text:p>0.5510931897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R rh</text:p>
          </table:table-cell>
          <table:table-cell table:formula="of:=1 + (1-[.C52])*(1 - 2/[.C67])" office:value-type="float" office:value="0.0476190476190479">
            <text:p>0.047619047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De Haller rh</text:p>
          </table:table-cell>
          <table:table-cell table:formula="of:= COS([.C75]/57.29577951)/COS([.C74]/57.29577951)" office:value-type="float" office:value="0.724394097095946">
            <text:p>0.7243940971</text:p>
          </table:table-cell>
          <table:table-cell table:number-columns-repeated="2"/>
          <table:table-cell office:value-type="string">
            <text:p>gamma</text:p>
          </table:table-cell>
          <table:table-cell table:formula="of:=(2*[.K5]+SIN([.C55]/[.B95]))/COS([.C55]/[.B95])" office:value-type="float" office:value="12.3235148387163">
            <text:p>12.323514838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beta 1 rh</text:p>
          </table:table-cell>
          <table:table-cell table:formula="of:= ATAN( ( - ( [.C70] + [.C68]/2 ) )/[.C69] ) * 57.29577951" office:value-type="float" office:value="-24.6265434281377">
            <text:p>-24.6265434281</text:p>
          </table:table-cell>
          <table:table-cell table:number-columns-repeated="2"/>
          <table:table-cell office:value-type="string">
            <text:p><text:s/></text:p>
          </table:table-cell>
          <table:table-cell table:formula="of:=( (2*[.K5]*(1-0.5)*[.G71]+([.G71]^2+1-4*[.K5]*[.K5]*(1-0.5)^2)^0.5)/([.G71]^2+1) )*[.B95]" office:value-type="float" office:value="22.8604255143366">
            <text:p>22.86042551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beta 2 rh</text:p>
          </table:table-cell>
          <table:table-cell table:style-name="ce34" table:formula="of:= ATAN( ( - ( [.C70] - [.C68]/2 ) )/[.C69] ) * 57.29577951" office:value-type="float" office:value="15.9382591822696">
            <text:p>15.938259182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lpha 1 rh</text:p>
          </table:table-cell>
          <table:table-cell table:style-name="ce34" table:formula="of:= ATAN( ( 1 - [.C70] - [.C68]/2 )/[.C69] ) * 57.29577951" office:value-type="float" office:value="53.5962042552814">
            <text:p>53.596204255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lpha 2 rh</text:p>
          </table:table-cell>
          <table:table-cell table:style-name="ce34" table:formula="of:= ATAN( ( 1 - [.C70] + [.C68]/2 )/[.C69] ) * 57.29577951" office:value-type="float" office:value="64.5382932192844">
            <text:p>64.5382932193</text:p>
          </table:table-cell>
          <table:table-cell table:formula="of:=TAN([.C72]/57.29577951)*[.C11]" office:value-type="float" office:value="-31.83">
            <text:p>-31.83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h work diff</text:p>
          </table:table-cell>
          <table:table-cell table:formula="of:= [.C38] - ([.C47]*[.$G$3])*(([.C32]+[.C33]/[.C67])-([.C32]-[.C33]/[.C67]))" office:value-type="float" office:value="281.601220757809">
            <text:p>281.6012207578</text:p>
          </table:table-cell>
          <table:table-cell table:formula="of:=([.C32]-[.C77]/[.C67])" office:value-type="float" office:value="-145.986071428571">
            <text:p>-145.9860714286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b</text:p>
          </table:table-cell>
          <table:table-cell table:formula="of:=0.5*[.C46]*[.$G$3]*[.C68]" office:value-type="float" office:value="37.515">
            <text:p>37.515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y value</text:p>
          </table:table-cell>
          <table:table-cell table:style-name="ce34" table:formula="of:=[.C45]/[.C46]" office:value-type="float" office:value="1.31147540983607">
            <text:p>1.311475409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si st</text:p>
          </table:table-cell>
          <table:table-cell office:value-type="float" office:value="0.3">
            <text:p>0.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hi st</text:p>
          </table:table-cell>
          <table:table-cell table:formula="of:= [.C11]/( [.$G$3] * [.C48] )" office:value-type="float" office:value="0.275546594836383">
            <text:p>0.275546594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R st</text:p>
          </table:table-cell>
          <table:table-cell table:formula="of:=1 + (1-[.C52])*(1 - 2/[.C79])" office:value-type="float" office:value="0.7375">
            <text:p>0.737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De Haller st</text:p>
          </table:table-cell>
          <table:table-cell table:formula="of:= COS([.D84]/57.29577951)/COS([.C85]/57.29577951)" office:value-type="float" office:value="1.46936421246362">
            <text:p>1.469364212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lpha 1 st</text:p>
          </table:table-cell>
          <table:table-cell table:formula="of:=ATAN(([.C32]-[.C33]/[.C79])/[.$C$11])*57.29577951" office:value-type="float" office:value="-57.3202425094499">
            <text:p>-57.3202425094</text:p>
          </table:table-cell>
          <table:table-cell/>
          <table:table-cell table:number-columns-repeated="10"/>
        </table:table-row>
        <table:table-row table:style-name="ro1">
          <table:table-cell/>
          <table:table-cell office:value-type="string">
            <text:p>alpha 2 st</text:p>
          </table:table-cell>
          <table:table-cell table:formula="of:=ATAN(([.C32]+[.C33]/[.C79])/[.$C$11])*57.29577951" office:value-type="float" office:value="-47.1120759264226">
            <text:p>-47.1120759264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rh work diff</text:p>
          </table:table-cell>
          <table:table-cell table:style-name="ce34" table:formula="of:= [.C38] - ([.C47]*[.$G$3])*(([.C32]+[.C33]/[.C67])-([.C32]-[.C33]/[.C67]))" office:value-type="float" office:value="281.601220757809">
            <text:p>281.6012207578</text:p>
          </table:table-cell>
          <table:table-cell table:formula="of:=TAN([.C84]/57.29577951)*[.C11]" office:value-type="float" office:value="-108.2445">
            <text:p>-108.244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b</text:p>
          </table:table-cell>
          <table:table-cell table:style-name="ce34" table:formula="of:=0.5*[.C49]*[.$G$3]*[.C80]" office:value-type="float" office:value="30.3201388158812">
            <text:p>30.3201388159</text:p>
          </table:table-cell>
          <table:table-cell table:formula="of:=([.C32]-[.C87]/[.C79])" office:value-type="float" office:value="-114.619105847109">
            <text:p>-114.619105847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4"/>
          <table:table-cell table:number-columns-repeated="11"/>
        </table:table-row>
        <table:table-row table:style-name="ro4">
          <table:table-cell/>
          <table:table-cell table:style-name="ce18" office:value-type="string">
            <text:p>Energy Euler</text:p>
          </table:table-cell>
          <table:table-cell table:formula="of:=[.C39]+[.D39]+[.E39]+[.G39]+[.H39]+[.I39]+[.J39]+[.K39]+[.L39]+[.M39]" office:value-type="float" office:value="246619.684882966">
            <text:p>246619.68488296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otal PR</text:p>
          </table:table-cell>
          <table:table-cell table:formula="of:=[.M30]/[.C30]" office:value-type="float" office:value="7.048765546875">
            <text:p>7.0487655469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9" table:number-columns-repeated="12"/>
          <table:table-cell/>
        </table:table-row>
        <table:table-row table:style-name="ro1">
          <table:table-cell/>
          <table:table-cell table:style-name="ce19" office:value-type="string">
            <text:p>RadToDegree</text:p>
          </table:table-cell>
          <table:table-cell table:style-name="ce19" office:value-type="string">
            <text:p>PI</text:p>
          </table:table-cell>
          <table:table-cell table:style-name="ce19" table:number-columns-repeated="10"/>
          <table:table-cell/>
        </table:table-row>
        <table:table-row table:style-name="ro1">
          <table:table-cell/>
          <table:table-cell table:style-name="ce19" office:value-type="float" office:value="57.29577951">
            <text:p>57.29577951</text:p>
          </table:table-cell>
          <table:table-cell table:style-name="ce19" office:value-type="float" office:value="3.14159265358979">
            <text:p>3.1415926536</text:p>
          </table:table-cell>
          <table:table-cell table:style-name="ce19" table:number-columns-repeated="10"/>
          <table:table-cell/>
        </table:table-row>
        <table:table-row table:style-name="ro1">
          <table:table-cell/>
          <table:table-cell table:style-name="ce19" table:number-columns-repeated="2"/>
          <table:table-cell table:style-name="ce19">
            <draw:frame table:end-cell-address="'double spool'.K117" table:end-x="0.187in" table:end-y="0.0866in" draw:z-index="0" draw:style-name="gr1" draw:text-style-name="P1" svg:width="6.2988in" svg:height="3.5429in" svg:x="0.1114in" svg:y="0.0594in">
              <draw:object draw:notify-on-update-of-ranges="'double spool'.B97:'double spool'.B97 'double spool'.B98:'double spool'.B120 'double spool'.C97:'double spool'.C97 'double spool'.C98:'double spool'.C12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19" table:number-columns-repeated="9"/>
          <table:table-cell/>
        </table:table-row>
        <table:table-row table:style-name="ro1">
          <table:table-cell table:style-name="ce2" office:value-type="string">
            <text:p>Stage</text:p>
          </table:table-cell>
          <table:table-cell table:style-name="ce20" office:value-type="string">
            <text:p>Tip</text:p>
          </table:table-cell>
          <table:table-cell table:style-name="ce20" office:value-type="string">
            <text:p>Hub</text:p>
          </table:table-cell>
          <table:table-cell table:style-name="ce31" table:number-columns-repeated="8"/>
          <table:table-cell table:style-name="ce19" table:number-columns-repeated="2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5]" office:value-type="float" office:value="0.08">
            <text:p>0.08</text:p>
          </table:table-cell>
          <table:table-cell table:style-name="ce3" table:formula="of:=[.C47]" office:value-type="float" office:value="0.042">
            <text:p>0.04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8]" office:value-type="float" office:value="0.084">
            <text:p>0.084</text:p>
          </table:table-cell>
          <table:table-cell table:style-name="ce3" table:formula="of:=[.C50]" office:value-type="float" office:value="0.0507561725150274">
            <text:p>0.0507561725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5]" office:value-type="float" office:value="0.086">
            <text:p>0.086</text:p>
          </table:table-cell>
          <table:table-cell table:style-name="ce3" table:formula="of:=[.D47]" office:value-type="float" office:value="0.0553634292507368">
            <text:p>0.0553634293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8]" office:value-type="float" office:value="0.087">
            <text:p>0.087</text:p>
          </table:table-cell>
          <table:table-cell table:style-name="ce3" table:formula="of:=[.D50]" office:value-type="float" office:value="0.058463496922532">
            <text:p>0.058463496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5]" office:value-type="float" office:value="0.087">
            <text:p>0.087</text:p>
          </table:table-cell>
          <table:table-cell table:style-name="ce3" table:formula="of:=[.E47]" office:value-type="float" office:value="0.0598962794184647">
            <text:p>0.0598962794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8]" office:value-type="float" office:value="0.086">
            <text:p>0.086</text:p>
          </table:table-cell>
          <table:table-cell table:style-name="ce3" table:formula="of:=[.E50]" office:value-type="float" office:value="0.0598324481147958">
            <text:p>0.0598324481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5]" office:value-type="float" office:value="0.084">
            <text:p>0.084</text:p>
          </table:table-cell>
          <table:table-cell table:style-name="ce3" table:formula="of:=[.F47]" office:value-type="float" office:value="0.0582736829491197">
            <text:p>0.058273682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8]" office:value-type="float" office:value="0.083">
            <text:p>0.083</text:p>
          </table:table-cell>
          <table:table-cell table:style-name="ce3" table:formula="of:=[.F50]" office:value-type="float" office:value="0.0568227254226205">
            <text:p>0.0568227254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5]" office:value-type="float" office:value="0.082">
            <text:p>0.082</text:p>
          </table:table-cell>
          <table:table-cell table:style-name="ce3" table:formula="of:=[.G47]" office:value-type="float" office:value="0.0553518032628976">
            <text:p>0.0553518033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8]" office:value-type="float" office:value="0.081">
            <text:p>0.081</text:p>
          </table:table-cell>
          <table:table-cell table:style-name="ce3" table:formula="of:=[.G50]" office:value-type="float" office:value="0.0570185913772261">
            <text:p>0.0570185914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5]" office:value-type="float" office:value="0.08">
            <text:p>0.08</text:p>
          </table:table-cell>
          <table:table-cell table:style-name="ce3" table:formula="of:=[.H47]" office:value-type="float" office:value="0.0564513298828771">
            <text:p>0.056451329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8]" office:value-type="float" office:value="0.08">
            <text:p>0.08</text:p>
          </table:table-cell>
          <table:table-cell table:style-name="ce3" table:formula="of:=[.H50]" office:value-type="float" office:value="0.0586230099912551">
            <text:p>0.05862301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5]" office:value-type="float" office:value="0.08">
            <text:p>0.08</text:p>
          </table:table-cell>
          <table:table-cell table:style-name="ce3" table:formula="of:=[.I47]" office:value-type="float" office:value="0.0604993855512904">
            <text:p>0.0604993856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8]" office:value-type="float" office:value="0.08">
            <text:p>0.08</text:p>
          </table:table-cell>
          <table:table-cell table:style-name="ce3" table:formula="of:=[.I50]" office:value-type="float" office:value="0.0625269264002191">
            <text:p>0.0625269264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5]" office:value-type="float" office:value="0.08">
            <text:p>0.08</text:p>
          </table:table-cell>
          <table:table-cell table:style-name="ce3" table:formula="of:=[.J47]" office:value-type="float" office:value="0.0642525143909682">
            <text:p>0.0642525144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8]" office:value-type="float" office:value="0.08">
            <text:p>0.08</text:p>
          </table:table-cell>
          <table:table-cell table:style-name="ce3" table:formula="of:=[.J50]" office:value-type="float" office:value="0.0658422311511761">
            <text:p>0.065842231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5]" office:value-type="float" office:value="0.08">
            <text:p>0.08</text:p>
          </table:table-cell>
          <table:table-cell table:style-name="ce3" table:formula="of:=[.K47]" office:value-type="float" office:value="0.0672055274948158">
            <text:p>0.0672055275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8]" office:value-type="float" office:value="0.08">
            <text:p>0.08</text:p>
          </table:table-cell>
          <table:table-cell table:style-name="ce3" table:formula="of:=[.K50]" office:value-type="float" office:value="0.0684693669457954">
            <text:p>0.068469366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5]" office:value-type="float" office:value="0.08">
            <text:p>0.08</text:p>
          </table:table-cell>
          <table:table-cell table:style-name="ce3" table:formula="of:=[.L47]" office:value-type="float" office:value="0.0695589031819877">
            <text:p>0.069558903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8]" office:value-type="float" office:value="0.08">
            <text:p>0.08</text:p>
          </table:table-cell>
          <table:table-cell table:style-name="ce3" table:formula="of:=[.L50]" office:value-type="float" office:value="0.0705734332625243">
            <text:p>0.0705734333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1" table:formula="of:=[.M45]" office:value-type="float" office:value="0.08">
            <text:p>0.08</text:p>
          </table:table-cell>
          <table:table-cell table:style-name="ce21" table:formula="of:=[.M47]" office:value-type="float" office:value="0.0714513583395578">
            <text:p>0.0714513583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1" table:formula="of:=[.M48]" office:value-type="float" office:value="0.08">
            <text:p>0.08</text:p>
          </table:table-cell>
          <table:table-cell table:style-name="ce3" table:formula="of:=[.M50]" office:value-type="float" office:value="0.0722715008705807">
            <text:p>0.072271500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/>
          <table:table-cell table:style-name="ce2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/>
          <table:table-cell table:style-name="ce21"/>
          <table:table-cell table:style-name="ce3"/>
          <table:table-cell table:style-name="ce19" table:number-columns-repeated="10"/>
          <table:table-cell/>
        </table:table-row>
        <table:table-row table:style-name="ro1" table:number-rows-repeated="2">
          <table:table-cell/>
          <table:table-cell table:style-name="ce22"/>
          <table:table-cell table:style-name="ce19" table:number-columns-repeated="11"/>
          <table:table-cell/>
        </table:table-row>
        <table:table-row table:style-name="ro1" table:number-rows-repeated="5">
          <table:table-cell/>
          <table:table-cell table:style-name="ce22"/>
          <table:table-cell table:style-name="ce1" table:number-columns-repeated="11"/>
          <table:table-cell/>
        </table:table-row>
        <table:table-row table:style-name="ro1">
          <table:table-cell/>
          <table:table-cell table:style-name="ce22"/>
          <table:table-cell table:style-name="ce1" table:number-columns-repeated="11"/>
          <table:table-cell/>
        </table:table-row>
      </table:table>
      <table:table table:name="Approach 2" table:style-name="ta1" table:print="false">
        <table:table-column table:style-name="co1" table:default-cell-style-name="ce1"/>
        <table:table-column table:style-name="co1" table:default-cell-style-name="ce4"/>
        <table:table-column table:style-name="co1" table:number-columns-repeated="11" table:default-cell-style-name="ce5"/>
        <table:table-column table:style-name="co1" table:default-cell-style-name="ce1"/>
        <table:table-row table:style-name="ro1">
          <table:table-cell/>
          <table:table-cell table:style-name="ce1" table:number-columns-repeated="12"/>
          <table:table-cell/>
        </table:table-row>
        <table:table-row table:style-name="ro2">
          <table:table-cell/>
          <table:table-cell office:value-type="string">
            <text:p>Parameters</text:p>
          </table:table-cell>
          <table:table-cell table:style-name="ce4" table:number-columns-repeated="4"/>
          <table:table-cell table:style-name="ce4" office:value-type="string">
            <text:p>ω low (rad/s)</text:p>
          </table:table-cell>
          <table:table-cell table:style-name="ce4" office:value-type="string">
            <text:p>ω high (rad/s)</text:p>
          </table:table-cell>
          <table:table-cell table:style-name="ce4" office:value-type="string">
            <text:p>Ma<text:span text:style-name="T1">1</text:span></text:p>
          </table:table-cell>
          <table:table-cell table:style-name="ce4" office:value-type="string">
            <text:p>γ</text:p>
          </table:table-cell>
          <table:table-cell table:style-name="ce4" office:value-type="string">
            <text:p>T1 (K)</text:p>
          </table:table-cell>
          <table:table-cell table:style-name="ce4" office:value-type="string">
            <text:p>R<text:span text:style-name="T1">air</text:span> (J/mol K)</text:p>
          </table:table-cell>
          <table:table-cell table:style-name="ce4" table:number-columns-repeated="2"/>
        </table:table-row>
        <table:table-row table:style-name="ro1">
          <table:table-cell table:number-columns-repeated="6"/>
          <table:table-cell office:value-type="float" office:value="2400">
            <text:p>2400</text:p>
          </table:table-cell>
          <table:table-cell office:value-type="float" office:value="6400">
            <text:p>6400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table:formula="of:= 300" office:value-type="float" office:value="300">
            <text:p>300</text:p>
          </table:table-cell>
          <table:table-cell office:value-type="float" office:value="287">
            <text:p>287</text:p>
          </table:table-cell>
          <table:table-cell/>
          <table:table-cell table:style-name="ce5"/>
        </table:table-row>
        <table:table-row table:style-name="ro1">
          <table:table-cell table:number-columns-repeated="2"/>
          <table:table-cell table:style-name="ce4" office:value-type="string">
            <text:p>Mass flow r</text:p>
          </table:table-cell>
          <table:table-cell table:style-name="ce4"/>
          <table:table-cell table:style-name="ce4" office:value-type="string">
            <text:p>Cp</text:p>
          </table:table-cell>
          <table:table-cell table:style-name="ce4"/>
          <table:table-cell table:style-name="ce4" office:value-type="string">
            <text:p>ω extra (rad/s)</text:p>
          </table:table-cell>
          <table:table-cell table:style-name="ce4" office:value-type="string">
            <text:p>efficiency</text:p>
          </table:table-cell>
          <table:table-cell table:style-name="ce4" office:value-type="string">
            <text:p>polytropic n</text:p>
          </table:table-cell>
          <table:table-cell table:style-name="ce4"/>
          <table:table-cell table:style-name="ce4" office:value-type="string">
            <text:p>Solidity R</text:p>
          </table:table-cell>
          <table:table-cell table:style-name="ce4" office:value-type="string">
            <text:p>Solidity S</text:p>
          </table:table-cell>
          <table:table-cell table:style-name="ce4" table:number-columns-repeated="2"/>
        </table:table-row>
        <table:table-row table:style-name="ro1">
          <table:table-cell table:number-columns-repeated="2"/>
          <table:table-cell table:formula="of:= [.C11]*[.C21]*[.C61]" office:value-type="float" office:value="1.21763010211524">
            <text:p>1.2176301021</text:p>
          </table:table-cell>
          <table:table-cell/>
          <table:table-cell office:value-type="float" office:value="1004.5">
            <text:p>1004.5</text:p>
          </table:table-cell>
          <table:table-cell/>
          <table:table-cell table:formula="of:=[.H3]" office:value-type="float" office:value="6400">
            <text:p>6400</text:p>
          </table:table-cell>
          <table:table-cell office:value-type="float" office:value="1">
            <text:p>1</text:p>
          </table:table-cell>
          <table:table-cell table:formula="of:= ( 1 - ( [.$J$3] -1 )/( [.$J$3] * [.H5] ) )^-1" office:value-type="float" office:value="1.4">
            <text:p>1.4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table:style-name="ce5"/>
        </table:table-row>
        <table:table-row table:style-name="ro1">
          <table:table-cell/>
          <table:table-cell table:style-name="ce1" table:number-columns-repeated="12"/>
          <table:table-cell/>
        </table:table-row>
        <table:table-row table:style-name="ro1">
          <table:table-cell/>
          <table:table-cell table:style-name="ce5" office:value-type="string">
            <text:p>Compressor</text:p>
          </table:table-cell>
          <table:table-cell table:style-name="ce4" office:value-type="string">
            <text:p>Stage 1</text:p>
          </table:table-cell>
          <table:table-cell table:style-name="ce4" office:value-type="string">
            <text:p>Stage 2</text:p>
          </table:table-cell>
          <table:table-cell table:style-name="ce4" office:value-type="string">
            <text:p>Stage 3</text:p>
          </table:table-cell>
          <table:table-cell table:style-name="ce4" office:value-type="string">
            <text:p>Transition</text:p>
          </table:table-cell>
          <table:table-cell table:style-name="ce4" office:value-type="string">
            <text:p>Stage 4</text:p>
          </table:table-cell>
          <table:table-cell table:style-name="ce4" office:value-type="string">
            <text:p>Stage 5</text:p>
          </table:table-cell>
          <table:table-cell table:style-name="ce4" office:value-type="string">
            <text:p>Stage 6</text:p>
          </table:table-cell>
          <table:table-cell table:style-name="ce4" office:value-type="string">
            <text:p>Stage 7</text:p>
          </table:table-cell>
          <table:table-cell table:style-name="ce4" office:value-type="string">
            <text:p>Stage 8</text:p>
          </table:table-cell>
          <table:table-cell table:style-name="ce4" office:value-type="string">
            <text:p>Stage 9</text:p>
          </table:table-cell>
          <table:table-cell table:style-name="ce4" office:value-type="string">
            <text:p>Stage 10</text:p>
          </table:table-cell>
          <table:table-cell/>
        </table:table-row>
        <table:table-row table:style-name="ro1">
          <table:table-cell/>
          <table:table-cell office:value-type="string">
            <text:p>Low-pressure</text:p>
          </table:table-cell>
          <table:table-cell office:value-type="float" office:value="1.1">
            <text:p>1.1</text:p>
          </table:table-cell>
          <table:table-cell table:number-columns-repeated="2" office:value-type="float" office:value="1.125">
            <text:p>1.125</text:p>
          </table:table-cell>
          <table:table-cell table:style-name="ce4" office:value-type="string">
            <text:p>Zone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>
            <text:p>High-pressure</text:p>
          </table:table-cell>
          <table:table-cell table:style-name="ce23" table:number-columns-repeated="4"/>
          <table:table-cell table:style-name="ce23" office:value-type="float" office:value="1.2">
            <text:p>1.2</text:p>
          </table:table-cell>
          <table:table-cell table:style-name="ce23" office:value-type="float" office:value="1.25">
            <text:p>1.25</text:p>
          </table:table-cell>
          <table:table-cell table:number-columns-repeated="5" table:style-name="ce23" office:value-type="float" office:value="1.3">
            <text:p>1.3</text:p>
          </table:table-cell>
          <table:table-cell/>
        </table:table-row>
        <table:table-row table:style-name="ro2">
          <table:table-cell/>
          <table:table-cell table:style-name="ce6" office:value-type="string">
            <text:p>Ma <text:span text:style-name="T1">axial 2</text:span></text:p>
          </table:table-cell>
          <table:table-cell table:formula="of:= [.C13]/(287*[.$J$3]*[.C25])^0.5" office:value-type="float" office:value="0.256852363194664">
            <text:p>0.2568523632</text:p>
          </table:table-cell>
          <table:table-cell table:formula="of:= [.D13]/(287*[.$J$3]*[.D25])^0.5" office:value-type="float" office:value="0.264319091874444">
            <text:p>0.2643190919</text:p>
          </table:table-cell>
          <table:table-cell table:formula="of:= [.E13]/(287*[.$J$3]*[.E25])^0.5" office:value-type="float" office:value="0.25938119422901">
            <text:p>0.2593811942</text:p>
          </table:table-cell>
          <table:table-cell/>
          <table:table-cell table:formula="of:= [.G13]/(287*[.$J$3]*[.G25])^0.5" office:value-type="float" office:value="0.21839922663333">
            <text:p>0.2183992266</text:p>
          </table:table-cell>
          <table:table-cell table:formula="of:= [.H13]/(287*[.$J$3]*[.H25])^0.5" office:value-type="float" office:value="0.229484951734287">
            <text:p>0.2294849517</text:p>
          </table:table-cell>
          <table:table-cell table:formula="of:= [.I13]/(287*[.$J$3]*[.I25])^0.5" office:value-type="float" office:value="0.241282585042662">
            <text:p>0.241282585</text:p>
          </table:table-cell>
          <table:table-cell table:formula="of:= [.J13]/(287*[.$J$3]*[.J25])^0.5" office:value-type="float" office:value="0.237964264718768">
            <text:p>0.2379642647</text:p>
          </table:table-cell>
          <table:table-cell table:formula="of:= [.K13]/(287*[.$J$3]*[.K25])^0.5" office:value-type="float" office:value="0.235685473157005">
            <text:p>0.2356854732</text:p>
          </table:table-cell>
          <table:table-cell table:formula="of:= [.L13]/(287*[.$J$3]*[.L25])^0.5" office:value-type="float" office:value="0.234353766651048">
            <text:p>0.2343537667</text:p>
          </table:table-cell>
          <table:table-cell table:formula="of:= [.M13]/(287*[.$J$3]*[.M25])^0.5" office:value-type="float" office:value="0.233837530190524">
            <text:p>0.2338375302</text:p>
          </table:table-cell>
          <table:table-cell/>
        </table:table-row>
        <table:table-row table:style-name="ro1">
          <table:table-cell/>
          <table:table-cell table:style-name="ce6" office:value-type="string">
            <text:p>axial velocity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[.E11]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/>
        </table:table-row>
        <table:table-row table:style-name="ro1">
          <table:table-cell/>
          <table:table-cell table:style-name="ce6" office:value-type="string">
            <text:p>absolte vel. 1</text:p>
          </table:table-cell>
          <table:table-cell table:style-name="ce24" table:formula="of:=[.C11]/COS([.C55]/57.29577951)" office:value-type="float" office:value="69.4377418987686">
            <text:p>69.4377418988</text:p>
          </table:table-cell>
          <table:table-cell table:style-name="ce24" table:formula="of:=[.D11]/COS([.D55]/57.29577951)" office:value-type="float" office:value="69.4377418987686">
            <text:p>69.4377418988</text:p>
          </table:table-cell>
          <table:table-cell table:style-name="ce24" table:formula="of:=[.E11]/COS([.E55]/57.29577951)" office:value-type="float" office:value="69.4377418987686">
            <text:p>69.4377418988</text:p>
          </table:table-cell>
          <table:table-cell table:style-name="ce24"/>
          <table:table-cell table:style-name="ce24" table:formula="of:=[.G11]/COS([.G55]/57.29577951)" office:value-type="float" office:value="69.4377418987686">
            <text:p>69.4377418988</text:p>
          </table:table-cell>
          <table:table-cell table:style-name="ce24" table:formula="of:=[.H11]/COS([.H55]/57.29577951)" office:value-type="float" office:value="69.4377418987686">
            <text:p>69.4377418988</text:p>
          </table:table-cell>
          <table:table-cell table:style-name="ce24" table:formula="of:=[.I11]/COS([.I55]/57.29577951)" office:value-type="float" office:value="69.4377418987686">
            <text:p>69.4377418988</text:p>
          </table:table-cell>
          <table:table-cell table:style-name="ce24" table:formula="of:=[.J11]/COS([.J55]/57.29577951)" office:value-type="float" office:value="70.5089309933801">
            <text:p>70.5089309934</text:p>
          </table:table-cell>
          <table:table-cell table:style-name="ce24" table:formula="of:=[.K11]/COS([.K55]/57.29577951)" office:value-type="float" office:value="73.0111625433629">
            <text:p>73.0111625434</text:p>
          </table:table-cell>
          <table:table-cell table:style-name="ce24" table:formula="of:=[.L11]/COS([.L55]/57.29577951)" office:value-type="float" office:value="74.8910170915258">
            <text:p>74.8910170915</text:p>
          </table:table-cell>
          <table:table-cell table:style-name="ce24" table:formula="of:=[.M11]/COS([.M55]/57.29577951)" office:value-type="float" office:value="78.6431068631201">
            <text:p>78.6431068631</text:p>
          </table:table-cell>
          <table:table-cell/>
        </table:table-row>
        <table:table-row table:style-name="ro1">
          <table:table-cell/>
          <table:table-cell table:style-name="ce6" office:value-type="string">
            <text:p>absolte vel. 2</text:p>
          </table:table-cell>
          <table:table-cell table:style-name="ce24" table:formula="of:=[.C11]/COS([.C56]/57.29577951)" office:value-type="float" office:value="90.3878705098468">
            <text:p>90.3878705098</text:p>
          </table:table-cell>
          <table:table-cell table:style-name="ce24" table:formula="of:=[.D11]/COS([.D56]/57.29577951)" office:value-type="float" office:value="94.1775952587523">
            <text:p>94.1775952588</text:p>
          </table:table-cell>
          <table:table-cell table:style-name="ce24" table:formula="of:=[.E11]/COS([.E56]/57.29577951)" office:value-type="float" office:value="93.9745946827678">
            <text:p>93.9745946828</text:p>
          </table:table-cell>
          <table:table-cell table:style-name="ce24"/>
          <table:table-cell table:style-name="ce24" table:formula="of:=[.G11]/COS([.G56]/57.29577951)" office:value-type="float" office:value="81.0453921157058">
            <text:p>81.0453921157</text:p>
          </table:table-cell>
          <table:table-cell table:style-name="ce24" table:formula="of:=[.H11]/COS([.H56]/57.29577951)" office:value-type="float" office:value="87.7021329191819">
            <text:p>87.7021329192</text:p>
          </table:table-cell>
          <table:table-cell table:style-name="ce24" table:formula="of:=[.I11]/COS([.I56]/57.29577951)" office:value-type="float" office:value="95.5055434987071">
            <text:p>95.5055434987</text:p>
          </table:table-cell>
          <table:table-cell table:style-name="ce24" table:formula="of:=[.J11]/COS([.J56]/57.29577951)" office:value-type="float" office:value="97.7673002448656">
            <text:p>97.7673002449</text:p>
          </table:table-cell>
          <table:table-cell table:style-name="ce24" table:formula="of:=[.K11]/COS([.K56]/57.29577951)" office:value-type="float" office:value="100.506907964398">
            <text:p>100.5069079644</text:p>
          </table:table-cell>
          <table:table-cell table:style-name="ce24" table:formula="of:=[.L11]/COS([.L56]/57.29577951)" office:value-type="float" office:value="103.733210882073">
            <text:p>103.7332108821</text:p>
          </table:table-cell>
          <table:table-cell table:style-name="ce24" table:formula="of:=[.M11]/COS([.M56]/57.29577951)" office:value-type="float" office:value="107.434156614969">
            <text:p>107.434156615</text:p>
          </table:table-cell>
          <table:table-cell/>
        </table:table-row>
        <table:table-row table:style-name="ro1">
          <table:table-cell/>
          <table:table-cell table:style-name="ce7" office:value-type="string">
            <text:p>absolte vel. 3</text:p>
          </table:table-cell>
          <table:table-cell table:style-name="ce24" table:formula="of:=[.C11]/COS([.D55]/57.29577951)" office:value-type="float" office:value="69.4377418987686">
            <text:p>69.4377418988</text:p>
          </table:table-cell>
          <table:table-cell table:style-name="ce24" table:formula="of:=[.D11]/COS([.E55]/57.29577951)" office:value-type="float" office:value="69.4377418987686">
            <text:p>69.4377418988</text:p>
          </table:table-cell>
          <table:table-cell table:style-name="ce24" table:formula="of:=[.E11]/COS([.F55]/57.29577951)" office:value-type="float" office:value="69.4377418987686">
            <text:p>69.4377418988</text:p>
          </table:table-cell>
          <table:table-cell table:style-name="ce24"/>
          <table:table-cell table:style-name="ce24" table:formula="of:=[.G11]/COS([.H55]/57.29577951)" office:value-type="float" office:value="69.4377418987686">
            <text:p>69.4377418988</text:p>
          </table:table-cell>
          <table:table-cell table:style-name="ce24" table:formula="of:=[.H11]/COS([.I55]/57.29577951)" office:value-type="float" office:value="69.4377418987686">
            <text:p>69.4377418988</text:p>
          </table:table-cell>
          <table:table-cell table:style-name="ce24" table:formula="of:=[.I11]/COS([.J55]/57.29577951)" office:value-type="float" office:value="70.5089309933801">
            <text:p>70.5089309934</text:p>
          </table:table-cell>
          <table:table-cell table:style-name="ce24" table:formula="of:=[.J11]/COS([.K55]/57.29577951)" office:value-type="float" office:value="73.0111625433629">
            <text:p>73.0111625434</text:p>
          </table:table-cell>
          <table:table-cell table:style-name="ce24" table:formula="of:=[.K11]/COS([.L55]/57.29577951)" office:value-type="float" office:value="74.8910170915258">
            <text:p>74.8910170915</text:p>
          </table:table-cell>
          <table:table-cell table:style-name="ce24" table:formula="of:=[.L11]/COS([.M55]/57.29577951)" office:value-type="float" office:value="78.6431068631201">
            <text:p>78.6431068631</text:p>
          </table:table-cell>
          <table:table-cell table:style-name="ce24" table:formula="of:=[.M11]/COS([.N55]/57.29577951)" office:value-type="float" office:value="69.4377418987686">
            <text:p>69.4377418988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tic 1</text:p>
          </table:table-cell>
          <table:table-cell table:style-name="ce25" office:value-type="float" office:value="103.15">
            <text:p>103.15</text:p>
          </table:table-cell>
          <table:table-cell table:style-name="ce25" table:formula="of:=[.C17]" office:value-type="float" office:value="113.56682712027">
            <text:p>113.5668271203</text:p>
          </table:table-cell>
          <table:table-cell table:style-name="ce25" table:formula="of:=[.D17]" office:value-type="float" office:value="127.878354065651">
            <text:p>127.8783540657</text:p>
          </table:table-cell>
          <table:table-cell table:style-name="ce25" table:formula="of:=[.E17]" office:value-type="float" office:value="143.988974674334">
            <text:p>143.9889746743</text:p>
          </table:table-cell>
          <table:table-cell table:style-name="ce25" table:formula="of:=[.E17]" office:value-type="float" office:value="143.988974674334">
            <text:p>143.9889746743</text:p>
          </table:table-cell>
          <table:table-cell table:style-name="ce25" table:formula="of:=[.G17]" office:value-type="float" office:value="173.010702364398">
            <text:p>173.0107023644</text:p>
          </table:table-cell>
          <table:table-cell table:style-name="ce25" table:formula="of:=[.H17]" office:value-type="float" office:value="216.586705356589">
            <text:p>216.5867053566</text:p>
          </table:table-cell>
          <table:table-cell table:style-name="ce25" table:formula="of:=[.I17]" office:value-type="float" office:value="282.023835330957">
            <text:p>282.023835331</text:p>
          </table:table-cell>
          <table:table-cell table:style-name="ce25" table:formula="of:=[.J17]" office:value-type="float" office:value="366.965009297966">
            <text:p>366.965009298</text:p>
          </table:table-cell>
          <table:table-cell table:style-name="ce25" table:formula="of:=[.K17]" office:value-type="float" office:value="477.104328500261">
            <text:p>477.1043285003</text:p>
          </table:table-cell>
          <table:table-cell table:style-name="ce25" table:formula="of:=[.L17]" office:value-type="float" office:value="620.530760221689">
            <text:p>620.5307602217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tic 2</text:p>
          </table:table-cell>
          <table:table-cell table:style-name="ce25" table:formula="of:= [.C15]*([.C25]/[.C24])^([.$I$5]/([.$I$5]-1))" office:value-type="float" office:value="110.251456979341">
            <text:p>110.2514569793</text:p>
          </table:table-cell>
          <table:table-cell table:style-name="ce25" table:formula="of:= [.D15]*([.D25]/[.D24])^([.$I$5]/([.$I$5]-1))" office:value-type="float" office:value="120.460690698681">
            <text:p>120.4606906987</text:p>
          </table:table-cell>
          <table:table-cell table:style-name="ce25" table:formula="of:= [.E15]*([.E25]/[.E24])^([.$I$5]/([.$I$5]-1))" office:value-type="float" office:value="135.64299921886">
            <text:p>135.6429992189</text:p>
          </table:table-cell>
          <table:table-cell table:style-name="ce25" table:formula="of:=([.F15]+[.F17])/2" office:value-type="float" office:value="143.988974674334">
            <text:p>143.9889746743</text:p>
          </table:table-cell>
          <table:table-cell table:style-name="ce25" table:formula="of:= [.G15]*([.G25]/[.G24])^([.$I$5]/([.$I$5]-1))" office:value-type="float" office:value="160.690319139453">
            <text:p>160.6903191395</text:p>
          </table:table-cell>
          <table:table-cell table:style-name="ce25" table:formula="of:= [.H15]*([.H25]/[.H24])^([.$I$5]/([.$I$5]-1))" office:value-type="float" office:value="197.952403457079">
            <text:p>197.9524034571</text:p>
          </table:table-cell>
          <table:table-cell table:style-name="ce25" table:formula="of:= [.I15]*([.I25]/[.I24])^([.$I$5]/([.$I$5]-1))" office:value-type="float" office:value="253.85197389862">
            <text:p>253.8519738986</text:p>
          </table:table-cell>
          <table:table-cell table:style-name="ce25" table:formula="of:= [.J15]*([.J25]/[.J24])^([.$I$5]/([.$I$5]-1))" office:value-type="float" office:value="330.562300501415">
            <text:p>330.5623005014</text:p>
          </table:table-cell>
          <table:table-cell table:style-name="ce25" table:formula="of:= [.K15]*([.K25]/[.K24])^([.$I$5]/([.$I$5]-1))" office:value-type="float" office:value="430.12447292344">
            <text:p>430.1244729234</text:p>
          </table:table-cell>
          <table:table-cell table:style-name="ce25" table:formula="of:= [.L15]*([.L25]/[.L24])^([.$I$5]/([.$I$5]-1))" office:value-type="float" office:value="559.232744195793">
            <text:p>559.2327441958</text:p>
          </table:table-cell>
          <table:table-cell table:style-name="ce25" table:formula="of:= [.M15]*([.M25]/[.M24])^([.$I$5]/([.$I$5]-1))" office:value-type="float" office:value="727.332496806118">
            <text:p>727.3324968061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tic 3</text:p>
          </table:table-cell>
          <table:table-cell table:style-name="ce25" table:formula="of:=[.C30]-([.C23]*[.C12]^2*0.0005)" office:value-type="float" office:value="113.56682712027">
            <text:p>113.5668271203</text:p>
          </table:table-cell>
          <table:table-cell table:style-name="ce25" table:formula="of:=[.D30]-([.D23]*[.D12]^2*0.0005)" office:value-type="float" office:value="127.878354065651">
            <text:p>127.8783540657</text:p>
          </table:table-cell>
          <table:table-cell table:style-name="ce25" table:formula="of:=[.E30]-([.E23]*[.E12]^2*0.0005)" office:value-type="float" office:value="143.988974674334">
            <text:p>143.9889746743</text:p>
          </table:table-cell>
          <table:table-cell table:style-name="ce25" table:formula="of:=[.G15]" office:value-type="float" office:value="143.988974674334">
            <text:p>143.9889746743</text:p>
          </table:table-cell>
          <table:table-cell table:style-name="ce25" table:formula="of:=[.G30]-([.G23]*[.G12]^2*0.0005)" office:value-type="float" office:value="173.010702364398">
            <text:p>173.0107023644</text:p>
          </table:table-cell>
          <table:table-cell table:style-name="ce25" table:formula="of:=[.H30]-([.H23]*[.H12]^2*0.0005)" office:value-type="float" office:value="216.586705356589">
            <text:p>216.5867053566</text:p>
          </table:table-cell>
          <table:table-cell table:style-name="ce25" table:formula="of:=[.I30]-([.I23]*[.I12]^2*0.0005)" office:value-type="float" office:value="282.023835330957">
            <text:p>282.023835331</text:p>
          </table:table-cell>
          <table:table-cell table:style-name="ce25" table:formula="of:=[.J30]-([.J23]*[.J12]^2*0.0005)" office:value-type="float" office:value="366.965009297966">
            <text:p>366.965009298</text:p>
          </table:table-cell>
          <table:table-cell table:style-name="ce25" table:formula="of:=[.K30]-([.K23]*[.K12]^2*0.0005)" office:value-type="float" office:value="477.104328500261">
            <text:p>477.1043285003</text:p>
          </table:table-cell>
          <table:table-cell table:style-name="ce25" table:formula="of:=[.L30]-([.L23]*[.L12]^2*0.0005)" office:value-type="float" office:value="620.530760221689">
            <text:p>620.5307602217</text:p>
          </table:table-cell>
          <table:table-cell table:style-name="ce25" table:formula="of:=[.M30]-([.M23]*[.M12]^2*0.0005)" office:value-type="float" office:value="806.32734760599">
            <text:p>806.327347606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ic 1</text:p>
          </table:table-cell>
          <table:table-cell table:style-name="ce26" office:value-type="float" office:value="300">
            <text:p>300</text:p>
          </table:table-cell>
          <table:table-cell table:style-name="ce26" table:formula="of:=[.D24]-(0.5*[.D12]^2/[.$E$5])" office:value-type="float" office:value="308.28169359956">
            <text:p>308.2816935996</text:p>
          </table:table-cell>
          <table:table-cell table:style-name="ce26" table:formula="of:=[.E24]-(0.5*[.E12]^2/[.$E$5])" office:value-type="float" office:value="318.832616051576">
            <text:p>318.8326160516</text:p>
          </table:table-cell>
          <table:table-cell table:style-name="ce26"/>
          <table:table-cell table:style-name="ce26" table:formula="of:=[.E20]" office:value-type="float" office:value="329.74464319096">
            <text:p>329.744643191</text:p>
          </table:table-cell>
          <table:table-cell table:style-name="ce26" table:formula="of:=[.H24]-(0.5*[.H12]^2/[.$E$5])" office:value-type="float" office:value="347.376921583415">
            <text:p>347.3769215834</text:p>
          </table:table-cell>
          <table:table-cell table:style-name="ce26" table:formula="of:=[.I24]-(0.5*[.I12]^2/[.$E$5])" office:value-type="float" office:value="370.245285637217">
            <text:p>370.2452856372</text:p>
          </table:table-cell>
          <table:table-cell table:style-name="ce26" table:formula="of:=[.J24]-(0.5*[.J12]^2/[.$E$5])" office:value-type="float" office:value="398.99142972592">
            <text:p>398.9914297259</text:p>
          </table:table-cell>
          <table:table-cell table:style-name="ce26" table:formula="of:=[.K24]-(0.5*[.K12]^2/[.$E$5])" office:value-type="float" office:value="429.871104251883">
            <text:p>429.8711042519</text:p>
          </table:table-cell>
          <table:table-cell table:style-name="ce26" table:formula="of:=[.L24]-(0.5*[.L12]^2/[.$E$5])" office:value-type="float" office:value="463.194886533701">
            <text:p>463.1948865337</text:p>
          </table:table-cell>
          <table:table-cell table:style-name="ce26" table:formula="of:=[.M24]-(0.5*[.M12]^2/[.$E$5])" office:value-type="float" office:value="498.964318295996">
            <text:p>498.964318296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ic 2</text:p>
          </table:table-cell>
          <table:table-cell table:style-name="ce26" table:formula="of:=[.C18]+([.C52] * [.C38] / [.$E$5])" office:value-type="float" office:value="304.14084679978">
            <text:p>304.1408467998</text:p>
          </table:table-cell>
          <table:table-cell table:style-name="ce26" table:formula="of:=[.D18]+([.D52] * [.D38] / [.$E$5])" office:value-type="float" office:value="313.557154825568">
            <text:p>313.5571548256</text:p>
          </table:table-cell>
          <table:table-cell table:style-name="ce26" table:formula="of:=[.E18]+([.E52] * [.E38] / [.$E$5])" office:value-type="float" office:value="324.288629621268">
            <text:p>324.2886296213</text:p>
          </table:table-cell>
          <table:table-cell table:style-name="ce26"/>
          <table:table-cell table:style-name="ce26" table:formula="of:=[.G18]+([.G52] * [.G38] / [.$E$5])" office:value-type="float" office:value="340.324010226433">
            <text:p>340.3240102264</text:p>
          </table:table-cell>
          <table:table-cell table:style-name="ce26" table:formula="of:=[.H18]+([.H52] * [.H38] / [.$E$5])" office:value-type="float" office:value="361.097940015696">
            <text:p>361.0979400157</text:p>
          </table:table-cell>
          <table:table-cell table:style-name="ce26" table:formula="of:=[.I18]+([.I52] * [.I38] / [.$E$5])" office:value-type="float" office:value="387.537743424385">
            <text:p>387.5377434244</text:p>
          </table:table-cell>
          <table:table-cell table:style-name="ce26" table:formula="of:=[.J18]+([.J52] * [.J38] / [.$E$5])" office:value-type="float" office:value="417.626487952529">
            <text:p>417.6264879525</text:p>
          </table:table-cell>
          <table:table-cell table:style-name="ce26" table:formula="of:=[.K18]+([.K52] * [.K38] / [.$E$5])" office:value-type="float" office:value="449.948410331298">
            <text:p>449.9484103313</text:p>
          </table:table-cell>
          <table:table-cell table:style-name="ce26" table:formula="of:=[.L18]+([.L52] * [.L38] / [.$E$5])" office:value-type="float" office:value="484.828593520221">
            <text:p>484.8285935202</text:p>
          </table:table-cell>
          <table:table-cell table:style-name="ce26" table:formula="of:=[.M18]+([.M52] * [.M38] / [.$E$5])" office:value-type="float" office:value="522.2686512508">
            <text:p>522.2686512508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ic 3</text:p>
          </table:table-cell>
          <table:table-cell table:style-name="ce26" table:formula="of:= [.C18]*( [.C8] )^( ([.$I$5] -1)/[.$I$5])" office:value-type="float" office:value="308.28169359956">
            <text:p>308.2816935996</text:p>
          </table:table-cell>
          <table:table-cell table:style-name="ce26" table:formula="of:= [.D18]*( [.D8] )^( ([.$I$5] -1)/[.$I$5])" office:value-type="float" office:value="318.832616051576">
            <text:p>318.8326160516</text:p>
          </table:table-cell>
          <table:table-cell table:style-name="ce26" table:formula="of:= [.E18]*( [.E8] )^( ([.$I$5] -1)/[.$I$5])" office:value-type="float" office:value="329.74464319096">
            <text:p>329.744643191</text:p>
          </table:table-cell>
          <table:table-cell table:style-name="ce26"/>
          <table:table-cell table:style-name="ce26" table:formula="of:= [.G18]*( [.G9] )^( ([.$I$5] -1)/[.$I$5])" office:value-type="float" office:value="347.376921583415">
            <text:p>347.3769215834</text:p>
          </table:table-cell>
          <table:table-cell table:style-name="ce26" table:formula="of:= [.H18]*( [.H9] )^( ([.$I$5] -1)/[.$I$5])" office:value-type="float" office:value="370.245285637217">
            <text:p>370.2452856372</text:p>
          </table:table-cell>
          <table:table-cell table:style-name="ce26" table:formula="of:= [.I18]*( [.I9] )^( ([.$I$5] -1)/[.$I$5])" office:value-type="float" office:value="399.06604861583">
            <text:p>399.0660486158</text:p>
          </table:table-cell>
          <table:table-cell table:style-name="ce26" table:formula="of:= [.J18]*( [.J9] )^( ([.$I$5] -1)/[.$I$5])" office:value-type="float" office:value="430.049860103602">
            <text:p>430.0498601036</text:p>
          </table:table-cell>
          <table:table-cell table:style-name="ce26" table:formula="of:= [.K18]*( [.K9] )^( ([.$I$5] -1)/[.$I$5])" office:value-type="float" office:value="463.333281050908">
            <text:p>463.3332810509</text:p>
          </table:table-cell>
          <table:table-cell table:style-name="ce26" table:formula="of:= [.L18]*( [.L9] )^( ([.$I$5] -1)/[.$I$5])" office:value-type="float" office:value="499.251064844568">
            <text:p>499.2510648446</text:p>
          </table:table-cell>
          <table:table-cell table:style-name="ce26" table:formula="of:= [.M18]*( [.M9] )^( ([.$I$5] -1)/[.$I$5])" office:value-type="float" office:value="537.80487322067">
            <text:p>537.8048732207</text:p>
          </table:table-cell>
          <table:table-cell/>
        </table:table-row>
        <table:table-row table:style-name="ro1">
          <table:table-cell/>
          <table:table-cell table:style-name="ce8" office:value-type="string">
            <text:p>rho1</text:p>
          </table:table-cell>
          <table:table-cell table:style-name="ce27" office:value-type="float" office:value="1.204">
            <text:p>1.204</text:p>
          </table:table-cell>
          <table:table-cell table:style-name="ce27" table:formula="of:=[.C23]" office:value-type="float" office:value="1.28882125747011">
            <text:p>1.2888212575</text:p>
          </table:table-cell>
          <table:table-cell table:style-name="ce27" table:formula="of:=[.D23]" office:value-type="float" office:value="1.4019425162189">
            <text:p>1.4019425162</text:p>
          </table:table-cell>
          <table:table-cell table:style-name="ce27"/>
          <table:table-cell table:style-name="ce27" table:formula="of:=[.E23]" office:value-type="float" office:value="1.52499255221801">
            <text:p>1.5249925522</text:p>
          </table:table-cell>
          <table:table-cell table:style-name="ce27" table:formula="of:=[.G23]" office:value-type="float" office:value="1.73710374094354">
            <text:p>1.7371037409</text:p>
          </table:table-cell>
          <table:table-cell table:style-name="ce27" table:formula="of:=[.H23]" office:value-type="float" office:value="2.03726344874809">
            <text:p>2.0372634487</text:p>
          </table:table-cell>
          <table:table-cell table:style-name="ce27" table:formula="of:=[.I23]" office:value-type="float" office:value="2.45717055397507">
            <text:p>2.457170554</text:p>
          </table:table-cell>
          <table:table-cell table:style-name="ce27" table:formula="of:=[.J23]" office:value-type="float" office:value="2.96362610099951">
            <text:p>2.963626101</text:p>
          </table:table-cell>
          <table:table-cell table:style-name="ce27" table:formula="of:=[.K23]" office:value-type="float" office:value="3.57446887531548">
            <text:p>3.5744688753</text:p>
          </table:table-cell>
          <table:table-cell table:style-name="ce27" table:formula="of:=[.L23]" office:value-type="float" office:value="4.31121447347559">
            <text:p>4.3112144735</text:p>
          </table:table-cell>
          <table:table-cell/>
        </table:table-row>
        <table:table-row table:style-name="ro1">
          <table:table-cell/>
          <table:table-cell table:style-name="ce8" office:value-type="string">
            <text:p>rho2</text:p>
          </table:table-cell>
          <table:table-cell table:style-name="ce27" table:formula="of:= [.C21]*([.C18]/[.C19])^(1/(1-[.$I$5]))" office:value-type="float" office:value="1.24597757813319">
            <text:p>1.2459775781</text:p>
          </table:table-cell>
          <table:table-cell table:style-name="ce27" table:formula="of:= [.D21]*([.D18]/[.D19])^(1/(1-[.$I$5]))" office:value-type="float" office:value="1.34466821052077">
            <text:p>1.3446682105</text:p>
          </table:table-cell>
          <table:table-cell table:style-name="ce27" table:formula="of:= [.E21]*([.E18]/[.E19])^(1/(1-[.$I$5]))" office:value-type="float" office:value="1.46269121773914">
            <text:p>1.4626912177</text:p>
          </table:table-cell>
          <table:table-cell table:style-name="ce27"/>
          <table:table-cell table:style-name="ce27" table:formula="of:= [.G21]*([.G18]/[.G19])^(1/(1-[.$I$5]))" office:value-type="float" office:value="1.65026931851446">
            <text:p>1.6502693185</text:p>
          </table:table-cell>
          <table:table-cell table:style-name="ce27" table:formula="of:= [.H21]*([.H18]/[.H19])^(1/(1-[.$I$5]))" office:value-type="float" office:value="1.91375296833495">
            <text:p>1.9137529683</text:p>
          </table:table-cell>
          <table:table-cell table:style-name="ce27" table:formula="of:= [.I21]*([.I18]/[.I19])^(1/(1-[.$I$5]))" office:value-type="float" office:value="2.28353864329467">
            <text:p>2.2835386433</text:p>
          </table:table-cell>
          <table:table-cell table:style-name="ce27" table:formula="of:= [.J21]*([.J18]/[.J19])^(1/(1-[.$I$5]))" office:value-type="float" office:value="2.75420634312948">
            <text:p>2.7542063431</text:p>
          </table:table-cell>
          <table:table-cell table:style-name="ce27" table:formula="of:= [.K21]*([.K18]/[.K19])^(1/(1-[.$I$5]))" office:value-type="float" office:value="3.32188491874617">
            <text:p>3.3218849187</text:p>
          </table:table-cell>
          <table:table-cell table:style-name="ce27" table:formula="of:= [.L21]*([.L18]/[.L19])^(1/(1-[.$I$5]))" office:value-type="float" office:value="4.00656960249927">
            <text:p>4.0065696025</text:p>
          </table:table-cell>
          <table:table-cell table:style-name="ce27" table:formula="of:= [.M21]*([.M18]/[.M19])^(1/(1-[.$I$5]))" office:value-type="float" office:value="4.83237691019415">
            <text:p>4.8323769102</text:p>
          </table:table-cell>
          <table:table-cell/>
        </table:table-row>
        <table:table-row table:style-name="ro1">
          <table:table-cell/>
          <table:table-cell table:style-name="ce8" office:value-type="string">
            <text:p>rho3</text:p>
          </table:table-cell>
          <table:table-cell table:style-name="ce27" table:formula="of:= [.C21]*([.C18]/[.C20])^(1/(1-[.$I$5]))" office:value-type="float" office:value="1.28882125747011">
            <text:p>1.2888212575</text:p>
          </table:table-cell>
          <table:table-cell table:style-name="ce27" table:formula="of:= [.D21]*([.D18]/[.D20])^(1/(1-[.$I$5]))" office:value-type="float" office:value="1.4019425162189">
            <text:p>1.4019425162</text:p>
          </table:table-cell>
          <table:table-cell table:style-name="ce27" table:formula="of:= [.E21]*([.E18]/[.E20])^(1/(1-[.$I$5]))" office:value-type="float" office:value="1.52499255221801">
            <text:p>1.5249925522</text:p>
          </table:table-cell>
          <table:table-cell table:style-name="ce27"/>
          <table:table-cell table:style-name="ce27" table:formula="of:= [.G21]*([.G18]/[.G20])^(1/(1-[.$I$5]))" office:value-type="float" office:value="1.73710374094354">
            <text:p>1.7371037409</text:p>
          </table:table-cell>
          <table:table-cell table:style-name="ce27" table:formula="of:= [.H21]*([.H18]/[.H20])^(1/(1-[.$I$5]))" office:value-type="float" office:value="2.03726344874809">
            <text:p>2.0372634487</text:p>
          </table:table-cell>
          <table:table-cell table:style-name="ce27" table:formula="of:= [.I21]*([.I18]/[.I20])^(1/(1-[.$I$5]))" office:value-type="float" office:value="2.45717055397507">
            <text:p>2.457170554</text:p>
          </table:table-cell>
          <table:table-cell table:style-name="ce27" table:formula="of:= [.J21]*([.J18]/[.J20])^(1/(1-[.$I$5]))" office:value-type="float" office:value="2.96362610099951">
            <text:p>2.963626101</text:p>
          </table:table-cell>
          <table:table-cell table:style-name="ce27" table:formula="of:= [.K21]*([.K18]/[.K20])^(1/(1-[.$I$5]))" office:value-type="float" office:value="3.57446887531548">
            <text:p>3.5744688753</text:p>
          </table:table-cell>
          <table:table-cell table:style-name="ce27" table:formula="of:= [.L21]*([.L18]/[.L20])^(1/(1-[.$I$5]))" office:value-type="float" office:value="4.31121447347559">
            <text:p>4.3112144735</text:p>
          </table:table-cell>
          <table:table-cell table:style-name="ce27" table:formula="of:= [.M21]*([.M18]/[.M20])^(1/(1-[.$I$5]))" office:value-type="float" office:value="5.19981314277494">
            <text:p>5.1998131428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g. 1</text:p>
          </table:table-cell>
          <table:table-cell table:style-name="ce26" table:formula="of:= [.C18]+( [.C12]^2/( 2 * [.$E$5] ) )" office:value-type="float" office:value="302.4">
            <text:p>302.4</text:p>
          </table:table-cell>
          <table:table-cell table:style-name="ce30" table:formula="of:=[.C26]" office:value-type="float" office:value="310.68169359956">
            <text:p>310.6816935996</text:p>
          </table:table-cell>
          <table:table-cell table:style-name="ce30" table:formula="of:=[.D26]" office:value-type="float" office:value="321.232616051576">
            <text:p>321.2326160516</text:p>
          </table:table-cell>
          <table:table-cell table:style-name="ce32"/>
          <table:table-cell table:style-name="ce30" table:formula="of:=[.E26]" office:value-type="float" office:value="332.14464319096">
            <text:p>332.144643191</text:p>
          </table:table-cell>
          <table:table-cell table:style-name="ce30" table:formula="of:=[.G26]" office:value-type="float" office:value="349.776921583415">
            <text:p>349.7769215834</text:p>
          </table:table-cell>
          <table:table-cell table:style-name="ce30" table:formula="of:=[.H26]" office:value-type="float" office:value="372.645285637217">
            <text:p>372.6452856372</text:p>
          </table:table-cell>
          <table:table-cell table:style-name="ce30" table:formula="of:=[.I26]" office:value-type="float" office:value="401.46604861583">
            <text:p>401.4660486158</text:p>
          </table:table-cell>
          <table:table-cell table:style-name="ce30" table:formula="of:=[.J26]" office:value-type="float" office:value="432.524478993512">
            <text:p>432.5244789935</text:p>
          </table:table-cell>
          <table:table-cell table:style-name="ce30" table:formula="of:=[.K26]" office:value-type="float" office:value="465.986655792538">
            <text:p>465.9866557925</text:p>
          </table:table-cell>
          <table:table-cell table:style-name="ce30" table:formula="of:=[.L26]" office:value-type="float" office:value="502.042834103404">
            <text:p>502.0428341034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g. 2</text:p>
          </table:table-cell>
          <table:table-cell table:style-name="ce26" table:formula="of:=[.C19]+(0.5 * [.C13]^2 / [.$E$5])" office:value-type="float" office:value="308.207530291719">
            <text:p>308.2075302917</text:p>
          </table:table-cell>
          <table:table-cell table:style-name="ce26" table:formula="of:=[.D19]+(0.5 * [.D12]^2 / [.$E$5])" office:value-type="float" office:value="315.957154825568">
            <text:p>315.9571548256</text:p>
          </table:table-cell>
          <table:table-cell table:style-name="ce26" table:formula="of:=[.E19]+(0.5 * [.E12]^2 / [.$E$5])" office:value-type="float" office:value="326.688629621268">
            <text:p>326.6886296213</text:p>
          </table:table-cell>
          <table:table-cell table:style-name="ce26"/>
          <table:table-cell table:style-name="ce26" table:formula="of:=[.G19]+(0.5 * [.G12]^2 / [.$E$5])" office:value-type="float" office:value="342.724010226433">
            <text:p>342.7240102264</text:p>
          </table:table-cell>
          <table:table-cell table:style-name="ce26" table:formula="of:=[.H19]+(0.5 * [.H12]^2 / [.$E$5])" office:value-type="float" office:value="363.497940015696">
            <text:p>363.4979400157</text:p>
          </table:table-cell>
          <table:table-cell table:style-name="ce26" table:formula="of:=[.I19]+(0.5 * [.I12]^2 / [.$E$5])" office:value-type="float" office:value="389.937743424385">
            <text:p>389.9377434244</text:p>
          </table:table-cell>
          <table:table-cell table:style-name="ce26" table:formula="of:=[.J19]+(0.5 * [.J12]^2 / [.$E$5])" office:value-type="float" office:value="420.101106842439">
            <text:p>420.1011068424</text:p>
          </table:table-cell>
          <table:table-cell table:style-name="ce26" table:formula="of:=[.K19]+(0.5 * [.K12]^2 / [.$E$5])" office:value-type="float" office:value="452.601785072927">
            <text:p>452.6017850729</text:p>
          </table:table-cell>
          <table:table-cell table:style-name="ce26" table:formula="of:=[.L19]+(0.5 * [.L12]^2 / [.$E$5])" office:value-type="float" office:value="487.620362779058">
            <text:p>487.6203627791</text:p>
          </table:table-cell>
          <table:table-cell table:style-name="ce26" table:formula="of:=[.M19]+(0.5 * [.M12]^2 / [.$E$5])" office:value-type="float" office:value="525.347167058209">
            <text:p>525.3471670582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g. 3</text:p>
          </table:table-cell>
          <table:table-cell table:style-name="ce26" table:formula="of:= [.C20]+( ( [.C12]^2 * 0.5 )/[.$E$5] )" office:value-type="float" office:value="310.68169359956">
            <text:p>310.6816935996</text:p>
          </table:table-cell>
          <table:table-cell table:style-name="ce26" table:formula="of:= [.D20]+( ( [.D12]^2 * 0.5 )/[.$E$5] )" office:value-type="float" office:value="321.232616051576">
            <text:p>321.2326160516</text:p>
          </table:table-cell>
          <table:table-cell table:style-name="ce26" table:formula="of:= [.E20]+( ( [.E12]^2 * 0.5 )/[.$E$5] )" office:value-type="float" office:value="332.14464319096">
            <text:p>332.144643191</text:p>
          </table:table-cell>
          <table:table-cell table:style-name="ce26"/>
          <table:table-cell table:style-name="ce26" table:formula="of:= [.G20]+( ( [.G12]^2 * 0.5 )/[.$E$5] )" office:value-type="float" office:value="349.776921583415">
            <text:p>349.7769215834</text:p>
          </table:table-cell>
          <table:table-cell table:style-name="ce26" table:formula="of:= [.H20]+( ( [.H12]^2 * 0.5 )/[.$E$5] )" office:value-type="float" office:value="372.645285637217">
            <text:p>372.6452856372</text:p>
          </table:table-cell>
          <table:table-cell table:style-name="ce26" table:formula="of:= [.I20]+( ( [.I12]^2 * 0.5 )/[.$E$5] )" office:value-type="float" office:value="401.46604861583">
            <text:p>401.4660486158</text:p>
          </table:table-cell>
          <table:table-cell table:style-name="ce26" table:formula="of:= [.J20]+( ( [.J12]^2 * 0.5 )/[.$E$5] )" office:value-type="float" office:value="432.524478993512">
            <text:p>432.5244789935</text:p>
          </table:table-cell>
          <table:table-cell table:style-name="ce26" table:formula="of:= [.K20]+( ( [.K12]^2 * 0.5 )/[.$E$5] )" office:value-type="float" office:value="465.986655792538">
            <text:p>465.9866557925</text:p>
          </table:table-cell>
          <table:table-cell table:style-name="ce26" table:formula="of:= [.L20]+( ( [.L12]^2 * 0.5 )/[.$E$5] )" office:value-type="float" office:value="502.042834103404">
            <text:p>502.0428341034</text:p>
          </table:table-cell>
          <table:table-cell table:style-name="ce26" table:formula="of:= [.M20]+( ( [.M12]^2 * 0.5 )/[.$E$5] )" office:value-type="float" office:value="540.883389028079">
            <text:p>540.8833890281</text:p>
          </table:table-cell>
          <table:table-cell/>
        </table:table-row>
        <table:table-row table:style-name="ro1">
          <table:table-cell/>
          <table:table-cell table:style-name="ce6" office:value-type="string">
            <text:p>detla T stag.</text:p>
          </table:table-cell>
          <table:table-cell table:formula="of:= [.C38]/[.$E$5]" office:value-type="float" office:value="8.28169359955979">
            <text:p>8.2816935996</text:p>
          </table:table-cell>
          <table:table-cell table:formula="of:= [.D38]/[.$E$5]" office:value-type="float" office:value="10.5509224520165">
            <text:p>10.550922452</text:p>
          </table:table-cell>
          <table:table-cell table:formula="of:= [.E38]/[.$E$5]" office:value-type="float" office:value="10.9120271393842">
            <text:p>10.9120271394</text:p>
          </table:table-cell>
          <table:table-cell/>
          <table:table-cell table:formula="of:= [.G38]/[.$E$5]" office:value-type="float" office:value="17.6322783924543">
            <text:p>17.6322783925</text:p>
          </table:table-cell>
          <table:table-cell table:formula="of:= [.H38]/[.$E$5]" office:value-type="float" office:value="22.8683640538022">
            <text:p>22.8683640538</text:p>
          </table:table-cell>
          <table:table-cell table:formula="of:= [.I38]/[.$E$5]" office:value-type="float" office:value="28.820762978613">
            <text:p>28.8207629786</text:p>
          </table:table-cell>
          <table:table-cell table:formula="of:= [.J38]/[.$E$5]" office:value-type="float" office:value="31.0584303776824">
            <text:p>31.0584303777</text:p>
          </table:table-cell>
          <table:table-cell table:formula="of:= [.K38]/[.$E$5]" office:value-type="float" office:value="33.4621767990252">
            <text:p>33.462176799</text:p>
          </table:table-cell>
          <table:table-cell table:formula="of:= [.L38]/[.$E$5]" office:value-type="float" office:value="36.0561783108669">
            <text:p>36.0561783109</text:p>
          </table:table-cell>
          <table:table-cell table:formula="of:= [.M38]/[.$E$5]" office:value-type="float" office:value="38.8405549246744">
            <text:p>38.8405549247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g. 1</text:p>
          </table:table-cell>
          <table:table-cell table:style-name="ce25" table:formula="of:= [.C15]*( [.C24]/[.C18] )^( [.$I$5]/( [.$I$5]-1 ) )" office:value-type="float" office:value="106.067197643436">
            <text:p>106.0671976434</text:p>
          </table:table-cell>
          <table:table-cell table:style-name="ce25" table:formula="of:=[.C30]" office:value-type="float" office:value="116.673917407779">
            <text:p>116.6739174078</text:p>
          </table:table-cell>
          <table:table-cell table:style-name="ce25" table:formula="of:=[.D30]" office:value-type="float" office:value="131.258157083752">
            <text:p>131.2581570838</text:p>
          </table:table-cell>
          <table:table-cell table:style-name="ce25" table:formula="of:=[.E30]" office:value-type="float" office:value="147.665426719221">
            <text:p>147.6654267192</text:p>
          </table:table-cell>
          <table:table-cell table:style-name="ce25" table:formula="of:=[.E30]" office:value-type="float" office:value="147.665426719221">
            <text:p>147.6654267192</text:p>
          </table:table-cell>
          <table:table-cell table:style-name="ce25" table:formula="of:=[.G30]" office:value-type="float" office:value="177.198512063065">
            <text:p>177.1985120631</text:p>
          </table:table-cell>
          <table:table-cell table:style-name="ce25" table:formula="of:=[.H30]" office:value-type="float" office:value="221.498140078831">
            <text:p>221.4981400788</text:p>
          </table:table-cell>
          <table:table-cell table:style-name="ce25" table:formula="of:=[.I30]" office:value-type="float" office:value="287.94758210248">
            <text:p>287.9475821025</text:p>
          </table:table-cell>
          <table:table-cell table:style-name="ce25" table:formula="of:=[.J30]" office:value-type="float" office:value="374.331856733224">
            <text:p>374.3318567332</text:p>
          </table:table-cell>
          <table:table-cell table:style-name="ce25" table:formula="of:=[.K30]" office:value-type="float" office:value="486.631413753192">
            <text:p>486.6314137532</text:p>
          </table:table-cell>
          <table:table-cell table:style-name="ce25" table:formula="of:=[.L30]" office:value-type="float" office:value="632.620837879149">
            <text:p>632.6208378792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g. 2</text:p>
          </table:table-cell>
          <table:table-cell table:style-name="ce25" table:formula="of:= [.C28]*([.C25]/[.C24])^([.$I$5]/([.$I$5] - 1))" office:value-type="float" office:value="113.369491787731">
            <text:p>113.3694917877</text:p>
          </table:table-cell>
          <table:table-cell table:style-name="ce25" table:formula="of:= [.D28]*([.D25]/[.D24])^([.$I$5]/([.$I$5] - 1))" office:value-type="float" office:value="123.756391138565">
            <text:p>123.7563911386</text:p>
          </table:table-cell>
          <table:table-cell table:style-name="ce25" table:formula="of:= [.E28]*([.E25]/[.E24])^([.$I$5]/([.$I$5] - 1))" office:value-type="float" office:value="139.228020479837">
            <text:p>139.2280204798</text:p>
          </table:table-cell>
          <table:table-cell table:style-name="ce25" table:formula="of:=([.F28]+[.F30])/2" office:value-type="float" office:value="147.665426719221">
            <text:p>147.6654267192</text:p>
          </table:table-cell>
          <table:table-cell table:style-name="ce25" table:formula="of:= [.G28]*([.G25]/[.G24])^([.$I$5]/([.$I$5] - 1))" office:value-type="float" office:value="164.79320447307">
            <text:p>164.7932044731</text:p>
          </table:table-cell>
          <table:table-cell table:style-name="ce25" table:formula="of:= [.H28]*([.H25]/[.H24])^([.$I$5]/([.$I$5] - 1))" office:value-type="float" office:value="202.743939377938">
            <text:p>202.7439393779</text:p>
          </table:table-cell>
          <table:table-cell table:style-name="ce25" table:formula="of:= [.I28]*([.I25]/[.I24])^([.$I$5]/([.$I$5] - 1))" office:value-type="float" office:value="259.608455566608">
            <text:p>259.6084555666</text:p>
          </table:table-cell>
          <table:table-cell table:style-name="ce25" table:formula="of:= [.J28]*([.J25]/[.J24])^([.$I$5]/([.$I$5] - 1))" office:value-type="float" office:value="337.505569527186">
            <text:p>337.5055695272</text:p>
          </table:table-cell>
          <table:table-cell table:style-name="ce25" table:formula="of:= [.K28]*([.K25]/[.K24])^([.$I$5]/([.$I$5] - 1))" office:value-type="float" office:value="438.759250872051">
            <text:p>438.7592508721</text:p>
          </table:table-cell>
          <table:table-cell table:style-name="ce25" table:formula="of:= [.L28]*([.L25]/[.L24])^([.$I$5]/([.$I$5] - 1))" office:value-type="float" office:value="570.399815446081">
            <text:p>570.3998154461</text:p>
          </table:table-cell>
          <table:table-cell table:style-name="ce25" table:formula="of:= [.M28]*([.M25]/[.M24])^([.$I$5]/([.$I$5] - 1))" office:value-type="float" office:value="741.503440348125">
            <text:p>741.5034403481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g. 3</text:p>
          </table:table-cell>
          <table:table-cell table:style-name="ce25" table:formula="of:=[.C28]*[.C8]" office:value-type="float" office:value="116.673917407779">
            <text:p>116.6739174078</text:p>
          </table:table-cell>
          <table:table-cell table:style-name="ce25" table:formula="of:=[.D28]*[.D8]" office:value-type="float" office:value="131.258157083752">
            <text:p>131.2581570838</text:p>
          </table:table-cell>
          <table:table-cell table:style-name="ce25" table:formula="of:=[.E28]*[.E8]" office:value-type="float" office:value="147.665426719221">
            <text:p>147.6654267192</text:p>
          </table:table-cell>
          <table:table-cell table:style-name="ce25" table:formula="of:=[.G28]" office:value-type="float" office:value="147.665426719221">
            <text:p>147.6654267192</text:p>
          </table:table-cell>
          <table:table-cell table:style-name="ce25" table:formula="of:=[.G28]*[.G9]" office:value-type="float" office:value="177.198512063065">
            <text:p>177.1985120631</text:p>
          </table:table-cell>
          <table:table-cell table:style-name="ce25" table:formula="of:=[.H28]*[.H9]" office:value-type="float" office:value="221.498140078831">
            <text:p>221.4981400788</text:p>
          </table:table-cell>
          <table:table-cell table:style-name="ce25" table:formula="of:=[.I28]*[.I9]" office:value-type="float" office:value="287.94758210248">
            <text:p>287.9475821025</text:p>
          </table:table-cell>
          <table:table-cell table:style-name="ce25" table:formula="of:=[.J28]*[.J9]" office:value-type="float" office:value="374.331856733224">
            <text:p>374.3318567332</text:p>
          </table:table-cell>
          <table:table-cell table:style-name="ce25" table:formula="of:=[.K28]*[.K9]" office:value-type="float" office:value="486.631413753192">
            <text:p>486.6314137532</text:p>
          </table:table-cell>
          <table:table-cell table:style-name="ce25" table:formula="of:=[.L28]*[.L9]" office:value-type="float" office:value="632.620837879149">
            <text:p>632.6208378792</text:p>
          </table:table-cell>
          <table:table-cell table:style-name="ce25" table:formula="of:=[.M28]*[.M9]" office:value-type="float" office:value="822.407089242894">
            <text:p>822.4070892429</text:p>
          </table:table-cell>
          <table:table-cell/>
        </table:table-row>
        <table:table-row table:style-name="ro1">
          <table:table-cell office:value-type="string">
            <text:p>0.2 to 0.3</text:p>
          </table:table-cell>
          <table:table-cell table:style-name="ce10" office:value-type="string">
            <text:p>psi</text:p>
          </table:table-cell>
          <table:table-cell table:style-name="ce28" table:formula="of:=[.$E$5]*([.C26]-[.C24])/([.$G$3]*[.C46])^2" office:value-type="float" office:value="0.388138699496374">
            <text:p>0.3881386995</text:p>
          </table:table-cell>
          <table:table-cell table:style-name="ce28" table:formula="of:=[.$E$5]*([.D26]-[.D24])/([.$G$3]*[.D46])^2" office:value-type="float" office:value="0.368301710792432">
            <text:p>0.3683017108</text:p>
          </table:table-cell>
          <table:table-cell table:style-name="ce28" table:formula="of:=[.$E$5]*([.E26]-[.E24])/([.$G$3]*[.E46])^2" office:value-type="float" office:value="0.35275346967511">
            <text:p>0.3527534697</text:p>
          </table:table-cell>
          <table:table-cell table:style-name="ce28"/>
          <table:table-cell table:style-name="ce28" table:formula="of:=[.$E$5]*([.G26]-[.G24])/([.$H$3]*[.G46])^2" office:value-type="float" office:value="0.0951035526015843">
            <text:p>0.0951035526</text:p>
          </table:table-cell>
          <table:table-cell table:style-name="ce28" table:formula="of:=[.$E$5]*([.H26]-[.H24])/([.$H$3]*[.H46])^2" office:value-type="float" office:value="0.120484044078332">
            <text:p>0.1204840441</text:p>
          </table:table-cell>
          <table:table-cell table:style-name="ce28" table:formula="of:=[.$E$5]*([.I26]-[.I24])/([.$H$3]*[.I46])^2" office:value-type="float" office:value="0.143220969211484">
            <text:p>0.1432209692</text:p>
          </table:table-cell>
          <table:table-cell table:style-name="ce28" table:formula="of:=[.$E$5]*([.J26]-[.J24])/([.$H$3]*[.J46])^2" office:value-type="float" office:value="0.146414033307017">
            <text:p>0.1464140333</text:p>
          </table:table-cell>
          <table:table-cell table:style-name="ce28" table:formula="of:=[.$E$5]*([.K26]-[.K24])/([.$H$3]*[.K46])^2" office:value-type="float" office:value="0.151480223854065">
            <text:p>0.1514802239</text:p>
          </table:table-cell>
          <table:table-cell table:style-name="ce28" table:formula="of:=[.$E$5]*([.L26]-[.L24])/([.$H$3]*[.L46])^2" office:value-type="float" office:value="0.158126673288711">
            <text:p>0.1581266733</text:p>
          </table:table-cell>
          <table:table-cell table:style-name="ce28" table:formula="of:=[.$E$5]*([.M26]-[.M24])/([.$H$3]*[.M46])^2" office:value-type="float" office:value="0.166107432330562">
            <text:p>0.1661074323</text:p>
          </table:table-cell>
          <table:table-cell/>
        </table:table-row>
        <table:table-row table:style-name="ro1">
          <table:table-cell/>
          <table:table-cell table:style-name="ce6" office:value-type="string">
            <text:p>a</text:p>
          </table:table-cell>
          <table:table-cell table:style-name="ce34" table:formula="of:=0.5*([.C36]+[.C37])" office:value-type="float" office:value="28.9325384960637">
            <text:p>28.9325384961</text:p>
          </table:table-cell>
          <table:table-cell table:style-name="ce34" table:formula="of:=0.5*([.D36]+[.D37])" office:value-type="float" office:value="31.8112379856607">
            <text:p>31.8112379857</text:p>
          </table:table-cell>
          <table:table-cell table:style-name="ce34" table:formula="of:=0.5*([.E36]+[.E37])" office:value-type="float" office:value="31.6607977070639">
            <text:p>31.6607977071</text:p>
          </table:table-cell>
          <table:table-cell table:style-name="ce34"/>
          <table:table-cell table:style-name="ce34" table:formula="of:=0.5*([.G36]+[.G37])" office:value-type="float" office:value="20.8971025694264">
            <text:p>20.8971025694</text:p>
          </table:table-cell>
          <table:table-cell table:style-name="ce34" table:formula="of:=0.5*([.H36]+[.H37])" office:value-type="float" office:value="26.7864896849785">
            <text:p>26.786489685</text:p>
          </table:table-cell>
          <table:table-cell table:style-name="ce34" table:formula="of:=0.5*([.I36]+[.I37])" office:value-type="float" office:value="32.7860825617496">
            <text:p>32.7860825617</text:p>
          </table:table-cell>
          <table:table-cell table:style-name="ce34" table:formula="of:=0.5*([.J36]+[.J37])" office:value-type="float" office:value="41.1595503281971">
            <text:p>41.1595503282</text:p>
          </table:table-cell>
          <table:table-cell table:style-name="ce34" table:formula="of:=0.5*([.K36]+[.K37])" office:value-type="float" office:value="50.0630415367166">
            <text:p>50.0630415367</text:p>
          </table:table-cell>
          <table:table-cell table:style-name="ce34" table:formula="of:=0.5*([.L36]+[.L37])" office:value-type="float" office:value="56.6874843605096">
            <text:p>56.6874843605</text:p>
          </table:table-cell>
          <table:table-cell table:style-name="ce34" table:formula="of:=0.5*([.M36]+[.M37])" office:value-type="float" office:value="67.3309191015603">
            <text:p>67.3309191016</text:p>
          </table:table-cell>
          <table:table-cell/>
        </table:table-row>
        <table:table-row table:style-name="ro1">
          <table:table-cell/>
          <table:table-cell table:style-name="ce11" office:value-type="string">
            <text:p>b</text:p>
          </table:table-cell>
          <table:table-cell table:style-name="ce23" table:formula="of:=([.C37]-[.C36])/2" office:value-type="float" office:value="28.9325384960637">
            <text:p>28.9325384961</text:p>
          </table:table-cell>
          <table:table-cell table:style-name="ce23" table:formula="of:=([.D37]-[.D36])/2" office:value-type="float" office:value="31.8112379856607">
            <text:p>31.8112379857</text:p>
          </table:table-cell>
          <table:table-cell table:style-name="ce23" table:formula="of:=([.E37]-[.E36])/2" office:value-type="float" office:value="31.6607977070639">
            <text:p>31.6607977071</text:p>
          </table:table-cell>
          <table:table-cell table:style-name="ce23"/>
          <table:table-cell table:style-name="ce23" table:formula="of:=([.G37]-[.G36])/2" office:value-type="float" office:value="20.8971025694264">
            <text:p>20.8971025694</text:p>
          </table:table-cell>
          <table:table-cell table:style-name="ce23" table:formula="of:=([.H37]-[.H36])/2" office:value-type="float" office:value="26.7864896849785">
            <text:p>26.786489685</text:p>
          </table:table-cell>
          <table:table-cell table:style-name="ce23" table:formula="of:=([.I37]-[.I36])/2" office:value-type="float" office:value="32.7860825617496">
            <text:p>32.7860825617</text:p>
          </table:table-cell>
          <table:table-cell table:style-name="ce23" table:formula="of:=([.J37]-[.J36])/2" office:value-type="float" office:value="28.7269234124702">
            <text:p>28.7269234125</text:p>
          </table:table-cell>
          <table:table-cell table:style-name="ce23" table:formula="of:=([.K37]-[.K36])/2" office:value-type="float" office:value="26.3402767801515">
            <text:p>26.3402767802</text:p>
          </table:table-cell>
          <table:table-cell table:style-name="ce23" table:formula="of:=([.L37]-[.L36])/2" office:value-type="float" office:value="26.4295493742647">
            <text:p>26.4295493743</text:p>
          </table:table-cell>
          <table:table-cell table:style-name="ce23" table:formula="of:=([.M37]-[.M36])/2" office:value-type="float" office:value="25.5156374446258">
            <text:p>25.5156374446</text:p>
          </table:table-cell>
          <table:table-cell/>
        </table:table-row>
        <table:table-row table:style-name="ro1">
          <table:table-cell/>
          <table:table-cell table:style-name="ce6" office:value-type="string">
            <text:p>vu1</text:p>
          </table:table-cell>
          <table:table-cell table:formula="of:= [.C32]-[.C33]" office:value-type="float" office:value="0">
            <text:p>0</text:p>
          </table:table-cell>
          <table:table-cell table:formula="of:= [.D32]-[.D33]" office:value-type="float" office:value="0">
            <text:p>0</text:p>
          </table:table-cell>
          <table:table-cell table:formula="of:= [.E32]-[.E33]" office:value-type="float" office:value="0">
            <text:p>0</text:p>
          </table:table-cell>
          <table:table-cell/>
          <table:table-cell table:formula="of:= [.G32]-[.G33]" office:value-type="float" office:value="0">
            <text:p>0</text:p>
          </table:table-cell>
          <table:table-cell table:formula="of:= [.H32]-[.H33]" office:value-type="float" office:value="0">
            <text:p>0</text:p>
          </table:table-cell>
          <table:table-cell table:formula="of:= [.I32]-[.I33]" office:value-type="float" office:value="0">
            <text:p>0</text:p>
          </table:table-cell>
          <table:table-cell table:formula="of:= [.J32]-[.J33]" office:value-type="float" office:value="12.4326269157268">
            <text:p>12.4326269157</text:p>
          </table:table-cell>
          <table:table-cell table:formula="of:= [.K32]-[.K33]" office:value-type="float" office:value="23.722764756565">
            <text:p>23.7227647566</text:p>
          </table:table-cell>
          <table:table-cell table:formula="of:= [.L32]-[.L33]" office:value-type="float" office:value="30.2579349862449">
            <text:p>30.2579349862</text:p>
          </table:table-cell>
          <table:table-cell table:formula="of:= [.M32]-[.M33]" office:value-type="float" office:value="41.8152816569345">
            <text:p>41.8152816569</text:p>
          </table:table-cell>
          <table:table-cell/>
        </table:table-row>
        <table:table-row table:style-name="ro1">
          <table:table-cell/>
          <table:table-cell table:style-name="ce11" office:value-type="string">
            <text:p>vu2</text:p>
          </table:table-cell>
          <table:table-cell table:style-name="ce23" table:formula="of:= [.C32]+[.C33]" office:value-type="float" office:value="57.8650769921275">
            <text:p>57.8650769921</text:p>
          </table:table-cell>
          <table:table-cell table:style-name="ce23" table:formula="of:= [.D32]+[.D33]" office:value-type="float" office:value="63.6224759713214">
            <text:p>63.6224759713</text:p>
          </table:table-cell>
          <table:table-cell table:style-name="ce23" table:formula="of:= [.E32]+[.E33]" office:value-type="float" office:value="63.3215954141278">
            <text:p>63.3215954141</text:p>
          </table:table-cell>
          <table:table-cell table:style-name="ce23"/>
          <table:table-cell table:style-name="ce23" table:formula="of:= [.G32]+[.G33]" office:value-type="float" office:value="41.7942051388528">
            <text:p>41.7942051389</text:p>
          </table:table-cell>
          <table:table-cell table:style-name="ce23" table:formula="of:= [.H32]+[.H33]" office:value-type="float" office:value="53.572979369957">
            <text:p>53.57297937</text:p>
          </table:table-cell>
          <table:table-cell table:style-name="ce23" table:formula="of:= [.I32]+[.I33]" office:value-type="float" office:value="65.5721651234992">
            <text:p>65.5721651235</text:p>
          </table:table-cell>
          <table:table-cell table:style-name="ce23" table:formula="of:= [.J32]+[.J33]" office:value-type="float" office:value="69.8864737406673">
            <text:p>69.8864737407</text:p>
          </table:table-cell>
          <table:table-cell table:style-name="ce23" table:formula="of:= [.K32]+[.K33]" office:value-type="float" office:value="76.4033183168681">
            <text:p>76.4033183169</text:p>
          </table:table-cell>
          <table:table-cell table:style-name="ce23" table:formula="of:= [.L32]+[.L33]" office:value-type="float" office:value="83.1170337347744">
            <text:p>83.1170337348</text:p>
          </table:table-cell>
          <table:table-cell table:style-name="ce23" table:formula="of:= [.M32]+[.M33]" office:value-type="float" office:value="92.8465565461861">
            <text:p>92.8465565462</text:p>
          </table:table-cell>
          <table:table-cell/>
        </table:table-row>
        <table:table-row table:style-name="ro1">
          <table:table-cell/>
          <table:table-cell table:style-name="ce11" office:value-type="string">
            <text:p>vu1 r</text:p>
          </table:table-cell>
          <table:table-cell table:style-name="ce23" table:formula="of:=TAN([.C55]/57.29577951)*[.C12]" office:value-type="float" office:value="0">
            <text:p>0</text:p>
          </table:table-cell>
          <table:table-cell table:style-name="ce23" table:formula="of:=TAN([.D55]/57.29577951)*[.D12]" office:value-type="float" office:value="0">
            <text:p>0</text:p>
          </table:table-cell>
          <table:table-cell table:style-name="ce23" table:formula="of:=TAN([.E55]/57.29577951)*[.E12]" office:value-type="float" office:value="0">
            <text:p>0</text:p>
          </table:table-cell>
          <table:table-cell table:style-name="ce23"/>
          <table:table-cell table:style-name="ce23" table:formula="of:=TAN([.G55]/57.29577951)*[.G12]" office:value-type="float" office:value="0">
            <text:p>0</text:p>
          </table:table-cell>
          <table:table-cell table:style-name="ce23" table:formula="of:=TAN([.H55]/57.29577951)*[.H12]" office:value-type="float" office:value="0">
            <text:p>0</text:p>
          </table:table-cell>
          <table:table-cell table:style-name="ce23" table:formula="of:=TAN([.I55]/57.29577951)*[.I12]" office:value-type="float" office:value="0">
            <text:p>0</text:p>
          </table:table-cell>
          <table:table-cell table:style-name="ce23" table:formula="of:=TAN([.J55]/57.29577951)*[.J12]" office:value-type="float" office:value="12.4326269157268">
            <text:p>12.4326269157</text:p>
          </table:table-cell>
          <table:table-cell table:style-name="ce23" table:formula="of:=TAN([.K55]/57.29577951)*[.K12]" office:value-type="float" office:value="23.722764756565">
            <text:p>23.7227647566</text:p>
          </table:table-cell>
          <table:table-cell table:style-name="ce23" table:formula="of:=TAN([.L55]/57.29577951)*[.L12]" office:value-type="float" office:value="30.2579349862449">
            <text:p>30.2579349862</text:p>
          </table:table-cell>
          <table:table-cell table:style-name="ce23" table:formula="of:=TAN([.M55]/57.29577951)*[.M12]" office:value-type="float" office:value="41.8152816569346">
            <text:p>41.8152816569</text:p>
          </table:table-cell>
          <table:table-cell/>
        </table:table-row>
        <table:table-row table:style-name="ro1">
          <table:table-cell/>
          <table:table-cell table:style-name="ce11" office:value-type="string">
            <text:p>vu2 r</text:p>
          </table:table-cell>
          <table:table-cell table:style-name="ce23" table:formula="of:=TAN([.C56]/57.29577951)*[.C12]" office:value-type="float" office:value="57.8650769921275">
            <text:p>57.8650769921</text:p>
          </table:table-cell>
          <table:table-cell table:style-name="ce23" table:formula="of:=TAN([.D56]/57.29577951)*[.D12]" office:value-type="float" office:value="63.6224759713214">
            <text:p>63.6224759713</text:p>
          </table:table-cell>
          <table:table-cell table:style-name="ce23" table:formula="of:=TAN([.E56]/57.29577951)*[.E12]" office:value-type="float" office:value="63.3215954141278">
            <text:p>63.3215954141</text:p>
          </table:table-cell>
          <table:table-cell table:style-name="ce23"/>
          <table:table-cell table:style-name="ce23" table:formula="of:=TAN([.G56]/57.29577951)*[.G12]" office:value-type="float" office:value="41.7942051388528">
            <text:p>41.7942051389</text:p>
          </table:table-cell>
          <table:table-cell table:style-name="ce23" table:formula="of:=TAN([.H56]/57.29577951)*[.H12]" office:value-type="float" office:value="53.572979369957">
            <text:p>53.57297937</text:p>
          </table:table-cell>
          <table:table-cell table:style-name="ce23" table:formula="of:=TAN([.I56]/57.29577951)*[.I12]" office:value-type="float" office:value="65.5721651234992">
            <text:p>65.5721651235</text:p>
          </table:table-cell>
          <table:table-cell table:style-name="ce23" table:formula="of:=TAN([.J56]/57.29577951)*[.J12]" office:value-type="float" office:value="69.8864737406673">
            <text:p>69.8864737407</text:p>
          </table:table-cell>
          <table:table-cell table:style-name="ce23" table:formula="of:=TAN([.K56]/57.29577951)*[.K12]" office:value-type="float" office:value="76.4033183168681">
            <text:p>76.4033183169</text:p>
          </table:table-cell>
          <table:table-cell table:style-name="ce23" table:formula="of:=TAN([.L56]/57.29577951)*[.L12]" office:value-type="float" office:value="83.1170337347744">
            <text:p>83.1170337348</text:p>
          </table:table-cell>
          <table:table-cell table:style-name="ce23" table:formula="of:=TAN([.M56]/57.29577951)*[.M12]" office:value-type="float" office:value="92.8465565461861">
            <text:p>92.8465565462</text:p>
          </table:table-cell>
          <table:table-cell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formula="of:= [.$E$5] * ( [.C26]-[.C24] )" office:value-type="float" office:value="8318.96122075781">
            <text:p>8318.9612207578</text:p>
          </table:table-cell>
          <table:table-cell table:formula="of:= [.$E$5] * ( [.D26]-[.D24] )" office:value-type="float" office:value="10598.4016030506">
            <text:p>10598.4016030506</text:p>
          </table:table-cell>
          <table:table-cell table:formula="of:= [.$E$5] * ( [.E26]-[.E24] )" office:value-type="float" office:value="10961.1312615114">
            <text:p>10961.1312615114</text:p>
          </table:table-cell>
          <table:table-cell/>
          <table:table-cell table:formula="of:= [.$E$5] * ( [.G26]-[.G24] )" office:value-type="float" office:value="17711.6236452203">
            <text:p>17711.6236452203</text:p>
          </table:table-cell>
          <table:table-cell table:formula="of:= [.$E$5] * ( [.H26]-[.H24] )" office:value-type="float" office:value="22971.2716920443">
            <text:p>22971.2716920443</text:p>
          </table:table-cell>
          <table:table-cell table:formula="of:= [.$E$5] * ( [.I26]-[.I24] )" office:value-type="float" office:value="28950.4564120168">
            <text:p>28950.4564120168</text:p>
          </table:table-cell>
          <table:table-cell table:formula="of:= [.$E$5] * ( [.J26]-[.J24] )" office:value-type="float" office:value="31198.193314382">
            <text:p>31198.193314382</text:p>
          </table:table-cell>
          <table:table-cell table:formula="of:= [.$E$5] * ( [.K26]-[.K24] )" office:value-type="float" office:value="33612.7565946208">
            <text:p>33612.7565946208</text:p>
          </table:table-cell>
          <table:table-cell table:formula="of:= [.$E$5] * ( [.L26]-[.L24] )" office:value-type="float" office:value="36218.4311132658">
            <text:p>36218.4311132658</text:p>
          </table:table-cell>
          <table:table-cell table:formula="of:= [.$E$5] * ( [.M26]-[.M24] )" office:value-type="float" office:value="39015.3374218354">
            <text:p>39015.3374218354</text:p>
          </table:table-cell>
          <table:table-cell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formula="of:= [.$E$5] * [.C24] * ( ( [.C8] )^( ([.$I$5]-1)/[.$I$5] )-1 )" office:value-type="float" office:value="8385.5129105239">
            <text:p>8385.5129105239</text:p>
          </table:table-cell>
          <table:table-cell table:formula="of:= [.$E$5] * [.D24] * ( ( [.D8] )^( ([.$I$5]-1)/[.$I$5] )-1 )" office:value-type="float" office:value="10680.9110882889">
            <text:p>10680.9110882889</text:p>
          </table:table-cell>
          <table:table-cell table:formula="of:= [.$E$5] * [.E24] * ( ( [.E8] )^( ([.$I$5]-1)/[.$I$5] )-1 )" office:value-type="float" office:value="11043.6407467498">
            <text:p>11043.6407467498</text:p>
          </table:table-cell>
          <table:table-cell/>
          <table:table-cell table:formula="of:= [.$E$5] * [.G24] * ( ( [.G9] )^( ([.$I$5]-1)/[.$I$5] )-1 )" office:value-type="float" office:value="17840.5352064126">
            <text:p>17840.5352064126</text:p>
          </table:table-cell>
          <table:table-cell table:formula="of:= [.$E$5] * [.H24] * ( ( [.H9] )^( ([.$I$5]-1)/[.$I$5] )-1 )" office:value-type="float" office:value="23129.9784127142">
            <text:p>23129.9784127142</text:p>
          </table:table-cell>
          <table:table-cell table:formula="of:= [.$E$5] * [.I24] * ( ( [.I9] )^( ([.$I$5]-1)/[.$I$5] )-1 )" office:value-type="float" office:value="29138.1187485385">
            <text:p>29138.1187485385</text:p>
          </table:table-cell>
          <table:table-cell table:formula="of:= [.$E$5] * [.J24] * ( ( [.J9] )^( ([.$I$5]-1)/[.$I$5] )-1 )" office:value-type="float" office:value="31391.6902989159">
            <text:p>31391.6902989159</text:p>
          </table:table-cell>
          <table:table-cell table:formula="of:= [.$E$5] * [.K24] * ( ( [.K9] )^( ([.$I$5]-1)/[.$I$5] )-1 )" office:value-type="float" office:value="33820.230971155">
            <text:p>33820.230971155</text:p>
          </table:table-cell>
          <table:table-cell table:formula="of:= [.$E$5] * [.L24] * ( ( [.L9] )^( ([.$I$5]-1)/[.$I$5] )-1 )" office:value-type="float" office:value="36436.7269224919">
            <text:p>36436.7269224919</text:p>
          </table:table-cell>
          <table:table-cell table:formula="of:= [.$E$5] * [.M24] * ( ( [.M9] )^( ([.$I$5]-1)/[.$I$5] )-1 )" office:value-type="float" office:value="39256.0547007677">
            <text:p>39256.0547007677</text:p>
          </table:table-cell>
          <table:table-cell/>
        </table:table-row>
        <table:table-row table:style-name="ro1">
          <table:table-cell/>
          <table:table-cell table:style-name="ce6" office:value-type="string">
            <text:p>work done</text:p>
          </table:table-cell>
          <table:table-cell table:formula="of:= ABS(( [.C49]*[.$G$3] )*( [.C36]-[.C37] ))" office:value-type="float" office:value="9357.21155729577">
            <text:p>9357.2115572958</text:p>
          </table:table-cell>
          <table:table-cell table:formula="of:= ( [.D49]*[.$G$3] )*( [.D35]-[.D34] )" office:value-type="float" office:value="11105.6974051898">
            <text:p>11105.6974051898</text:p>
          </table:table-cell>
          <table:table-cell table:formula="of:= ( [.E49]*[.$G$3] )*( [.E35]-[.E34] )" office:value-type="float" office:value="11081.2119333323">
            <text:p>11081.2119333323</text:p>
          </table:table-cell>
          <table:table-cell/>
          <table:table-cell table:formula="of:= ( [.G49]*[.$H$3] )*( [.G35]-[.G34] )" office:value-type="float" office:value="18046.1875972038">
            <text:p>18046.1875972038</text:p>
          </table:table-cell>
          <table:table-cell table:formula="of:= ( [.H49]*[.$H$3] )*( [.H35]-[.H34] )" office:value-type="float" office:value="23832.6775184456">
            <text:p>23832.6775184456</text:p>
          </table:table-cell>
          <table:table-cell table:formula="of:= ( [.I49]*[.$H$3] )*( [.I35]-[.I34] )" office:value-type="float" office:value="29983.5892480714">
            <text:p>29983.5892480714</text:p>
          </table:table-cell>
          <table:table-cell table:formula="of:= ( [.J49]*[.$H$3] )*( [.J35]-[.J34] )" office:value-type="float" office:value="26866.6131215072">
            <text:p>26866.6131215072</text:p>
          </table:table-cell>
          <table:table-cell table:formula="of:= ( [.K49]*[.$H$3] )*( [.K35]-[.K34] )" office:value-type="float" office:value="25067.5339773138">
            <text:p>25067.5339773138</text:p>
          </table:table-cell>
          <table:table-cell table:formula="of:= ( [.L49]*[.$H$3] )*( [.L35]-[.L34] )" office:value-type="float" office:value="25500.7707333289">
            <text:p>25500.7707333289</text:p>
          </table:table-cell>
          <table:table-cell table:formula="of:= ( [.M49]*[.$H$3] )*( [.M35]-[.M34] )" office:value-type="float" office:value="24890.5041793707">
            <text:p>24890.5041793707</text:p>
          </table:table-cell>
          <table:table-cell/>
        </table:table-row>
        <table:table-row table:style-name="ro1">
          <table:table-cell/>
          <table:table-cell table:style-name="ce6" office:value-type="string">
            <text:p>enthalpy rotor</text:p>
          </table:table-cell>
          <table:table-cell table:formula="of:=(1-[.C52])*[.C40]" office:value-type="float" office:value="4678.60577864788">
            <text:p>4678.6057786479</text:p>
          </table:table-cell>
          <table:table-cell table:formula="of:=(1-[.D52])*[.D40]" office:value-type="float" office:value="5552.8487025949">
            <text:p>5552.8487025949</text:p>
          </table:table-cell>
          <table:table-cell table:formula="of:=(1-[.E52])*[.E40]" office:value-type="float" office:value="5540.60596666613">
            <text:p>5540.6059666661</text:p>
          </table:table-cell>
          <table:table-cell/>
          <table:table-cell table:formula="of:=(1-[.G52])*[.G40]" office:value-type="float" office:value="7218.4750388815">
            <text:p>7218.4750388815</text:p>
          </table:table-cell>
          <table:table-cell table:formula="of:=(1-[.H52])*[.H40]" office:value-type="float" office:value="9533.07100737824">
            <text:p>9533.0710073782</text:p>
          </table:table-cell>
          <table:table-cell table:formula="of:=(1-[.I52])*[.I40]" office:value-type="float" office:value="11993.4356992286">
            <text:p>11993.4356992286</text:p>
          </table:table-cell>
          <table:table-cell table:formula="of:=(1-[.J52])*[.J40]" office:value-type="float" office:value="10746.6452486029">
            <text:p>10746.6452486029</text:p>
          </table:table-cell>
          <table:table-cell table:formula="of:=(1-[.K52])*[.K40]" office:value-type="float" office:value="10027.0135909255">
            <text:p>10027.0135909255</text:p>
          </table:table-cell>
          <table:table-cell table:formula="of:=(1-[.L52])*[.L40]" office:value-type="float" office:value="10200.3082933315">
            <text:p>10200.3082933315</text:p>
          </table:table-cell>
          <table:table-cell table:formula="of:=(1-[.M52])*[.M40]" office:value-type="float" office:value="9956.20167174828">
            <text:p>9956.2016717483</text:p>
          </table:table-cell>
          <table:table-cell/>
        </table:table-row>
        <table:table-row table:style-name="ro1">
          <table:table-cell/>
          <table:table-cell table:style-name="ce6" office:value-type="string">
            <text:p>enthalpy stator</text:p>
          </table:table-cell>
          <table:table-cell table:formula="of:=[.C52]*[.C40]" office:value-type="float" office:value="4678.60577864788">
            <text:p>4678.6057786479</text:p>
          </table:table-cell>
          <table:table-cell table:formula="of:=[.D52]*[.D40]" office:value-type="float" office:value="5552.8487025949">
            <text:p>5552.8487025949</text:p>
          </table:table-cell>
          <table:table-cell table:formula="of:=[.E52]*[.E40]" office:value-type="float" office:value="5540.60596666613">
            <text:p>5540.6059666661</text:p>
          </table:table-cell>
          <table:table-cell/>
          <table:table-cell table:formula="of:=[.G52]*[.G40]" office:value-type="float" office:value="10827.7125583223">
            <text:p>10827.7125583223</text:p>
          </table:table-cell>
          <table:table-cell table:formula="of:=[.H52]*[.H40]" office:value-type="float" office:value="14299.6065110674">
            <text:p>14299.6065110674</text:p>
          </table:table-cell>
          <table:table-cell table:formula="of:=[.I52]*[.I40]" office:value-type="float" office:value="17990.1535488428">
            <text:p>17990.1535488428</text:p>
          </table:table-cell>
          <table:table-cell table:formula="of:=[.J52]*[.J40]" office:value-type="float" office:value="16119.9678729043">
            <text:p>16119.9678729043</text:p>
          </table:table-cell>
          <table:table-cell table:formula="of:=[.K52]*[.K40]" office:value-type="float" office:value="15040.5203863883">
            <text:p>15040.5203863883</text:p>
          </table:table-cell>
          <table:table-cell table:formula="of:=[.L52]*[.L40]" office:value-type="float" office:value="15300.4624399973">
            <text:p>15300.4624399973</text:p>
          </table:table-cell>
          <table:table-cell table:formula="of:=[.M52]*[.M40]" office:value-type="float" office:value="14934.3025076224">
            <text:p>14934.3025076224</text:p>
          </table:table-cell>
          <table:table-cell/>
        </table:table-row>
        <table:table-row table:style-name="ro1">
          <table:table-cell/>
          <table:table-cell table:style-name="ce12" office:value-type="string">
            <text:p>work diff</text:p>
          </table:table-cell>
          <table:table-cell table:style-name="ce28" table:formula="of:=[.C38]-([.C40])" office:value-type="float" office:value="-1038.25033653796">
            <text:p>-1038.250336538</text:p>
          </table:table-cell>
          <table:table-cell table:style-name="ce28" table:formula="of:=[.D38]-([.D40])" office:value-type="float" office:value="-507.295802139235">
            <text:p>-507.2958021392</text:p>
          </table:table-cell>
          <table:table-cell table:style-name="ce28" table:formula="of:=[.E38]-([.E40])" office:value-type="float" office:value="-120.080671820851">
            <text:p>-120.0806718209</text:p>
          </table:table-cell>
          <table:table-cell table:style-name="ce28"/>
          <table:table-cell table:style-name="ce28" table:formula="of:=[.G38]-([.G40])" office:value-type="float" office:value="-334.563951983426">
            <text:p>-334.5639519834</text:p>
          </table:table-cell>
          <table:table-cell table:style-name="ce28" table:formula="of:=[.H38]-([.H40])" office:value-type="float" office:value="-861.405826401326">
            <text:p>-861.4058264013</text:p>
          </table:table-cell>
          <table:table-cell table:style-name="ce28" table:formula="of:=[.I38]-([.I40])" office:value-type="float" office:value="-1033.13283605464">
            <text:p>-1033.1328360546</text:p>
          </table:table-cell>
          <table:table-cell table:style-name="ce28" table:formula="of:=[.J38]-([.J40])" office:value-type="float" office:value="4331.58019287485">
            <text:p>4331.5801928749</text:p>
          </table:table-cell>
          <table:table-cell table:style-name="ce28" table:formula="of:=[.K38]-([.K40])" office:value-type="float" office:value="8545.22261730706">
            <text:p>8545.2226173071</text:p>
          </table:table-cell>
          <table:table-cell table:style-name="ce28" table:formula="of:=[.L38]-([.L40])" office:value-type="float" office:value="10717.6603799369">
            <text:p>10717.6603799369</text:p>
          </table:table-cell>
          <table:table-cell table:style-name="ce28" table:formula="of:=[.M38]-([.M40])" office:value-type="float" office:value="14124.8332424647">
            <text:p>14124.8332424647</text:p>
          </table:table-cell>
          <table:table-cell/>
        </table:table-row>
        <table:table-row table:style-name="ro5">
          <table:table-cell/>
          <table:table-cell table:style-name="ce13" office:value-type="string">
            <text:p>work diffrnce per shaft</text:p>
          </table:table-cell>
          <table:table-cell table:style-name="ce28" table:formula="of:=([.C40]+[.D40]+[.E40])-([.C38])" office:value-type="float" office:value="23225.15967506">
            <text:p>23225.15967506</text:p>
          </table:table-cell>
          <table:table-cell table:style-name="ce28" table:formula="of:=([.C40]+[.D40]+[.E40])-([.C38]+[.D38])" office:value-type="float" office:value="12626.7580720095">
            <text:p>12626.7580720095</text:p>
          </table:table-cell>
          <table:table-cell table:style-name="ce28" table:formula="of:=([.C40]+[.D40]+[.E40])-([.C38]+[.D38]+[.E38])" office:value-type="float" office:value="1665.62681049804">
            <text:p>1665.6268104981</text:p>
          </table:table-cell>
          <table:table-cell table:style-name="ce28"/>
          <table:table-cell table:style-name="ce33" table:formula="of:=SUM([.G40:.M40]) - SUM([.G38])" office:value-type="float" office:value="156476.252730021">
            <text:p>156476.252730021</text:p>
          </table:table-cell>
          <table:table-cell table:style-name="ce33" table:formula="of:=SUM([.G40:.M40]) - SUM([.G38:.H38])" office:value-type="float" office:value="133504.981037977">
            <text:p>133504.981037977</text:p>
          </table:table-cell>
          <table:table-cell table:style-name="ce33" table:formula="of:=SUM([.G40:.M40]) - SUM([.G38:.I38])" office:value-type="float" office:value="104554.52462596">
            <text:p>104554.52462596</text:p>
          </table:table-cell>
          <table:table-cell table:style-name="ce33" table:formula="of:=SUM([.G40:.M40]) - SUM([.G38:.J38])" office:value-type="float" office:value="73356.3313115779">
            <text:p>73356.3313115779</text:p>
          </table:table-cell>
          <table:table-cell table:style-name="ce33" table:formula="of:=SUM([.G40:.M40]) - SUM([.G38:.K38])" office:value-type="float" office:value="39743.5747169571">
            <text:p>39743.5747169571</text:p>
          </table:table-cell>
          <table:table-cell table:style-name="ce33" table:formula="of:=SUM([.G40:.M40]) - SUM([.G38:.L38])" office:value-type="float" office:value="3525.14360369128">
            <text:p>3525.1436036913</text:p>
          </table:table-cell>
          <table:table-cell table:style-name="ce33" table:formula="of:=SUM([.G40:.M40]) - SUM([.G38:.M38])" office:value-type="float" office:value="-35490.1938181442">
            <text:p>-35490.1938181442</text:p>
          </table:table-cell>
          <table:table-cell/>
        </table:table-row>
        <table:table-row table:style-name="ro1">
          <table:table-cell/>
          <table:table-cell table:style-name="ce14" office:value-type="string">
            <text:p>tip radius</text:p>
          </table:table-cell>
          <table:table-cell table:style-name="ce29" office:value-type="float" office:value="0.08">
            <text:p>0.08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1">
            <text:p>0.081</text:p>
          </table:table-cell>
          <table:table-cell table:number-columns-repeated="6" table:style-name="ce29" office:value-type="float" office:value="0.08">
            <text:p>0.08</text:p>
          </table:table-cell>
          <table:table-cell/>
        </table:table-row>
        <table:table-row table:style-name="ro1">
          <table:table-cell/>
          <table:table-cell office:value-type="string">
            <text:p>mean radius</text:p>
          </table:table-cell>
          <table:table-cell table:formula="of:=([.C45]+[.C47])/2" office:value-type="float" office:value="0.061">
            <text:p>0.061</text:p>
          </table:table-cell>
          <table:table-cell table:formula="of:=([.D45]+[.D47])/2" office:value-type="float" office:value="0.0706817146253684">
            <text:p>0.0706817146</text:p>
          </table:table-cell>
          <table:table-cell table:formula="of:=([.E45]+[.E47])/2" office:value-type="float" office:value="0.0734481397092323">
            <text:p>0.0734481397</text:p>
          </table:table-cell>
          <table:table-cell table:formula="of:=([.F45]+[.F47])/2" office:value-type="float" office:value="0.0711368414745598">
            <text:p>0.0711368415</text:p>
          </table:table-cell>
          <table:table-cell table:formula="of:=([.G45]+[.G47])/2" office:value-type="float" office:value="0.0674296403821817">
            <text:p>0.0674296404</text:p>
          </table:table-cell>
          <table:table-cell table:formula="of:=([.H45]+[.H47])/2" office:value-type="float" office:value="0.0682256649414385">
            <text:p>0.0682256649</text:p>
          </table:table-cell>
          <table:table-cell table:formula="of:=([.I45]+[.I47])/2" office:value-type="float" office:value="0.0702496927756452">
            <text:p>0.0702496928</text:p>
          </table:table-cell>
          <table:table-cell table:formula="of:=([.J45]+[.J47])/2" office:value-type="float" office:value="0.0721262571954841">
            <text:p>0.0721262572</text:p>
          </table:table-cell>
          <table:table-cell table:formula="of:=([.K45]+[.K47])/2" office:value-type="float" office:value="0.0736027637474079">
            <text:p>0.0736027637</text:p>
          </table:table-cell>
          <table:table-cell table:formula="of:=([.L45]+[.L47])/2" office:value-type="float" office:value="0.0747794515909939">
            <text:p>0.0747794516</text:p>
          </table:table-cell>
          <table:table-cell table:formula="of:=([.M45]+[.M47])/2" office:value-type="float" office:value="0.0757256791697789">
            <text:p>0.0757256792</text:p>
          </table:table-cell>
          <table:table-cell/>
        </table:table-row>
        <table:table-row table:style-name="ro4">
          <table:table-cell/>
          <table:table-cell table:style-name="ce15" office:value-type="string">
            <text:p>hub radius</text:p>
          </table:table-cell>
          <table:table-cell table:style-name="ce23" office:value-type="float" office:value="0.042">
            <text:p>0.042</text:p>
          </table:table-cell>
          <table:table-cell table:style-name="ce23" table:formula="of:= (-( [.D61]/3.1415926536 ) + [.D45]^2)^0.5" office:value-type="float" office:value="0.0553634292507368">
            <text:p>0.0553634293</text:p>
          </table:table-cell>
          <table:table-cell table:style-name="ce23" table:formula="of:= (-( [.E61]/3.1415926536 ) + [.E45]^2)^0.5" office:value-type="float" office:value="0.0598962794184647">
            <text:p>0.0598962794</text:p>
          </table:table-cell>
          <table:table-cell table:style-name="ce23" table:formula="of:= (-( [.F61]/3.1415926536 ) + [.F45]^2)^0.5" office:value-type="float" office:value="0.0582736829491196">
            <text:p>0.0582736829</text:p>
          </table:table-cell>
          <table:table-cell table:style-name="ce23" table:formula="of:= (-( [.G61]/3.1415926536 ) + [.G45]^2)^0.5" office:value-type="float" office:value="0.0538592807643633">
            <text:p>0.0538592808</text:p>
          </table:table-cell>
          <table:table-cell table:style-name="ce23" table:formula="of:= (-( [.H61]/3.1415926536 ) + [.H45]^2)^0.5" office:value-type="float" office:value="0.0564513298828771">
            <text:p>0.0564513299</text:p>
          </table:table-cell>
          <table:table-cell table:style-name="ce23" table:formula="of:= (-( [.I61]/3.1415926536 ) + [.I45]^2)^0.5" office:value-type="float" office:value="0.0604993855512904">
            <text:p>0.0604993856</text:p>
          </table:table-cell>
          <table:table-cell table:style-name="ce23" table:formula="of:= (-( [.J61]/3.1415926536 ) + [.J45]^2)^0.5" office:value-type="float" office:value="0.0642525143909682">
            <text:p>0.0642525144</text:p>
          </table:table-cell>
          <table:table-cell table:style-name="ce23" table:formula="of:= (-( [.K61]/3.1415926536 ) + [.K45]^2)^0.5" office:value-type="float" office:value="0.0672055274948158">
            <text:p>0.0672055275</text:p>
          </table:table-cell>
          <table:table-cell table:style-name="ce23" table:formula="of:= (-( [.L61]/3.1415926536 ) + [.L45]^2)^0.5" office:value-type="float" office:value="0.0695589031819877">
            <text:p>0.0695589032</text:p>
          </table:table-cell>
          <table:table-cell table:style-name="ce23" table:formula="of:= (-( [.M61]/3.1415926536 ) + [.M45]^2)^0.5" office:value-type="float" office:value="0.0714513583395578">
            <text:p>0.0714513583</text:p>
          </table:table-cell>
          <table:table-cell/>
        </table:table-row>
        <table:table-row table:style-name="ro4">
          <table:table-cell/>
          <table:table-cell table:style-name="ce16" office:value-type="string">
            <text:p>tip r 2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2">
            <text:p>0.082</text:p>
          </table:table-cell>
          <table:table-cell table:number-columns-repeated="7" table:style-name="ce29" office:value-type="float" office:value="0.08">
            <text:p>0.08</text:p>
          </table:table-cell>
          <table:table-cell/>
        </table:table-row>
        <table:table-row table:style-name="ro4">
          <table:table-cell/>
          <table:table-cell table:style-name="ce15" office:value-type="string">
            <text:p>mean r 2</text:p>
          </table:table-cell>
          <table:table-cell table:formula="of:= ([.C48]+[.C50])/2" office:value-type="float" office:value="0.0673780862575137">
            <text:p>0.0673780863</text:p>
          </table:table-cell>
          <table:table-cell table:formula="of:= ([.D48]+[.D50])/2" office:value-type="float" office:value="0.072731748461266">
            <text:p>0.0727317485</text:p>
          </table:table-cell>
          <table:table-cell table:formula="of:= ([.E48]+[.E50])/2" office:value-type="float" office:value="0.0729162240573979">
            <text:p>0.0729162241</text:p>
          </table:table-cell>
          <table:table-cell table:formula="of:= ([.F48]+[.F50])/2" office:value-type="float" office:value="0.0686759016314488">
            <text:p>0.0686759016</text:p>
          </table:table-cell>
          <table:table-cell table:formula="of:= ([.G48]+[.G50])/2" office:value-type="float" office:value="0.0674666931143959">
            <text:p>0.0674666931</text:p>
          </table:table-cell>
          <table:table-cell table:formula="of:= ([.H48]+[.H50])/2" office:value-type="float" office:value="0.0695099639044046">
            <text:p>0.0695099639</text:p>
          </table:table-cell>
          <table:table-cell table:formula="of:= ([.I48]+[.I50])/2" office:value-type="float" office:value="0.0714470204115955">
            <text:p>0.0714470204</text:p>
          </table:table-cell>
          <table:table-cell table:formula="of:= ([.J48]+[.J50])/2" office:value-type="float" office:value="0.0730657481130262">
            <text:p>0.0730657481</text:p>
          </table:table-cell>
          <table:table-cell table:formula="of:= ([.K48]+[.K50])/2" office:value-type="float" office:value="0.0743500574547254">
            <text:p>0.0743500575</text:p>
          </table:table-cell>
          <table:table-cell table:formula="of:= ([.L48]+[.L50])/2" office:value-type="float" office:value="0.0753795566216211">
            <text:p>0.0753795566</text:p>
          </table:table-cell>
          <table:table-cell table:formula="of:= ([.M48]+[.M50])/2" office:value-type="float" office:value="0.0762109370472698">
            <text:p>0.076210937</text:p>
          </table:table-cell>
          <table:table-cell/>
        </table:table-row>
        <table:table-row table:style-name="ro4">
          <table:table-cell/>
          <table:table-cell table:style-name="ce15" office:value-type="string">
            <text:p>hub r 2</text:p>
          </table:table-cell>
          <table:table-cell table:formula="of:= (-( [.C62]/3.1415926536 ) + [.C48]^2)^0.5" office:value-type="float" office:value="0.0507561725150274">
            <text:p>0.0507561725</text:p>
          </table:table-cell>
          <table:table-cell table:formula="of:= (-( [.D62]/3.1415926536 ) + [.D48]^2)^0.5" office:value-type="float" office:value="0.058463496922532">
            <text:p>0.0584634969</text:p>
          </table:table-cell>
          <table:table-cell table:formula="of:= (-( [.E62]/3.1415926536 ) + [.E48]^2)^0.5" office:value-type="float" office:value="0.0598324481147958">
            <text:p>0.0598324481</text:p>
          </table:table-cell>
          <table:table-cell table:formula="of:= (-( [.F62]/3.1415926536 ) + [.F48]^2)^0.5" office:value-type="float" office:value="0.0553518032628976">
            <text:p>0.0553518033</text:p>
          </table:table-cell>
          <table:table-cell table:formula="of:= (-( [.G62]/3.1415926536 ) + [.G48]^2)^0.5" office:value-type="float" office:value="0.0549333862287917">
            <text:p>0.0549333862</text:p>
          </table:table-cell>
          <table:table-cell table:formula="of:= (-( [.H62]/3.1415926536 ) + [.H48]^2)^0.5" office:value-type="float" office:value="0.0590199278088092">
            <text:p>0.0590199278</text:p>
          </table:table-cell>
          <table:table-cell table:formula="of:= (-( [.I62]/3.1415926536 ) + [.I48]^2)^0.5" office:value-type="float" office:value="0.062894040823191">
            <text:p>0.0628940408</text:p>
          </table:table-cell>
          <table:table-cell table:formula="of:= (-( [.J62]/3.1415926536 ) + [.J48]^2)^0.5" office:value-type="float" office:value="0.0661314962260525">
            <text:p>0.0661314962</text:p>
          </table:table-cell>
          <table:table-cell table:formula="of:= (-( [.K62]/3.1415926536 ) + [.K48]^2)^0.5" office:value-type="float" office:value="0.0687001149094508">
            <text:p>0.0687001149</text:p>
          </table:table-cell>
          <table:table-cell table:formula="of:= (-( [.L62]/3.1415926536 ) + [.L48]^2)^0.5" office:value-type="float" office:value="0.0707591132432422">
            <text:p>0.0707591132</text:p>
          </table:table-cell>
          <table:table-cell table:formula="of:= (-( [.M62]/3.1415926536 ) + [.M48]^2)^0.5" office:value-type="float" office:value="0.0724218740945395">
            <text:p>0.0724218741</text:p>
          </table:table-cell>
          <table:table-cell/>
        </table:table-row>
        <table:table-row table:style-name="ro4">
          <table:table-cell office:value-type="string">
            <text:p>0.4 to 0.6</text:p>
          </table:table-cell>
          <table:table-cell table:style-name="ce17" office:value-type="string">
            <text:p>phi</text:p>
          </table:table-cell>
          <table:table-cell table:style-name="ce28" table:formula="of:= [.C11]/( [.$G$3] * [.C46] )" office:value-type="float" office:value="0.474301515701971">
            <text:p>0.4743015157</text:p>
          </table:table-cell>
          <table:table-cell table:style-name="ce28" table:formula="of:= [.D11]/( [.$G$3] * [.D46] )" office:value-type="float" office:value="0.409333483365104">
            <text:p>0.4093334834</text:p>
          </table:table-cell>
          <table:table-cell table:style-name="ce28" table:formula="of:= [.E11]/( [.$G$3] * [.E46] )" office:value-type="float" office:value="0.393915932688809">
            <text:p>0.3939159327</text:p>
          </table:table-cell>
          <table:table-cell table:style-name="ce28"/>
          <table:table-cell table:style-name="ce28" table:formula="of:= [.G11]/( [.$H$3] * [.G46] )" office:value-type="float" office:value="0.160903233506635">
            <text:p>0.1609032335</text:p>
          </table:table-cell>
          <table:table-cell table:style-name="ce28" table:formula="of:= [.H11]/( [.$H$3] * [.H46] )" office:value-type="float" office:value="0.159025891224298">
            <text:p>0.1590258912</text:p>
          </table:table-cell>
          <table:table-cell table:style-name="ce28" table:formula="of:= [.I11]/( [.$H$3] * [.I46] )" office:value-type="float" office:value="0.154444051539597">
            <text:p>0.1544440515</text:p>
          </table:table-cell>
          <table:table-cell table:style-name="ce28" table:formula="of:= [.J11]/( [.$H$3] * [.J46] )" office:value-type="float" office:value="0.150425761623492">
            <text:p>0.1504257616</text:p>
          </table:table-cell>
          <table:table-cell table:style-name="ce28" table:formula="of:= [.K11]/( [.$G$5] * [.K46] )" office:value-type="float" office:value="0.147408149086857">
            <text:p>0.1474081491</text:p>
          </table:table-cell>
          <table:table-cell table:style-name="ce28" table:formula="of:= [.L11]/( [.$G$5] * [.L46] )" office:value-type="float" office:value="0.145088616469464">
            <text:p>0.1450886165</text:p>
          </table:table-cell>
          <table:table-cell table:style-name="ce28" table:formula="of:= [.M11]/( [.$G$5] * [.M46] )" office:value-type="float" office:value="0.143275666730666">
            <text:p>0.1432756667</text:p>
          </table:table-cell>
          <table:table-cell/>
        </table:table-row>
        <table:table-row table:style-name="ro4">
          <table:table-cell/>
          <table:table-cell table:style-name="ce16" office:value-type="string">
            <text:p>Rm</text:p>
          </table:table-cell>
          <table:table-cell table:number-columns-repeated="3" table:style-name="ce29" office:value-type="float" office:value="0.5">
            <text:p>0.5</text:p>
          </table:table-cell>
          <table:table-cell table:style-name="ce29"/>
          <table:table-cell table:number-columns-repeated="7" table:style-name="ce29" office:value-type="float" office:value="0.6">
            <text:p>0.6</text:p>
          </table:table-cell>
          <table:table-cell/>
        </table:table-row>
        <table:table-row table:style-name="ro1">
          <table:table-cell/>
          <table:table-cell table:style-name="ce15"/>
          <table:table-cell table:number-columns-repeated="12"/>
        </table:table-row>
        <table:table-row table:style-name="ro1">
          <table:table-cell/>
          <table:table-cell table:style-name="ce15"/>
          <table:table-cell table:style-name="ce23" table:number-columns-repeated="11"/>
          <table:table-cell/>
        </table:table-row>
        <table:table-row table:style-name="ro4">
          <table:table-cell/>
          <table:table-cell table:style-name="ce16" office:value-type="string">
            <text:p>alpha1</text:p>
          </table:table-cell>
          <table:table-cell table:number-columns-repeated="3" table:style-name="ce29" office:value-type="float" office:value="0">
            <text:p>0</text:p>
          </table:table-cell>
          <table:table-cell table:style-name="ce29"/>
          <table:table-cell table:number-columns-repeated="3" table:style-name="ce29" office:value-type="float" office:value="0">
            <text:p>0</text:p>
          </table:table-cell>
          <table:table-cell table:style-name="ce29" office:value-type="float" office:value="10">
            <text:p>10</text:p>
          </table:table-cell>
          <table:table-cell table:style-name="ce29" office:value-type="float" office:value="18">
            <text:p>18</text:p>
          </table:table-cell>
          <table:table-cell table:style-name="ce29" office:value-type="float" office:value="22">
            <text:p>22</text:p>
          </table:table-cell>
          <table:table-cell table:style-name="ce29" office:value-type="float" office:value="28">
            <text:p>28</text:p>
          </table:table-cell>
          <table:table-cell/>
        </table:table-row>
        <table:table-row table:style-name="ro4">
          <table:table-cell/>
          <table:table-cell table:style-name="ce15" office:value-type="string">
            <text:p>alpha2</text:p>
          </table:table-cell>
          <table:table-cell table:formula="of:=ATAN([.C31]/([.C51]*0.982))*57.29577951" office:value-type="float" office:value="39.8057133214983">
            <text:p>39.8057133215</text:p>
          </table:table-cell>
          <table:table-cell table:formula="of:=ATAN([.D31]/([.D51]*0.982))*57.29577951" office:value-type="float" office:value="42.497536775782">
            <text:p>42.4975367758</text:p>
          </table:table-cell>
          <table:table-cell table:formula="of:=ATAN([.E31]/([.E51]*0.982))*57.29577951" office:value-type="float" office:value="42.3622813513737">
            <text:p>42.3622813514</text:p>
          </table:table-cell>
          <table:table-cell/>
          <table:table-cell table:formula="of:=ATAN([.G31]/([.G51]*0.982))*57.29577951" office:value-type="float" office:value="31.0435098656536">
            <text:p>31.0435098657</text:p>
          </table:table-cell>
          <table:table-cell table:formula="of:=ATAN([.H31]/([.H51]*0.982))*57.29577951" office:value-type="float" office:value="37.6510973900062">
            <text:p>37.65109739</text:p>
          </table:table-cell>
          <table:table-cell table:formula="of:=ATAN([.I31]/([.I51]*0.982))*57.29577951" office:value-type="float" office:value="43.3599667047193">
            <text:p>43.3599667047</text:p>
          </table:table-cell>
          <table:table-cell table:formula="of:=ATAN([.J31]/([.J51]*0.982))*57.29577951" office:value-type="float" office:value="44.745975017953">
            <text:p>44.745975018</text:p>
          </table:table-cell>
          <table:table-cell table:formula="of:=ATAN([.K31]/([.K51]*0.982))*57.29577951" office:value-type="float" office:value="46.3005622081163">
            <text:p>46.3005622081</text:p>
          </table:table-cell>
          <table:table-cell table:formula="of:=ATAN([.L31]/([.L51]*0.982))*57.29577951" office:value-type="float" office:value="47.9801704291283">
            <text:p>47.9801704291</text:p>
          </table:table-cell>
          <table:table-cell table:formula="of:=ATAN([.M31]/([.M51]*0.982))*57.29577951" office:value-type="float" office:value="49.7346556937649">
            <text:p>49.7346556938</text:p>
          </table:table-cell>
          <table:table-cell/>
        </table:table-row>
        <table:table-row table:style-name="ro4">
          <table:table-cell/>
          <table:table-cell table:style-name="ce15" office:value-type="string">
            <text:p>beta1</text:p>
          </table:table-cell>
          <table:table-cell table:formula="of:=ATAN(TAN([.C55]/57.29577951)-1/[.C51])*57.29577951" office:value-type="float" office:value="-64.6249436189436">
            <text:p>-64.6249436189</text:p>
          </table:table-cell>
          <table:table-cell table:formula="of:=ATAN(TAN([.D55]/57.29577951)-1/[.D51])*57.29577951" office:value-type="float" office:value="-67.7390713949611">
            <text:p>-67.739071395</text:p>
          </table:table-cell>
          <table:table-cell table:formula="of:=ATAN(TAN([.E55]/57.29577951)-1/[.E51])*57.29577951" office:value-type="float" office:value="-68.4997293279741">
            <text:p>-68.499729328</text:p>
          </table:table-cell>
          <table:table-cell/>
          <table:table-cell table:formula="of:=ATAN(TAN([.G55]/57.29577951)-1/[.G51])*57.29577951" office:value-type="float" office:value="-80.8592704976088">
            <text:p>-80.8592704976</text:p>
          </table:table-cell>
          <table:table-cell table:formula="of:=ATAN(TAN([.H55]/57.29577951)-1/[.H51])*57.29577951" office:value-type="float" office:value="-80.9641505199924">
            <text:p>-80.96415052</text:p>
          </table:table-cell>
          <table:table-cell table:formula="of:=ATAN(TAN([.I55]/57.29577951)-1/[.I51])*57.29577951" office:value-type="float" office:value="-81.220375798967">
            <text:p>-81.220375799</text:p>
          </table:table-cell>
          <table:table-cell table:formula="of:=ATAN(TAN([.J55]/57.29577951)-1/[.J51])*57.29577951" office:value-type="float" office:value="-81.2158803164444">
            <text:p>-81.2158803164</text:p>
          </table:table-cell>
          <table:table-cell table:formula="of:=ATAN(TAN([.K55]/57.29577951)-1/[.K51])*57.29577951" office:value-type="float" office:value="-81.1991400065653">
            <text:p>-81.1991400066</text:p>
          </table:table-cell>
          <table:table-cell table:formula="of:=ATAN(TAN([.L55]/57.29577951)-1/[.L51])*57.29577951" office:value-type="float" office:value="-81.2383283895799">
            <text:p>-81.2383283896</text:p>
          </table:table-cell>
          <table:table-cell table:formula="of:=ATAN(TAN([.M55]/57.29577951)-1/[.M51])*57.29577951" office:value-type="float" office:value="-81.1841962130194">
            <text:p>-81.184196213</text:p>
          </table:table-cell>
          <table:table-cell/>
        </table:table-row>
        <table:table-row table:style-name="ro4">
          <table:table-cell/>
          <table:table-cell table:style-name="ce15" office:value-type="string">
            <text:p>beta2</text:p>
          </table:table-cell>
          <table:table-cell table:formula="of:=ATAN(TAN([.C56]/57.29577951) - 1/[.C51] ) * 57.29577951" office:value-type="float" office:value="-51.8929894432295">
            <text:p>-51.8929894432</text:p>
          </table:table-cell>
          <table:table-cell table:formula="of:=ATAN(TAN([.D56]/57.29577951) - 1/[.D51] ) * 57.29577951" office:value-type="float" office:value="-56.7756519102772">
            <text:p>-56.7756519103</text:p>
          </table:table-cell>
          <table:table-cell table:formula="of:=ATAN(TAN([.E56]/57.29577951) - 1/[.E51] ) * 57.29577951" office:value-type="float" office:value="-58.4191334764083">
            <text:p>-58.4191334764</text:p>
          </table:table-cell>
          <table:table-cell/>
          <table:table-cell table:formula="of:=ATAN(TAN([.G56]/57.29577951) - 1/[.G51] ) * 57.29577951" office:value-type="float" office:value="-79.8983308942805">
            <text:p>-79.8983308943</text:p>
          </table:table-cell>
          <table:table-cell table:formula="of:=ATAN(TAN([.H56]/57.29577951) - 1/[.H51] ) * 57.29577951" office:value-type="float" office:value="-79.7257899008517">
            <text:p>-79.7257899009</text:p>
          </table:table-cell>
          <table:table-cell table:formula="of:=ATAN(TAN([.I56]/57.29577951) - 1/[.I51] ) * 57.29577951" office:value-type="float" office:value="-79.7507870284793">
            <text:p>-79.7507870285</text:p>
          </table:table-cell>
          <table:table-cell table:formula="of:=ATAN(TAN([.J56]/57.29577951) - 1/[.J51] ) * 57.29577951" office:value-type="float" office:value="-79.9746150398669">
            <text:p>-79.9746150399</text:p>
          </table:table-cell>
          <table:table-cell table:formula="of:=ATAN(TAN([.K56]/57.29577951) - 1/[.K51] ) * 57.29577951" office:value-type="float" office:value="-80.1129953901589">
            <text:p>-80.1129953902</text:p>
          </table:table-cell>
          <table:table-cell table:formula="of:=ATAN(TAN([.L56]/57.29577951) - 1/[.L51] ) * 57.29577951" office:value-type="float" office:value="-80.1885617097426">
            <text:p>-80.1885617097</text:p>
          </table:table-cell>
          <table:table-cell table:formula="of:=ATAN(TAN([.M56]/57.29577951) - 1/[.M51] ) * 57.29577951" office:value-type="float" office:value="-80.2158490039338">
            <text:p>-80.2158490039</text:p>
          </table:table-cell>
          <table:table-cell/>
        </table:table-row>
        <table:table-row table:style-name="ro4">
          <table:table-cell office:value-type="string">
            <text:p>About 0.75</text:p>
          </table:table-cell>
          <table:table-cell table:style-name="ce17" office:value-type="string">
            <text:p>De Haller R</text:p>
          </table:table-cell>
          <table:table-cell table:style-name="ce28" table:formula="of:= COS([.C56]/57.29577951)/COS([.C55]/57.29577951)" office:value-type="float" office:value="0.768219690397552">
            <text:p>0.7682196904</text:p>
          </table:table-cell>
          <table:table-cell table:style-name="ce28" table:formula="of:= COS([.D56]/57.29577951)/COS([.D55]/57.29577951)" office:value-type="float" office:value="0.737306380652307">
            <text:p>0.7373063807</text:p>
          </table:table-cell>
          <table:table-cell table:style-name="ce28" table:formula="of:= COS([.E56]/57.29577951)/COS([.E55]/57.29577951)" office:value-type="float" office:value="0.738899083663741">
            <text:p>0.7388990837</text:p>
          </table:table-cell>
          <table:table-cell table:style-name="ce28"/>
          <table:table-cell table:style-name="ce28" table:formula="of:= COS([.G56]/57.29577951)/COS([.G55]/57.29577951)" office:value-type="float" office:value="0.856775938595431">
            <text:p>0.8567759386</text:p>
          </table:table-cell>
          <table:table-cell table:style-name="ce28" table:formula="of:= COS([.H56]/57.29577951)/COS([.H55]/57.29577951)" office:value-type="float" office:value="0.791745190082845">
            <text:p>0.7917451901</text:p>
          </table:table-cell>
          <table:table-cell table:style-name="ce28" table:formula="of:= COS([.I56]/57.29577951)/COS([.I55]/57.29577951)" office:value-type="float" office:value="0.727054570394739">
            <text:p>0.7270545704</text:p>
          </table:table-cell>
          <table:table-cell table:style-name="ce28" table:formula="of:= COS([.J56]/57.29577951)/COS([.J55]/57.29577951)" office:value-type="float" office:value="0.721191347380823">
            <text:p>0.7211913474</text:p>
          </table:table-cell>
          <table:table-cell table:style-name="ce28" table:formula="of:= COS([.K56]/57.29577951)/COS([.K55]/57.29577951)" office:value-type="float" office:value="0.726429297469039">
            <text:p>0.7264292975</text:p>
          </table:table-cell>
          <table:table-cell table:style-name="ce28" table:formula="of:= COS([.L56]/57.29577951)/COS([.L55]/57.29577951)" office:value-type="float" office:value="0.721957957868131">
            <text:p>0.7219579579</text:p>
          </table:table-cell>
          <table:table-cell table:style-name="ce28" table:formula="of:= COS([.M56]/57.29577951)/COS([.M55]/57.29577951)" office:value-type="float" office:value="0.732012139723567">
            <text:p>0.7320121397</text:p>
          </table:table-cell>
          <table:table-cell/>
        </table:table-row>
        <table:table-row table:style-name="ro4">
          <table:table-cell/>
          <table:table-cell table:style-name="ce17" office:value-type="string">
            <text:p>De Haller S</text:p>
          </table:table-cell>
          <table:table-cell table:style-name="ce28" table:formula="of:= COS([.D55]/57.29577951)/COS([.C56]/57.29577951)" office:value-type="float" office:value="1.30171097213416">
            <text:p>1.3017109721</text:p>
          </table:table-cell>
          <table:table-cell table:style-name="ce28" table:formula="of:= COS([.E55]/57.29577951)/COS([.D56]/57.29577951)" office:value-type="float" office:value="1.35628827613737">
            <text:p>1.3562882761</text:p>
          </table:table-cell>
          <table:table-cell table:style-name="ce28" table:formula="of:= COS([.G55]/57.29577951)/COS([.E56]/57.29577951)" office:value-type="float" office:value="1.35336478567766">
            <text:p>1.3533647857</text:p>
          </table:table-cell>
          <table:table-cell table:style-name="ce28"/>
          <table:table-cell table:style-name="ce28" table:formula="of:= COS([.H55]/57.29577951)/COS([.G56]/57.29577951)" office:value-type="float" office:value="1.16716629745621">
            <text:p>1.1671662975</text:p>
          </table:table-cell>
          <table:table-cell table:style-name="ce28" table:formula="of:= COS([.I55]/57.29577951)/COS([.H56]/57.29577951)" office:value-type="float" office:value="1.26303261772309">
            <text:p>1.2630326177</text:p>
          </table:table-cell>
          <table:table-cell table:style-name="ce28" table:formula="of:= COS([.J55]/57.29577951)/COS([.I56]/57.29577951)" office:value-type="float" office:value="1.35451696903012">
            <text:p>1.354516969</text:p>
          </table:table-cell>
          <table:table-cell table:style-name="ce28" table:formula="of:= COS([.K55]/57.29577951)/COS([.J56]/57.29577951)" office:value-type="float" office:value="1.33907332576439">
            <text:p>1.3390733258</text:p>
          </table:table-cell>
          <table:table-cell table:style-name="ce28" table:formula="of:= COS([.L55]/57.29577951)/COS([.K56]/57.29577951)" office:value-type="float" office:value="1.34204223507295">
            <text:p>1.3420422351</text:p>
          </table:table-cell>
          <table:table-cell table:style-name="ce28" table:formula="of:= COS([.M55]/57.29577951)/COS([.L56]/57.29577951)" office:value-type="float" office:value="1.31903754848627">
            <text:p>1.3190375485</text:p>
          </table:table-cell>
          <table:table-cell table:style-name="ce28" table:formula="of:= COS([.N55]/57.29577951)/COS([.M56]/57.29577951)" office:value-type="float" office:value="1.54720118594286">
            <text:p>1.5472011859</text:p>
          </table:table-cell>
          <table:table-cell/>
        </table:table-row>
        <table:table-row table:style-name="ro4">
          <table:table-cell/>
          <table:table-cell table:style-name="ce15" office:value-type="string">
            <text:p>Area 1</text:p>
          </table:table-cell>
          <table:table-cell table:formula="of:= 3.1415926536*  (  [.C45]^2-[.C47]^2 )" office:value-type="float" office:value="0.0145644235420896">
            <text:p>0.0145644235</text:p>
          </table:table-cell>
          <table:table-cell table:formula="of:=[.C63]" office:value-type="float" office:value="0.0136058944116869">
            <text:p>0.0136058944</text:p>
          </table:table-cell>
          <table:table-cell table:formula="of:=[.D63]" office:value-type="float" office:value="0.0125080491830508">
            <text:p>0.0125080492</text:p>
          </table:table-cell>
          <table:table-cell table:formula="of:=[.E63]" office:value-type="float" office:value="0.0114987879246829">
            <text:p>0.0114987879</text:p>
          </table:table-cell>
          <table:table-cell table:formula="of:=[.E63]" office:value-type="float" office:value="0.0114987879246829">
            <text:p>0.0114987879</text:p>
          </table:table-cell>
          <table:table-cell table:formula="of:=[.G63]" office:value-type="float" office:value="0.0100947142829542">
            <text:p>0.0100947143</text:p>
          </table:table-cell>
          <table:table-cell table:formula="of:=[.H63]" office:value-type="float" office:value="0.00860741204356832">
            <text:p>0.008607412</text:p>
          </table:table-cell>
          <table:table-cell table:formula="of:=[.I63]" office:value-type="float" office:value="0.00713648709337977">
            <text:p>0.0071364871</text:p>
          </table:table-cell>
          <table:table-cell table:formula="of:=[.J63]" office:value-type="float" office:value="0.00591692924379422">
            <text:p>0.0059169292</text:p>
          </table:table-cell>
          <table:table-cell table:formula="of:=[.K63]" office:value-type="float" office:value="0.00490578224523726">
            <text:p>0.0049057822</text:p>
          </table:table-cell>
          <table:table-cell table:formula="of:=[.L63]" office:value-type="float" office:value="0.00406743066311409">
            <text:p>0.0040674307</text:p>
          </table:table-cell>
          <table:table-cell/>
        </table:table-row>
        <table:table-row table:style-name="ro4">
          <table:table-cell/>
          <table:table-cell table:style-name="ce15" office:value-type="string">
            <text:p>Area 2</text:p>
          </table:table-cell>
          <table:table-cell table:formula="of:=[.C61]*([.C21]/[.C22])" office:value-type="float" office:value="0.0140737411751412">
            <text:p>0.0140737412</text:p>
          </table:table-cell>
          <table:table-cell table:formula="of:=[.D61]*([.D21]/[.D22])" office:value-type="float" office:value="0.013040812452824">
            <text:p>0.0130408125</text:p>
          </table:table-cell>
          <table:table-cell table:formula="of:=[.E61]*([.E21]/[.E22])" office:value-type="float" office:value="0.0119885630897411">
            <text:p>0.0119885631</text:p>
          </table:table-cell>
          <table:table-cell table:formula="of:=([.F61]+[.F63])/2" office:value-type="float" office:value="0.0114987879246829">
            <text:p>0.0114987879</text:p>
          </table:table-cell>
          <table:table-cell table:formula="of:=[.G61]*([.G21]/[.G22])" office:value-type="float" office:value="0.0106258813321822">
            <text:p>0.0106258813</text:p>
          </table:table-cell>
          <table:table-cell table:formula="of:=[.H61]*([.H21]/[.H22])" office:value-type="float" office:value="0.00916292031146141">
            <text:p>0.0091629203</text:p>
          </table:table-cell>
          <table:table-cell table:formula="of:=[.I61]*([.I21]/[.I22])" office:value-type="float" office:value="0.0076791194211523">
            <text:p>0.0076791194</text:p>
          </table:table-cell>
          <table:table-cell table:formula="of:=[.J61]*([.J21]/[.J22])" office:value-type="float" office:value="0.00636683086160894">
            <text:p>0.0063668309</text:p>
          </table:table-cell>
          <table:table-cell table:formula="of:=[.K61]*([.K21]/[.K22])" office:value-type="float" office:value="0.0052787999505096">
            <text:p>0.0052788</text:p>
          </table:table-cell>
          <table:table-cell table:formula="of:=[.L61]*([.L21]/[.L22])" office:value-type="float" office:value="0.00437670318612144">
            <text:p>0.0043767032</text:p>
          </table:table-cell>
          <table:table-cell table:formula="of:=[.M61]*([.M21]/[.M22])" office:value-type="float" office:value="0.003628766189095">
            <text:p>0.0036287662</text:p>
          </table:table-cell>
          <table:table-cell/>
        </table:table-row>
        <table:table-row table:style-name="ro4">
          <table:table-cell/>
          <table:table-cell table:style-name="ce15" office:value-type="string">
            <text:p>Area 3</text:p>
          </table:table-cell>
          <table:table-cell table:formula="of:= ( [.C21]/[.C23] )*[.C61]" office:value-type="float" office:value="0.0136058944116869">
            <text:p>0.0136058944</text:p>
          </table:table-cell>
          <table:table-cell table:formula="of:= ( [.D21]/[.D23] )*[.D61]" office:value-type="float" office:value="0.0125080491830508">
            <text:p>0.0125080492</text:p>
          </table:table-cell>
          <table:table-cell table:formula="of:= ( [.E21]/[.E23] )*[.E61]" office:value-type="float" office:value="0.0114987879246829">
            <text:p>0.0114987879</text:p>
          </table:table-cell>
          <table:table-cell table:formula="of:=[.G61]" office:value-type="float" office:value="0.0114987879246829">
            <text:p>0.0114987879</text:p>
          </table:table-cell>
          <table:table-cell table:formula="of:= ( [.G21]/[.G23] )*[.G61]" office:value-type="float" office:value="0.0100947142829542">
            <text:p>0.0100947143</text:p>
          </table:table-cell>
          <table:table-cell table:formula="of:= ( [.H21]/[.H23] )*[.H61]" office:value-type="float" office:value="0.00860741204356832">
            <text:p>0.008607412</text:p>
          </table:table-cell>
          <table:table-cell table:formula="of:= ( [.I21]/[.I23] )*[.I61]" office:value-type="float" office:value="0.00713648709337977">
            <text:p>0.0071364871</text:p>
          </table:table-cell>
          <table:table-cell table:formula="of:= ( [.J21]/[.J23] )*[.J61]" office:value-type="float" office:value="0.00591692924379422">
            <text:p>0.0059169292</text:p>
          </table:table-cell>
          <table:table-cell table:formula="of:= ( [.K21]/[.K23] )*[.K61]" office:value-type="float" office:value="0.00490578224523726">
            <text:p>0.0049057822</text:p>
          </table:table-cell>
          <table:table-cell table:formula="of:= ( [.L21]/[.L23] )*[.L61]" office:value-type="float" office:value="0.00406743066311409">
            <text:p>0.0040674307</text:p>
          </table:table-cell>
          <table:table-cell table:formula="of:= ( [.M21]/[.M23] )*[.M61]" office:value-type="float" office:value="0.00337234540226533">
            <text:p>0.0033723454</text:p>
          </table:table-cell>
          <table:table-cell/>
        </table:table-row>
        <table:table-row table:style-name="ro4">
          <table:table-cell office:value-type="string">
            <text:p>less thn 0.42</text:p>
          </table:table-cell>
          <table:table-cell table:style-name="ce17" office:value-type="string">
            <text:p>Diffusion R</text:p>
          </table:table-cell>
          <table:table-cell table:style-name="ce28" table:formula="of:=( ( COS([.C58]/57.29577951 ) - COS([.C57]/57.29577951 ) )/COS([.C58]/57.29577951 ) ) + ( TAN([.C58]/57.29577951 ) - TAN([.C57]/57.29577951 ) )*COS([.C57]/57.29577951 )*0.5/[.$K5]" office:value-type="float" office:value="0.350231480682782">
            <text:p>0.3502314807</text:p>
          </table:table-cell>
          <table:table-cell table:style-name="ce28" table:formula="of:=( ( COS([.D58]/57.29577951 ) - COS([.D57]/57.29577951 ) )/COS([.D58]/57.29577951 ) ) + ( TAN([.D58]/57.29577951 ) - TAN([.D57]/57.29577951 ) )*COS([.D57]/57.29577951 )*0.5/[.$K5]" office:value-type="float" office:value="0.351998153519576">
            <text:p>0.3519981535</text:p>
          </table:table-cell>
          <table:table-cell table:style-name="ce28" table:formula="of:=( ( COS([.E58]/57.29577951 ) - COS([.E57]/57.29577951 ) )/COS([.E58]/57.29577951 ) ) + ( TAN([.E58]/57.29577951 ) - TAN([.E57]/57.29577951 ) )*COS([.E57]/57.29577951 )*0.5/[.$K5]" office:value-type="float" office:value="0.341940984982711">
            <text:p>0.341940985</text:p>
          </table:table-cell>
          <table:table-cell table:style-name="ce28"/>
          <table:table-cell table:style-name="ce28" table:formula="of:=( ( COS([.G58]/57.29577951 ) - COS([.G57]/57.29577951 ) )/COS([.G58]/57.29577951 ) ) + ( TAN([.G58]/57.29577951 ) - TAN([.G57]/57.29577951 ) )*COS([.G57]/57.29577951 )*0.5/[.$K5]" office:value-type="float" office:value="0.106227460773195">
            <text:p>0.1062274608</text:p>
          </table:table-cell>
          <table:table-cell table:style-name="ce28" table:formula="of:=( ( COS([.H58]/57.29577951 ) - COS([.H57]/57.29577951 ) )/COS([.H58]/57.29577951 ) ) + ( TAN([.H58]/57.29577951 ) - TAN([.H57]/57.29577951 ) )*COS([.H57]/57.29577951 )*0.5/[.$K5]" office:value-type="float" office:value="0.13460682214599">
            <text:p>0.1346068221</text:p>
          </table:table-cell>
          <table:table-cell table:style-name="ce28" table:formula="of:=( ( COS([.I58]/57.29577951 ) - COS([.I57]/57.29577951 ) )/COS([.I58]/57.29577951 ) ) + ( TAN([.I58]/57.29577951 ) - TAN([.I57]/57.29577951 ) )*COS([.I57]/57.29577951 )*0.5/[.$K5]" office:value-type="float" office:value="0.160183384399652">
            <text:p>0.1601833844</text:p>
          </table:table-cell>
          <table:table-cell table:style-name="ce28" table:formula="of:=( ( COS([.J58]/57.29577951 ) - COS([.J57]/57.29577951 ) )/COS([.J58]/57.29577951 ) ) + ( TAN([.J58]/57.29577951 ) - TAN([.J57]/57.29577951 ) )*COS([.J57]/57.29577951 )*0.5/[.$K5]" office:value-type="float" office:value="0.138325716085476">
            <text:p>0.1383257161</text:p>
          </table:table-cell>
          <table:table-cell table:style-name="ce28" table:formula="of:=( ( COS([.K58]/57.29577951 ) - COS([.K57]/57.29577951 ) )/COS([.K58]/57.29577951 ) ) + ( TAN([.K58]/57.29577951 ) - TAN([.K57]/57.29577951 ) )*COS([.K57]/57.29577951 )*0.5/[.$K5]" office:value-type="float" office:value="0.122735904857735">
            <text:p>0.1227359049</text:p>
          </table:table-cell>
          <table:table-cell table:style-name="ce28" table:formula="of:=( ( COS([.L58]/57.29577951 ) - COS([.L57]/57.29577951 ) )/COS([.L58]/57.29577951 ) ) + ( TAN([.L58]/57.29577951 ) - TAN([.L57]/57.29577951 ) )*COS([.L57]/57.29577951 )*0.5/[.$K5]" office:value-type="float" office:value="0.119547314399498">
            <text:p>0.1195473144</text:p>
          </table:table-cell>
          <table:table-cell table:style-name="ce28" table:formula="of:=( ( COS([.M58]/57.29577951 ) - COS([.M57]/57.29577951 ) )/COS([.M58]/57.29577951 ) ) + ( TAN([.M58]/57.29577951 ) - TAN([.M57]/57.29577951 ) )*COS([.M57]/57.29577951 )*0.5/[.$K5]" office:value-type="float" office:value="0.110576361995121">
            <text:p>0.110576362</text:p>
          </table:table-cell>
          <table:table-cell/>
        </table:table-row>
        <table:table-row table:style-name="ro4">
          <table:table-cell/>
          <table:table-cell table:style-name="ce17" office:value-type="string">
            <text:p>Diffusion S</text:p>
          </table:table-cell>
          <table:table-cell table:style-name="ce28" table:formula="of:=( ( COS([.D55]/57.29577951 ) - COS([.C56]/57.29577951 ) )/COS([.D55]/57.29577951 ) ) + ( TAN([.C56]/57.29577951 ) - TAN([.D55]/57.29577951 ) )*COS([.C56]/57.29577951 )*0.5/[.$L$5]" office:value-type="float" office:value="0.31180359793988">
            <text:p>0.3118035979</text:p>
          </table:table-cell>
          <table:table-cell table:style-name="ce28" table:formula="of:=( ( COS([.E55]/57.29577951 ) - COS([.D56]/57.29577951 ) )/COS([.E55]/57.29577951 ) ) + ( TAN([.D56]/57.29577951 ) - TAN([.E55]/57.29577951 ) )*COS([.D56]/57.29577951 )*0.5/[.$L$5]" office:value-type="float" office:value="0.34713843315468">
            <text:p>0.3471384332</text:p>
          </table:table-cell>
          <table:table-cell table:style-name="ce28" table:formula="of:=( ( COS([.G55]/57.29577951 ) - COS([.E56]/57.29577951 ) )/COS([.G55]/57.29577951 ) ) + ( TAN([.E56]/57.29577951 ) - TAN([.G55]/57.29577951 ) )*COS([.E56]/57.29577951 )*0.5/[.$L$5]" office:value-type="float" office:value="0.345327929535789">
            <text:p>0.3453279295</text:p>
          </table:table-cell>
          <table:table-cell table:style-name="ce28"/>
          <table:table-cell table:style-name="ce28" table:formula="of:=( ( COS([.H55]/57.29577951 ) - COS([.G56]/57.29577951 ) )/COS([.H55]/57.29577951 ) ) + ( TAN([.G56]/57.29577951 ) - TAN([.H55]/57.29577951 ) )*COS([.G56]/57.29577951 )*0.5/[.$L$5]" office:value-type="float" office:value="0.207685167779353">
            <text:p>0.2076851678</text:p>
          </table:table-cell>
          <table:table-cell table:style-name="ce28" table:formula="of:=( ( COS([.I55]/57.29577951 ) - COS([.H56]/57.29577951 ) )/COS([.I55]/57.29577951 ) ) + ( TAN([.H56]/57.29577951 ) - TAN([.I55]/57.29577951 ) )*COS([.H56]/57.29577951 )*0.5/[.$L$5]" office:value-type="float" office:value="0.284611247307516">
            <text:p>0.2846112473</text:p>
          </table:table-cell>
          <table:table-cell table:style-name="ce28" table:formula="of:=( ( COS([.J55]/57.29577951 ) - COS([.I56]/57.29577951 ) )/COS([.J55]/57.29577951 ) ) + ( TAN([.I56]/57.29577951 ) - TAN([.J55]/57.29577951 ) )*COS([.I56]/57.29577951 )*0.5/[.$L$5]" office:value-type="float" office:value="0.331526983290567">
            <text:p>0.3315269833</text:p>
          </table:table-cell>
          <table:table-cell table:style-name="ce28" table:formula="of:=( ( COS([.K55]/57.29577951 ) - COS([.J56]/57.29577951 ) )/COS([.K55]/57.29577951 ) ) + ( TAN([.J56]/57.29577951 ) - TAN([.K55]/57.29577951 ) )*COS([.J56]/57.29577951 )*0.5/[.$L$5]" office:value-type="float" office:value="0.312364349026156">
            <text:p>0.312364349</text:p>
          </table:table-cell>
          <table:table-cell table:style-name="ce28" table:formula="of:=( ( COS([.L55]/57.29577951 ) - COS([.K56]/57.29577951 ) )/COS([.L55]/57.29577951 ) ) + ( TAN([.K56]/57.29577951 ) - TAN([.L55]/57.29577951 ) )*COS([.K56]/57.29577951 )*0.5/[.$L$5]" office:value-type="float" office:value="0.31034724005147">
            <text:p>0.3103472401</text:p>
          </table:table-cell>
          <table:table-cell table:style-name="ce28" table:formula="of:=( ( COS([.M55]/57.29577951 ) - COS([.L56]/57.29577951 ) )/COS([.M55]/57.29577951 ) ) + ( TAN([.L56]/57.29577951 ) - TAN([.M55]/57.29577951 ) )*COS([.L56]/57.29577951 )*0.5/[.$L$5]" office:value-type="float" office:value="0.290245644979574">
            <text:p>0.290245645</text:p>
          </table:table-cell>
          <table:table-cell table:style-name="ce28" table:formula="of:=( ( COS([.N55]/57.29577951 ) - COS([.M56]/57.29577951 ) )/COS([.N55]/57.29577951 ) ) + ( TAN([.M56]/57.29577951 ) - TAN([.N55]/57.29577951 ) )*COS([.M56]/57.29577951 )*0.5/[.$L$5]" office:value-type="float" office:value="0.449054068902115">
            <text:p>0.4490540689</text:p>
          </table:table-cell>
          <table:table-cell/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0.02">
            <text:p>0.0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y value</text:p>
          </table:table-cell>
          <table:table-cell table:formula="of:=[.C47]/[.C46]" office:value-type="float" office:value="0.688524590163935">
            <text:p>0.6885245902</text:p>
          </table:table-cell>
          <table:table-cell table:formula="of:=[.D47]/[.D46]" office:value-type="float" office:value="0.783277960136896">
            <text:p>0.7832779601</text:p>
          </table:table-cell>
          <table:table-cell table:formula="of:=[.E47]/[.E46]" office:value-type="float" office:value="0.815490761993197">
            <text:p>0.815490762</text:p>
          </table:table-cell>
          <table:table-cell/>
          <table:table-cell table:formula="of:=[.G47]/[.G46]" office:value-type="float" office:value="0.79874785716039">
            <text:p>0.7987478572</text:p>
          </table:table-cell>
          <table:table-cell table:formula="of:=[.H47]/[.H46]" office:value-type="float" office:value="0.827420735749985">
            <text:p>0.8274207357</text:p>
          </table:table-cell>
          <table:table-cell table:formula="of:=[.I47]/[.I46]" office:value-type="float" office:value="0.861204984120085">
            <text:p>0.8612049841</text:p>
          </table:table-cell>
          <table:table-cell table:formula="of:=[.J47]/[.J46]" office:value-type="float" office:value="0.890833891696672">
            <text:p>0.8908338917</text:p>
          </table:table-cell>
          <table:table-cell table:formula="of:=[.K47]/[.K46]" office:value-type="float" office:value="0.913084292941141">
            <text:p>0.9130842929</text:p>
          </table:table-cell>
          <table:table-cell table:formula="of:=[.L47]/[.L46]" office:value-type="float" office:value="0.930187393756778">
            <text:p>0.9301873938</text:p>
          </table:table-cell>
          <table:table-cell table:formula="of:=[.M47]/[.M46]" office:value-type="float" office:value="0.943555199806951">
            <text:p>0.9435551998</text:p>
          </table:table-cell>
          <table:table-cell/>
        </table:table-row>
        <table:table-row table:style-name="ro1">
          <table:table-cell/>
          <table:table-cell office:value-type="string">
            <text:p>vu1 rh</text:p>
          </table:table-cell>
          <table:table-cell table:formula="of:=[.C32]-[.C33]/[.C67]" office:value-type="float" office:value="-13.0885293196479">
            <text:p>-13.0885293196</text:p>
          </table:table-cell>
          <table:table-cell table:formula="of:=[.D32]-[.D33]/[.D67]" office:value-type="float" office:value="-8.80172395712259">
            <text:p>-8.8017239571</text:p>
          </table:table-cell>
          <table:table-cell table:formula="of:=[.E32]-[.E33]/[.E67]" office:value-type="float" office:value="-7.16342836961116">
            <text:p>-7.1634283696</text:p>
          </table:table-cell>
          <table:table-cell/>
          <table:table-cell table:formula="of:=[.G32]-[.G33]/[.G67]" office:value-type="float" office:value="-5.26522435526445">
            <text:p>-5.2652243553</text:p>
          </table:table-cell>
          <table:table-cell table:formula="of:=[.H32]-[.H33]/[.H67]" office:value-type="float" office:value="-5.58699157748813">
            <text:p>-5.5869915775</text:p>
          </table:table-cell>
          <table:table-cell table:formula="of:=[.I32]-[.I33]/[.I67]" office:value-type="float" office:value="-5.28392767541592">
            <text:p>-5.2839276754</text:p>
          </table:table-cell>
          <table:table-cell table:formula="of:=[.J32]-[.J33]/[.J67]" office:value-type="float" office:value="8.91232255629758">
            <text:p>8.9123225563</text:p>
          </table:table-cell>
          <table:table-cell table:formula="of:=[.K32]-[.K33]/[.K67]" office:value-type="float" office:value="21.2154565067444">
            <text:p>21.2154565067</text:p>
          </table:table-cell>
          <table:table-cell table:formula="of:=[.L32]-[.L33]/[.L67]" office:value-type="float" office:value="28.2743392763531">
            <text:p>28.2743392764</text:p>
          </table:table-cell>
          <table:table-cell table:formula="of:=[.M32]-[.M33]/[.M67]" office:value-type="float" office:value="40.2889003093941">
            <text:p>40.2889003094</text:p>
          </table:table-cell>
          <table:table-cell/>
        </table:table-row>
        <table:table-row table:style-name="ro1">
          <table:table-cell/>
          <table:table-cell office:value-type="string">
            <text:p>vu2 rh</text:p>
          </table:table-cell>
          <table:table-cell table:formula="of:=[.C32]+[.C33]/[.C67]" office:value-type="float" office:value="70.9536063117753">
            <text:p>70.9536063118</text:p>
          </table:table-cell>
          <table:table-cell table:formula="of:=[.D32]+[.D33]/[.D67]" office:value-type="float" office:value="72.4241999284439">
            <text:p>72.4241999284</text:p>
          </table:table-cell>
          <table:table-cell table:formula="of:=[.E32]+[.E33]/[.E67]" office:value-type="float" office:value="70.485023783739">
            <text:p>70.4850237837</text:p>
          </table:table-cell>
          <table:table-cell/>
          <table:table-cell table:formula="of:=[.G32]+[.G33]/[.G67]" office:value-type="float" office:value="47.0594294941172">
            <text:p>47.0594294941</text:p>
          </table:table-cell>
          <table:table-cell table:formula="of:=[.H32]+[.H33]/[.H67]" office:value-type="float" office:value="59.1599709474451">
            <text:p>59.1599709474</text:p>
          </table:table-cell>
          <table:table-cell table:formula="of:=[.I32]+[.I33]/[.I67]" office:value-type="float" office:value="70.8560927989151">
            <text:p>70.8560927989</text:p>
          </table:table-cell>
          <table:table-cell table:formula="of:=[.J32]+[.J33]/[.J67]" office:value-type="float" office:value="73.4067781000966">
            <text:p>73.4067781001</text:p>
          </table:table-cell>
          <table:table-cell table:formula="of:=[.K32]+[.K33]/[.K67]" office:value-type="float" office:value="78.9106265666887">
            <text:p>78.9106265667</text:p>
          </table:table-cell>
          <table:table-cell table:formula="of:=[.L32]+[.L33]/[.L67]" office:value-type="float" office:value="85.1006294446661">
            <text:p>85.1006294447</text:p>
          </table:table-cell>
          <table:table-cell table:formula="of:=[.M32]+[.M33]/[.M67]" office:value-type="float" office:value="94.3729378937266">
            <text:p>94.3729378937</text:p>
          </table:table-cell>
          <table:table-cell/>
        </table:table-row>
        <table:table-row table:style-name="ro1">
          <table:table-cell/>
          <table:table-cell office:value-type="string">
            <text:p>phi</text:p>
          </table:table-cell>
          <table:table-cell table:formula="of:= [.C11]/( [.$G$3] * [.C47] )" office:value-type="float" office:value="0.688866487090958">
            <text:p>0.6888664871</text:p>
          </table:table-cell>
          <table:table-cell table:formula="of:= [.D11]/( [.$G$3] * [.D47] )" office:value-type="float" office:value="0.522590324504424">
            <text:p>0.5225903245</text:p>
          </table:table-cell>
          <table:table-cell table:formula="of:= [.E11]/( [.$G$3] * [.E47] )" office:value-type="float" office:value="0.483041563494861">
            <text:p>0.4830415635</text:p>
          </table:table-cell>
          <table:table-cell/>
          <table:table-cell table:formula="of:= [.G11]/( [.$G$3] * [.G47] )" office:value-type="float" office:value="0.537184901974475">
            <text:p>0.537184902</text:p>
          </table:table-cell>
          <table:table-cell table:formula="of:= [.H11]/( [.$G$3] * [.H47] )" office:value-type="float" office:value="0.512519235912564">
            <text:p>0.5125192359</text:p>
          </table:table-cell>
          <table:table-cell table:formula="of:= [.I11]/( [.$G$3] * [.I47] )" office:value-type="float" office:value="0.478226219889322">
            <text:p>0.4782262199</text:p>
          </table:table-cell>
          <table:table-cell table:formula="of:= [.J11]/( [.$G$3] * [.J47] )" office:value-type="float" office:value="0.450291988291235">
            <text:p>0.4502919883</text:p>
          </table:table-cell>
          <table:table-cell table:formula="of:= [.K11]/( [.$G$3] * [.K47] )" office:value-type="float" office:value="0.430506143412863">
            <text:p>0.4305061434</text:p>
          </table:table-cell>
          <table:table-cell table:formula="of:= [.L11]/( [.$G$3] * [.L47] )" office:value-type="float" office:value="0.415940895188127">
            <text:p>0.4159408952</text:p>
          </table:table-cell>
          <table:table-cell table:formula="of:= [.M11]/( [.$G$3] * [.M47] )" office:value-type="float" office:value="0.404924316768409">
            <text:p>0.4049243168</text:p>
          </table:table-cell>
          <table:table-cell/>
        </table:table-row>
        <table:table-row table:style-name="ro1">
          <table:table-cell/>
          <table:table-cell office:value-type="string">
            <text:p>psi</text:p>
          </table:table-cell>
          <table:table-cell table:formula="of:=[.$E$5]*([.C26]-[.C24])/([.$G$3]*[.C47])^2" office:value-type="float" office:value="0.818743821329936">
            <text:p>0.8187438213</text:p>
          </table:table-cell>
          <table:table-cell table:formula="of:=[.$E$5]*([.D26]-[.D24])/([.$G$3]*[.D47])^2" office:value-type="float" office:value="0.60030494810318">
            <text:p>0.6003049481</text:p>
          </table:table-cell>
          <table:table-cell table:formula="of:=[.$E$5]*([.E26]-[.E24])/([.$G$3]*[.E47])^2" office:value-type="float" office:value="0.530436258276471">
            <text:p>0.5304362583</text:p>
          </table:table-cell>
          <table:table-cell/>
          <table:table-cell table:formula="of:=[.$E$5]*([.G26]-[.G24])/([.$G$3]*[.G47])^2" office:value-type="float" office:value="1.06002178992852">
            <text:p>1.0600217899</text:p>
          </table:table-cell>
          <table:table-cell table:formula="of:=[.$E$5]*([.H26]-[.H24])/([.$G$3]*[.H47])^2" office:value-type="float" office:value="1.25145200951374">
            <text:p>1.2514520095</text:p>
          </table:table-cell>
          <table:table-cell table:formula="of:=[.$E$5]*([.I26]-[.I24])/([.$G$3]*[.I47])^2" office:value-type="float" office:value="1.37319117512919">
            <text:p>1.3731911751</text:p>
          </table:table-cell>
          <table:table-cell table:formula="of:=[.$E$5]*([.J26]-[.J24])/([.$G$3]*[.J47])^2" office:value-type="float" office:value="1.31197846409319">
            <text:p>1.3119784641</text:p>
          </table:table-cell>
          <table:table-cell table:formula="of:=[.$E$5]*([.K26]-[.K24])/([.$G$3]*[.K47])^2" office:value-type="float" office:value="1.29202720634049">
            <text:p>1.2920272063</text:p>
          </table:table-cell>
          <table:table-cell table:formula="of:=[.$E$5]*([.L26]-[.L24])/([.$G$3]*[.L47])^2" office:value-type="float" office:value="1.29957605204545">
            <text:p>1.299576052</text:p>
          </table:table-cell>
          <table:table-cell table:formula="of:=[.$E$5]*([.M26]-[.M24])/([.$G$3]*[.M47])^2" office:value-type="float" office:value="1.32675858025805">
            <text:p>1.3267585803</text:p>
          </table:table-cell>
          <table:table-cell/>
        </table:table-row>
        <table:table-row table:style-name="ro1">
          <table:table-cell/>
          <table:table-cell office:value-type="string">
            <text:p>R</text:p>
          </table:table-cell>
          <table:table-cell table:formula="of:=1+(1-[.C52])*(1-2/[.C67])" office:value-type="float" office:value="0.0476190476190479">
            <text:p>0.0476190476</text:p>
          </table:table-cell>
          <table:table-cell table:formula="of:=1+(1-[.D52])*(1-2/[.D67])" office:value-type="float" office:value="0.223314007424355">
            <text:p>0.2233140074</text:p>
          </table:table-cell>
          <table:table-cell table:formula="of:=1+(1-[.E52])*(1-2/[.E67])" office:value-type="float" office:value="0.273744539354644">
            <text:p>0.2737445394</text:p>
          </table:table-cell>
          <table:table-cell/>
          <table:table-cell table:formula="of:=1+(1-[.G52])*(1-2/[.G67])" office:value-type="float" office:value="0.398432367826236">
            <text:p>0.3984323678</text:p>
          </table:table-cell>
          <table:table-cell table:formula="of:=1+(1-[.H52])*(1-2/[.H67])" office:value-type="float" office:value="0.433140015188441">
            <text:p>0.4331400152</text:p>
          </table:table-cell>
          <table:table-cell table:formula="of:=1+(1-[.I52])*(1-2/[.I67])" office:value-type="float" office:value="0.471069008248506">
            <text:p>0.4710690082</text:p>
          </table:table-cell>
          <table:table-cell table:formula="of:=1+(1-[.J52])*(1-2/[.J67])" office:value-type="float" office:value="0.501965015636833">
            <text:p>0.5019650156</text:p>
          </table:table-cell>
          <table:table-cell table:formula="of:=1+(1-[.K52])*(1-2/[.K67])" office:value-type="float" office:value="0.523848689343768">
            <text:p>0.5238486893</text:p>
          </table:table-cell>
          <table:table-cell table:formula="of:=1+(1-[.L52])*(1-2/[.L67])" office:value-type="float" office:value="0.539958243500792">
            <text:p>0.5399582435</text:p>
          </table:table-cell>
          <table:table-cell table:formula="of:=1+(1-[.M52])*(1-2/[.M67])" office:value-type="float" office:value="0.552142873926531">
            <text:p>0.5521428739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Wr</text:p>
          </table:table-cell>
          <table:table-cell table:formula="of:=0.5*([.C45]+[.C48]-[.C47]-[.C50])*([.$C$66]/([.C45]-[.C47]))*COS([.C78]/57.29577951)" office:value-type="float" office:value="0.00975987926695831">
            <text:p>0.0097598793</text:p>
          </table:table-cell>
          <table:table-cell table:formula="of:=0.5*([.D45]+[.D48]-[.D47]-[.D50])*([.$C$66]/([.D45]-[.D47]))*COS([.D78]/57.29577951)" office:value-type="float" office:value="0.00850041236843187">
            <text:p>0.0085004124</text:p>
          </table:table-cell>
          <table:table-cell table:formula="of:=0.5*([.E45]+[.E48]-[.E47]-[.E50])*([.$C$66]/([.E45]-[.E47]))*COS([.E78]/57.29577951)" office:value-type="float" office:value="0.00821543370776636">
            <text:p>0.0082154337</text:p>
          </table:table-cell>
          <table:table-cell/>
          <table:table-cell table:formula="of:=0.5*([.G45]+[.G48]-[.G47]-[.G50])*([.$C$66]/([.G45]-[.G47]))*COS([.G78]/57.29577951)" office:value-type="float" office:value="0.0088227823365894">
            <text:p>0.0088227823</text:p>
          </table:table-cell>
          <table:table-cell table:formula="of:=0.5*([.H45]+[.H48]-[.H47]-[.H50])*([.$C$66]/([.H45]-[.H47]))*COS([.H78]/57.29577951)" office:value-type="float" office:value="0.00835072818126658">
            <text:p>0.0083507282</text:p>
          </table:table-cell>
          <table:table-cell table:formula="of:=0.5*([.I45]+[.I48]-[.I47]-[.I50])*([.$C$66]/([.I45]-[.I47]))*COS([.I78]/57.29577951)" office:value-type="float" office:value="0.00786509858305571">
            <text:p>0.0078650986</text:p>
          </table:table-cell>
          <table:table-cell table:formula="of:=0.5*([.J45]+[.J48]-[.J47]-[.J50])*([.$C$66]/([.J45]-[.J47]))*COS([.J78]/57.29577951)" office:value-type="float" office:value="0.00810949401669797">
            <text:p>0.008109494</text:p>
          </table:table-cell>
          <table:table-cell table:formula="of:=0.5*([.K45]+[.K48]-[.K47]-[.K50])*([.$C$66]/([.K45]-[.K47]))*COS([.K78]/57.29577951)" office:value-type="float" office:value="0.00836388037933625">
            <text:p>0.0083638804</text:p>
          </table:table-cell>
          <table:table-cell table:formula="of:=0.5*([.L45]+[.L48]-[.L47]-[.L50])*([.$C$66]/([.L45]-[.L47]))*COS([.L78]/57.29577951)" office:value-type="float" office:value="0.00844033110837648">
            <text:p>0.0084403311</text:p>
          </table:table-cell>
          <table:table-cell table:formula="of:=0.5*([.M45]+[.M48]-[.M47]-[.M50])*([.$C$66]/([.M45]-[.M47]))*COS([.M78]/57.29577951)" office:value-type="float" office:value="0.00882477144885517">
            <text:p>0.0088247714</text:p>
          </table:table-cell>
          <table:table-cell/>
        </table:table-row>
        <table:table-row table:style-name="ro1">
          <table:table-cell table:number-columns-repeated="2"/>
          <table:table-cell table:style-name="ce34" table:number-columns-repeated="11"/>
          <table:table-cell/>
        </table:table-row>
        <table:table-row table:style-name="ro1">
          <table:table-cell/>
          <table:table-cell office:value-type="string">
            <text:p>alpha1 rh</text:p>
          </table:table-cell>
          <table:table-cell table:style-name="ce34" table:formula="of:=ATAN([.C68]/[.C11])*57.29577951" office:value-type="float" office:value="-10.6746086361082">
            <text:p>-10.6746086361</text:p>
          </table:table-cell>
          <table:table-cell table:style-name="ce34" table:formula="of:=ATAN([.D68]/[.D11])*57.29577951" office:value-type="float" office:value="-7.22411809110349">
            <text:p>-7.2241180911</text:p>
          </table:table-cell>
          <table:table-cell table:style-name="ce34" table:formula="of:=ATAN([.E68]/[.E11])*57.29577951" office:value-type="float" office:value="-5.88998705805112">
            <text:p>-5.8899870581</text:p>
          </table:table-cell>
          <table:table-cell table:style-name="ce34"/>
          <table:table-cell table:style-name="ce34" table:formula="of:=ATAN([.G68]/[.G11])*57.29577951" office:value-type="float" office:value="-4.3362433007296">
            <text:p>-4.3362433007</text:p>
          </table:table-cell>
          <table:table-cell table:style-name="ce34" table:formula="of:=ATAN([.H68]/[.H11])*57.29577951" office:value-type="float" office:value="-4.60013405627179">
            <text:p>-4.6001340563</text:p>
          </table:table-cell>
          <table:table-cell table:style-name="ce34" table:formula="of:=ATAN([.I68]/[.I11])*57.29577951" office:value-type="float" office:value="-4.35158759873799">
            <text:p>-4.3515875987</text:p>
          </table:table-cell>
          <table:table-cell table:style-name="ce34" table:formula="of:=ATAN([.J68]/[.J11])*57.29577951" office:value-type="float" office:value="7.31391627014527">
            <text:p>7.3139162701</text:p>
          </table:table-cell>
          <table:table-cell table:style-name="ce34" table:formula="of:=ATAN([.K68]/[.K11])*57.29577951" office:value-type="float" office:value="16.9895921786152">
            <text:p>16.9895921786</text:p>
          </table:table-cell>
          <table:table-cell table:style-name="ce34" table:formula="of:=ATAN([.L68]/[.L11])*57.29577951" office:value-type="float" office:value="22.1556511969789">
            <text:p>22.155651197</text:p>
          </table:table-cell>
          <table:table-cell table:style-name="ce34" table:formula="of:=ATAN([.M68]/[.M11])*57.29577951" office:value-type="float" office:value="30.1229999700044">
            <text:p>30.12299997</text:p>
          </table:table-cell>
          <table:table-cell/>
        </table:table-row>
        <table:table-row table:style-name="ro1">
          <table:table-cell/>
          <table:table-cell office:value-type="string">
            <text:p>alpha2 rh</text:p>
          </table:table-cell>
          <table:table-cell table:style-name="ce34" table:formula="of:=ATAN([.C69]/[.C11])*57.29577951" office:value-type="float" office:value="45.6186225786733">
            <text:p>45.6186225787</text:p>
          </table:table-cell>
          <table:table-cell table:style-name="ce34" table:formula="of:=ATAN([.D69]/[.D11])*57.29577951" office:value-type="float" office:value="46.2060047055798">
            <text:p>46.2060047056</text:p>
          </table:table-cell>
          <table:table-cell table:style-name="ce34" table:formula="of:=ATAN([.E69]/[.E11])*57.29577951" office:value-type="float" office:value="45.4288345135491">
            <text:p>45.4288345135</text:p>
          </table:table-cell>
          <table:table-cell table:style-name="ce34"/>
          <table:table-cell table:style-name="ce34" table:formula="of:=ATAN([.G69]/[.G11])*57.29577951" office:value-type="float" office:value="34.1263256012109">
            <text:p>34.1263256012</text:p>
          </table:table-cell>
          <table:table-cell table:style-name="ce34" table:formula="of:=ATAN([.H69]/[.H11])*57.29577951" office:value-type="float" office:value="40.4305262581446">
            <text:p>40.4305262581</text:p>
          </table:table-cell>
          <table:table-cell table:style-name="ce34" table:formula="of:=ATAN([.I69]/[.I11])*57.29577951" office:value-type="float" office:value="45.5792325211716">
            <text:p>45.5792325212</text:p>
          </table:table-cell>
          <table:table-cell table:style-name="ce34" table:formula="of:=ATAN([.J69]/[.J11])*57.29577951" office:value-type="float" office:value="46.5915943182885">
            <text:p>46.5915943183</text:p>
          </table:table-cell>
          <table:table-cell table:style-name="ce34" table:formula="of:=ATAN([.K69]/[.K11])*57.29577951" office:value-type="float" office:value="48.6536998103325">
            <text:p>48.6536998103</text:p>
          </table:table-cell>
          <table:table-cell table:style-name="ce34" table:formula="of:=ATAN([.L69]/[.L11])*57.29577951" office:value-type="float" office:value="50.7873217802791">
            <text:p>50.7873217803</text:p>
          </table:table-cell>
          <table:table-cell table:style-name="ce34" table:formula="of:=ATAN([.M69]/[.M11])*57.29577951" office:value-type="float" office:value="53.6551001411676">
            <text:p>53.6551001412</text:p>
          </table:table-cell>
          <table:table-cell/>
        </table:table-row>
        <table:table-row table:style-name="ro1">
          <table:table-cell/>
          <table:table-cell office:value-type="string">
            <text:p>beta1 rh</text:p>
          </table:table-cell>
          <table:table-cell table:formula="of:=ATAN(TAN([.C76]/57.29577951)-1/[.C70])*57.29577951" office:value-type="float" office:value="-58.6293725613844">
            <text:p>-58.6293725614</text:p>
          </table:table-cell>
          <table:table-cell table:formula="of:=ATAN(TAN([.D76]/57.29577951)-1/[.D70])*57.29577951" office:value-type="float" office:value="-63.8894377640092">
            <text:p>-63.889437764</text:p>
          </table:table-cell>
          <table:table-cell table:formula="of:=ATAN(TAN([.E76]/57.29577951)-1/[.E70])*57.29577951" office:value-type="float" office:value="-65.2922203378212">
            <text:p>-65.2922203378</text:p>
          </table:table-cell>
          <table:table-cell/>
          <table:table-cell table:formula="of:=ATAN(TAN([.G76]/57.29577951)-1/[.G70])*57.29577951" office:value-type="float" office:value="-62.6990171541596">
            <text:p>-62.6990171542</text:p>
          </table:table-cell>
          <table:table-cell table:formula="of:=ATAN(TAN([.H76]/57.29577951)-1/[.H70])*57.29577951" office:value-type="float" office:value="-63.7926087028027">
            <text:p>-63.7926087028</text:p>
          </table:table-cell>
          <table:table-cell table:formula="of:=ATAN(TAN([.I76]/57.29577951)-1/[.I70])*57.29577951" office:value-type="float" office:value="-65.2297869624713">
            <text:p>-65.2297869625</text:p>
          </table:table-cell>
          <table:table-cell table:formula="of:=ATAN(TAN([.J76]/57.29577951)-1/[.J70])*57.29577951" office:value-type="float" office:value="-64.4562619736672">
            <text:p>-64.4562619737</text:p>
          </table:table-cell>
          <table:table-cell table:formula="of:=ATAN(TAN([.K76]/57.29577951)-1/[.K70])*57.29577951" office:value-type="float" office:value="-63.632000375275">
            <text:p>-63.6320003753</text:p>
          </table:table-cell>
          <table:table-cell table:formula="of:=ATAN(TAN([.L76]/57.29577951)-1/[.L70])*57.29577951" office:value-type="float" office:value="-63.4005065281473">
            <text:p>-63.4005065281</text:p>
          </table:table-cell>
          <table:table-cell table:formula="of:=ATAN(TAN([.M76]/57.29577951)-1/[.M70])*57.29577951" office:value-type="float" office:value="-62.1089020351394">
            <text:p>-62.1089020351</text:p>
          </table:table-cell>
          <table:table-cell/>
        </table:table-row>
        <table:table-row table:style-name="ro1">
          <table:table-cell/>
          <table:table-cell office:value-type="string">
            <text:p>beta2 rh</text:p>
          </table:table-cell>
          <table:table-cell table:formula="of:=ATAN(TAN([.C77]/57.29577951) - 1/[.C70] ) * 57.29577951" office:value-type="float" office:value="-23.2594624311033">
            <text:p>-23.2594624311</text:p>
          </table:table-cell>
          <table:table-cell table:formula="of:=ATAN(TAN([.D77]/57.29577951) - 1/[.D70] ) * 57.29577951" office:value-type="float" office:value="-41.0407331658511">
            <text:p>-41.0407331659</text:p>
          </table:table-cell>
          <table:table-cell table:formula="of:=ATAN(TAN([.E77]/57.29577951) - 1/[.E70] ) * 57.29577951" office:value-type="float" office:value="-46.5367014368689">
            <text:p>-46.5367014369</text:p>
          </table:table-cell>
          <table:table-cell/>
          <table:table-cell table:formula="of:=ATAN(TAN([.G77]/57.29577951) - 1/[.G70] ) * 57.29577951" office:value-type="float" office:value="-49.8118133823967">
            <text:p>-49.8118133824</text:p>
          </table:table-cell>
          <table:table-cell table:formula="of:=ATAN(TAN([.H77]/57.29577951) - 1/[.H70] ) * 57.29577951" office:value-type="float" office:value="-47.704536403979">
            <text:p>-47.704536404</text:p>
          </table:table-cell>
          <table:table-cell table:formula="of:=ATAN(TAN([.I77]/57.29577951) - 1/[.I70] ) * 57.29577951" office:value-type="float" office:value="-46.9537404688621">
            <text:p>-46.9537404689</text:p>
          </table:table-cell>
          <table:table-cell table:formula="of:=ATAN(TAN([.J77]/57.29577951) - 1/[.J70] ) * 57.29577951" office:value-type="float" office:value="-49.3247011321792">
            <text:p>-49.3247011322</text:p>
          </table:table-cell>
          <table:table-cell table:formula="of:=ATAN(TAN([.K77]/57.29577951) - 1/[.K70] ) * 57.29577951" office:value-type="float" office:value="-49.8735118356003">
            <text:p>-49.8735118356</text:p>
          </table:table-cell>
          <table:table-cell table:formula="of:=ATAN(TAN([.L77]/57.29577951) - 1/[.L70] ) * 57.29577951" office:value-type="float" office:value="-49.6870739586736">
            <text:p>-49.6870739587</text:p>
          </table:table-cell>
          <table:table-cell table:formula="of:=ATAN(TAN([.M77]/57.29577951) - 1/[.M70] ) * 57.29577951" office:value-type="float" office:value="-47.9970062052716">
            <text:p>-47.9970062053</text:p>
          </table:table-cell>
          <table:table-cell/>
        </table:table-row>
        <table:table-row table:style-name="ro1">
          <table:table-cell/>
          <table:table-cell office:value-type="string">
            <text:p>De Haller R</text:p>
          </table:table-cell>
          <table:table-cell table:formula="of:= COS([.C77]/57.29577951)/COS([.C76]/57.29577951)" office:value-type="float" office:value="0.711747892914455">
            <text:p>0.7117478929</text:p>
          </table:table-cell>
          <table:table-cell table:formula="of:= COS([.D77]/57.29577951)/COS([.D76]/57.29577951)" office:value-type="float" office:value="0.697605219146749">
            <text:p>0.6976052191</text:p>
          </table:table-cell>
          <table:table-cell table:formula="of:= COS([.E77]/57.29577951)/COS([.E76]/57.29577951)" office:value-type="float" office:value="0.705519233073819">
            <text:p>0.7055192331</text:p>
          </table:table-cell>
          <table:table-cell/>
          <table:table-cell table:formula="of:= COS([.G77]/57.29577951)/COS([.G76]/57.29577951)" office:value-type="float" office:value="0.830179034539943">
            <text:p>0.8301790345</text:p>
          </table:table-cell>
          <table:table-cell table:formula="of:= COS([.H77]/57.29577951)/COS([.H76]/57.29577951)" office:value-type="float" office:value="0.763652853672182">
            <text:p>0.7636528537</text:p>
          </table:table-cell>
          <table:table-cell table:formula="of:= COS([.I77]/57.29577951)/COS([.I76]/57.29577951)" office:value-type="float" office:value="0.701945817940753">
            <text:p>0.7019458179</text:p>
          </table:table-cell>
          <table:table-cell table:formula="of:= COS([.J77]/57.29577951)/COS([.J76]/57.29577951)" office:value-type="float" office:value="0.692831283046143">
            <text:p>0.692831283</text:p>
          </table:table-cell>
          <table:table-cell table:formula="of:= COS([.K77]/57.29577951)/COS([.K76]/57.29577951)" office:value-type="float" office:value="0.690754556110812">
            <text:p>0.6907545561</text:p>
          </table:table-cell>
          <table:table-cell table:formula="of:= COS([.L77]/57.29577951)/COS([.L76]/57.29577951)" office:value-type="float" office:value="0.682602222618781">
            <text:p>0.6826022226</text:p>
          </table:table-cell>
          <table:table-cell table:formula="of:= COS([.M77]/57.29577951)/COS([.M76]/57.29577951)" office:value-type="float" office:value="0.685177803478919">
            <text:p>0.6851778035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y value</text:p>
          </table:table-cell>
          <table:table-cell table:style-name="ce34" table:formula="of:=[.C45]/[.C46]" office:value-type="float" office:value="1.31147540983607">
            <text:p>1.3114754098</text:p>
          </table:table-cell>
          <table:table-cell table:style-name="ce34" table:formula="of:=[.D45]/[.D46]" office:value-type="float" office:value="1.2167220398631">
            <text:p>1.2167220399</text:p>
          </table:table-cell>
          <table:table-cell table:style-name="ce34" table:formula="of:=[.E45]/[.E46]" office:value-type="float" office:value="1.1845092380068">
            <text:p>1.184509238</text:p>
          </table:table-cell>
          <table:table-cell table:style-name="ce34"/>
          <table:table-cell table:style-name="ce34" table:formula="of:=[.G45]/[.G46]" office:value-type="float" office:value="1.20125214283961">
            <text:p>1.2012521428</text:p>
          </table:table-cell>
          <table:table-cell table:style-name="ce34" table:formula="of:=[.H45]/[.H46]" office:value-type="float" office:value="1.17257926425001">
            <text:p>1.1725792643</text:p>
          </table:table-cell>
          <table:table-cell table:style-name="ce34" table:formula="of:=[.I45]/[.I46]" office:value-type="float" office:value="1.13879501587992">
            <text:p>1.1387950159</text:p>
          </table:table-cell>
          <table:table-cell table:style-name="ce34" table:formula="of:=[.J45]/[.J46]" office:value-type="float" office:value="1.10916610830333">
            <text:p>1.1091661083</text:p>
          </table:table-cell>
          <table:table-cell table:style-name="ce34" table:formula="of:=[.K45]/[.K46]" office:value-type="float" office:value="1.08691570705886">
            <text:p>1.0869157071</text:p>
          </table:table-cell>
          <table:table-cell table:style-name="ce34" table:formula="of:=[.L45]/[.L46]" office:value-type="float" office:value="1.06981260624322">
            <text:p>1.0698126062</text:p>
          </table:table-cell>
          <table:table-cell table:style-name="ce34" table:formula="of:=[.M45]/[.M46]" office:value-type="float" office:value="1.05644480019305">
            <text:p>1.0564448002</text:p>
          </table:table-cell>
          <table:table-cell/>
        </table:table-row>
        <table:table-row table:style-name="ro1">
          <table:table-cell/>
          <table:table-cell office:value-type="string">
            <text:p>vu1 st</text:p>
          </table:table-cell>
          <table:table-cell table:formula="of:=[.C32]-[.C33]/[.C82]" office:value-type="float" office:value="6.87147789281514">
            <text:p>6.8714778928</text:p>
          </table:table-cell>
          <table:table-cell table:formula="of:=[.D32]-[.D33]/[.D82]" office:value-type="float" office:value="5.66620490214734">
            <text:p>5.6662049021</text:p>
          </table:table-cell>
          <table:table-cell table:formula="of:=[.E32]-[.E33]/[.E82]" office:value-type="float" office:value="4.93175525540675">
            <text:p>4.9317552554</text:p>
          </table:table-cell>
          <table:table-cell/>
          <table:table-cell table:formula="of:=[.G32]-[.G33]/[.G82]" office:value-type="float" office:value="3.50100243009323">
            <text:p>3.5010024301</text:p>
          </table:table-cell>
          <table:table-cell table:formula="of:=[.H32]-[.H33]/[.H82]" office:value-type="float" office:value="3.94241380742047">
            <text:p>3.9424138074</text:p>
          </table:table-cell>
          <table:table-cell table:formula="of:=[.I32]-[.I33]/[.I82]" office:value-type="float" office:value="3.99592972075151">
            <text:p>3.9959297208</text:p>
          </table:table-cell>
          <table:table-cell table:formula="of:=[.J32]-[.J33]/[.J82]" office:value-type="float" office:value="15.2599819971621">
            <text:p>15.2599819972</text:p>
          </table:table-cell>
          <table:table-cell table:formula="of:=[.K32]-[.K33]/[.K82]" office:value-type="float" office:value="25.8290769255812">
            <text:p>25.8290769256</text:p>
          </table:table-cell>
          <table:table-cell table:formula="of:=[.L32]-[.L33]/[.L82]" office:value-type="float" office:value="31.982644260452">
            <text:p>31.9826442605</text:p>
          </table:table-cell>
          <table:table-cell table:formula="of:=[.M32]-[.M33]/[.M82]" office:value-type="float" office:value="43.1785569147587">
            <text:p>43.1785569148</text:p>
          </table:table-cell>
          <table:table-cell/>
        </table:table-row>
        <table:table-row table:style-name="ro1">
          <table:table-cell/>
          <table:table-cell office:value-type="string">
            <text:p>vu2 st</text:p>
          </table:table-cell>
          <table:table-cell table:style-name="ce34" table:formula="of:=[.C32]+[.C33]/[.C82]" office:value-type="float" office:value="50.9935990993123">
            <text:p>50.9935990993</text:p>
          </table:table-cell>
          <table:table-cell table:style-name="ce34" table:formula="of:=[.D32]+[.D33]/[.D82]" office:value-type="float" office:value="57.956271069174">
            <text:p>57.9562710692</text:p>
          </table:table-cell>
          <table:table-cell table:style-name="ce34" table:formula="of:=[.E32]+[.E33]/[.E82]" office:value-type="float" office:value="58.389840158721">
            <text:p>58.3898401587</text:p>
          </table:table-cell>
          <table:table-cell table:style-name="ce34"/>
          <table:table-cell table:style-name="ce34" table:formula="of:=[.G32]+[.G33]/[.G82]" office:value-type="float" office:value="38.2932027087595">
            <text:p>38.2932027088</text:p>
          </table:table-cell>
          <table:table-cell table:style-name="ce34" table:formula="of:=[.H32]+[.H33]/[.H82]" office:value-type="float" office:value="49.6305655625365">
            <text:p>49.6305655625</text:p>
          </table:table-cell>
          <table:table-cell table:style-name="ce34" table:formula="of:=[.I32]+[.I33]/[.I82]" office:value-type="float" office:value="61.5762354027477">
            <text:p>61.5762354027</text:p>
          </table:table-cell>
          <table:table-cell table:style-name="ce34" table:formula="of:=[.J32]+[.J33]/[.J82]" office:value-type="float" office:value="67.0591186592321">
            <text:p>67.0591186592</text:p>
          </table:table-cell>
          <table:table-cell table:style-name="ce34" table:formula="of:=[.K32]+[.K33]/[.K82]" office:value-type="float" office:value="74.2970061478519">
            <text:p>74.2970061479</text:p>
          </table:table-cell>
          <table:table-cell table:style-name="ce34" table:formula="of:=[.L32]+[.L33]/[.L82]" office:value-type="float" office:value="81.3923244605673">
            <text:p>81.3923244606</text:p>
          </table:table-cell>
          <table:table-cell table:style-name="ce34" table:formula="of:=[.M32]+[.M33]/[.M82]" office:value-type="float" office:value="91.483281288362">
            <text:p>91.4832812884</text:p>
          </table:table-cell>
          <table:table-cell/>
        </table:table-row>
        <table:table-row table:style-name="ro1">
          <table:table-cell/>
          <table:table-cell office:value-type="string">
            <text:p>phi</text:p>
          </table:table-cell>
          <table:table-cell table:formula="of:= [.C11]/( [.$G$3] * [.C45] )" office:value-type="float" office:value="0.361654905722753">
            <text:p>0.3616549057</text:p>
          </table:table-cell>
          <table:table-cell table:formula="of:= [.D11]/( [.$G$3] * [.D45] )" office:value-type="float" office:value="0.336423168114189">
            <text:p>0.3364231681</text:p>
          </table:table-cell>
          <table:table-cell table:formula="of:= [.E11]/( [.$G$3] * [.E45] )" office:value-type="float" office:value="0.332556235147359">
            <text:p>0.3325562351</text:p>
          </table:table-cell>
          <table:table-cell/>
          <table:table-cell table:formula="of:= [.G11]/( [.$G$3] * [.G45] )" office:value-type="float" office:value="0.35719003034346">
            <text:p>0.3571900303</text:p>
          </table:table-cell>
          <table:table-cell table:formula="of:= [.H11]/( [.$G$3] * [.H45] )" office:value-type="float" office:value="0.361654905722753">
            <text:p>0.3616549057</text:p>
          </table:table-cell>
          <table:table-cell table:formula="of:= [.I11]/( [.$G$3] * [.I45] )" office:value-type="float" office:value="0.361654905722753">
            <text:p>0.3616549057</text:p>
          </table:table-cell>
          <table:table-cell table:formula="of:= [.J11]/( [.$G$3] * [.J45] )" office:value-type="float" office:value="0.361654905722753">
            <text:p>0.3616549057</text:p>
          </table:table-cell>
          <table:table-cell table:formula="of:= [.K11]/( [.$G$3] * [.K45] )" office:value-type="float" office:value="0.361654905722753">
            <text:p>0.3616549057</text:p>
          </table:table-cell>
          <table:table-cell table:formula="of:= [.L11]/( [.$G$3] * [.L45] )" office:value-type="float" office:value="0.361654905722753">
            <text:p>0.3616549057</text:p>
          </table:table-cell>
          <table:table-cell table:formula="of:= [.M11]/( [.$G$3] * [.M45] )" office:value-type="float" office:value="0.361654905722753">
            <text:p>0.3616549057</text:p>
          </table:table-cell>
          <table:table-cell/>
        </table:table-row>
        <table:table-row table:style-name="ro1">
          <table:table-cell/>
          <table:table-cell office:value-type="string">
            <text:p>psi</text:p>
          </table:table-cell>
          <table:table-cell table:formula="of:=[.$E$5]*([.C26]-[.C24])/([.$G$3]*[.C45])^2" office:value-type="float" office:value="0.225666265754064">
            <text:p>0.2256662658</text:p>
          </table:table-cell>
          <table:table-cell table:formula="of:=[.$E$5]*([.D26]-[.D24])/([.$G$3]*[.D45])^2" office:value-type="float" office:value="0.248783163643509">
            <text:p>0.2487831636</text:p>
          </table:table-cell>
          <table:table-cell table:formula="of:=[.$E$5]*([.E26]-[.E24])/([.$G$3]*[.E45])^2" office:value-type="float" office:value="0.251416855244514">
            <text:p>0.2514168552</text:p>
          </table:table-cell>
          <table:table-cell/>
          <table:table-cell table:formula="of:=[.$E$5]*([.G26]-[.G24])/([.$G$3]*[.G45])^2" office:value-type="float" office:value="0.468668596346369">
            <text:p>0.4686685963</text:p>
          </table:table-cell>
          <table:table-cell table:formula="of:=[.$E$5]*([.H26]-[.H24])/([.$G$3]*[.H45])^2" office:value-type="float" office:value="0.623135625326722">
            <text:p>0.6231356253</text:p>
          </table:table-cell>
          <table:table-cell table:formula="of:=[.$E$5]*([.I26]-[.I24])/([.$G$3]*[.I45])^2" office:value-type="float" office:value="0.785331391385003">
            <text:p>0.7853313914</text:p>
          </table:table-cell>
          <table:table-cell table:formula="of:=[.$E$5]*([.J26]-[.J24])/([.$G$3]*[.J45])^2" office:value-type="float" office:value="0.846305157182672">
            <text:p>0.8463051572</text:p>
          </table:table-cell>
          <table:table-cell table:formula="of:=[.$E$5]*([.K26]-[.K24])/([.$G$3]*[.K45])^2" office:value-type="float" office:value="0.911804378109289">
            <text:p>0.9118043781</text:p>
          </table:table-cell>
          <table:table-cell table:formula="of:=[.$E$5]*([.L26]-[.L24])/([.$G$3]*[.L45])^2" office:value-type="float" office:value="0.982487823168017">
            <text:p>0.9824878232</text:p>
          </table:table-cell>
          <table:table-cell table:formula="of:=[.$E$5]*([.M26]-[.M24])/([.$G$3]*[.M45])^2" office:value-type="float" office:value="1.05835876252809">
            <text:p>1.0583587625</text:p>
          </table:table-cell>
          <table:table-cell/>
        </table:table-row>
        <table:table-row table:style-name="ro1">
          <table:table-cell/>
          <table:table-cell office:value-type="string">
            <text:p>R</text:p>
          </table:table-cell>
          <table:table-cell table:formula="of:=1+(1-[.C52])*(1-2/[.C82])" office:value-type="float" office:value="0.7375">
            <text:p>0.7375</text:p>
          </table:table-cell>
          <table:table-cell table:formula="of:=1+(1-[.D52])*(1-2/[.D82])" office:value-type="float" office:value="0.678119597379437">
            <text:p>0.6781195974</text:p>
          </table:table-cell>
          <table:table-cell table:formula="of:=1+(1-[.E52])*(1-2/[.E82])" office:value-type="float" office:value="0.655768509089284">
            <text:p>0.6557685091</text:p>
          </table:table-cell>
          <table:table-cell/>
          <table:table-cell table:formula="of:=1+(1-[.G52])*(1-2/[.G82])" office:value-type="float" office:value="0.734028243138947">
            <text:p>0.7340282431</text:p>
          </table:table-cell>
          <table:table-cell table:formula="of:=1+(1-[.H52])*(1-2/[.H82])" office:value-type="float" office:value="0.717743350585615">
            <text:p>0.7177433506</text:p>
          </table:table-cell>
          <table:table-cell table:formula="of:=1+(1-[.I52])*(1-2/[.I82])" office:value-type="float" office:value="0.697503072243548">
            <text:p>0.6975030722</text:p>
          </table:table-cell>
          <table:table-cell table:formula="of:=1+(1-[.J52])*(1-2/[.J82])" office:value-type="float" office:value="0.678737428045159">
            <text:p>0.678737428</text:p>
          </table:table-cell>
          <table:table-cell table:formula="of:=1+(1-[.K52])*(1-2/[.K82])" office:value-type="float" office:value="0.663972362525921">
            <text:p>0.6639723625</text:p>
          </table:table-cell>
          <table:table-cell table:formula="of:=1+(1-[.L52])*(1-2/[.L82])" office:value-type="float" office:value="0.652205484090062">
            <text:p>0.6522054841</text:p>
          </table:table-cell>
          <table:table-cell table:formula="of:=1+(1-[.M52])*(1-2/[.M82])" office:value-type="float" office:value="0.642743208302211">
            <text:p>0.6427432083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Ws</text:p>
          </table:table-cell>
          <table:table-cell table:formula="of:=0.5*([.C48]+[.D45]-[.C50]-[.D47])*([.$C$66]/([.C48]-[.C50]))*COS([.C92]/57.29577951)" office:value-type="float" office:value="0.0189619950215651">
            <text:p>0.018961995</text:p>
          </table:table-cell>
          <table:table-cell table:formula="of:=0.5*([.D48]+[.E45]-[.D50]-[.E47])*([.$C$66]/([.D48]-[.D50]))*COS([.D92]/57.29577951)" office:value-type="float" office:value="0.019188118932574">
            <text:p>0.0191881189</text:p>
          </table:table-cell>
          <table:table-cell table:formula="of:=0.5*([.E48]+[.F45]-[.E50]-[.F47])*([.$C$66]/([.E48]-[.E50]))*COS([.E92]/57.29577951)" office:value-type="float" office:value="0.0195318672443567">
            <text:p>0.0195318672</text:p>
          </table:table-cell>
          <table:table-cell/>
          <table:table-cell table:formula="of:=0.5*([.G48]+[.H45]-[.G50]-[.H47])*([.$C$66]/([.G48]-[.G50]))*COS([.G92]/57.29577951)" office:value-type="float" office:value="0.0192792432364444">
            <text:p>0.0192792432</text:p>
          </table:table-cell>
          <table:table-cell table:formula="of:=0.5*([.H48]+[.I45]-[.H50]-[.I47])*([.$C$66]/([.H48]-[.H50]))*COS([.H92]/57.29577951)" office:value-type="float" office:value="0.0191259437840916">
            <text:p>0.0191259438</text:p>
          </table:table-cell>
          <table:table-cell table:formula="of:=0.5*([.I48]+[.J45]-[.I50]-[.J47])*([.$C$66]/([.I48]-[.I50]))*COS([.I92]/57.29577951)" office:value-type="float" office:value="0.0189838488041763">
            <text:p>0.0189838488</text:p>
          </table:table-cell>
          <table:table-cell table:formula="of:=0.5*([.J48]+[.K45]-[.J50]-[.K47])*([.$C$66]/([.J48]-[.J50]))*COS([.J92]/57.29577951)" office:value-type="float" office:value="0.0189985750249921">
            <text:p>0.018998575</text:p>
          </table:table-cell>
          <table:table-cell table:formula="of:=0.5*([.K48]+[.L45]-[.K50]-[.L47])*([.$C$66]/([.K48]-[.K50]))*COS([.K92]/57.29577951)" office:value-type="float" office:value="0.0190000168556827">
            <text:p>0.0190000169</text:p>
          </table:table-cell>
          <table:table-cell table:formula="of:=0.5*([.L48]+[.M45]-[.L50]-[.M47])*([.$C$66]/([.L48]-[.L50]))*COS([.L92]/57.29577951)" office:value-type="float" office:value="0.0190027776333791">
            <text:p>0.0190027776</text:p>
          </table:table-cell>
          <table:table-cell table:formula="of:=0.5*([.M48]+[.N45]-[.M50]-[.N47])*([.$C$66]/([.M48]-[.M50]))*COS([.M92]/57.29577951)" office:value-type="float" office:value="0.0098599612587112">
            <text:p>0.0098599613</text:p>
          </table:table-cell>
          <table:table-cell/>
        </table:table-row>
        <table:table-row table:style-name="ro1">
          <table:table-cell table:number-columns-repeated="2"/>
          <table:table-cell table:style-name="ce34" table:number-columns-repeated="11"/>
          <table:table-cell/>
        </table:table-row>
        <table:table-row table:style-name="ro1">
          <table:table-cell/>
          <table:table-cell office:value-type="string">
            <text:p>alpha1 st</text:p>
          </table:table-cell>
          <table:table-cell table:formula="of:=ATAN([.C83]/[.C26])*57.29577951" office:value-type="float" office:value="1.26702831658945">
            <text:p>1.2670283166</text:p>
          </table:table-cell>
          <table:table-cell table:formula="of:=ATAN([.D83]/[.D26])*57.29577951" office:value-type="float" office:value="1.01053239029751">
            <text:p>1.0105323903</text:p>
          </table:table-cell>
          <table:table-cell table:formula="of:=ATAN([.E83]/[.E26])*57.29577951" office:value-type="float" office:value="0.850677571709236">
            <text:p>0.8506775717</text:p>
          </table:table-cell>
          <table:table-cell/>
          <table:table-cell table:formula="of:=ATAN([.G83]/[.G26])*57.29577951" office:value-type="float" office:value="0.573468266585434">
            <text:p>0.5734682666</text:p>
          </table:table-cell>
          <table:table-cell table:formula="of:=ATAN([.H83]/[.H26])*57.29577951" office:value-type="float" office:value="0.606140085647661">
            <text:p>0.6061400856</text:p>
          </table:table-cell>
          <table:table-cell table:formula="of:=ATAN([.I83]/[.I26])*57.29577951" office:value-type="float" office:value="0.570265776742711">
            <text:p>0.5702657767</text:p>
          </table:table-cell>
          <table:table-cell table:formula="of:=ATAN([.J83]/[.J26])*57.29577951" office:value-type="float" office:value="2.02062564791971">
            <text:p>2.0206256479</text:p>
          </table:table-cell>
          <table:table-cell table:formula="of:=ATAN([.K83]/[.K26])*57.29577951" office:value-type="float" office:value="3.17258933946505">
            <text:p>3.1725893395</text:p>
          </table:table-cell>
          <table:table-cell table:formula="of:=ATAN([.L83]/[.L26])*57.29577951" office:value-type="float" office:value="3.64510258028098">
            <text:p>3.6451025803</text:p>
          </table:table-cell>
          <table:table-cell table:formula="of:=ATAN([.M83]/[.M26])*57.29577951" office:value-type="float" office:value="4.56422552201304">
            <text:p>4.564225522</text:p>
          </table:table-cell>
          <table:table-cell/>
        </table:table-row>
        <table:table-row table:style-name="ro1">
          <table:table-cell/>
          <table:table-cell office:value-type="string">
            <text:p>alpha2 st</text:p>
          </table:table-cell>
          <table:table-cell table:formula="of:=ATAN([.C84]/[.C26])*57.29577951" office:value-type="float" office:value="9.32110582329725">
            <text:p>9.3211058233</text:p>
          </table:table-cell>
          <table:table-cell table:formula="of:=ATAN([.D84]/[.D26])*57.29577951" office:value-type="float" office:value="10.2271916325565">
            <text:p>10.2271916326</text:p>
          </table:table-cell>
          <table:table-cell table:formula="of:=ATAN([.E84]/[.E26])*57.29577951" office:value-type="float" office:value="9.97051523740272">
            <text:p>9.9705152374</text:p>
          </table:table-cell>
          <table:table-cell/>
          <table:table-cell table:formula="of:=ATAN([.G84]/[.G26])*57.29577951" office:value-type="float" office:value="6.24779857187478">
            <text:p>6.2477985719</text:p>
          </table:table-cell>
          <table:table-cell table:formula="of:=ATAN([.H84]/[.H26])*57.29577951" office:value-type="float" office:value="7.58626305174731">
            <text:p>7.5862630517</text:p>
          </table:table-cell>
          <table:table-cell table:formula="of:=ATAN([.I84]/[.I26])*57.29577951" office:value-type="float" office:value="8.71998188376012">
            <text:p>8.7199818838</text:p>
          </table:table-cell>
          <table:table-cell table:formula="of:=ATAN([.J84]/[.J26])*57.29577951" office:value-type="float" office:value="8.81303874477926">
            <text:p>8.8130387448</text:p>
          </table:table-cell>
          <table:table-cell table:formula="of:=ATAN([.K84]/[.K26])*57.29577951" office:value-type="float" office:value="9.05900068419412">
            <text:p>9.0590006842</text:p>
          </table:table-cell>
          <table:table-cell table:formula="of:=ATAN([.L84]/[.L26])*57.29577951" office:value-type="float" office:value="9.20879950062461">
            <text:p>9.2087995006</text:p>
          </table:table-cell>
          <table:table-cell table:formula="of:=ATAN([.M84]/[.M26])*57.29577951" office:value-type="float" office:value="9.59996949071888">
            <text:p>9.5999694907</text:p>
          </table:table-cell>
          <table:table-cell/>
        </table:table-row>
        <table:table-row table:style-name="ro1">
          <table:table-cell/>
          <table:table-cell office:value-type="string">
            <text:p>beta1 st</text:p>
          </table:table-cell>
          <table:table-cell table:formula="of:=ATAN(TAN([.C91]/57.29577951)-1/[.C85])*57.29577951" office:value-type="float" office:value="-69.9696078366837">
            <text:p>-69.9696078367</text:p>
          </table:table-cell>
          <table:table-cell table:formula="of:=ATAN(TAN([.D91]/57.29577951)-1/[.D85])*57.29577951" office:value-type="float" office:value="-71.3025628624665">
            <text:p>-71.3025628625</text:p>
          </table:table-cell>
          <table:table-cell table:formula="of:=ATAN(TAN([.E91]/57.29577951)-1/[.E85])*57.29577951" office:value-type="float" office:value="-71.5200369674205">
            <text:p>-71.5200369674</text:p>
          </table:table-cell>
          <table:table-cell/>
          <table:table-cell table:formula="of:=ATAN(TAN([.G91]/57.29577951)-1/[.G85])*57.29577951" office:value-type="float" office:value="-70.2786831869945">
            <text:p>-70.278683187</text:p>
          </table:table-cell>
          <table:table-cell table:formula="of:=ATAN(TAN([.H91]/57.29577951)-1/[.H85])*57.29577951" office:value-type="float" office:value="-70.0468771965101">
            <text:p>-70.0468771965</text:p>
          </table:table-cell>
          <table:table-cell table:formula="of:=ATAN(TAN([.I91]/57.29577951)-1/[.I85])*57.29577951" office:value-type="float" office:value="-70.0510544468331">
            <text:p>-70.0510544468</text:p>
          </table:table-cell>
          <table:table-cell table:formula="of:=ATAN(TAN([.J91]/57.29577951)-1/[.J85])*57.29577951" office:value-type="float" office:value="-69.880746135506">
            <text:p>-69.8807461355</text:p>
          </table:table-cell>
          <table:table-cell table:formula="of:=ATAN(TAN([.K91]/57.29577951)-1/[.K85])*57.29577951" office:value-type="float" office:value="-69.7432676611517">
            <text:p>-69.7432676612</text:p>
          </table:table-cell>
          <table:table-cell table:formula="of:=ATAN(TAN([.L91]/57.29577951)-1/[.L85])*57.29577951" office:value-type="float" office:value="-69.6862714254575">
            <text:p>-69.6862714255</text:p>
          </table:table-cell>
          <table:table-cell table:formula="of:=ATAN(TAN([.M91]/57.29577951)-1/[.M85])*57.29577951" office:value-type="float" office:value="-69.5743380656335">
            <text:p>-69.5743380656</text:p>
          </table:table-cell>
          <table:table-cell/>
        </table:table-row>
        <table:table-row table:style-name="ro1">
          <table:table-cell/>
          <table:table-cell office:value-type="string">
            <text:p>beta2 st</text:p>
          </table:table-cell>
          <table:table-cell table:formula="of:=ATAN(TAN([.C92]/57.29577951) - 1/[.C85] ) * 57.29577951" office:value-type="float" office:value="-68.9693706419478">
            <text:p>-68.9693706419</text:p>
          </table:table-cell>
          <table:table-cell table:formula="of:=ATAN(TAN([.D92]/57.29577951) - 1/[.D85] ) * 57.29577951" office:value-type="float" office:value="-70.294378515734">
            <text:p>-70.2943785157</text:p>
          </table:table-cell>
          <table:table-cell table:formula="of:=ATAN(TAN([.E92]/57.29577951) - 1/[.E85] ) * 57.29577951" office:value-type="float" office:value="-70.5465043871839">
            <text:p>-70.5465043872</text:p>
          </table:table-cell>
          <table:table-cell/>
          <table:table-cell table:formula="of:=ATAN(TAN([.G92]/57.29577951) - 1/[.G85] ) * 57.29577951" office:value-type="float" office:value="-69.608575400808">
            <text:p>-69.6085754008</text:p>
          </table:table-cell>
          <table:table-cell table:formula="of:=ATAN(TAN([.H92]/57.29577951) - 1/[.H85] ) * 57.29577951" office:value-type="float" office:value="-69.1954026148136">
            <text:p>-69.1954026148</text:p>
          </table:table-cell>
          <table:table-cell table:formula="of:=ATAN(TAN([.I92]/57.29577951) - 1/[.I85] ) * 57.29577951" office:value-type="float" office:value="-69.048453552762">
            <text:p>-69.0484535528</text:p>
          </table:table-cell>
          <table:table-cell table:formula="of:=ATAN(TAN([.J92]/57.29577951) - 1/[.J85] ) * 57.29577951" office:value-type="float" office:value="-69.0362653696331">
            <text:p>-69.0362653696</text:p>
          </table:table-cell>
          <table:table-cell table:formula="of:=ATAN(TAN([.K92]/57.29577951) - 1/[.K85] ) * 57.29577951" office:value-type="float" office:value="-69.0039552057595">
            <text:p>-69.0039552058</text:p>
          </table:table-cell>
          <table:table-cell table:formula="of:=ATAN(TAN([.L92]/57.29577951) - 1/[.L85] ) * 57.29577951" office:value-type="float" office:value="-68.9842089554309">
            <text:p>-68.9842089554</text:p>
          </table:table-cell>
          <table:table-cell table:formula="of:=ATAN(TAN([.M92]/57.29577951) - 1/[.M85] ) * 57.29577951" office:value-type="float" office:value="-68.9323978026403">
            <text:p>-68.9323978026</text:p>
          </table:table-cell>
          <table:table-cell/>
        </table:table-row>
        <table:table-row table:style-name="ro1">
          <table:table-cell/>
          <table:table-cell office:value-type="string">
            <text:p>De Haller S</text:p>
          </table:table-cell>
          <table:table-cell table:formula="of:= COS([.C92]/57.29577951)/COS([.C91]/57.29577951)" office:value-type="float" office:value="0.987037451193453">
            <text:p>0.9870374512</text:p>
          </table:table-cell>
          <table:table-cell table:formula="of:= COS([.D92]/57.29577951)/COS([.D91]/57.29577951)" office:value-type="float" office:value="0.984264538225193">
            <text:p>0.9842645382</text:p>
          </table:table-cell>
          <table:table-cell table:formula="of:= COS([.E92]/57.29577951)/COS([.E91]/57.29577951)" office:value-type="float" office:value="0.985005546926709">
            <text:p>0.9850055469</text:p>
          </table:table-cell>
          <table:table-cell/>
          <table:table-cell table:formula="of:= COS([.G92]/57.29577951)/COS([.G91]/57.29577951)" office:value-type="float" office:value="0.994110314098219">
            <text:p>0.9941103141</text:p>
          </table:table-cell>
          <table:table-cell table:formula="of:= COS([.H92]/57.29577951)/COS([.H91]/57.29577951)" office:value-type="float" office:value="0.991302692782299">
            <text:p>0.9913026928</text:p>
          </table:table-cell>
          <table:table-cell table:formula="of:= COS([.I92]/57.29577951)/COS([.I91]/57.29577951)" office:value-type="float" office:value="0.988490035285804">
            <text:p>0.9884900353</text:p>
          </table:table-cell>
          <table:table-cell table:formula="of:= COS([.J92]/57.29577951)/COS([.J91]/57.29577951)" office:value-type="float" office:value="0.988808383107192">
            <text:p>0.9888083831</text:p>
          </table:table-cell>
          <table:table-cell table:formula="of:= COS([.K92]/57.29577951)/COS([.K91]/57.29577951)" office:value-type="float" office:value="0.989042578475208">
            <text:p>0.9890425785</text:p>
          </table:table-cell>
          <table:table-cell table:formula="of:= COS([.L92]/57.29577951)/COS([.L91]/57.29577951)" office:value-type="float" office:value="0.989112682461941">
            <text:p>0.9891126825</text:p>
          </table:table-cell>
          <table:table-cell table:formula="of:= COS([.M92]/57.29577951)/COS([.M91]/57.29577951)" office:value-type="float" office:value="0.989132904739556">
            <text:p>0.9891329047</text:p>
          </table:table-cell>
          <table:table-cell/>
        </table:table-row>
        <table:table-row table:style-name="ro4">
          <table:table-cell/>
          <table:table-cell table:style-name="ce18" office:value-type="string">
            <text:p>Energy Euler</text:p>
          </table:table-cell>
          <table:table-cell table:formula="of:=[.C39]+[.D39]+[.E39]+[.G39]+[.H39]+[.I39]+[.J39]+[.K39]+[.L39]+[.M39]" office:value-type="float" office:value="241123.400006558">
            <text:p>241123.40000655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otal PR</text:p>
          </table:table-cell>
          <table:table-cell table:formula="of:=[.M30]/[.C30]" office:value-type="float" office:value="7.048765546875">
            <text:p>7.0487655469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ength</text:p>
          </table:table-cell>
          <table:table-cell table:formula="of:=SUM([.C74:.M74])+SUM([.C74:.M74])/4+SUM([.C89:.M89])+SUM([.C89:.M89])/4" office:value-type="float" office:value="0.333981448991634">
            <text:p>0.333981449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9" table:number-columns-repeated="12"/>
          <table:table-cell/>
        </table:table-row>
        <table:table-row table:style-name="ro1">
          <table:table-cell/>
          <table:table-cell table:style-name="ce19" office:value-type="string">
            <text:p>RadToDegree</text:p>
          </table:table-cell>
          <table:table-cell table:style-name="ce19" office:value-type="string">
            <text:p>PI</text:p>
          </table:table-cell>
          <table:table-cell table:style-name="ce19" table:number-columns-repeated="10"/>
          <table:table-cell/>
        </table:table-row>
        <table:table-row table:style-name="ro1">
          <table:table-cell/>
          <table:table-cell table:style-name="ce19" office:value-type="float" office:value="57.29577951">
            <text:p>57.29577951</text:p>
          </table:table-cell>
          <table:table-cell table:style-name="ce19" office:value-type="float" office:value="3.14159265358979">
            <text:p>3.1415926536</text:p>
          </table:table-cell>
          <table:table-cell table:style-name="ce19" table:number-columns-repeated="10"/>
          <table:table-cell/>
        </table:table-row>
        <table:table-row table:style-name="ro1">
          <table:table-cell/>
          <table:table-cell table:style-name="ce19" table:number-columns-repeated="12"/>
          <table:table-cell/>
        </table:table-row>
        <table:table-row table:style-name="ro1">
          <table:table-cell table:style-name="ce2" office:value-type="string">
            <text:p>Stage</text:p>
          </table:table-cell>
          <table:table-cell table:style-name="ce20" office:value-type="string">
            <text:p>Tip</text:p>
          </table:table-cell>
          <table:table-cell table:style-name="ce20" office:value-type="string">
            <text:p>Hub</text:p>
          </table:table-cell>
          <table:table-cell table:style-name="ce31">
            <draw:frame table:end-cell-address="'Approach 2'.K125" table:end-x="0.2768in" table:end-y="0.0516in" draw:z-index="0" draw:style-name="gr1" draw:text-style-name="P1" svg:width="6.3071in" svg:height="3.5346in" svg:x="0.1929in" svg:y="0.0327in">
              <draw:object draw:notify-on-update-of-ranges="'Approach 2'.B104:'Approach 2'.B104 'Approach 2'.B105:'Approach 2'.B127 'Approach 2'.C104:'Approach 2'.C104 'Approach 2'.C105:'Approach 2'.C12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31" table:number-columns-repeated="7"/>
          <table:table-cell table:style-name="ce19" table:number-columns-repeated="2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5]" office:value-type="float" office:value="0.08">
            <text:p>0.08</text:p>
          </table:table-cell>
          <table:table-cell table:style-name="ce3" table:formula="of:=[.C47]" office:value-type="float" office:value="0.042">
            <text:p>0.04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8]" office:value-type="float" office:value="0.084">
            <text:p>0.084</text:p>
          </table:table-cell>
          <table:table-cell table:style-name="ce3" table:formula="of:=[.C50]" office:value-type="float" office:value="0.0507561725150274">
            <text:p>0.0507561725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5]" office:value-type="float" office:value="0.086">
            <text:p>0.086</text:p>
          </table:table-cell>
          <table:table-cell table:style-name="ce3" table:formula="of:=[.D47]" office:value-type="float" office:value="0.0553634292507368">
            <text:p>0.0553634293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8]" office:value-type="float" office:value="0.087">
            <text:p>0.087</text:p>
          </table:table-cell>
          <table:table-cell table:style-name="ce3" table:formula="of:=[.D50]" office:value-type="float" office:value="0.058463496922532">
            <text:p>0.058463496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5]" office:value-type="float" office:value="0.087">
            <text:p>0.087</text:p>
          </table:table-cell>
          <table:table-cell table:style-name="ce3" table:formula="of:=[.E47]" office:value-type="float" office:value="0.0598962794184647">
            <text:p>0.0598962794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8]" office:value-type="float" office:value="0.086">
            <text:p>0.086</text:p>
          </table:table-cell>
          <table:table-cell table:style-name="ce3" table:formula="of:=[.E50]" office:value-type="float" office:value="0.0598324481147958">
            <text:p>0.0598324481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5]" office:value-type="float" office:value="0.084">
            <text:p>0.084</text:p>
          </table:table-cell>
          <table:table-cell table:style-name="ce3" table:formula="of:=[.F47]" office:value-type="float" office:value="0.0582736829491196">
            <text:p>0.058273682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8]" office:value-type="float" office:value="0.082">
            <text:p>0.082</text:p>
          </table:table-cell>
          <table:table-cell table:style-name="ce3" table:formula="of:=[.F50]" office:value-type="float" office:value="0.0553518032628976">
            <text:p>0.0553518033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5]" office:value-type="float" office:value="0.081">
            <text:p>0.081</text:p>
          </table:table-cell>
          <table:table-cell table:style-name="ce3" table:formula="of:=[.G47]" office:value-type="float" office:value="0.0538592807643633">
            <text:p>0.0538592808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8]" office:value-type="float" office:value="0.08">
            <text:p>0.08</text:p>
          </table:table-cell>
          <table:table-cell table:style-name="ce3" table:formula="of:=[.G50]" office:value-type="float" office:value="0.0549333862287917">
            <text:p>0.054933386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5]" office:value-type="float" office:value="0.08">
            <text:p>0.08</text:p>
          </table:table-cell>
          <table:table-cell table:style-name="ce3" table:formula="of:=[.H47]" office:value-type="float" office:value="0.0564513298828771">
            <text:p>0.056451329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8]" office:value-type="float" office:value="0.08">
            <text:p>0.08</text:p>
          </table:table-cell>
          <table:table-cell table:style-name="ce3" table:formula="of:=[.H50]" office:value-type="float" office:value="0.0590199278088092">
            <text:p>0.0590199278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5]" office:value-type="float" office:value="0.08">
            <text:p>0.08</text:p>
          </table:table-cell>
          <table:table-cell table:style-name="ce3" table:formula="of:=[.I47]" office:value-type="float" office:value="0.0604993855512904">
            <text:p>0.0604993856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8]" office:value-type="float" office:value="0.08">
            <text:p>0.08</text:p>
          </table:table-cell>
          <table:table-cell table:style-name="ce3" table:formula="of:=[.I50]" office:value-type="float" office:value="0.062894040823191">
            <text:p>0.0628940408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5]" office:value-type="float" office:value="0.08">
            <text:p>0.08</text:p>
          </table:table-cell>
          <table:table-cell table:style-name="ce3" table:formula="of:=[.J47]" office:value-type="float" office:value="0.0642525143909682">
            <text:p>0.0642525144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8]" office:value-type="float" office:value="0.08">
            <text:p>0.08</text:p>
          </table:table-cell>
          <table:table-cell table:style-name="ce3" table:formula="of:=[.J50]" office:value-type="float" office:value="0.0661314962260525">
            <text:p>0.066131496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5]" office:value-type="float" office:value="0.08">
            <text:p>0.08</text:p>
          </table:table-cell>
          <table:table-cell table:style-name="ce3" table:formula="of:=[.K47]" office:value-type="float" office:value="0.0672055274948158">
            <text:p>0.0672055275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8]" office:value-type="float" office:value="0.08">
            <text:p>0.08</text:p>
          </table:table-cell>
          <table:table-cell table:style-name="ce3" table:formula="of:=[.K50]" office:value-type="float" office:value="0.0687001149094508">
            <text:p>0.068700114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5]" office:value-type="float" office:value="0.08">
            <text:p>0.08</text:p>
          </table:table-cell>
          <table:table-cell table:style-name="ce3" table:formula="of:=[.L47]" office:value-type="float" office:value="0.0695589031819877">
            <text:p>0.069558903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8]" office:value-type="float" office:value="0.08">
            <text:p>0.08</text:p>
          </table:table-cell>
          <table:table-cell table:style-name="ce3" table:formula="of:=[.L50]" office:value-type="float" office:value="0.0707591132432422">
            <text:p>0.070759113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1" table:formula="of:=[.M45]" office:value-type="float" office:value="0.08">
            <text:p>0.08</text:p>
          </table:table-cell>
          <table:table-cell table:style-name="ce21" table:formula="of:=[.M47]" office:value-type="float" office:value="0.0714513583395578">
            <text:p>0.0714513583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1" table:formula="of:=[.M48]" office:value-type="float" office:value="0.08">
            <text:p>0.08</text:p>
          </table:table-cell>
          <table:table-cell table:style-name="ce3" table:formula="of:=[.M50]" office:value-type="float" office:value="0.0724218740945395">
            <text:p>0.0724218741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/>
          <table:table-cell table:style-name="ce2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/>
          <table:table-cell table:style-name="ce21"/>
          <table:table-cell table:style-name="ce3"/>
          <table:table-cell table:style-name="ce19" table:number-columns-repeated="10"/>
          <table:table-cell/>
        </table:table-row>
        <table:table-row table:style-name="ro1" table:number-rows-repeated="2">
          <table:table-cell/>
          <table:table-cell table:style-name="ce22"/>
          <table:table-cell table:style-name="ce19" table:number-columns-repeated="11"/>
          <table:table-cell/>
        </table:table-row>
        <table:table-row table:style-name="ro1" table:number-rows-repeated="5">
          <table:table-cell/>
          <table:table-cell table:style-name="ce22"/>
          <table:table-cell table:style-name="ce1" table:number-columns-repeated="11"/>
          <table:table-cell/>
        </table:table-row>
        <table:table-row table:style-name="ro1">
          <table:table-cell/>
          <table:table-cell table:style-name="ce22"/>
          <table:table-cell table:style-name="ce1" table:number-columns-repeated="11"/>
          <table:table-cell/>
        </table:table-row>
      </table:table>
      <table:table table:name="Test" table:style-name="ta1" table:print="false">
        <table:table-column table:style-name="co1" table:default-cell-style-name="ce1"/>
        <table:table-column table:style-name="co1" table:default-cell-style-name="ce4"/>
        <table:table-column table:style-name="co1" table:number-columns-repeated="13" table:default-cell-style-name="ce5"/>
        <table:table-column table:style-name="co1" table:number-columns-repeated="7" table:default-cell-style-name="Default"/>
        <table:table-row table:style-name="ro1">
          <table:table-cell/>
          <table:table-cell table:style-name="ce1" table:number-columns-repeated="13"/>
          <table:table-cell table:style-name="Default"/>
          <table:table-cell table:number-columns-repeated="7"/>
        </table:table-row>
        <table:table-row table:style-name="ro2">
          <table:table-cell/>
          <table:table-cell office:value-type="string">
            <text:p>Parameters</text:p>
          </table:table-cell>
          <table:table-cell table:style-name="ce4" table:number-columns-repeated="4"/>
          <table:table-cell table:style-name="ce4" office:value-type="string">
            <text:p>ω low (rad/s)</text:p>
          </table:table-cell>
          <table:table-cell table:style-name="ce4" office:value-type="string">
            <text:p>ω high (rad/s)</text:p>
          </table:table-cell>
          <table:table-cell table:style-name="ce4" office:value-type="string">
            <text:p>Ma<text:span text:style-name="T1">1</text:span></text:p>
          </table:table-cell>
          <table:table-cell table:style-name="ce4" office:value-type="string">
            <text:p>γ</text:p>
          </table:table-cell>
          <table:table-cell table:style-name="ce4" office:value-type="string">
            <text:p>T1 (K)</text:p>
          </table:table-cell>
          <table:table-cell table:style-name="ce4" office:value-type="string">
            <text:p>R<text:span text:style-name="T1">air</text:span> (J/mol K)</text:p>
          </table:table-cell>
          <table:table-cell table:style-name="ce4"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6"/>
          <table:table-cell office:value-type="float" office:value="3800">
            <text:p>3800</text:p>
          </table:table-cell>
          <table:table-cell office:value-type="float" office:value="6800">
            <text:p>6800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table:formula="of:= 300" office:value-type="float" office:value="300">
            <text:p>300</text:p>
          </table:table-cell>
          <table:table-cell office:value-type="float" office:value="287">
            <text:p>287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6">
          <table:table-cell table:number-columns-repeated="2"/>
          <table:table-cell table:style-name="ce4" office:value-type="string">
            <text:p>Mass flow r</text:p>
          </table:table-cell>
          <table:table-cell table:style-name="ce4"/>
          <table:table-cell table:style-name="ce4" office:value-type="string">
            <text:p>Cp</text:p>
          </table:table-cell>
          <table:table-cell table:style-name="ce4"/>
          <table:table-cell table:style-name="ce4" office:value-type="string">
            <text:p>ω extra (rad/s)</text:p>
          </table:table-cell>
          <table:table-cell table:style-name="ce4" office:value-type="string">
            <text:p>efficiency</text:p>
          </table:table-cell>
          <table:table-cell table:style-name="ce4" office:value-type="string">
            <text:p>polytropic n</text:p>
          </table:table-cell>
          <table:table-cell table:style-name="ce4" office:value-type="string">
            <text:p>material rho</text:p>
          </table:table-cell>
          <table:table-cell table:style-name="ce4" table:number-columns-repeated="4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formula="of:= [.C11]*[.C21]*[.C61]" office:value-type="float" office:value="1.47082152110555">
            <text:p>1.4708215211</text:p>
          </table:table-cell>
          <table:table-cell/>
          <table:table-cell office:value-type="float" office:value="1004.5">
            <text:p>1004.5</text:p>
          </table:table-cell>
          <table:table-cell/>
          <table:table-cell table:formula="of:=[.H3]" office:value-type="float" office:value="6800">
            <text:p>6800</text:p>
          </table:table-cell>
          <table:table-cell office:value-type="float" office:value="1">
            <text:p>1</text:p>
          </table:table-cell>
          <table:table-cell table:formula="of:= ( 1 - ( [.$J$3] -1 )/( [.$J$3] * [.H5] ) )^-1" office:value-type="float" office:value="1.4">
            <text:p>1.4</text:p>
          </table:table-cell>
          <table:table-cell office:value-type="float" office:value="4430">
            <text:p>4430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table:number-columns-repeated="13"/>
          <table:table-cell table:style-name="Default"/>
          <table:table-cell table:number-columns-repeated="7"/>
        </table:table-row>
        <table:table-row table:style-name="ro1">
          <table:table-cell/>
          <table:table-cell table:style-name="ce5" office:value-type="string">
            <text:p>Compressor</text:p>
          </table:table-cell>
          <table:table-cell table:style-name="ce4" office:value-type="string">
            <text:p>Stage 1</text:p>
          </table:table-cell>
          <table:table-cell table:style-name="ce4" office:value-type="string">
            <text:p>Stage 2</text:p>
          </table:table-cell>
          <table:table-cell table:style-name="ce4" office:value-type="string">
            <text:p>Stage 3</text:p>
          </table:table-cell>
          <table:table-cell table:style-name="ce4" office:value-type="string">
            <text:p>Transition</text:p>
          </table:table-cell>
          <table:table-cell table:style-name="ce4" office:value-type="string">
            <text:p>Stage 4</text:p>
          </table:table-cell>
          <table:table-cell table:style-name="ce4" office:value-type="string">
            <text:p>Stage 5</text:p>
          </table:table-cell>
          <table:table-cell table:style-name="ce4" office:value-type="string">
            <text:p>Stage 6</text:p>
          </table:table-cell>
          <table:table-cell table:style-name="ce4" office:value-type="string">
            <text:p>Stage 7</text:p>
          </table:table-cell>
          <table:table-cell table:style-name="ce4" office:value-type="string">
            <text:p>Stage 8</text:p>
          </table:table-cell>
          <table:table-cell table:style-name="ce4" office:value-type="string">
            <text:p>Stage 9</text:p>
          </table:table-cell>
          <table:table-cell table:style-name="ce4" office:value-type="string">
            <text:p>Stage 10</text:p>
          </table:table-cell>
          <table:table-cell table:style-name="ce4" office:value-type="string">
            <text:p>Stage 11</text:p>
          </table:table-cell>
          <table:table-cell table:style-name="ce4" office:value-type="string">
            <text:p>Outlet Guid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Low-pressure</text:p>
          </table:table-cell>
          <table:table-cell office:value-type="float" office:value="1.125">
            <text:p>1.125</text:p>
          </table:table-cell>
          <table:table-cell table:number-columns-repeated="2" office:value-type="float" office:value="1.15">
            <text:p>1.15</text:p>
          </table:table-cell>
          <table:table-cell table:style-name="ce4" office:value-type="string">
            <text:p>Zone</text:p>
          </table:table-cell>
          <table:table-cell table:number-columns-repeated="8"/>
          <table:table-cell table:style-name="ce4" office:value-type="string">
            <text:p>Vanes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High-pressure</text:p>
          </table:table-cell>
          <table:table-cell table:style-name="ce23" table:number-columns-repeated="4"/>
          <table:table-cell table:style-name="ce23" office:value-type="float" office:value="1.225">
            <text:p>1.225</text:p>
          </table:table-cell>
          <table:table-cell table:number-columns-repeated="7" table:style-name="ce23" office:value-type="float" office:value="1.25">
            <text:p>1.25</text:p>
          </table:table-cell>
          <table:table-cell table:style-name="ce23"/>
          <table:table-cell table:number-columns-repeated="7"/>
        </table:table-row>
        <table:table-row table:style-name="ro7">
          <table:table-cell/>
          <table:table-cell table:style-name="ce6" office:value-type="string">
            <text:p>Ma <text:span text:style-name="T1">axial 2</text:span></text:p>
          </table:table-cell>
          <table:table-cell table:formula="of:= [.C13]/(287*[.$J$3]*[.C25])^0.5" office:value-type="float" office:value="0.226950743926913">
            <text:p>0.2269507439</text:p>
          </table:table-cell>
          <table:table-cell table:formula="of:= [.D13]/(287*[.$J$3]*[.D25])^0.5" office:value-type="float" office:value="0.235849655544867">
            <text:p>0.2358496555</text:p>
          </table:table-cell>
          <table:table-cell table:formula="of:= [.E13]/(287*[.$J$3]*[.E25])^0.5" office:value-type="float" office:value="0.234717252800057">
            <text:p>0.2347172528</text:p>
          </table:table-cell>
          <table:table-cell/>
          <table:table-cell table:formula="of:= [.G13]/(287*[.$J$3]*[.G25])^0.5" office:value-type="float" office:value="0.222882460808796">
            <text:p>0.2228824608</text:p>
          </table:table-cell>
          <table:table-cell table:formula="of:= [.H13]/(287*[.$J$3]*[.H25])^0.5" office:value-type="float" office:value="0.226153709340187">
            <text:p>0.2261537093</text:p>
          </table:table-cell>
          <table:table-cell table:formula="of:= [.I13]/(287*[.$J$3]*[.I25])^0.5" office:value-type="float" office:value="0.221381862371845">
            <text:p>0.2213818624</text:p>
          </table:table-cell>
          <table:table-cell table:formula="of:= [.J13]/(287*[.$J$3]*[.J25])^0.5" office:value-type="float" office:value="0.217523240568295">
            <text:p>0.2175232406</text:p>
          </table:table-cell>
          <table:table-cell table:formula="of:= [.K13]/(287*[.$J$3]*[.K25])^0.5" office:value-type="float" office:value="0.214396456870931">
            <text:p>0.2143964569</text:p>
          </table:table-cell>
          <table:table-cell table:formula="of:= [.L13]/(287*[.$J$3]*[.L25])^0.5" office:value-type="float" office:value="0.211901668173579">
            <text:p>0.2119016682</text:p>
          </table:table-cell>
          <table:table-cell table:formula="of:= [.M13]/(287*[.$J$3]*[.M25])^0.5" office:value-type="float" office:value="0.209979161214729">
            <text:p>0.2099791612</text:p>
          </table:table-cell>
          <table:table-cell table:formula="of:= [.N13]/(287*[.$J$3]*[.N25])^0.5" office:value-type="float" office:value="0.208576683180275">
            <text:p>0.2085766832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>
            <text:p>axial velocity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[.E11]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/>
          <table:table-cell table:number-columns-repeated="7"/>
        </table:table-row>
        <table:table-row table:style-name="ro6">
          <table:table-cell/>
          <table:table-cell table:style-name="ce6" office:value-type="string">
            <text:p>absolte vel. 1</text:p>
          </table:table-cell>
          <table:table-cell table:style-name="ce24" table:formula="of:=[.C11]/COS([.C55]/57.29577951)" office:value-type="float" office:value="69.4377418987686">
            <text:p>69.4377418988</text:p>
          </table:table-cell>
          <table:table-cell table:style-name="ce24" table:formula="of:=[.D11]/COS([.D55]/57.29577951)" office:value-type="float" office:value="69.4377418987686">
            <text:p>69.4377418988</text:p>
          </table:table-cell>
          <table:table-cell table:style-name="ce24" table:formula="of:=[.E11]/COS([.E55]/57.29577951)" office:value-type="float" office:value="69.4800672784706">
            <text:p>69.4800672785</text:p>
          </table:table-cell>
          <table:table-cell table:style-name="ce24"/>
          <table:table-cell table:style-name="ce24" table:formula="of:=[.G11]/COS([.G55]/57.29577951)" office:value-type="float" office:value="69.4377418987686">
            <text:p>69.4377418988</text:p>
          </table:table-cell>
          <table:table-cell table:style-name="ce24" table:formula="of:=[.H11]/COS([.H55]/57.29577951)" office:value-type="float" office:value="69.4377418987686">
            <text:p>69.4377418988</text:p>
          </table:table-cell>
          <table:table-cell table:style-name="ce24" table:formula="of:=[.I11]/COS([.I55]/57.29577951)" office:value-type="float" office:value="69.4377418987686">
            <text:p>69.4377418988</text:p>
          </table:table-cell>
          <table:table-cell table:style-name="ce24" table:formula="of:=[.J11]/COS([.J55]/57.29577951)" office:value-type="float" office:value="69.4377418987686">
            <text:p>69.4377418988</text:p>
          </table:table-cell>
          <table:table-cell table:style-name="ce24" table:formula="of:=[.K11]/COS([.K55]/57.29577951)" office:value-type="float" office:value="69.4377418987686">
            <text:p>69.4377418988</text:p>
          </table:table-cell>
          <table:table-cell table:style-name="ce24" table:formula="of:=[.L11]/COS([.L55]/57.29577951)" office:value-type="float" office:value="69.4377418987686">
            <text:p>69.4377418988</text:p>
          </table:table-cell>
          <table:table-cell table:style-name="ce24" table:formula="of:=[.M11]/COS([.M55]/57.29577951)" office:value-type="float" office:value="69.4377418987686">
            <text:p>69.4377418988</text:p>
          </table:table-cell>
          <table:table-cell table:style-name="ce24" table:formula="of:=[.N11]/COS([.N55]/57.29577951)" office:value-type="float" office:value="70.5089309933801">
            <text:p>70.5089309934</text:p>
          </table:table-cell>
          <table:table-cell table:style-name="ce24"/>
          <table:table-cell table:number-columns-repeated="7"/>
        </table:table-row>
        <table:table-row table:style-name="ro6">
          <table:table-cell/>
          <table:table-cell table:style-name="ce6" office:value-type="string">
            <text:p>absolte vel. 2</text:p>
          </table:table-cell>
          <table:table-cell table:style-name="ce24" table:formula="of:=[.C11]/COS([.C56]/57.29577951)" office:value-type="float" office:value="79.8785550027349">
            <text:p>79.8785550027</text:p>
          </table:table-cell>
          <table:table-cell table:style-name="ce24" table:formula="of:=[.D11]/COS([.D56]/57.29577951)" office:value-type="float" office:value="84.4358990933222">
            <text:p>84.4358990933</text:p>
          </table:table-cell>
          <table:table-cell table:style-name="ce24" table:formula="of:=[.E11]/COS([.E56]/57.29577951)" office:value-type="float" office:value="85.7124712035739">
            <text:p>85.7124712036</text:p>
          </table:table-cell>
          <table:table-cell table:style-name="ce24"/>
          <table:table-cell table:style-name="ce24" table:formula="of:=[.G11]/COS([.G56]/57.29577951)" office:value-type="float" office:value="83.6415295957975">
            <text:p>83.6415295958</text:p>
          </table:table-cell>
          <table:table-cell table:style-name="ce24" table:formula="of:=[.H11]/COS([.H56]/57.29577951)" office:value-type="float" office:value="87.5030600404849">
            <text:p>87.5030600405</text:p>
          </table:table-cell>
          <table:table-cell table:style-name="ce24" table:formula="of:=[.I11]/COS([.I56]/57.29577951)" office:value-type="float" office:value="88.4136741824522">
            <text:p>88.4136741825</text:p>
          </table:table-cell>
          <table:table-cell table:style-name="ce24" table:formula="of:=[.J11]/COS([.J56]/57.29577951)" office:value-type="float" office:value="89.6698099636812">
            <text:p>89.6698099637</text:p>
          </table:table-cell>
          <table:table-cell table:style-name="ce24" table:formula="of:=[.K11]/COS([.K56]/57.29577951)" office:value-type="float" office:value="91.2276217600244">
            <text:p>91.22762176</text:p>
          </table:table-cell>
          <table:table-cell table:style-name="ce24" table:formula="of:=[.L11]/COS([.L56]/57.29577951)" office:value-type="float" office:value="93.0713400717083">
            <text:p>93.0713400717</text:p>
          </table:table-cell>
          <table:table-cell table:style-name="ce24" table:formula="of:=[.M11]/COS([.M56]/57.29577951)" office:value-type="float" office:value="95.1995776157208">
            <text:p>95.1995776157</text:p>
          </table:table-cell>
          <table:table-cell table:style-name="ce24" table:formula="of:=[.N11]/COS([.N56]/57.29577951)" office:value-type="float" office:value="97.6123490181767">
            <text:p>97.6123490182</text:p>
          </table:table-cell>
          <table:table-cell table:style-name="ce24"/>
          <table:table-cell table:number-columns-repeated="7"/>
        </table:table-row>
        <table:table-row table:style-name="ro6">
          <table:table-cell/>
          <table:table-cell table:style-name="ce7" office:value-type="string">
            <text:p>absolte vel. 3</text:p>
          </table:table-cell>
          <table:table-cell table:style-name="ce24" table:formula="of:=[.C11]/COS([.D55]/57.29577951)" office:value-type="float" office:value="69.4377418987686">
            <text:p>69.4377418988</text:p>
          </table:table-cell>
          <table:table-cell table:style-name="ce24" table:formula="of:=[.D11]/COS([.E55]/57.29577951)" office:value-type="float" office:value="69.4800672784706">
            <text:p>69.4800672785</text:p>
          </table:table-cell>
          <table:table-cell table:style-name="ce24" table:formula="of:=[.E11]/COS([.F55]/57.29577951)" office:value-type="float" office:value="69.4377418987686">
            <text:p>69.4377418988</text:p>
          </table:table-cell>
          <table:table-cell table:style-name="ce24"/>
          <table:table-cell table:style-name="ce24" table:formula="of:=[.G11]/COS([.H55]/57.29577951)" office:value-type="float" office:value="69.4377418987686">
            <text:p>69.4377418988</text:p>
          </table:table-cell>
          <table:table-cell table:style-name="ce24" table:formula="of:=[.H11]/COS([.I55]/57.29577951)" office:value-type="float" office:value="69.4377418987686">
            <text:p>69.4377418988</text:p>
          </table:table-cell>
          <table:table-cell table:style-name="ce24" table:formula="of:=[.I11]/COS([.J55]/57.29577951)" office:value-type="float" office:value="69.4377418987686">
            <text:p>69.4377418988</text:p>
          </table:table-cell>
          <table:table-cell table:style-name="ce24" table:formula="of:=[.J11]/COS([.K55]/57.29577951)" office:value-type="float" office:value="69.4377418987686">
            <text:p>69.4377418988</text:p>
          </table:table-cell>
          <table:table-cell table:style-name="ce24" table:formula="of:=[.K11]/COS([.L55]/57.29577951)" office:value-type="float" office:value="69.4377418987686">
            <text:p>69.4377418988</text:p>
          </table:table-cell>
          <table:table-cell table:style-name="ce24" table:formula="of:=[.L11]/COS([.M55]/57.29577951)" office:value-type="float" office:value="69.4377418987686">
            <text:p>69.4377418988</text:p>
          </table:table-cell>
          <table:table-cell table:style-name="ce24" table:formula="of:=[.M11]/COS([.N55]/57.29577951)" office:value-type="float" office:value="70.5089309933801">
            <text:p>70.5089309934</text:p>
          </table:table-cell>
          <table:table-cell table:style-name="ce24" table:formula="of:=[.N11]/COS([.O55]/57.29577951)" office:value-type="float" office:value="70.5089309933801">
            <text:p>70.5089309934</text:p>
          </table:table-cell>
          <table:table-cell table:style-name="ce24"/>
          <table:table-cell table:number-columns-repeated="7"/>
        </table:table-row>
        <table:table-row table:style-name="ro1">
          <table:table-cell/>
          <table:table-cell table:style-name="ce8" office:value-type="string">
            <text:p>P static 1</text:p>
          </table:table-cell>
          <table:table-cell table:style-name="ce25" office:value-type="float" office:value="103.15">
            <text:p>103.15</text:p>
          </table:table-cell>
          <table:table-cell table:style-name="ce25" table:formula="of:=[.C17]" office:value-type="float" office:value="116.168229474765">
            <text:p>116.1682294748</text:p>
          </table:table-cell>
          <table:table-cell table:style-name="ce25" table:formula="of:=[.D17]" office:value-type="float" office:value="133.735599095553">
            <text:p>133.7355990956</text:p>
          </table:table-cell>
          <table:table-cell table:style-name="ce25" table:formula="of:=[.E17]" office:value-type="float" office:value="153.948294791681">
            <text:p>153.9482947917</text:p>
          </table:table-cell>
          <table:table-cell table:style-name="ce25" table:formula="of:=[.E17]" office:value-type="float" office:value="153.948294791681">
            <text:p>153.9482947917</text:p>
          </table:table-cell>
          <table:table-cell table:style-name="ce25" table:formula="of:=[.G17]" office:value-type="float" office:value="188.858458140493">
            <text:p>188.8584581405</text:p>
          </table:table-cell>
          <table:table-cell table:style-name="ce25" table:formula="of:=[.H17]" office:value-type="float" office:value="236.417142280221">
            <text:p>236.4171422802</text:p>
          </table:table-cell>
          <table:table-cell table:style-name="ce25" table:formula="of:=[.I17]" office:value-type="float" office:value="295.92495034163">
            <text:p>295.9249503416</text:p>
          </table:table-cell>
          <table:table-cell table:style-name="ce25" table:formula="of:=[.J17]" office:value-type="float" office:value="370.379436359476">
            <text:p>370.3794363595</text:p>
          </table:table-cell>
          <table:table-cell table:style-name="ce25" table:formula="of:=[.K17]" office:value-type="float" office:value="463.529317991096">
            <text:p>463.5293179911</text:p>
          </table:table-cell>
          <table:table-cell table:style-name="ce25" table:formula="of:=[.L17]" office:value-type="float" office:value="580.062574149661">
            <text:p>580.0625741497</text:p>
          </table:table-cell>
          <table:table-cell table:style-name="ce25" table:formula="of:=[.M17]" office:value-type="float" office:value="725.841620046181">
            <text:p>725.8416200462</text:p>
          </table:table-cell>
          <table:table-cell table:style-name="ce25"/>
          <table:table-cell table:number-columns-repeated="7"/>
        </table:table-row>
        <table:table-row table:style-name="ro1">
          <table:table-cell/>
          <table:table-cell table:style-name="ce8" office:value-type="string">
            <text:p>P static 2</text:p>
          </table:table-cell>
          <table:table-cell table:style-name="ce25" table:formula="of:= [.C15]*([.C25]/[.C24])^([.$I$5]/([.$I$5]-1))" office:value-type="float" office:value="110.379478969472">
            <text:p>110.3794789695</text:p>
          </table:table-cell>
          <table:table-cell table:style-name="ce25" table:formula="of:= [.D15]*([.D25]/[.D24])^([.$I$5]/([.$I$5]-1))" office:value-type="float" office:value="124.596631649233">
            <text:p>124.5966316492</text:p>
          </table:table-cell>
          <table:table-cell table:style-name="ce25" table:formula="of:= [.E15]*([.E25]/[.E24])^([.$I$5]/([.$I$5]-1))" office:value-type="float" office:value="143.44147351174">
            <text:p>143.4414735117</text:p>
          </table:table-cell>
          <table:table-cell table:style-name="ce25" table:formula="of:=([.F15]+[.F17])/2" office:value-type="float" office:value="153.948294791681">
            <text:p>153.9482947917</text:p>
          </table:table-cell>
          <table:table-cell table:style-name="ce25" table:formula="of:= [.G15]*([.G25]/[.G24])^([.$I$5]/([.$I$5]-1))" office:value-type="float" office:value="173.969781834146">
            <text:p>173.9697818341</text:p>
          </table:table-cell>
          <table:table-cell table:style-name="ce25" table:formula="of:= [.H15]*([.H25]/[.H24])^([.$I$5]/([.$I$5]-1))" office:value-type="float" office:value="216.089626431348">
            <text:p>216.0896264313</text:p>
          </table:table-cell>
          <table:table-cell table:style-name="ce25" table:formula="of:= [.I15]*([.I25]/[.I24])^([.$I$5]/([.$I$5]-1))" office:value-type="float" office:value="270.520498682294">
            <text:p>270.5204986823</text:p>
          </table:table-cell>
          <table:table-cell table:style-name="ce25" table:formula="of:= [.J15]*([.J25]/[.J24])^([.$I$5]/([.$I$5]-1))" office:value-type="float" office:value="338.629732577114">
            <text:p>338.6297325771</text:p>
          </table:table-cell>
          <table:table-cell table:style-name="ce25" table:formula="of:= [.K15]*([.K25]/[.K24])^([.$I$5]/([.$I$5]-1))" office:value-type="float" office:value="423.849131714564">
            <text:p>423.8491317146</text:p>
          </table:table-cell>
          <table:table-cell table:style-name="ce25" table:formula="of:= [.L15]*([.L25]/[.L24])^([.$I$5]/([.$I$5]-1))" office:value-type="float" office:value="530.470561599799">
            <text:p>530.4705615998</text:p>
          </table:table-cell>
          <table:table-cell table:style-name="ce25" table:formula="of:= [.M15]*([.M25]/[.M24])^([.$I$5]/([.$I$5]-1))" office:value-type="float" office:value="663.861329953991">
            <text:p>663.861329954</text:p>
          </table:table-cell>
          <table:table-cell table:style-name="ce25" table:formula="of:= [.N15]*([.N25]/[.N24])^([.$I$5]/([.$I$5]-1))" office:value-type="float" office:value="830.717753772404">
            <text:p>830.7177537724</text:p>
          </table:table-cell>
          <table:table-cell table:style-name="ce25"/>
          <table:table-cell table:number-columns-repeated="7"/>
        </table:table-row>
        <table:table-row table:style-name="ro1">
          <table:table-cell/>
          <table:table-cell table:style-name="ce8" office:value-type="string">
            <text:p>P static 3</text:p>
          </table:table-cell>
          <table:table-cell table:style-name="ce25" table:formula="of:=[.C30]-([.C23]*[.C12]^2*0.0005)" office:value-type="float" office:value="116.168229474765">
            <text:p>116.1682294748</text:p>
          </table:table-cell>
          <table:table-cell table:style-name="ce25" table:formula="of:=[.D30]-([.D23]*[.D12]^2*0.0005)" office:value-type="float" office:value="133.735599095553">
            <text:p>133.7355990956</text:p>
          </table:table-cell>
          <table:table-cell table:style-name="ce25" table:formula="of:=[.E30]-([.E23]*[.E12]^2*0.0005)" office:value-type="float" office:value="153.948294791681">
            <text:p>153.9482947917</text:p>
          </table:table-cell>
          <table:table-cell table:style-name="ce25" table:formula="of:=[.G15]" office:value-type="float" office:value="153.948294791681">
            <text:p>153.9482947917</text:p>
          </table:table-cell>
          <table:table-cell table:style-name="ce25" table:formula="of:=[.G30]-([.G23]*[.G12]^2*0.0005)" office:value-type="float" office:value="188.858458140493">
            <text:p>188.8584581405</text:p>
          </table:table-cell>
          <table:table-cell table:style-name="ce25" table:formula="of:=[.H30]-([.H23]*[.H12]^2*0.0005)" office:value-type="float" office:value="236.417142280221">
            <text:p>236.4171422802</text:p>
          </table:table-cell>
          <table:table-cell table:style-name="ce25" table:formula="of:=[.I30]-([.I23]*[.I12]^2*0.0005)" office:value-type="float" office:value="295.92495034163">
            <text:p>295.9249503416</text:p>
          </table:table-cell>
          <table:table-cell table:style-name="ce25" table:formula="of:=[.J30]-([.J23]*[.J12]^2*0.0005)" office:value-type="float" office:value="370.379436359476">
            <text:p>370.3794363595</text:p>
          </table:table-cell>
          <table:table-cell table:style-name="ce25" table:formula="of:=[.K30]-([.K23]*[.K12]^2*0.0005)" office:value-type="float" office:value="463.529317991096">
            <text:p>463.5293179911</text:p>
          </table:table-cell>
          <table:table-cell table:style-name="ce25" table:formula="of:=[.L30]-([.L23]*[.L12]^2*0.0005)" office:value-type="float" office:value="580.062574149661">
            <text:p>580.0625741497</text:p>
          </table:table-cell>
          <table:table-cell table:style-name="ce25" table:formula="of:=[.M30]-([.M23]*[.M12]^2*0.0005)" office:value-type="float" office:value="725.841620046181">
            <text:p>725.8416200462</text:p>
          </table:table-cell>
          <table:table-cell table:style-name="ce25" table:formula="of:=[.N30]-([.N23]*[.N12]^2*0.0005)" office:value-type="float" office:value="907.774495932308">
            <text:p>907.7744959323</text:p>
          </table:table-cell>
          <table:table-cell table:style-name="ce25"/>
          <table:table-cell table:number-columns-repeated="7"/>
        </table:table-row>
        <table:table-row table:style-name="ro6">
          <table:table-cell/>
          <table:table-cell table:style-name="ce9" office:value-type="string">
            <text:p>T staic 1</text:p>
          </table:table-cell>
          <table:table-cell table:style-name="ce26" office:value-type="float" office:value="300">
            <text:p>300</text:p>
          </table:table-cell>
          <table:table-cell table:style-name="ce26" table:formula="of:=[.D24]-(0.5*[.D12]^2/[.$E$5])" office:value-type="float" office:value="310.267481985863">
            <text:p>310.2674819859</text:p>
          </table:table-cell>
          <table:table-cell table:style-name="ce26" table:formula="of:=[.E24]-(0.5*[.E12]^2/[.$E$5])" office:value-type="float" office:value="322.904847636061">
            <text:p>322.9048476361</text:p>
          </table:table-cell>
          <table:table-cell table:style-name="ce26"/>
          <table:table-cell table:style-name="ce26" table:formula="of:=[.E20]" office:value-type="float" office:value="336.059986069174">
            <text:p>336.0599860692</text:p>
          </table:table-cell>
          <table:table-cell table:style-name="ce26" table:formula="of:=[.H24]-(0.5*[.H12]^2/[.$E$5])" office:value-type="float" office:value="356.121787575786">
            <text:p>356.1217875758</text:p>
          </table:table-cell>
          <table:table-cell table:style-name="ce26" table:formula="of:=[.I24]-(0.5*[.I12]^2/[.$E$5])" office:value-type="float" office:value="379.565839784701">
            <text:p>379.5658397847</text:p>
          </table:table-cell>
          <table:table-cell table:style-name="ce26" table:formula="of:=[.J24]-(0.5*[.J12]^2/[.$E$5])" office:value-type="float" office:value="404.553250482621">
            <text:p>404.5532504826</text:p>
          </table:table-cell>
          <table:table-cell table:style-name="ce26" table:formula="of:=[.K24]-(0.5*[.K12]^2/[.$E$5])" office:value-type="float" office:value="431.18562136384">
            <text:p>431.1856213638</text:p>
          </table:table-cell>
          <table:table-cell table:style-name="ce26" table:formula="of:=[.L24]-(0.5*[.L12]^2/[.$E$5])" office:value-type="float" office:value="459.571242720512">
            <text:p>459.5712427205</text:p>
          </table:table-cell>
          <table:table-cell table:style-name="ce26" table:formula="of:=[.M24]-(0.5*[.M12]^2/[.$E$5])" office:value-type="float" office:value="489.825533763468">
            <text:p>489.8255337635</text:p>
          </table:table-cell>
          <table:table-cell table:style-name="ce26" table:formula="of:=[.N24]-(0.5*[.N12]^2/[.$E$5])" office:value-type="float" office:value="521.996893040134">
            <text:p>521.9968930401</text:p>
          </table:table-cell>
          <table:table-cell table:style-name="ce26"/>
          <table:table-cell table:number-columns-repeated="7"/>
        </table:table-row>
        <table:table-row table:style-name="ro6">
          <table:table-cell/>
          <table:table-cell table:style-name="ce9" office:value-type="string">
            <text:p>T staic 2</text:p>
          </table:table-cell>
          <table:table-cell table:style-name="ce26" table:formula="of:=[.C18]+([.C52] * [.C38] / [.$E$5])" office:value-type="float" office:value="305.133740992932">
            <text:p>305.1337409929</text:p>
          </table:table-cell>
          <table:table-cell table:style-name="ce26" table:formula="of:=[.D18]+([.D52] * [.D38] / [.$E$5])" office:value-type="float" office:value="316.587628163133">
            <text:p>316.5876281631</text:p>
          </table:table-cell>
          <table:table-cell table:style-name="ce26" table:formula="of:=[.E18]+([.E52] * [.E38] / [.$E$5])" office:value-type="float" office:value="329.482416852617">
            <text:p>329.4824168526</text:p>
          </table:table-cell>
          <table:table-cell table:style-name="ce26"/>
          <table:table-cell table:style-name="ce26" table:formula="of:=[.G18]+([.G52] * [.G38] / [.$E$5])" office:value-type="float" office:value="348.095310950537">
            <text:p>348.0953109505</text:p>
          </table:table-cell>
          <table:table-cell table:style-name="ce26" table:formula="of:=[.H18]+([.H52] * [.H38] / [.$E$5])" office:value-type="float" office:value="370.188218901135">
            <text:p>370.1882189011</text:p>
          </table:table-cell>
          <table:table-cell table:style-name="ce26" table:formula="of:=[.I18]+([.I52] * [.I38] / [.$E$5])" office:value-type="float" office:value="394.558286203453">
            <text:p>394.5582862035</text:p>
          </table:table-cell>
          <table:table-cell table:style-name="ce26" table:formula="of:=[.J18]+([.J52] * [.J38] / [.$E$5])" office:value-type="float" office:value="420.532673011352">
            <text:p>420.5326730114</text:p>
          </table:table-cell>
          <table:table-cell table:style-name="ce26" table:formula="of:=[.K18]+([.K52] * [.K38] / [.$E$5])" office:value-type="float" office:value="448.216994177843">
            <text:p>448.2169941778</text:p>
          </table:table-cell>
          <table:table-cell table:style-name="ce26" table:formula="of:=[.L18]+([.L52] * [.L38] / [.$E$5])" office:value-type="float" office:value="477.723817346286">
            <text:p>477.7238173463</text:p>
          </table:table-cell>
          <table:table-cell table:style-name="ce26" table:formula="of:=[.M18]+([.M52] * [.M38] / [.$E$5])" office:value-type="float" office:value="509.173120663414">
            <text:p>509.1731206634</text:p>
          </table:table-cell>
          <table:table-cell table:style-name="ce26" table:formula="of:=[.N18]+([.N52] * [.N38] / [.$E$5])" office:value-type="float" office:value="542.615214367728">
            <text:p>542.6152143677</text:p>
          </table:table-cell>
          <table:table-cell table:style-name="ce26"/>
          <table:table-cell table:number-columns-repeated="7"/>
        </table:table-row>
        <table:table-row table:style-name="ro6">
          <table:table-cell/>
          <table:table-cell table:style-name="ce9" office:value-type="string">
            <text:p>T staic 3</text:p>
          </table:table-cell>
          <table:table-cell table:style-name="ce26" table:formula="of:= [.C18]*( [.C8] )^( ([.$I$5] -1)/[.$I$5])" office:value-type="float" office:value="310.267481985863">
            <text:p>310.2674819859</text:p>
          </table:table-cell>
          <table:table-cell table:style-name="ce26" table:formula="of:= [.D18]*( [.D8] )^( ([.$I$5] -1)/[.$I$5])" office:value-type="float" office:value="322.907774340402">
            <text:p>322.9077743404</text:p>
          </table:table-cell>
          <table:table-cell table:style-name="ce26" table:formula="of:= [.E18]*( [.E8] )^( ([.$I$5] -1)/[.$I$5])" office:value-type="float" office:value="336.059986069174">
            <text:p>336.0599860692</text:p>
          </table:table-cell>
          <table:table-cell table:style-name="ce26"/>
          <table:table-cell table:style-name="ce26" table:formula="of:= [.G18]*( [.G9] )^( ([.$I$5] -1)/[.$I$5])" office:value-type="float" office:value="356.121787575786">
            <text:p>356.1217875758</text:p>
          </table:table-cell>
          <table:table-cell table:style-name="ce26" table:formula="of:= [.H18]*( [.H9] )^( ([.$I$5] -1)/[.$I$5])" office:value-type="float" office:value="379.565839784701">
            <text:p>379.5658397847</text:p>
          </table:table-cell>
          <table:table-cell table:style-name="ce26" table:formula="of:= [.I18]*( [.I9] )^( ([.$I$5] -1)/[.$I$5])" office:value-type="float" office:value="404.553250482621">
            <text:p>404.5532504826</text:p>
          </table:table-cell>
          <table:table-cell table:style-name="ce26" table:formula="of:= [.J18]*( [.J9] )^( ([.$I$5] -1)/[.$I$5])" office:value-type="float" office:value="431.18562136384">
            <text:p>431.1856213638</text:p>
          </table:table-cell>
          <table:table-cell table:style-name="ce26" table:formula="of:= [.K18]*( [.K9] )^( ([.$I$5] -1)/[.$I$5])" office:value-type="float" office:value="459.571242720512">
            <text:p>459.5712427205</text:p>
          </table:table-cell>
          <table:table-cell table:style-name="ce26" table:formula="of:= [.L18]*( [.L9] )^( ([.$I$5] -1)/[.$I$5])" office:value-type="float" office:value="489.825533763468">
            <text:p>489.8255337635</text:p>
          </table:table-cell>
          <table:table-cell table:style-name="ce26" table:formula="of:= [.M18]*( [.M9] )^( ([.$I$5] -1)/[.$I$5])" office:value-type="float" office:value="522.071511930044">
            <text:p>522.07151193</text:p>
          </table:table-cell>
          <table:table-cell table:style-name="ce26" table:formula="of:= [.N18]*( [.N9] )^( ([.$I$5] -1)/[.$I$5])" office:value-type="float" office:value="556.360761919457">
            <text:p>556.3607619195</text:p>
          </table:table-cell>
          <table:table-cell table:style-name="ce26"/>
          <table:table-cell table:number-columns-repeated="7"/>
        </table:table-row>
        <table:table-row table:style-name="ro1">
          <table:table-cell/>
          <table:table-cell table:style-name="ce8" office:value-type="string">
            <text:p>rho1</text:p>
          </table:table-cell>
          <table:table-cell table:style-name="ce27" office:value-type="float" office:value="1.204">
            <text:p>1.204</text:p>
          </table:table-cell>
          <table:table-cell table:style-name="ce27" table:formula="of:=[.C23]" office:value-type="float" office:value="1.30967640372482">
            <text:p>1.3096764037</text:p>
          </table:table-cell>
          <table:table-cell table:style-name="ce27" table:formula="of:=[.D23]" office:value-type="float" office:value="1.44717017406766">
            <text:p>1.4471701741</text:p>
          </table:table-cell>
          <table:table-cell table:style-name="ce27"/>
          <table:table-cell table:style-name="ce27" table:formula="of:=[.E23]" office:value-type="float" office:value="1.59909845420951">
            <text:p>1.5990984542</text:p>
          </table:table-cell>
          <table:table-cell table:style-name="ce27" table:formula="of:=[.G23]" office:value-type="float" office:value="1.8485429793028">
            <text:p>1.8485429793</text:p>
          </table:table-cell>
          <table:table-cell table:style-name="ce27" table:formula="of:=[.H23]" office:value-type="float" office:value="2.16795862930325">
            <text:p>2.1679586293</text:p>
          </table:table-cell>
          <table:table-cell table:style-name="ce27" table:formula="of:=[.I23]" office:value-type="float" office:value="2.54256713043432">
            <text:p>2.5425671304</text:p>
          </table:table-cell>
          <table:table-cell table:style-name="ce27" table:formula="of:=[.J23]" office:value-type="float" office:value="2.98190543185903">
            <text:p>2.9819054319</text:p>
          </table:table-cell>
          <table:table-cell table:style-name="ce27" table:formula="of:=[.K23]" office:value-type="float" office:value="3.49715840266978">
            <text:p>3.4971584027</text:p>
          </table:table-cell>
          <table:table-cell table:style-name="ce27" table:formula="of:=[.L23]" office:value-type="float" office:value="4.10144358124032">
            <text:p>4.1014435812</text:p>
          </table:table-cell>
          <table:table-cell table:style-name="ce27" table:formula="of:=[.M23]" office:value-type="float" office:value="4.81014512732834">
            <text:p>4.8101451273</text:p>
          </table:table-cell>
          <table:table-cell table:style-name="ce27"/>
          <table:table-cell table:number-columns-repeated="7"/>
        </table:table-row>
        <table:table-row table:style-name="ro1">
          <table:table-cell/>
          <table:table-cell table:style-name="ce8" office:value-type="string">
            <text:p>rho2</text:p>
          </table:table-cell>
          <table:table-cell table:style-name="ce27" table:formula="of:= [.C21]*([.C18]/[.C19])^(1/(1-[.$I$5]))" office:value-type="float" office:value="1.25617149475404">
            <text:p>1.2561714948</text:p>
          </table:table-cell>
          <table:table-cell table:style-name="ce27" table:formula="of:= [.D21]*([.D18]/[.D19])^(1/(1-[.$I$5]))" office:value-type="float" office:value="1.377394035682">
            <text:p>1.3773940357</text:p>
          </table:table-cell>
          <table:table-cell table:style-name="ce27" table:formula="of:= [.E21]*([.E18]/[.E19])^(1/(1-[.$I$5]))" office:value-type="float" office:value="1.52199700682438">
            <text:p>1.5219970068</text:p>
          </table:table-cell>
          <table:table-cell table:style-name="ce27"/>
          <table:table-cell table:style-name="ce27" table:formula="of:= [.G21]*([.G18]/[.G19])^(1/(1-[.$I$5]))" office:value-type="float" office:value="1.74613824101545">
            <text:p>1.746138241</text:p>
          </table:table-cell>
          <table:table-cell table:style-name="ce27" table:formula="of:= [.H21]*([.H18]/[.H19])^(1/(1-[.$I$5]))" office:value-type="float" office:value="2.03652466479287">
            <text:p>2.0365246648</text:p>
          </table:table-cell>
          <table:table-cell table:style-name="ce27" table:formula="of:= [.I21]*([.I18]/[.I19])^(1/(1-[.$I$5]))" office:value-type="float" office:value="2.38842227108607">
            <text:p>2.3884222711</text:p>
          </table:table-cell>
          <table:table-cell table:style-name="ce27" table:formula="of:= [.J21]*([.J18]/[.J19])^(1/(1-[.$I$5]))" office:value-type="float" office:value="2.80112538956171">
            <text:p>2.8011253896</text:p>
          </table:table-cell>
          <table:table-cell table:style-name="ce27" table:formula="of:= [.K21]*([.K18]/[.K19])^(1/(1-[.$I$5]))" office:value-type="float" office:value="3.28514079902601">
            <text:p>3.285140799</text:p>
          </table:table-cell>
          <table:table-cell table:style-name="ce27" table:formula="of:= [.L21]*([.L18]/[.L19])^(1/(1-[.$I$5]))" office:value-type="float" office:value="3.8527907781786">
            <text:p>3.8527907782</text:p>
          </table:table-cell>
          <table:table-cell table:style-name="ce27" table:formula="of:= [.M21]*([.M18]/[.M19])^(1/(1-[.$I$5]))" office:value-type="float" office:value="4.518526811642">
            <text:p>4.5185268116</text:p>
          </table:table-cell>
          <table:table-cell table:style-name="ce27" table:formula="of:= [.N21]*([.N18]/[.N19])^(1/(1-[.$I$5]))" office:value-type="float" office:value="5.2992975022588">
            <text:p>5.2992975023</text:p>
          </table:table-cell>
          <table:table-cell table:style-name="ce27"/>
          <table:table-cell table:number-columns-repeated="7"/>
        </table:table-row>
        <table:table-row table:style-name="ro1">
          <table:table-cell/>
          <table:table-cell table:style-name="ce8" office:value-type="string">
            <text:p>rho3</text:p>
          </table:table-cell>
          <table:table-cell table:style-name="ce27" table:formula="of:= [.C21]*([.C18]/[.C20])^(1/(1-[.$I$5]))" office:value-type="float" office:value="1.30967640372482">
            <text:p>1.3096764037</text:p>
          </table:table-cell>
          <table:table-cell table:style-name="ce27" table:formula="of:= [.D21]*([.D18]/[.D20])^(1/(1-[.$I$5]))" office:value-type="float" office:value="1.44717017406766">
            <text:p>1.4471701741</text:p>
          </table:table-cell>
          <table:table-cell table:style-name="ce27" table:formula="of:= [.E21]*([.E18]/[.E20])^(1/(1-[.$I$5]))" office:value-type="float" office:value="1.59909845420951">
            <text:p>1.5990984542</text:p>
          </table:table-cell>
          <table:table-cell table:style-name="ce27"/>
          <table:table-cell table:style-name="ce27" table:formula="of:= [.G21]*([.G18]/[.G20])^(1/(1-[.$I$5]))" office:value-type="float" office:value="1.8485429793028">
            <text:p>1.8485429793</text:p>
          </table:table-cell>
          <table:table-cell table:style-name="ce27" table:formula="of:= [.H21]*([.H18]/[.H20])^(1/(1-[.$I$5]))" office:value-type="float" office:value="2.16795862930325">
            <text:p>2.1679586293</text:p>
          </table:table-cell>
          <table:table-cell table:style-name="ce27" table:formula="of:= [.I21]*([.I18]/[.I20])^(1/(1-[.$I$5]))" office:value-type="float" office:value="2.54256713043432">
            <text:p>2.5425671304</text:p>
          </table:table-cell>
          <table:table-cell table:style-name="ce27" table:formula="of:= [.J21]*([.J18]/[.J20])^(1/(1-[.$I$5]))" office:value-type="float" office:value="2.98190543185903">
            <text:p>2.9819054319</text:p>
          </table:table-cell>
          <table:table-cell table:style-name="ce27" table:formula="of:= [.K21]*([.K18]/[.K20])^(1/(1-[.$I$5]))" office:value-type="float" office:value="3.49715840266978">
            <text:p>3.4971584027</text:p>
          </table:table-cell>
          <table:table-cell table:style-name="ce27" table:formula="of:= [.L21]*([.L18]/[.L20])^(1/(1-[.$I$5]))" office:value-type="float" office:value="4.10144358124032">
            <text:p>4.1014435812</text:p>
          </table:table-cell>
          <table:table-cell table:style-name="ce27" table:formula="of:= [.M21]*([.M18]/[.M20])^(1/(1-[.$I$5]))" office:value-type="float" office:value="4.81014512732834">
            <text:p>4.8101451273</text:p>
          </table:table-cell>
          <table:table-cell table:style-name="ce27" table:formula="of:= [.N21]*([.N18]/[.N20])^(1/(1-[.$I$5]))" office:value-type="float" office:value="5.64130547882937">
            <text:p>5.6413054788</text:p>
          </table:table-cell>
          <table:table-cell table:style-name="ce27"/>
          <table:table-cell table:number-columns-repeated="7"/>
        </table:table-row>
        <table:table-row table:style-name="ro1">
          <table:table-cell/>
          <table:table-cell table:style-name="ce9" office:value-type="string">
            <text:p>T stag. 1</text:p>
          </table:table-cell>
          <table:table-cell table:style-name="ce26" table:formula="of:= [.C18]+( [.C12]^2/( 2 * [.$E$5] ) )" office:value-type="float" office:value="302.4">
            <text:p>302.4</text:p>
          </table:table-cell>
          <table:table-cell table:style-name="ce30" table:formula="of:=[.C26]" office:value-type="float" office:value="312.667481985863">
            <text:p>312.6674819859</text:p>
          </table:table-cell>
          <table:table-cell table:style-name="ce30" table:formula="of:=[.D26]" office:value-type="float" office:value="325.307774340402">
            <text:p>325.3077743404</text:p>
          </table:table-cell>
          <table:table-cell table:style-name="ce32"/>
          <table:table-cell table:style-name="ce30" table:formula="of:=[.E26]" office:value-type="float" office:value="338.462912773515">
            <text:p>338.4629127735</text:p>
          </table:table-cell>
          <table:table-cell table:style-name="ce30" table:formula="of:=[.G26]" office:value-type="float" office:value="358.521787575786">
            <text:p>358.5217875758</text:p>
          </table:table-cell>
          <table:table-cell table:style-name="ce30" table:formula="of:=[.H26]" office:value-type="float" office:value="381.965839784701">
            <text:p>381.9658397847</text:p>
          </table:table-cell>
          <table:table-cell table:style-name="ce30" table:formula="of:=[.I26]" office:value-type="float" office:value="406.953250482621">
            <text:p>406.9532504826</text:p>
          </table:table-cell>
          <table:table-cell table:style-name="ce30" table:formula="of:=[.J26]" office:value-type="float" office:value="433.58562136384">
            <text:p>433.5856213638</text:p>
          </table:table-cell>
          <table:table-cell table:style-name="ce30" table:formula="of:=[.K26]" office:value-type="float" office:value="461.971242720512">
            <text:p>461.9712427205</text:p>
          </table:table-cell>
          <table:table-cell table:style-name="ce30" table:formula="of:=[.L26]" office:value-type="float" office:value="492.225533763468">
            <text:p>492.2255337635</text:p>
          </table:table-cell>
          <table:table-cell table:style-name="ce30" table:formula="of:=[.M26]" office:value-type="float" office:value="524.471511930044">
            <text:p>524.47151193</text:p>
          </table:table-cell>
          <table:table-cell table:style-name="ce30"/>
          <table:table-cell table:number-columns-repeated="7"/>
        </table:table-row>
        <table:table-row table:style-name="ro1">
          <table:table-cell/>
          <table:table-cell table:style-name="ce9" office:value-type="string">
            <text:p>T stag. 2</text:p>
          </table:table-cell>
          <table:table-cell table:style-name="ce26" table:formula="of:=[.C19]+(0.5 * [.C13]^2 / [.$E$5])" office:value-type="float" office:value="308.309740768604">
            <text:p>308.3097407686</text:p>
          </table:table-cell>
          <table:table-cell table:style-name="ce26" table:formula="of:=[.D19]+(0.5 * [.D12]^2 / [.$E$5])" office:value-type="float" office:value="318.987628163133">
            <text:p>318.9876281631</text:p>
          </table:table-cell>
          <table:table-cell table:style-name="ce26" table:formula="of:=[.E19]+(0.5 * [.E12]^2 / [.$E$5])" office:value-type="float" office:value="331.885343556958">
            <text:p>331.885343557</text:p>
          </table:table-cell>
          <table:table-cell table:style-name="ce26"/>
          <table:table-cell table:style-name="ce26" table:formula="of:=[.G19]+(0.5 * [.G12]^2 / [.$E$5])" office:value-type="float" office:value="350.495310950537">
            <text:p>350.4953109505</text:p>
          </table:table-cell>
          <table:table-cell table:style-name="ce26" table:formula="of:=[.H19]+(0.5 * [.H12]^2 / [.$E$5])" office:value-type="float" office:value="372.588218901135">
            <text:p>372.5882189011</text:p>
          </table:table-cell>
          <table:table-cell table:style-name="ce26" table:formula="of:=[.I19]+(0.5 * [.I12]^2 / [.$E$5])" office:value-type="float" office:value="396.958286203453">
            <text:p>396.9582862035</text:p>
          </table:table-cell>
          <table:table-cell table:style-name="ce26" table:formula="of:=[.J19]+(0.5 * [.J12]^2 / [.$E$5])" office:value-type="float" office:value="422.932673011352">
            <text:p>422.9326730114</text:p>
          </table:table-cell>
          <table:table-cell table:style-name="ce26" table:formula="of:=[.K19]+(0.5 * [.K12]^2 / [.$E$5])" office:value-type="float" office:value="450.616994177843">
            <text:p>450.6169941778</text:p>
          </table:table-cell>
          <table:table-cell table:style-name="ce26" table:formula="of:=[.L19]+(0.5 * [.L12]^2 / [.$E$5])" office:value-type="float" office:value="480.123817346286">
            <text:p>480.1238173463</text:p>
          </table:table-cell>
          <table:table-cell table:style-name="ce26" table:formula="of:=[.M19]+(0.5 * [.M12]^2 / [.$E$5])" office:value-type="float" office:value="511.573120663414">
            <text:p>511.5731206634</text:p>
          </table:table-cell>
          <table:table-cell table:style-name="ce26" table:formula="of:=[.N19]+(0.5 * [.N12]^2 / [.$E$5])" office:value-type="float" office:value="545.089833257638">
            <text:p>545.0898332576</text:p>
          </table:table-cell>
          <table:table-cell table:style-name="ce26"/>
          <table:table-cell table:number-columns-repeated="7"/>
        </table:table-row>
        <table:table-row table:style-name="ro1">
          <table:table-cell/>
          <table:table-cell table:style-name="ce9" office:value-type="string">
            <text:p>T stag. 3</text:p>
          </table:table-cell>
          <table:table-cell table:style-name="ce26" table:formula="of:= [.C20]+( ( [.C12]^2 * 0.5 )/[.$E$5] )" office:value-type="float" office:value="312.667481985863">
            <text:p>312.6674819859</text:p>
          </table:table-cell>
          <table:table-cell table:style-name="ce26" table:formula="of:= [.D20]+( ( [.D12]^2 * 0.5 )/[.$E$5] )" office:value-type="float" office:value="325.307774340402">
            <text:p>325.3077743404</text:p>
          </table:table-cell>
          <table:table-cell table:style-name="ce26" table:formula="of:= [.E20]+( ( [.E12]^2 * 0.5 )/[.$E$5] )" office:value-type="float" office:value="338.462912773515">
            <text:p>338.4629127735</text:p>
          </table:table-cell>
          <table:table-cell table:style-name="ce26"/>
          <table:table-cell table:style-name="ce26" table:formula="of:= [.G20]+( ( [.G12]^2 * 0.5 )/[.$E$5] )" office:value-type="float" office:value="358.521787575786">
            <text:p>358.5217875758</text:p>
          </table:table-cell>
          <table:table-cell table:style-name="ce26" table:formula="of:= [.H20]+( ( [.H12]^2 * 0.5 )/[.$E$5] )" office:value-type="float" office:value="381.965839784701">
            <text:p>381.9658397847</text:p>
          </table:table-cell>
          <table:table-cell table:style-name="ce26" table:formula="of:= [.I20]+( ( [.I12]^2 * 0.5 )/[.$E$5] )" office:value-type="float" office:value="406.953250482621">
            <text:p>406.9532504826</text:p>
          </table:table-cell>
          <table:table-cell table:style-name="ce26" table:formula="of:= [.J20]+( ( [.J12]^2 * 0.5 )/[.$E$5] )" office:value-type="float" office:value="433.58562136384">
            <text:p>433.5856213638</text:p>
          </table:table-cell>
          <table:table-cell table:style-name="ce26" table:formula="of:= [.K20]+( ( [.K12]^2 * 0.5 )/[.$E$5] )" office:value-type="float" office:value="461.971242720512">
            <text:p>461.9712427205</text:p>
          </table:table-cell>
          <table:table-cell table:style-name="ce26" table:formula="of:= [.L20]+( ( [.L12]^2 * 0.5 )/[.$E$5] )" office:value-type="float" office:value="492.225533763468">
            <text:p>492.2255337635</text:p>
          </table:table-cell>
          <table:table-cell table:style-name="ce26" table:formula="of:= [.M20]+( ( [.M12]^2 * 0.5 )/[.$E$5] )" office:value-type="float" office:value="524.471511930044">
            <text:p>524.47151193</text:p>
          </table:table-cell>
          <table:table-cell table:style-name="ce26" table:formula="of:= [.N20]+( ( [.N12]^2 * 0.5 )/[.$E$5] )" office:value-type="float" office:value="558.835380809367">
            <text:p>558.8353808094</text:p>
          </table:table-cell>
          <table:table-cell table:style-name="ce26"/>
          <table:table-cell table:number-columns-repeated="7"/>
        </table:table-row>
        <table:table-row table:style-name="ro6">
          <table:table-cell/>
          <table:table-cell table:style-name="ce6" office:value-type="string">
            <text:p>detla T stag.</text:p>
          </table:table-cell>
          <table:table-cell table:formula="of:= [.C38]/[.$E$5]" office:value-type="float" office:value="10.2674819858634">
            <text:p>10.2674819859</text:p>
          </table:table-cell>
          <table:table-cell table:formula="of:= [.D38]/[.$E$5]" office:value-type="float" office:value="12.6402923545383">
            <text:p>12.6402923545</text:p>
          </table:table-cell>
          <table:table-cell table:formula="of:= [.E38]/[.$E$5]" office:value-type="float" office:value="13.1551384331131">
            <text:p>13.1551384331</text:p>
          </table:table-cell>
          <table:table-cell/>
          <table:table-cell table:formula="of:= [.G38]/[.$E$5]" office:value-type="float" office:value="20.0588748022712">
            <text:p>20.0588748023</text:p>
          </table:table-cell>
          <table:table-cell table:formula="of:= [.H38]/[.$E$5]" office:value-type="float" office:value="23.4440522089154">
            <text:p>23.4440522089</text:p>
          </table:table-cell>
          <table:table-cell table:formula="of:= [.I38]/[.$E$5]" office:value-type="float" office:value="24.9874106979193">
            <text:p>24.9874106979</text:p>
          </table:table-cell>
          <table:table-cell table:formula="of:= [.J38]/[.$E$5]" office:value-type="float" office:value="26.6323708812189">
            <text:p>26.6323708812</text:p>
          </table:table-cell>
          <table:table-cell table:formula="of:= [.K38]/[.$E$5]" office:value-type="float" office:value="28.3856213566721">
            <text:p>28.3856213567</text:p>
          </table:table-cell>
          <table:table-cell table:formula="of:= [.L38]/[.$E$5]" office:value-type="float" office:value="30.2542910429566">
            <text:p>30.254291043</text:p>
          </table:table-cell>
          <table:table-cell table:formula="of:= [.M38]/[.$E$5]" office:value-type="float" office:value="32.2459781665754">
            <text:p>32.2459781666</text:p>
          </table:table-cell>
          <table:table-cell table:formula="of:= [.N38]/[.$E$5]" office:value-type="float" office:value="34.3638688793233">
            <text:p>34.3638688793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>
            <text:p>P stag. 1</text:p>
          </table:table-cell>
          <table:table-cell table:style-name="ce25" table:formula="of:= [.C15]*( [.C24]/[.C18] )^( [.$I$5]/( [.$I$5]-1 ) )" office:value-type="float" office:value="106.067197643436">
            <text:p>106.0671976434</text:p>
          </table:table-cell>
          <table:table-cell table:style-name="ce25" table:formula="of:=[.C30]" office:value-type="float" office:value="119.325597348865">
            <text:p>119.3255973489</text:p>
          </table:table-cell>
          <table:table-cell table:style-name="ce25" table:formula="of:=[.D30]" office:value-type="float" office:value="137.224436951195">
            <text:p>137.2244369512</text:p>
          </table:table-cell>
          <table:table-cell table:style-name="ce25" table:formula="of:=[.E30]" office:value-type="float" office:value="157.808102493874">
            <text:p>157.8081024939</text:p>
          </table:table-cell>
          <table:table-cell table:style-name="ce25" table:formula="of:=[.E30]" office:value-type="float" office:value="157.808102493874">
            <text:p>157.8081024939</text:p>
          </table:table-cell>
          <table:table-cell table:style-name="ce25" table:formula="of:=[.G30]" office:value-type="float" office:value="193.314925554996">
            <text:p>193.314925555</text:p>
          </table:table-cell>
          <table:table-cell table:style-name="ce25" table:formula="of:=[.H30]" office:value-type="float" office:value="241.643656943745">
            <text:p>241.6436569437</text:p>
          </table:table-cell>
          <table:table-cell table:style-name="ce25" table:formula="of:=[.I30]" office:value-type="float" office:value="302.054571179681">
            <text:p>302.0545711797</text:p>
          </table:table-cell>
          <table:table-cell table:style-name="ce25" table:formula="of:=[.J30]" office:value-type="float" office:value="377.568213974602">
            <text:p>377.5682139746</text:p>
          </table:table-cell>
          <table:table-cell table:style-name="ce25" table:formula="of:=[.K30]" office:value-type="float" office:value="471.960267468252">
            <text:p>471.9602674683</text:p>
          </table:table-cell>
          <table:table-cell table:style-name="ce25" table:formula="of:=[.L30]" office:value-type="float" office:value="589.950334335315">
            <text:p>589.9503343353</text:p>
          </table:table-cell>
          <table:table-cell table:style-name="ce25" table:formula="of:=[.M30]" office:value-type="float" office:value="737.437917919144">
            <text:p>737.4379179191</text:p>
          </table:table-cell>
          <table:table-cell table:style-name="ce25"/>
          <table:table-cell table:number-columns-repeated="7"/>
        </table:table-row>
        <table:table-row table:style-name="ro1">
          <table:table-cell/>
          <table:table-cell table:style-name="ce8" office:value-type="string">
            <text:p>P stag. 2</text:p>
          </table:table-cell>
          <table:table-cell table:style-name="ce25" table:formula="of:= [.C28]*([.C25]/[.C24])^([.$I$5]/([.$I$5] - 1))" office:value-type="float" office:value="113.501134383271">
            <text:p>113.5011343833</text:p>
          </table:table-cell>
          <table:table-cell table:style-name="ce25" table:formula="of:= [.D28]*([.D25]/[.D24])^([.$I$5]/([.$I$5] - 1))" office:value-type="float" office:value="127.983077356196">
            <text:p>127.9830773562</text:p>
          </table:table-cell>
          <table:table-cell table:style-name="ce25" table:formula="of:= [.E28]*([.E25]/[.E24])^([.$I$5]/([.$I$5] - 1))" office:value-type="float" office:value="147.183514122029">
            <text:p>147.183514122</text:p>
          </table:table-cell>
          <table:table-cell table:style-name="ce25" table:formula="of:=([.F28]+[.F30])/2" office:value-type="float" office:value="157.808102493874">
            <text:p>157.8081024939</text:p>
          </table:table-cell>
          <table:table-cell table:style-name="ce25" table:formula="of:= [.G28]*([.G25]/[.G24])^([.$I$5]/([.$I$5] - 1))" office:value-type="float" office:value="178.331570347497">
            <text:p>178.3315703475</text:p>
          </table:table-cell>
          <table:table-cell table:style-name="ce25" table:formula="of:= [.H28]*([.H25]/[.H24])^([.$I$5]/([.$I$5] - 1))" office:value-type="float" office:value="221.188664029585">
            <text:p>221.1886640296</text:p>
          </table:table-cell>
          <table:table-cell table:style-name="ce25" table:formula="of:= [.I28]*([.I25]/[.I24])^([.$I$5]/([.$I$5] - 1))" office:value-type="float" office:value="276.500942145531">
            <text:p>276.5009421455</text:p>
          </table:table-cell>
          <table:table-cell table:style-name="ce25" table:formula="of:= [.J28]*([.J25]/[.J24])^([.$I$5]/([.$I$5] - 1))" office:value-type="float" office:value="345.643915946215">
            <text:p>345.6439159462</text:p>
          </table:table-cell>
          <table:table-cell table:style-name="ce25" table:formula="of:= [.K28]*([.K25]/[.K24])^([.$I$5]/([.$I$5] - 1))" office:value-type="float" office:value="432.075714648565">
            <text:p>432.0757146486</text:p>
          </table:table-cell>
          <table:table-cell table:style-name="ce25" table:formula="of:= [.L28]*([.L25]/[.L24])^([.$I$5]/([.$I$5] - 1))" office:value-type="float" office:value="540.119078598356">
            <text:p>540.1190785984</text:p>
          </table:table-cell>
          <table:table-cell table:style-name="ce25" table:formula="of:= [.M28]*([.M25]/[.M24])^([.$I$5]/([.$I$5] - 1))" office:value-type="float" office:value="675.17752568811">
            <text:p>675.1775256881</text:p>
          </table:table-cell>
          <table:table-cell table:style-name="ce25" table:formula="of:= [.N28]*([.N25]/[.N24])^([.$I$5]/([.$I$5] - 1))" office:value-type="float" office:value="843.98958919084">
            <text:p>843.9895891908</text:p>
          </table:table-cell>
          <table:table-cell table:style-name="ce25"/>
          <table:table-cell table:number-columns-repeated="7"/>
        </table:table-row>
        <table:table-row table:style-name="ro1">
          <table:table-cell/>
          <table:table-cell table:style-name="ce8" office:value-type="string">
            <text:p>P stag. 3</text:p>
          </table:table-cell>
          <table:table-cell table:style-name="ce25" table:formula="of:=[.C28]*[.C8]" office:value-type="float" office:value="119.325597348865">
            <text:p>119.3255973489</text:p>
          </table:table-cell>
          <table:table-cell table:style-name="ce25" table:formula="of:=[.D28]*[.D8]" office:value-type="float" office:value="137.224436951195">
            <text:p>137.2244369512</text:p>
          </table:table-cell>
          <table:table-cell table:style-name="ce25" table:formula="of:=[.E28]*[.E8]" office:value-type="float" office:value="157.808102493874">
            <text:p>157.8081024939</text:p>
          </table:table-cell>
          <table:table-cell table:style-name="ce25" table:formula="of:=[.G28]" office:value-type="float" office:value="157.808102493874">
            <text:p>157.8081024939</text:p>
          </table:table-cell>
          <table:table-cell table:style-name="ce25" table:formula="of:=[.G28]*[.G9]" office:value-type="float" office:value="193.314925554996">
            <text:p>193.314925555</text:p>
          </table:table-cell>
          <table:table-cell table:style-name="ce25" table:formula="of:=[.H28]*[.H9]" office:value-type="float" office:value="241.643656943745">
            <text:p>241.6436569437</text:p>
          </table:table-cell>
          <table:table-cell table:style-name="ce25" table:formula="of:=[.I28]*[.I9]" office:value-type="float" office:value="302.054571179681">
            <text:p>302.0545711797</text:p>
          </table:table-cell>
          <table:table-cell table:style-name="ce25" table:formula="of:=[.J28]*[.J9]" office:value-type="float" office:value="377.568213974602">
            <text:p>377.5682139746</text:p>
          </table:table-cell>
          <table:table-cell table:style-name="ce25" table:formula="of:=[.K28]*[.K9]" office:value-type="float" office:value="471.960267468252">
            <text:p>471.9602674683</text:p>
          </table:table-cell>
          <table:table-cell table:style-name="ce25" table:formula="of:=[.L28]*[.L9]" office:value-type="float" office:value="589.950334335315">
            <text:p>589.9503343353</text:p>
          </table:table-cell>
          <table:table-cell table:style-name="ce25" table:formula="of:=[.M28]*[.M9]" office:value-type="float" office:value="737.437917919144">
            <text:p>737.4379179191</text:p>
          </table:table-cell>
          <table:table-cell table:style-name="ce25" table:formula="of:=[.N28]*[.N9]" office:value-type="float" office:value="921.79739739893">
            <text:p>921.7973973989</text:p>
          </table:table-cell>
          <table:table-cell table:style-name="ce25"/>
          <table:table-cell table:number-columns-repeated="7"/>
        </table:table-row>
        <table:table-row table:style-name="ro1">
          <table:table-cell office:value-type="string">
            <text:p>0.2 to 0.3</text:p>
          </table:table-cell>
          <table:table-cell table:style-name="ce10" office:value-type="string">
            <text:p>psi</text:p>
          </table:table-cell>
          <table:table-cell table:style-name="ce28" table:formula="of:=[.$E$5]*([.C26]-[.C24])/([.$G$3]*[.C46])^2" office:value-type="float" office:value="0.145764114065235">
            <text:p>0.1457641141</text:p>
          </table:table-cell>
          <table:table-cell table:style-name="ce28" table:formula="of:=[.$E$5]*([.D26]-[.D24])/([.$G$3]*[.D46])^2" office:value-type="float" office:value="0.175274221612752">
            <text:p>0.1752742216</text:p>
          </table:table-cell>
          <table:table-cell table:style-name="ce28" table:formula="of:=[.$E$5]*([.E26]-[.E24])/([.$G$3]*[.E46])^2" office:value-type="float" office:value="0.184265386352221">
            <text:p>0.1842653864</text:p>
          </table:table-cell>
          <table:table-cell table:style-name="ce28"/>
          <table:table-cell table:style-name="ce28" table:formula="of:=[.$E$5]*([.G26]-[.G24])/([.$H$3]*[.G46])^2" office:value-type="float" office:value="0.104060767766648">
            <text:p>0.1040607678</text:p>
          </table:table-cell>
          <table:table-cell table:style-name="ce28" table:formula="of:=[.$E$5]*([.H26]-[.H24])/([.$H$3]*[.H46])^2" office:value-type="float" office:value="0.116097224211651">
            <text:p>0.1160972242</text:p>
          </table:table-cell>
          <table:table-cell table:style-name="ce28" table:formula="of:=[.$E$5]*([.I26]-[.I24])/([.$H$3]*[.I46])^2" office:value-type="float" office:value="0.115080935505594">
            <text:p>0.1150809355</text:p>
          </table:table-cell>
          <table:table-cell table:style-name="ce28" table:formula="of:=[.$E$5]*([.J26]-[.J24])/([.$H$3]*[.J46])^2" office:value-type="float" office:value="0.116036407669607">
            <text:p>0.1160364077</text:p>
          </table:table-cell>
          <table:table-cell table:style-name="ce28" table:formula="of:=[.$E$5]*([.K26]-[.K24])/([.$H$3]*[.K46])^2" office:value-type="float" office:value="0.118400006526644">
            <text:p>0.1184000065</text:p>
          </table:table-cell>
          <table:table-cell table:style-name="ce28" table:formula="of:=[.$E$5]*([.L26]-[.L24])/([.$H$3]*[.L46])^2" office:value-type="float" office:value="0.121869081568419">
            <text:p>0.1218690816</text:p>
          </table:table-cell>
          <table:table-cell table:style-name="ce28" table:formula="of:=[.$E$5]*([.M26]-[.M24])/([.$H$3]*[.M46])^2" office:value-type="float" office:value="0.126270695324714">
            <text:p>0.1262706953</text:p>
          </table:table-cell>
          <table:table-cell table:style-name="ce28" table:formula="of:=[.$E$5]*([.N26]-[.N24])/([.$H$3]*[.N46])^2" office:value-type="float" office:value="0.131484804910169">
            <text:p>0.1314848049</text:p>
          </table:table-cell>
          <table:table-cell table:style-name="ce28"/>
          <table:table-cell table:number-columns-repeated="7"/>
        </table:table-row>
        <table:table-row table:style-name="ro1">
          <table:table-cell/>
          <table:table-cell table:style-name="ce6" office:value-type="string">
            <text:p>a</text:p>
          </table:table-cell>
          <table:table-cell table:style-name="ce34" table:formula="of:=0.5*([.C36]+[.C37])" office:value-type="float" office:value="19.7419828621958">
            <text:p>19.7419828622</text:p>
          </table:table-cell>
          <table:table-cell table:style-name="ce34" table:formula="of:=0.5*([.D36]+[.D37])" office:value-type="float" office:value="24.0198930872813">
            <text:p>24.0198930873</text:p>
          </table:table-cell>
          <table:table-cell table:style-name="ce34" table:formula="of:=0.5*([.E36]+[.E37])" office:value-type="float" office:value="26.353290365653">
            <text:p>26.3532903657</text:p>
          </table:table-cell>
          <table:table-cell table:style-name="ce34"/>
          <table:table-cell table:style-name="ce34" table:formula="of:=0.5*([.G36]+[.G37])" office:value-type="float" office:value="23.3147242806165">
            <text:p>23.3147242806</text:p>
          </table:table-cell>
          <table:table-cell table:style-name="ce34" table:formula="of:=0.5*([.H36]+[.H37])" office:value-type="float" office:value="26.6232300653428">
            <text:p>26.6232300653</text:p>
          </table:table-cell>
          <table:table-cell table:style-name="ce34" table:formula="of:=0.5*([.I36]+[.I37])" office:value-type="float" office:value="27.3650223023882">
            <text:p>27.3650223024</text:p>
          </table:table-cell>
          <table:table-cell table:style-name="ce34" table:formula="of:=0.5*([.J36]+[.J37])" office:value-type="float" office:value="28.3684455818551">
            <text:p>28.3684455819</text:p>
          </table:table-cell>
          <table:table-cell table:style-name="ce34" table:formula="of:=0.5*([.K36]+[.K37])" office:value-type="float" office:value="29.5841130169136">
            <text:p>29.5841130169</text:p>
          </table:table-cell>
          <table:table-cell table:style-name="ce34" table:formula="of:=0.5*([.L36]+[.L37])" office:value-type="float" office:value="30.9865871900391">
            <text:p>30.98658719</text:p>
          </table:table-cell>
          <table:table-cell table:style-name="ce34" table:formula="of:=0.5*([.M36]+[.M37])" office:value-type="float" office:value="32.5628606629226">
            <text:p>32.5628606629</text:p>
          </table:table-cell>
          <table:table-cell table:style-name="ce34" table:formula="of:=0.5*([.N36]+[.N37])" office:value-type="float" office:value="41.0477060177114">
            <text:p>41.0477060177</text:p>
          </table:table-cell>
          <table:table-cell table:style-name="ce34"/>
          <table:table-cell table:number-columns-repeated="7"/>
        </table:table-row>
        <table:table-row table:style-name="ro1">
          <table:table-cell/>
          <table:table-cell table:style-name="ce11" office:value-type="string">
            <text:p>b</text:p>
          </table:table-cell>
          <table:table-cell table:style-name="ce23" table:formula="of:=([.C37]-[.C36])/2" office:value-type="float" office:value="19.7419828621958">
            <text:p>19.7419828622</text:p>
          </table:table-cell>
          <table:table-cell table:style-name="ce23" table:formula="of:=([.D37]-[.D36])/2" office:value-type="float" office:value="24.0198930872813">
            <text:p>24.0198930873</text:p>
          </table:table-cell>
          <table:table-cell table:style-name="ce23" table:formula="of:=([.E37]-[.E36])/2" office:value-type="float" office:value="23.9269929518197">
            <text:p>23.9269929518</text:p>
          </table:table-cell>
          <table:table-cell table:style-name="ce23"/>
          <table:table-cell table:style-name="ce23" table:formula="of:=([.G37]-[.G36])/2" office:value-type="float" office:value="23.3147242806165">
            <text:p>23.3147242806</text:p>
          </table:table-cell>
          <table:table-cell table:style-name="ce23" table:formula="of:=([.H37]-[.H36])/2" office:value-type="float" office:value="26.6232300653428">
            <text:p>26.6232300653</text:p>
          </table:table-cell>
          <table:table-cell table:style-name="ce23" table:formula="of:=([.I37]-[.I36])/2" office:value-type="float" office:value="27.3650223023882">
            <text:p>27.3650223024</text:p>
          </table:table-cell>
          <table:table-cell table:style-name="ce23" table:formula="of:=([.J37]-[.J36])/2" office:value-type="float" office:value="28.3684455818551">
            <text:p>28.3684455819</text:p>
          </table:table-cell>
          <table:table-cell table:style-name="ce23" table:formula="of:=([.K37]-[.K36])/2" office:value-type="float" office:value="29.5841130169136">
            <text:p>29.5841130169</text:p>
          </table:table-cell>
          <table:table-cell table:style-name="ce23" table:formula="of:=([.L37]-[.L36])/2" office:value-type="float" office:value="30.9865871900391">
            <text:p>30.98658719</text:p>
          </table:table-cell>
          <table:table-cell table:style-name="ce23" table:formula="of:=([.M37]-[.M36])/2" office:value-type="float" office:value="32.5628606629226">
            <text:p>32.5628606629</text:p>
          </table:table-cell>
          <table:table-cell table:style-name="ce23" table:formula="of:=([.N37]-[.N36])/2" office:value-type="float" office:value="28.6150791019846">
            <text:p>28.615079102</text:p>
          </table:table-cell>
          <table:table-cell table:style-name="ce23"/>
          <table:table-cell table:number-columns-repeated="7"/>
        </table:table-row>
        <table:table-row table:style-name="ro1">
          <table:table-cell/>
          <table:table-cell table:style-name="ce6" office:value-type="string">
            <text:p>vu1</text:p>
          </table:table-cell>
          <table:table-cell table:formula="of:= [.C32]-[.C33]" office:value-type="float" office:value="0">
            <text:p>0</text:p>
          </table:table-cell>
          <table:table-cell table:formula="of:= [.D32]-[.D33]" office:value-type="float" office:value="0">
            <text:p>0</text:p>
          </table:table-cell>
          <table:table-cell table:formula="of:= [.E32]-[.E33]" office:value-type="float" office:value="2.42629741383323">
            <text:p>2.4262974138</text:p>
          </table:table-cell>
          <table:table-cell/>
          <table:table-cell table:formula="of:= [.G32]-[.G33]" office:value-type="float" office:value="0">
            <text:p>0</text:p>
          </table:table-cell>
          <table:table-cell table:formula="of:= [.H32]-[.H33]" office:value-type="float" office:value="0">
            <text:p>0</text:p>
          </table:table-cell>
          <table:table-cell table:formula="of:= [.I32]-[.I33]" office:value-type="float" office:value="0">
            <text:p>0</text:p>
          </table:table-cell>
          <table:table-cell table:formula="of:= [.J32]-[.J33]" office:value-type="float" office:value="0">
            <text:p>0</text:p>
          </table:table-cell>
          <table:table-cell table:formula="of:= [.K32]-[.K33]" office:value-type="float" office:value="0">
            <text:p>0</text:p>
          </table:table-cell>
          <table:table-cell table:formula="of:= [.L32]-[.L33]" office:value-type="float" office:value="0">
            <text:p>0</text:p>
          </table:table-cell>
          <table:table-cell table:formula="of:= [.M32]-[.M33]" office:value-type="float" office:value="0">
            <text:p>0</text:p>
          </table:table-cell>
          <table:table-cell table:formula="of:= [.N32]-[.N33]" office:value-type="float" office:value="12.4326269157268">
            <text:p>12.4326269157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string">
            <text:p>vu2</text:p>
          </table:table-cell>
          <table:table-cell table:style-name="ce23" table:formula="of:= [.C32]+[.C33]" office:value-type="float" office:value="39.4839657243917">
            <text:p>39.4839657244</text:p>
          </table:table-cell>
          <table:table-cell table:style-name="ce23" table:formula="of:= [.D32]+[.D33]" office:value-type="float" office:value="48.0397861745625">
            <text:p>48.0397861746</text:p>
          </table:table-cell>
          <table:table-cell table:style-name="ce23" table:formula="of:= [.E32]+[.E33]" office:value-type="float" office:value="50.2802833174727">
            <text:p>50.2802833175</text:p>
          </table:table-cell>
          <table:table-cell table:style-name="ce23"/>
          <table:table-cell table:style-name="ce23" table:formula="of:= [.G32]+[.G33]" office:value-type="float" office:value="46.629448561233">
            <text:p>46.6294485612</text:p>
          </table:table-cell>
          <table:table-cell table:style-name="ce23" table:formula="of:= [.H32]+[.H33]" office:value-type="float" office:value="53.2464601306857">
            <text:p>53.2464601307</text:p>
          </table:table-cell>
          <table:table-cell table:style-name="ce23" table:formula="of:= [.I32]+[.I33]" office:value-type="float" office:value="54.7300446047764">
            <text:p>54.7300446048</text:p>
          </table:table-cell>
          <table:table-cell table:style-name="ce23" table:formula="of:= [.J32]+[.J33]" office:value-type="float" office:value="56.7368911637102">
            <text:p>56.7368911637</text:p>
          </table:table-cell>
          <table:table-cell table:style-name="ce23" table:formula="of:= [.K32]+[.K33]" office:value-type="float" office:value="59.1682260338273">
            <text:p>59.1682260338</text:p>
          </table:table-cell>
          <table:table-cell table:style-name="ce23" table:formula="of:= [.L32]+[.L33]" office:value-type="float" office:value="61.9731743800782">
            <text:p>61.9731743801</text:p>
          </table:table-cell>
          <table:table-cell table:style-name="ce23" table:formula="of:= [.M32]+[.M33]" office:value-type="float" office:value="65.1257213258453">
            <text:p>65.1257213258</text:p>
          </table:table-cell>
          <table:table-cell table:style-name="ce23" table:formula="of:= [.N32]+[.N33]" office:value-type="float" office:value="69.662785119696">
            <text:p>69.6627851197</text:p>
          </table:table-cell>
          <table:table-cell table:style-name="ce23"/>
          <table:table-cell table:number-columns-repeated="7"/>
        </table:table-row>
        <table:table-row table:style-name="ro1">
          <table:table-cell/>
          <table:table-cell table:style-name="ce11" office:value-type="string">
            <text:p>vu1 r</text:p>
          </table:table-cell>
          <table:table-cell table:style-name="ce23" table:formula="of:=TAN([.C55]/57.29577951)*[.C12]" office:value-type="float" office:value="0">
            <text:p>0</text:p>
          </table:table-cell>
          <table:table-cell table:style-name="ce23" table:formula="of:=TAN([.D55]/57.29577951)*[.D12]" office:value-type="float" office:value="0">
            <text:p>0</text:p>
          </table:table-cell>
          <table:table-cell table:style-name="ce23" table:formula="of:=TAN([.E55]/57.29577951)*[.E12]" office:value-type="float" office:value="2.42629741383323">
            <text:p>2.4262974138</text:p>
          </table:table-cell>
          <table:table-cell table:style-name="ce23"/>
          <table:table-cell table:style-name="ce23" table:formula="of:=TAN([.G55]/57.29577951)*[.G12]" office:value-type="float" office:value="0">
            <text:p>0</text:p>
          </table:table-cell>
          <table:table-cell table:style-name="ce23" table:formula="of:=TAN([.H55]/57.29577951)*[.H12]" office:value-type="float" office:value="0">
            <text:p>0</text:p>
          </table:table-cell>
          <table:table-cell table:style-name="ce23" table:formula="of:=TAN([.I55]/57.29577951)*[.I12]" office:value-type="float" office:value="0">
            <text:p>0</text:p>
          </table:table-cell>
          <table:table-cell table:style-name="ce23" table:formula="of:=TAN([.J55]/57.29577951)*[.J12]" office:value-type="float" office:value="0">
            <text:p>0</text:p>
          </table:table-cell>
          <table:table-cell table:style-name="ce23" table:formula="of:=TAN([.K55]/57.29577951)*[.K12]" office:value-type="float" office:value="0">
            <text:p>0</text:p>
          </table:table-cell>
          <table:table-cell table:style-name="ce23" table:formula="of:=TAN([.L55]/57.29577951)*[.L12]" office:value-type="float" office:value="0">
            <text:p>0</text:p>
          </table:table-cell>
          <table:table-cell table:style-name="ce23" table:formula="of:=TAN([.M55]/57.29577951)*[.M12]" office:value-type="float" office:value="0">
            <text:p>0</text:p>
          </table:table-cell>
          <table:table-cell table:style-name="ce23" table:formula="of:=TAN([.N55]/57.29577951)*[.N12]" office:value-type="float" office:value="12.4326269157268">
            <text:p>12.4326269157</text:p>
          </table:table-cell>
          <table:table-cell table:style-name="ce23"/>
          <table:table-cell table:number-columns-repeated="7"/>
        </table:table-row>
        <table:table-row table:style-name="ro1">
          <table:table-cell/>
          <table:table-cell table:style-name="ce11" office:value-type="string">
            <text:p>vu2 r</text:p>
          </table:table-cell>
          <table:table-cell table:style-name="ce23" table:formula="of:=TAN([.C56]/57.29577951)*[.C12]" office:value-type="float" office:value="39.4839657243917">
            <text:p>39.4839657244</text:p>
          </table:table-cell>
          <table:table-cell table:style-name="ce23" table:formula="of:=TAN([.D56]/57.29577951)*[.D12]" office:value-type="float" office:value="48.0397861745625">
            <text:p>48.0397861746</text:p>
          </table:table-cell>
          <table:table-cell table:style-name="ce23" table:formula="of:=TAN([.E56]/57.29577951)*[.E12]" office:value-type="float" office:value="50.2802833174727">
            <text:p>50.2802833175</text:p>
          </table:table-cell>
          <table:table-cell table:style-name="ce23"/>
          <table:table-cell table:style-name="ce23" table:formula="of:=TAN([.G56]/57.29577951)*[.G12]" office:value-type="float" office:value="46.629448561233">
            <text:p>46.6294485612</text:p>
          </table:table-cell>
          <table:table-cell table:style-name="ce23" table:formula="of:=TAN([.H56]/57.29577951)*[.H12]" office:value-type="float" office:value="53.2464601306857">
            <text:p>53.2464601307</text:p>
          </table:table-cell>
          <table:table-cell table:style-name="ce23" table:formula="of:=TAN([.I56]/57.29577951)*[.I12]" office:value-type="float" office:value="54.7300446047764">
            <text:p>54.7300446048</text:p>
          </table:table-cell>
          <table:table-cell table:style-name="ce23" table:formula="of:=TAN([.J56]/57.29577951)*[.J12]" office:value-type="float" office:value="56.7368911637102">
            <text:p>56.7368911637</text:p>
          </table:table-cell>
          <table:table-cell table:style-name="ce23" table:formula="of:=TAN([.K56]/57.29577951)*[.K12]" office:value-type="float" office:value="59.1682260338273">
            <text:p>59.1682260338</text:p>
          </table:table-cell>
          <table:table-cell table:style-name="ce23" table:formula="of:=TAN([.L56]/57.29577951)*[.L12]" office:value-type="float" office:value="61.9731743800782">
            <text:p>61.9731743801</text:p>
          </table:table-cell>
          <table:table-cell table:style-name="ce23" table:formula="of:=TAN([.M56]/57.29577951)*[.M12]" office:value-type="float" office:value="65.1257213258453">
            <text:p>65.1257213258</text:p>
          </table:table-cell>
          <table:table-cell table:style-name="ce23" table:formula="of:=TAN([.N56]/57.29577951)*[.N12]" office:value-type="float" office:value="69.662785119696">
            <text:p>69.6627851197</text:p>
          </table:table-cell>
          <table:table-cell table:style-name="ce23"/>
          <table:table-cell table:number-columns-repeated="7"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formula="of:= [.$E$5] * ( [.C26]-[.C24] )" office:value-type="float" office:value="10313.6856547998">
            <text:p>10313.6856547998</text:p>
          </table:table-cell>
          <table:table-cell table:formula="of:= [.$E$5] * ( [.D26]-[.D24] )" office:value-type="float" office:value="12697.1736701337">
            <text:p>12697.1736701337</text:p>
          </table:table-cell>
          <table:table-cell table:formula="of:= [.$E$5] * ( [.E26]-[.E24] )" office:value-type="float" office:value="13214.3365560621">
            <text:p>13214.3365560621</text:p>
          </table:table-cell>
          <table:table-cell/>
          <table:table-cell table:formula="of:= [.$E$5] * ( [.G26]-[.G24] )" office:value-type="float" office:value="20149.1397388814">
            <text:p>20149.1397388814</text:p>
          </table:table-cell>
          <table:table-cell table:formula="of:= [.$E$5] * ( [.H26]-[.H24] )" office:value-type="float" office:value="23549.5504438555">
            <text:p>23549.5504438555</text:p>
          </table:table-cell>
          <table:table-cell table:formula="of:= [.$E$5] * ( [.I26]-[.I24] )" office:value-type="float" office:value="25099.8540460599">
            <text:p>25099.8540460599</text:p>
          </table:table-cell>
          <table:table-cell table:formula="of:= [.$E$5] * ( [.J26]-[.J24] )" office:value-type="float" office:value="26752.2165501844">
            <text:p>26752.2165501844</text:p>
          </table:table-cell>
          <table:table-cell table:formula="of:= [.$E$5] * ( [.K26]-[.K24] )" office:value-type="float" office:value="28513.3566527771">
            <text:p>28513.3566527771</text:p>
          </table:table-cell>
          <table:table-cell table:formula="of:= [.$E$5] * ( [.L26]-[.L24] )" office:value-type="float" office:value="30390.4353526499">
            <text:p>30390.4353526499</text:p>
          </table:table-cell>
          <table:table-cell table:formula="of:= [.$E$5] * ( [.M26]-[.M24] )" office:value-type="float" office:value="32391.085068325">
            <text:p>32391.085068325</text:p>
          </table:table-cell>
          <table:table-cell table:formula="of:= [.$E$5] * ( [.N26]-[.N24] )" office:value-type="float" office:value="34518.5062892802">
            <text:p>34518.5062892802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formula="of:= [.$E$5] * [.C24] * ( ( [.C8] )^( ([.$I$5]-1)/[.$I$5] )-1 )" office:value-type="float" office:value="10396.1951400382">
            <text:p>10396.1951400382</text:p>
          </table:table-cell>
          <table:table-cell table:formula="of:= [.$E$5] * [.D24] * ( ( [.D8] )^( ([.$I$5]-1)/[.$I$5] )-1 )" office:value-type="float" office:value="12795.389624359">
            <text:p>12795.389624359</text:p>
          </table:table-cell>
          <table:table-cell table:formula="of:= [.$E$5] * [.E24] * ( ( [.E8] )^( ([.$I$5]-1)/[.$I$5] )-1 )" office:value-type="float" office:value="13312.6722807289">
            <text:p>13312.6722807289</text:p>
          </table:table-cell>
          <table:table-cell/>
          <table:table-cell table:formula="of:= [.$E$5] * [.G24] * ( ( [.G9] )^( ([.$I$5]-1)/[.$I$5] )-1 )" office:value-type="float" office:value="20296.1728475118">
            <text:p>20296.1728475118</text:p>
          </table:table-cell>
          <table:table-cell table:formula="of:= [.$E$5] * [.H24] * ( ( [.H9] )^( ([.$I$5]-1)/[.$I$5] )-1 )" office:value-type="float" office:value="23708.2571645254">
            <text:p>23708.2571645254</text:p>
          </table:table-cell>
          <table:table-cell table:formula="of:= [.$E$5] * [.I24] * ( ( [.I9] )^( ([.$I$5]-1)/[.$I$5] )-1 )" office:value-type="float" office:value="25258.5607667299">
            <text:p>25258.5607667299</text:p>
          </table:table-cell>
          <table:table-cell table:formula="of:= [.$E$5] * [.J24] * ( ( [.J9] )^( ([.$I$5]-1)/[.$I$5] )-1 )" office:value-type="float" office:value="26910.9232708543">
            <text:p>26910.9232708543</text:p>
          </table:table-cell>
          <table:table-cell table:formula="of:= [.$E$5] * [.K24] * ( ( [.K9] )^( ([.$I$5]-1)/[.$I$5] )-1 )" office:value-type="float" office:value="28672.063373447">
            <text:p>28672.063373447</text:p>
          </table:table-cell>
          <table:table-cell table:formula="of:= [.$E$5] * [.L24] * ( ( [.L9] )^( ([.$I$5]-1)/[.$I$5] )-1 )" office:value-type="float" office:value="30549.1420733198">
            <text:p>30549.1420733198</text:p>
          </table:table-cell>
          <table:table-cell table:formula="of:= [.$E$5] * [.M24] * ( ( [.M9] )^( ([.$I$5]-1)/[.$I$5] )-1 )" office:value-type="float" office:value="32549.7917889949">
            <text:p>32549.7917889949</text:p>
          </table:table-cell>
          <table:table-cell table:formula="of:= [.$E$5] * [.N24] * ( ( [.N9] )^( ([.$I$5]-1)/[.$I$5] )-1 )" office:value-type="float" office:value="34682.1473929991">
            <text:p>34682.1473929991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>
            <text:p>work done</text:p>
          </table:table-cell>
          <table:table-cell table:formula="of:= ABS(( [.C49]*[.$G$3] )*( [.C36]-[.C37] ))" office:value-type="float" office:value="10673.3357110012">
            <text:p>10673.3357110012</text:p>
          </table:table-cell>
          <table:table-cell table:formula="of:= ( [.D49]*[.$G$3] )*( [.D35]-[.D34] )" office:value-type="float" office:value="12904.1456993298">
            <text:p>12904.1456993298</text:p>
          </table:table-cell>
          <table:table-cell table:formula="of:= ( [.E49]*[.$G$3] )*( [.E35]-[.E34] )" office:value-type="float" office:value="12771.100756644">
            <text:p>12771.100756644</text:p>
          </table:table-cell>
          <table:table-cell/>
          <table:table-cell table:formula="of:= ( [.G49]*[.$H$3] )*( [.G35]-[.G34] )" office:value-type="float" office:value="20671.3028632929">
            <text:p>20671.3028632929</text:p>
          </table:table-cell>
          <table:table-cell table:formula="of:= ( [.H49]*[.$H$3] )*( [.H35]-[.H34] )" office:value-type="float" office:value="24545.3314492522">
            <text:p>24545.3314492522</text:p>
          </table:table-cell>
          <table:table-cell table:formula="of:= ( [.I49]*[.$H$3] )*( [.I35]-[.I34] )" office:value-type="float" office:value="26015.8539382927">
            <text:p>26015.8539382927</text:p>
          </table:table-cell>
          <table:table-cell table:formula="of:= ( [.J49]*[.$H$3] )*( [.J35]-[.J34] )" office:value-type="float" office:value="27622.115306362">
            <text:p>27622.115306362</text:p>
          </table:table-cell>
          <table:table-cell table:formula="of:= ( [.K49]*[.$H$3] )*( [.K35]-[.K34] )" office:value-type="float" office:value="29358.3100421901">
            <text:p>29358.3100421901</text:p>
          </table:table-cell>
          <table:table-cell table:formula="of:= ( [.L49]*[.$H$3] )*( [.L35]-[.L34] )" office:value-type="float" office:value="31225.1209729579">
            <text:p>31225.1209729579</text:p>
          </table:table-cell>
          <table:table-cell table:formula="of:= ( [.M49]*[.$H$3] )*( [.M35]-[.M34] )" office:value-type="float" office:value="33226.5006047574">
            <text:p>33226.5006047574</text:p>
          </table:table-cell>
          <table:table-cell table:formula="of:= ( [.N49]*[.$H$3] )*( [.N35]-[.N34] )" office:value-type="float" office:value="29500.2350996964">
            <text:p>29500.2350996964</text:p>
          </table:table-cell>
          <table:table-cell table:number-columns-repeated="8"/>
        </table:table-row>
        <table:table-row table:style-name="ro6">
          <table:table-cell/>
          <table:table-cell table:style-name="ce6" office:value-type="string">
            <text:p>enthalpy rotor</text:p>
          </table:table-cell>
          <table:table-cell table:formula="of:=(1-[.C52])*[.C40]" office:value-type="float" office:value="5336.66785550058">
            <text:p>5336.6678555006</text:p>
          </table:table-cell>
          <table:table-cell table:formula="of:=(1-[.D52])*[.D40]" office:value-type="float" office:value="6452.07284966491">
            <text:p>6452.0728496649</text:p>
          </table:table-cell>
          <table:table-cell table:formula="of:=(1-[.E52])*[.E40]" office:value-type="float" office:value="6385.55037832198">
            <text:p>6385.550378322</text:p>
          </table:table-cell>
          <table:table-cell/>
          <table:table-cell table:formula="of:=(1-[.G52])*[.G40]" office:value-type="float" office:value="8268.52114531716">
            <text:p>8268.5211453172</text:p>
          </table:table-cell>
          <table:table-cell table:formula="of:=(1-[.H52])*[.H40]" office:value-type="float" office:value="9818.13257970086">
            <text:p>9818.1325797009</text:p>
          </table:table-cell>
          <table:table-cell table:formula="of:=(1-[.I52])*[.I40]" office:value-type="float" office:value="10406.3415753171">
            <text:p>10406.3415753171</text:p>
          </table:table-cell>
          <table:table-cell table:formula="of:=(1-[.J52])*[.J40]" office:value-type="float" office:value="11048.8461225448">
            <text:p>11048.8461225448</text:p>
          </table:table-cell>
          <table:table-cell table:formula="of:=(1-[.K52])*[.K40]" office:value-type="float" office:value="11743.324016876">
            <text:p>11743.324016876</text:p>
          </table:table-cell>
          <table:table-cell table:formula="of:=(1-[.L52])*[.L40]" office:value-type="float" office:value="12490.0483891831">
            <text:p>12490.0483891831</text:p>
          </table:table-cell>
          <table:table-cell table:formula="of:=(1-[.M52])*[.M40]" office:value-type="float" office:value="13290.6002419029">
            <text:p>13290.6002419029</text:p>
          </table:table-cell>
          <table:table-cell table:formula="of:=(1-[.N52])*[.N40]" office:value-type="float" office:value="11800.0940398785">
            <text:p>11800.0940398785</text:p>
          </table:table-cell>
          <table:table-cell table:number-columns-repeated="8"/>
        </table:table-row>
        <table:table-row table:style-name="ro6">
          <table:table-cell/>
          <table:table-cell table:style-name="ce6" office:value-type="string">
            <text:p>enthalpy stator</text:p>
          </table:table-cell>
          <table:table-cell table:formula="of:=[.C52]*[.C40]" office:value-type="float" office:value="5336.66785550058">
            <text:p>5336.6678555006</text:p>
          </table:table-cell>
          <table:table-cell table:formula="of:=[.D52]*[.D40]" office:value-type="float" office:value="6452.07284966491">
            <text:p>6452.0728496649</text:p>
          </table:table-cell>
          <table:table-cell table:formula="of:=[.E52]*[.E40]" office:value-type="float" office:value="6385.55037832198">
            <text:p>6385.550378322</text:p>
          </table:table-cell>
          <table:table-cell/>
          <table:table-cell table:formula="of:=[.G52]*[.G40]" office:value-type="float" office:value="12402.7817179757">
            <text:p>12402.7817179757</text:p>
          </table:table-cell>
          <table:table-cell table:formula="of:=[.H52]*[.H40]" office:value-type="float" office:value="14727.1988695513">
            <text:p>14727.1988695513</text:p>
          </table:table-cell>
          <table:table-cell table:formula="of:=[.I52]*[.I40]" office:value-type="float" office:value="15609.5123629756">
            <text:p>15609.5123629756</text:p>
          </table:table-cell>
          <table:table-cell table:formula="of:=[.J52]*[.J40]" office:value-type="float" office:value="16573.2691838172">
            <text:p>16573.2691838172</text:p>
          </table:table-cell>
          <table:table-cell table:formula="of:=[.K52]*[.K40]" office:value-type="float" office:value="17614.986025314">
            <text:p>17614.986025314</text:p>
          </table:table-cell>
          <table:table-cell table:formula="of:=[.L52]*[.L40]" office:value-type="float" office:value="18735.0725837747">
            <text:p>18735.0725837747</text:p>
          </table:table-cell>
          <table:table-cell table:formula="of:=[.M52]*[.M40]" office:value-type="float" office:value="19935.9003628544">
            <text:p>19935.9003628544</text:p>
          </table:table-cell>
          <table:table-cell table:formula="of:=[.N52]*[.N40]" office:value-type="float" office:value="17700.1410598178">
            <text:p>17700.1410598178</text:p>
          </table:table-cell>
          <table:table-cell table:number-columns-repeated="8"/>
        </table:table-row>
        <table:table-row table:style-name="ro1">
          <table:table-cell/>
          <table:table-cell table:style-name="ce12" office:value-type="string">
            <text:p>work diff</text:p>
          </table:table-cell>
          <table:table-cell table:style-name="ce28" table:formula="of:=[.C38]-([.C40])" office:value-type="float" office:value="-359.650056201366">
            <text:p>-359.6500562014</text:p>
          </table:table-cell>
          <table:table-cell table:style-name="ce28" table:formula="of:=[.D38]-([.D40])" office:value-type="float" office:value="-206.972029196088">
            <text:p>-206.9720291961</text:p>
          </table:table-cell>
          <table:table-cell table:style-name="ce28" table:formula="of:=[.E38]-([.E40])" office:value-type="float" office:value="443.235799418158">
            <text:p>443.2357994182</text:p>
          </table:table-cell>
          <table:table-cell table:style-name="ce28"/>
          <table:table-cell table:style-name="ce28" table:formula="of:=[.G38]-([.G40])" office:value-type="float" office:value="-522.163124411498">
            <text:p>-522.1631244115</text:p>
          </table:table-cell>
          <table:table-cell table:style-name="ce28" table:formula="of:=[.H38]-([.H40])" office:value-type="float" office:value="-995.781005396675">
            <text:p>-995.7810053967</text:p>
          </table:table-cell>
          <table:table-cell table:style-name="ce28" table:formula="of:=[.I38]-([.I40])" office:value-type="float" office:value="-915.999892232772">
            <text:p>-915.9998922328</text:p>
          </table:table-cell>
          <table:table-cell table:style-name="ce28" table:formula="of:=[.J38]-([.J40])" office:value-type="float" office:value="-869.898756177594">
            <text:p>-869.8987561776</text:p>
          </table:table-cell>
          <table:table-cell table:style-name="ce28" table:formula="of:=[.K38]-([.K40])" office:value-type="float" office:value="-844.953389412931">
            <text:p>-844.9533894129</text:p>
          </table:table-cell>
          <table:table-cell table:style-name="ce28" table:formula="of:=[.L38]-([.L40])" office:value-type="float" office:value="-834.685620307962">
            <text:p>-834.685620308</text:p>
          </table:table-cell>
          <table:table-cell table:style-name="ce28" table:formula="of:=[.M38]-([.M40])" office:value-type="float" office:value="-835.41553643236">
            <text:p>-835.4155364324</text:p>
          </table:table-cell>
          <table:table-cell table:style-name="ce28" table:formula="of:=[.N38]-([.N40])" office:value-type="float" office:value="5018.27118958385">
            <text:p>5018.2711895839</text:p>
          </table:table-cell>
          <table:table-cell table:style-name="ce28"/>
          <table:table-cell table:number-columns-repeated="7"/>
        </table:table-row>
        <table:table-row table:style-name="ro8">
          <table:table-cell/>
          <table:table-cell table:style-name="ce13" office:value-type="string">
            <text:p>work diffrnce per shaft</text:p>
          </table:table-cell>
          <table:table-cell table:style-name="ce28" table:formula="of:=([.C40]+[.D40]+[.E40])-([.C38])" office:value-type="float" office:value="26034.8965121751">
            <text:p>26034.8965121751</text:p>
          </table:table-cell>
          <table:table-cell table:style-name="ce28" table:formula="of:=([.C40]+[.D40]+[.E40])-([.C38]+[.D38])" office:value-type="float" office:value="13337.7228420414">
            <text:p>13337.7228420414</text:p>
          </table:table-cell>
          <table:table-cell table:style-name="ce28" table:formula="of:=([.C40]+[.D40]+[.E40])-([.C38]+[.D38]+[.E38])" office:value-type="float" office:value="123.386285979293">
            <text:p>123.3862859793</text:p>
          </table:table-cell>
          <table:table-cell table:style-name="ce28"/>
          <table:table-cell table:style-name="ce33" table:formula="of:=SUM([.G40:.M40]) - SUM([.G38])" office:value-type="float" office:value="172515.395438224">
            <text:p>172515.395438224</text:p>
          </table:table-cell>
          <table:table-cell table:style-name="ce33" table:formula="of:=SUM([.G40:.M40]) - SUM([.G38:.H38])" office:value-type="float" office:value="148965.844994368">
            <text:p>148965.844994368</text:p>
          </table:table-cell>
          <table:table-cell table:style-name="ce33" table:formula="of:=SUM([.G40:.M40]) - SUM([.G38:.I38])" office:value-type="float" office:value="123865.990948308">
            <text:p>123865.990948308</text:p>
          </table:table-cell>
          <table:table-cell table:style-name="ce33" table:formula="of:=SUM([.G40:.M40]) - SUM([.G38:.J38])" office:value-type="float" office:value="97113.7743981239">
            <text:p>97113.7743981239</text:p>
          </table:table-cell>
          <table:table-cell table:style-name="ce33" table:formula="of:=SUM([.G40:.M40]) - SUM([.G38:.K38])" office:value-type="float" office:value="68600.4177453467">
            <text:p>68600.4177453467</text:p>
          </table:table-cell>
          <table:table-cell table:style-name="ce33" table:formula="of:=SUM([.G40:.M40]) - SUM([.G38:.L38])" office:value-type="float" office:value="38209.9823926968">
            <text:p>38209.9823926968</text:p>
          </table:table-cell>
          <table:table-cell table:style-name="ce33" table:formula="of:=SUM([.G40:.M40]) - SUM([.G38:.M38])" office:value-type="float" office:value="5818.89732437185">
            <text:p>5818.8973243719</text:p>
          </table:table-cell>
          <table:table-cell table:style-name="ce33" table:formula="of:=SUM([.H40:.N40]) - SUM([.H38:.N38])" office:value-type="float" office:value="278.463010376436">
            <text:p>278.4630103764</text:p>
          </table:table-cell>
          <table:table-cell table:style-name="ce33"/>
          <table:table-cell table:number-columns-repeated="7"/>
        </table:table-row>
        <table:table-row table:style-name="ro1">
          <table:table-cell/>
          <table:table-cell table:style-name="ce14" office:value-type="string">
            <text:p>tip radius</text:p>
          </table:table-cell>
          <table:table-cell table:style-name="ce29" office:value-type="float" office:value="0.09">
            <text:p>0.09</text:p>
          </table:table-cell>
          <table:table-cell table:style-name="ce29" office:value-type="float" office:value="0.089">
            <text:p>0.089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1">
            <text:p>0.081</text:p>
          </table:table-cell>
          <table:table-cell table:number-columns-repeated="7" table:style-name="ce29" office:value-type="float" office:value="0.08">
            <text:p>0.08</text:p>
          </table:table-cell>
          <table:table-cell table:style-name="ce29"/>
          <table:table-cell table:number-columns-repeated="7"/>
        </table:table-row>
        <table:table-row table:style-name="ro1">
          <table:table-cell/>
          <table:table-cell office:value-type="string">
            <text:p>mean radius</text:p>
          </table:table-cell>
          <table:table-cell table:formula="of:=([.C45]+[.C47])/2" office:value-type="float" office:value="0.07">
            <text:p>0.07</text:p>
          </table:table-cell>
          <table:table-cell table:formula="of:=([.D45]+[.D47])/2" office:value-type="float" office:value="0.0708289673016196">
            <text:p>0.0708289673</text:p>
          </table:table-cell>
          <table:table-cell table:formula="of:=([.E45]+[.E47])/2" office:value-type="float" office:value="0.0704720985278785">
            <text:p>0.0704720985</text:p>
          </table:table-cell>
          <table:table-cell table:formula="of:=([.F45]+[.F47])/2" office:value-type="float" office:value="0.0686440622611305">
            <text:p>0.0686440623</text:p>
          </table:table-cell>
          <table:table-cell table:formula="of:=([.G45]+[.G47])/2" office:value-type="float" office:value="0.0647106599202706">
            <text:p>0.0647106599</text:p>
          </table:table-cell>
          <table:table-cell table:formula="of:=([.H45]+[.H47])/2" office:value-type="float" office:value="0.0662325505543142">
            <text:p>0.0662325506</text:p>
          </table:table-cell>
          <table:table-cell table:formula="of:=([.I45]+[.I47])/2" office:value-type="float" office:value="0.0686791629654696">
            <text:p>0.068679163</text:p>
          </table:table-cell>
          <table:table-cell table:formula="of:=([.J45]+[.J47])/2" office:value-type="float" office:value="0.0706112395361842">
            <text:p>0.0706112395</text:p>
          </table:table-cell>
          <table:table-cell table:formula="of:=([.K45]+[.K47])/2" office:value-type="float" office:value="0.0721671238602396">
            <text:p>0.0721671239</text:p>
          </table:table-cell>
          <table:table-cell table:formula="of:=([.L45]+[.L47])/2" office:value-type="float" office:value="0.0734366367701557">
            <text:p>0.0734366368</text:p>
          </table:table-cell>
          <table:table-cell table:formula="of:=([.M45]+[.M47])/2" office:value-type="float" office:value="0.0744822091952798">
            <text:p>0.0744822092</text:p>
          </table:table-cell>
          <table:table-cell table:formula="of:=([.N45]+[.N47])/2" office:value-type="float" office:value="0.0753493137503094">
            <text:p>0.0753493138</text:p>
          </table:table-cell>
          <table:table-cell table:number-columns-repeated="8"/>
        </table:table-row>
        <table:table-row table:style-name="ro6">
          <table:table-cell/>
          <table:table-cell table:style-name="ce15" office:value-type="string">
            <text:p>hub radius</text:p>
          </table:table-cell>
          <table:table-cell table:style-name="ce23" office:value-type="float" office:value="0.05">
            <text:p>0.05</text:p>
          </table:table-cell>
          <table:table-cell table:style-name="ce23" table:formula="of:= (-( [.D61]/3.1415926536 ) + [.D45]^2)^0.5" office:value-type="float" office:value="0.0526579346032391">
            <text:p>0.0526579346</text:p>
          </table:table-cell>
          <table:table-cell table:style-name="ce23" table:formula="of:= (-( [.E61]/3.1415926536 ) + [.E45]^2)^0.5" office:value-type="float" office:value="0.053944197055757">
            <text:p>0.0539441971</text:p>
          </table:table-cell>
          <table:table-cell table:style-name="ce23" table:formula="of:= (-( [.F61]/3.1415926536 ) + [.F45]^2)^0.5" office:value-type="float" office:value="0.053288124522261">
            <text:p>0.0532881245</text:p>
          </table:table-cell>
          <table:table-cell table:style-name="ce23" table:formula="of:= (-( [.G61]/3.1415926536 ) + [.G45]^2)^0.5" office:value-type="float" office:value="0.0484213198405413">
            <text:p>0.0484213198</text:p>
          </table:table-cell>
          <table:table-cell table:style-name="ce23" table:formula="of:= (-( [.H61]/3.1415926536 ) + [.H45]^2)^0.5" office:value-type="float" office:value="0.0524651011086284">
            <text:p>0.0524651011</text:p>
          </table:table-cell>
          <table:table-cell table:style-name="ce23" table:formula="of:= (-( [.I61]/3.1415926536 ) + [.I45]^2)^0.5" office:value-type="float" office:value="0.0573583259309393">
            <text:p>0.0573583259</text:p>
          </table:table-cell>
          <table:table-cell table:style-name="ce23" table:formula="of:= (-( [.J61]/3.1415926536 ) + [.J45]^2)^0.5" office:value-type="float" office:value="0.0612224790723684">
            <text:p>0.0612224791</text:p>
          </table:table-cell>
          <table:table-cell table:style-name="ce23" table:formula="of:= (-( [.K61]/3.1415926536 ) + [.K45]^2)^0.5" office:value-type="float" office:value="0.0643342477204792">
            <text:p>0.0643342477</text:p>
          </table:table-cell>
          <table:table-cell table:style-name="ce23" table:formula="of:= (-( [.L61]/3.1415926536 ) + [.L45]^2)^0.5" office:value-type="float" office:value="0.0668732735403113">
            <text:p>0.0668732735</text:p>
          </table:table-cell>
          <table:table-cell table:style-name="ce23" table:formula="of:= (-( [.M61]/3.1415926536 ) + [.M45]^2)^0.5" office:value-type="float" office:value="0.0689644183905597">
            <text:p>0.0689644184</text:p>
          </table:table-cell>
          <table:table-cell table:style-name="ce23" table:formula="of:= (-( [.N61]/3.1415926536 ) + [.N45]^2)^0.5" office:value-type="float" office:value="0.0706986275006188">
            <text:p>0.0706986275</text:p>
          </table:table-cell>
          <table:table-cell table:style-name="ce23"/>
          <table:table-cell table:number-columns-repeated="7"/>
        </table:table-row>
        <table:table-row table:style-name="ro6">
          <table:table-cell/>
          <table:table-cell table:style-name="ce16" office:value-type="string">
            <text:p>tip r 2</text:p>
          </table:table-cell>
          <table:table-cell table:style-name="ce29" office:value-type="float" office:value="0.09">
            <text:p>0.09</text:p>
          </table:table-cell>
          <table:table-cell table:style-name="ce29" office:value-type="float" office:value="0.088">
            <text:p>0.088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2">
            <text:p>0.082</text:p>
          </table:table-cell>
          <table:table-cell table:number-columns-repeated="8" table:style-name="ce29" office:value-type="float" office:value="0.08">
            <text:p>0.08</text:p>
          </table:table-cell>
          <table:table-cell table:style-name="ce29"/>
          <table:table-cell table:number-columns-repeated="7"/>
        </table:table-row>
        <table:table-row table:style-name="ro6">
          <table:table-cell/>
          <table:table-cell table:style-name="ce15" office:value-type="string">
            <text:p>mean r 2</text:p>
          </table:table-cell>
          <table:table-cell table:formula="of:= ([.C48]+[.C50])/2" office:value-type="float" office:value="0.0711370426955738">
            <text:p>0.0711370427</text:p>
          </table:table-cell>
          <table:table-cell table:formula="of:= ([.D48]+[.D50])/2" office:value-type="float" office:value="0.0706878212004039">
            <text:p>0.0706878212</text:p>
          </table:table-cell>
          <table:table-cell table:formula="of:= ([.E48]+[.E50])/2" office:value-type="float" office:value="0.0702306385795736">
            <text:p>0.0702306386</text:p>
          </table:table-cell>
          <table:table-cell table:formula="of:= ([.F48]+[.F50])/2" office:value-type="float" office:value="0.0660380920554063">
            <text:p>0.0660380921</text:p>
          </table:table-cell>
          <table:table-cell table:formula="of:= ([.G48]+[.G50])/2" office:value-type="float" office:value="0.0651926534345366">
            <text:p>0.0651926534</text:p>
          </table:table-cell>
          <table:table-cell table:formula="of:= ([.H48]+[.H50])/2" office:value-type="float" office:value="0.067790564052657">
            <text:p>0.0677905641</text:p>
          </table:table-cell>
          <table:table-cell table:formula="of:= ([.I48]+[.I50])/2" office:value-type="float" office:value="0.0699042162473307">
            <text:p>0.0699042162</text:p>
          </table:table-cell>
          <table:table-cell table:formula="of:= ([.J48]+[.J50])/2" office:value-type="float" office:value="0.0715949657626908">
            <text:p>0.0715949658</text:p>
          </table:table-cell>
          <table:table-cell table:formula="of:= ([.K48]+[.K50])/2" office:value-type="float" office:value="0.0729681929816161">
            <text:p>0.072968193</text:p>
          </table:table-cell>
          <table:table-cell table:formula="of:= ([.L48]+[.L50])/2" office:value-type="float" office:value="0.0740954388859393">
            <text:p>0.0740954389</text:p>
          </table:table-cell>
          <table:table-cell table:formula="of:= ([.M48]+[.M50])/2" office:value-type="float" office:value="0.0750279611413039">
            <text:p>0.0750279611</text:p>
          </table:table-cell>
          <table:table-cell table:formula="of:= ([.N48]+[.N50])/2" office:value-type="float" office:value="0.075803911849077">
            <text:p>0.0758039118</text:p>
          </table:table-cell>
          <table:table-cell table:number-columns-repeated="8"/>
        </table:table-row>
        <table:table-row table:style-name="ro6">
          <table:table-cell/>
          <table:table-cell table:style-name="ce15" office:value-type="string">
            <text:p>hub r 2</text:p>
          </table:table-cell>
          <table:table-cell table:formula="of:= (-( [.C62]/3.1415926536 ) + [.C48]^2)^0.5" office:value-type="float" office:value="0.0522740853911476">
            <text:p>0.0522740854</text:p>
          </table:table-cell>
          <table:table-cell table:formula="of:= (-( [.D62]/3.1415926536 ) + [.D48]^2)^0.5" office:value-type="float" office:value="0.0533756424008078">
            <text:p>0.0533756424</text:p>
          </table:table-cell>
          <table:table-cell table:formula="of:= (-( [.E62]/3.1415926536 ) + [.E48]^2)^0.5" office:value-type="float" office:value="0.0544612771591473">
            <text:p>0.0544612772</text:p>
          </table:table-cell>
          <table:table-cell table:formula="of:= (-( [.F62]/3.1415926536 ) + [.F48]^2)^0.5" office:value-type="float" office:value="0.0500761841108126">
            <text:p>0.0500761841</text:p>
          </table:table-cell>
          <table:table-cell table:formula="of:= (-( [.G62]/3.1415926536 ) + [.G48]^2)^0.5" office:value-type="float" office:value="0.0503853068690733">
            <text:p>0.0503853069</text:p>
          </table:table-cell>
          <table:table-cell table:formula="of:= (-( [.H62]/3.1415926536 ) + [.H48]^2)^0.5" office:value-type="float" office:value="0.055581128105314">
            <text:p>0.0555811281</text:p>
          </table:table-cell>
          <table:table-cell table:formula="of:= (-( [.I62]/3.1415926536 ) + [.I48]^2)^0.5" office:value-type="float" office:value="0.0598084324946613">
            <text:p>0.0598084325</text:p>
          </table:table-cell>
          <table:table-cell table:formula="of:= (-( [.J62]/3.1415926536 ) + [.J48]^2)^0.5" office:value-type="float" office:value="0.0631899315253816">
            <text:p>0.0631899315</text:p>
          </table:table-cell>
          <table:table-cell table:formula="of:= (-( [.K62]/3.1415926536 ) + [.K48]^2)^0.5" office:value-type="float" office:value="0.0659363859632321">
            <text:p>0.065936386</text:p>
          </table:table-cell>
          <table:table-cell table:formula="of:= (-( [.L62]/3.1415926536 ) + [.L48]^2)^0.5" office:value-type="float" office:value="0.0681908777718787">
            <text:p>0.0681908778</text:p>
          </table:table-cell>
          <table:table-cell table:formula="of:= (-( [.M62]/3.1415926536 ) + [.M48]^2)^0.5" office:value-type="float" office:value="0.0700559222826079">
            <text:p>0.0700559223</text:p>
          </table:table-cell>
          <table:table-cell table:formula="of:= (-( [.N62]/3.1415926536 ) + [.N48]^2)^0.5" office:value-type="float" office:value="0.071607823698154">
            <text:p>0.0716078237</text:p>
          </table:table-cell>
          <table:table-cell table:number-columns-repeated="8"/>
        </table:table-row>
        <table:table-row table:style-name="ro6">
          <table:table-cell office:value-type="string">
            <text:p>0.4 to 0.6</text:p>
          </table:table-cell>
          <table:table-cell table:style-name="ce17" office:value-type="string">
            <text:p>phi</text:p>
          </table:table-cell>
          <table:table-cell table:style-name="ce28" table:formula="of:= [.C11]/( [.$G$3] * [.C46] )" office:value-type="float" office:value="0.261044142476574">
            <text:p>0.2610441425</text:p>
          </table:table-cell>
          <table:table-cell table:style-name="ce28" table:formula="of:= [.D11]/( [.$G$3] * [.D46] )" office:value-type="float" office:value="0.257988936864569">
            <text:p>0.2579889369</text:p>
          </table:table-cell>
          <table:table-cell table:style-name="ce28" table:formula="of:= [.E11]/( [.$G$3] * [.E46] )" office:value-type="float" office:value="0.259295385763649">
            <text:p>0.2592953858</text:p>
          </table:table-cell>
          <table:table-cell table:style-name="ce28"/>
          <table:table-cell table:style-name="ce28" table:formula="of:= [.G11]/( [.$H$3] * [.G46] )" office:value-type="float" office:value="0.157801398482928">
            <text:p>0.1578013985</text:p>
          </table:table-cell>
          <table:table-cell table:style-name="ce28" table:formula="of:= [.H11]/( [.$H$3] * [.H46] )" office:value-type="float" office:value="0.154175440122873">
            <text:p>0.1541754401</text:p>
          </table:table-cell>
          <table:table-cell table:style-name="ce28" table:formula="of:= [.I11]/( [.$H$3] * [.I46] )" office:value-type="float" office:value="0.148683125874815">
            <text:p>0.1486831259</text:p>
          </table:table-cell>
          <table:table-cell table:style-name="ce28" table:formula="of:= [.J11]/( [.$H$3] * [.J46] )" office:value-type="float" office:value="0.144614833265164">
            <text:p>0.1446148333</text:p>
          </table:table-cell>
          <table:table-cell table:style-name="ce28" table:formula="of:= [.K11]/( [.$G$5] * [.K46] )" office:value-type="float" office:value="0.141497015343822">
            <text:p>0.1414970153</text:p>
          </table:table-cell>
          <table:table-cell table:style-name="ce28" table:formula="of:= [.L11]/( [.$G$5] * [.L46] )" office:value-type="float" office:value="0.139050929907533">
            <text:p>0.1390509299</text:p>
          </table:table-cell>
          <table:table-cell table:style-name="ce28" table:formula="of:= [.M11]/( [.$G$5] * [.M46] )" office:value-type="float" office:value="0.137098949433672">
            <text:p>0.1370989494</text:p>
          </table:table-cell>
          <table:table-cell table:style-name="ce28" table:formula="of:= [.N11]/( [.$G$5] * [.N46] )" office:value-type="float" office:value="0.135521242648742">
            <text:p>0.1355212426</text:p>
          </table:table-cell>
          <table:table-cell table:style-name="ce28"/>
          <table:table-cell table:number-columns-repeated="7"/>
        </table:table-row>
        <table:table-row table:style-name="ro6">
          <table:table-cell/>
          <table:table-cell table:style-name="ce16" office:value-type="string">
            <text:p>Rm</text:p>
          </table:table-cell>
          <table:table-cell table:number-columns-repeated="3" table:style-name="ce29" office:value-type="float" office:value="0.5">
            <text:p>0.5</text:p>
          </table:table-cell>
          <table:table-cell table:style-name="ce29"/>
          <table:table-cell table:number-columns-repeated="8" table:style-name="ce29" office:value-type="float" office:value="0.6">
            <text:p>0.6</text:p>
          </table:table-cell>
          <table:table-cell table:style-name="ce29"/>
          <table:table-cell table:number-columns-repeated="7"/>
        </table:table-row>
        <table:table-row table:style-name="ro6">
          <table:table-cell/>
          <table:table-cell table:style-name="ce15" office:value-type="string">
            <text:p>Solidity</text:p>
          </table:table-cell>
          <table:table-cell table:formula="of:=(1.5*[.C31])/(1.55*[.C51]-[.C31])" office:value-type="float" office:value="0.844668855709671">
            <text:p>0.8446688557</text:p>
          </table:table-cell>
          <table:table-cell table:formula="of:=(1.5*[.D31])/(1.55*[.D51]-[.D31])" office:value-type="float" office:value="1.17053085538998">
            <text:p>1.1705308554</text:p>
          </table:table-cell>
          <table:table-cell table:formula="of:=(1.5*[.E31])/(1.55*[.E51]-[.E31])" office:value-type="float" office:value="1.26996394692454">
            <text:p>1.2699639469</text:p>
          </table:table-cell>
          <table:table-cell/>
          <table:table-cell table:formula="of:=(1.5*[.G31])/(1.55*[.G51]-[.G31])" office:value-type="float" office:value="1.11072081955463">
            <text:p>1.1107208196</text:p>
          </table:table-cell>
          <table:table-cell table:formula="of:=(1.5*[.H31])/(1.55*[.H51]-[.H31])" office:value-type="float" office:value="1.41726348067919">
            <text:p>1.4172634807</text:p>
          </table:table-cell>
          <table:table-cell table:formula="of:=(1.5*[.I31])/(1.55*[.I51]-[.I31])" office:value-type="float" office:value="1.49613911238551">
            <text:p>1.4961391124</text:p>
          </table:table-cell>
          <table:table-cell table:formula="of:=(1.5*[.J31])/(1.55*[.J51]-[.J31])" office:value-type="float" office:value="1.60987894030437">
            <text:p>1.6098789403</text:p>
          </table:table-cell>
          <table:table-cell table:formula="of:=(1.5*[.K31])/(1.55*[.K51]-[.K31])" office:value-type="float" office:value="1.75980344323325">
            <text:p>1.7598034432</text:p>
          </table:table-cell>
          <table:table-cell table:formula="of:=(1.5*[.L31])/(1.55*[.L51]-[.L31])" office:value-type="float" office:value="1.95178193482145">
            <text:p>1.9517819348</text:p>
          </table:table-cell>
          <table:table-cell table:formula="of:=(1.5*[.M31])/(1.55*[.M51]-[.M31])" office:value-type="float" office:value="2.19645326017341">
            <text:p>2.1964532602</text:p>
          </table:table-cell>
          <table:table-cell table:formula="of:=(1.5*[.N31])/(1.55*[.N51]-[.N31])" office:value-type="float" office:value="2.51011038335652">
            <text:p>2.5101103834</text:p>
          </table:table-cell>
          <table:table-cell table:number-columns-repeated="8"/>
        </table:table-row>
        <table:table-row table:style-name="ro1">
          <table:table-cell/>
          <table:table-cell table:style-name="ce15"/>
          <table:table-cell table:style-name="ce23" table:number-columns-repeated="13"/>
          <table:table-cell table:number-columns-repeated="7"/>
        </table:table-row>
        <table:table-row table:style-name="ro6">
          <table:table-cell/>
          <table:table-cell table:style-name="ce16" office:value-type="string">
            <text:p>alpha1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2">
            <text:p>2</text:p>
          </table:table-cell>
          <table:table-cell table:number-columns-repeated="8" table:style-name="ce29" office:value-type="float" office:value="0">
            <text:p>0</text:p>
          </table:table-cell>
          <table:table-cell table:number-columns-repeated="2" table:style-name="ce29" office:value-type="float" office:value="10">
            <text:p>10</text:p>
          </table:table-cell>
          <table:table-cell table:number-columns-repeated="7"/>
        </table:table-row>
        <table:table-row table:style-name="ro6">
          <table:table-cell/>
          <table:table-cell table:style-name="ce15" office:value-type="string">
            <text:p>alpha2</text:p>
          </table:table-cell>
          <table:table-cell table:formula="of:=ATAN([.C31]/([.C51]*0.982))*57.29577951" office:value-type="float" office:value="29.6235988197708">
            <text:p>29.6235988198</text:p>
          </table:table-cell>
          <table:table-cell table:formula="of:=ATAN([.D31]/([.D51]*0.982))*57.29577951" office:value-type="float" office:value="34.677023110894">
            <text:p>34.6770231109</text:p>
          </table:table-cell>
          <table:table-cell table:formula="of:=ATAN([.E31]/([.E51]*0.982))*57.29577951" office:value-type="float" office:value="35.8919381344576">
            <text:p>35.8919381345</text:p>
          </table:table-cell>
          <table:table-cell/>
          <table:table-cell table:formula="of:=ATAN([.G31]/([.G51]*0.982))*57.29577951" office:value-type="float" office:value="33.8825007389989">
            <text:p>33.882500739</text:p>
          </table:table-cell>
          <table:table-cell table:formula="of:=ATAN([.H31]/([.H51]*0.982))*57.29577951" office:value-type="float" office:value="37.4818218402203">
            <text:p>37.4818218402</text:p>
          </table:table-cell>
          <table:table-cell table:formula="of:=ATAN([.I31]/([.I51]*0.982))*57.29577951" office:value-type="float" office:value="38.2447798848216">
            <text:p>38.2447798848</text:p>
          </table:table-cell>
          <table:table-cell table:formula="of:=ATAN([.J31]/([.J51]*0.982))*57.29577951" office:value-type="float" office:value="39.2519180799719">
            <text:p>39.25191808</text:p>
          </table:table-cell>
          <table:table-cell table:formula="of:=ATAN([.K31]/([.K51]*0.982))*57.29577951" office:value-type="float" office:value="40.4344727628563">
            <text:p>40.4344727629</text:p>
          </table:table-cell>
          <table:table-cell table:formula="of:=ATAN([.L31]/([.L51]*0.982))*57.29577951" office:value-type="float" office:value="41.748907006373">
            <text:p>41.7489070064</text:p>
          </table:table-cell>
          <table:table-cell table:formula="of:=ATAN([.M31]/([.M51]*0.982))*57.29577951" office:value-type="float" office:value="43.1646127286244">
            <text:p>43.1646127286</text:p>
          </table:table-cell>
          <table:table-cell table:formula="of:=ATAN([.N31]/([.N51]*0.982))*57.29577951" office:value-type="float" office:value="44.6541385078055">
            <text:p>44.6541385078</text:p>
          </table:table-cell>
          <table:table-cell table:number-columns-repeated="8"/>
        </table:table-row>
        <table:table-row table:style-name="ro6">
          <table:table-cell/>
          <table:table-cell table:style-name="ce15" office:value-type="string">
            <text:p>beta1</text:p>
          </table:table-cell>
          <table:table-cell table:formula="of:=ATAN(TAN([.C55]/57.29577951)-1/[.C51])*57.29577951" office:value-type="float" office:value="-75.3697611965554">
            <text:p>-75.3697611966</text:p>
          </table:table-cell>
          <table:table-cell table:formula="of:=ATAN(TAN([.D55]/57.29577951)-1/[.D51])*57.29577951" office:value-type="float" office:value="-75.5337659587232">
            <text:p>-75.5337659587</text:p>
          </table:table-cell>
          <table:table-cell table:formula="of:=ATAN(TAN([.E55]/57.29577951)-1/[.E51])*57.29577951" office:value-type="float" office:value="-75.3364789174759">
            <text:p>-75.3364789175</text:p>
          </table:table-cell>
          <table:table-cell/>
          <table:table-cell table:formula="of:=ATAN(TAN([.G55]/57.29577951)-1/[.G51])*57.29577951" office:value-type="float" office:value="-81.032591265897">
            <text:p>-81.0325912659</text:p>
          </table:table-cell>
          <table:table-cell table:formula="of:=ATAN(TAN([.H55]/57.29577951)-1/[.H51])*57.29577951" office:value-type="float" office:value="-81.2354081564466">
            <text:p>-81.2354081564</text:p>
          </table:table-cell>
          <table:table-cell table:formula="of:=ATAN(TAN([.I55]/57.29577951)-1/[.I51])*57.29577951" office:value-type="float" office:value="-81.543039634197">
            <text:p>-81.5430396342</text:p>
          </table:table-cell>
          <table:table-cell table:formula="of:=ATAN(TAN([.J55]/57.29577951)-1/[.J51])*57.29577951" office:value-type="float" office:value="-81.7712279420906">
            <text:p>-81.7712279421</text:p>
          </table:table-cell>
          <table:table-cell table:formula="of:=ATAN(TAN([.K55]/57.29577951)-1/[.K51])*57.29577951" office:value-type="float" office:value="-81.9462831161379">
            <text:p>-81.9462831161</text:p>
          </table:table-cell>
          <table:table-cell table:formula="of:=ATAN(TAN([.L55]/57.29577951)-1/[.L51])*57.29577951" office:value-type="float" office:value="-82.0837289326069">
            <text:p>-82.0837289326</text:p>
          </table:table-cell>
          <table:table-cell table:formula="of:=ATAN(TAN([.M55]/57.29577951)-1/[.M51])*57.29577951" office:value-type="float" office:value="-82.1934768336085">
            <text:p>-82.1934768336</text:p>
          </table:table-cell>
          <table:table-cell table:formula="of:=ATAN(TAN([.N55]/57.29577951)-1/[.N51])*57.29577951" office:value-type="float" office:value="-82.0956447168392">
            <text:p>-82.0956447168</text:p>
          </table:table-cell>
          <table:table-cell table:number-columns-repeated="8"/>
        </table:table-row>
        <table:table-row table:style-name="ro6">
          <table:table-cell/>
          <table:table-cell table:style-name="ce15" office:value-type="string">
            <text:p>beta2</text:p>
          </table:table-cell>
          <table:table-cell table:formula="of:=ATAN(TAN([.C56]/57.29577951) - 1/[.C51] ) * 57.29577951" office:value-type="float" office:value="-72.9572521726024">
            <text:p>-72.9572521726</text:p>
          </table:table-cell>
          <table:table-cell table:formula="of:=ATAN(TAN([.D56]/57.29577951) - 1/[.D51] ) * 57.29577951" office:value-type="float" office:value="-72.5655624009177">
            <text:p>-72.5655624009</text:p>
          </table:table-cell>
          <table:table-cell table:formula="of:=ATAN(TAN([.E56]/57.29577951) - 1/[.E51] ) * 57.29577951" office:value-type="float" office:value="-72.2974918577675">
            <text:p>-72.2974918578</text:p>
          </table:table-cell>
          <table:table-cell/>
          <table:table-cell table:formula="of:=ATAN(TAN([.G56]/57.29577951) - 1/[.G51] ) * 57.29577951" office:value-type="float" office:value="-79.9900885385842">
            <text:p>-79.9900885386</text:p>
          </table:table-cell>
          <table:table-cell table:formula="of:=ATAN(TAN([.H56]/57.29577951) - 1/[.H51] ) * 57.29577951" office:value-type="float" office:value="-80.0822746285739">
            <text:p>-80.0822746286</text:p>
          </table:table-cell>
          <table:table-cell table:formula="of:=ATAN(TAN([.I56]/57.29577951) - 1/[.I51] ) * 57.29577951" office:value-type="float" office:value="-80.4399415474247">
            <text:p>-80.4399415474</text:p>
          </table:table-cell>
          <table:table-cell table:formula="of:=ATAN(TAN([.J56]/57.29577951) - 1/[.J51] ) * 57.29577951" office:value-type="float" office:value="-80.6868046117176">
            <text:p>-80.6868046117</text:p>
          </table:table-cell>
          <table:table-cell table:formula="of:=ATAN(TAN([.K56]/57.29577951) - 1/[.K51] ) * 57.29577951" office:value-type="float" office:value="-80.8596560881487">
            <text:p>-80.8596560881</text:p>
          </table:table-cell>
          <table:table-cell table:formula="of:=ATAN(TAN([.L56]/57.29577951) - 1/[.L51] ) * 57.29577951" office:value-type="float" office:value="-80.9794237987618">
            <text:p>-80.9794237988</text:p>
          </table:table-cell>
          <table:table-cell table:formula="of:=ATAN(TAN([.M56]/57.29577951) - 1/[.M51] ) * 57.29577951" office:value-type="float" office:value="-81.0589933489076">
            <text:p>-81.0589933489</text:p>
          </table:table-cell>
          <table:table-cell table:formula="of:=ATAN(TAN([.N56]/57.29577951) - 1/[.N51] ) * 57.29577951" office:value-type="float" office:value="-81.1069216713407">
            <text:p>-81.1069216713</text:p>
          </table:table-cell>
          <table:table-cell table:number-columns-repeated="8"/>
        </table:table-row>
        <table:table-row table:style-name="ro6">
          <table:table-cell office:value-type="string">
            <text:p>About 0.75</text:p>
          </table:table-cell>
          <table:table-cell table:style-name="ce17" office:value-type="string">
            <text:p>De Haller R</text:p>
          </table:table-cell>
          <table:table-cell table:style-name="ce28" table:formula="of:= COS([.C56]/57.29577951)/COS([.C55]/57.29577951)" office:value-type="float" office:value="0.869291412399626">
            <text:p>0.8692914124</text:p>
          </table:table-cell>
          <table:table-cell table:style-name="ce28" table:formula="of:= COS([.D56]/57.29577951)/COS([.D55]/57.29577951)" office:value-type="float" office:value="0.822372268719766">
            <text:p>0.8223722687</text:p>
          </table:table-cell>
          <table:table-cell table:style-name="ce28" table:formula="of:= COS([.E56]/57.29577951)/COS([.E55]/57.29577951)" office:value-type="float" office:value="0.810617945123177">
            <text:p>0.8106179451</text:p>
          </table:table-cell>
          <table:table-cell table:style-name="ce28"/>
          <table:table-cell table:style-name="ce28" table:formula="of:= COS([.G56]/57.29577951)/COS([.G55]/57.29577951)" office:value-type="float" office:value="0.830182592718359">
            <text:p>0.8301825927</text:p>
          </table:table-cell>
          <table:table-cell table:style-name="ce28" table:formula="of:= COS([.H56]/57.29577951)/COS([.H55]/57.29577951)" office:value-type="float" office:value="0.793546441308932">
            <text:p>0.7935464413</text:p>
          </table:table-cell>
          <table:table-cell table:style-name="ce28" table:formula="of:= COS([.I56]/57.29577951)/COS([.I55]/57.29577951)" office:value-type="float" office:value="0.785373332132714">
            <text:p>0.7853733321</text:p>
          </table:table-cell>
          <table:table-cell table:style-name="ce28" table:formula="of:= COS([.J56]/57.29577951)/COS([.J55]/57.29577951)" office:value-type="float" office:value="0.774371462668347">
            <text:p>0.7743714627</text:p>
          </table:table-cell>
          <table:table-cell table:style-name="ce28" table:formula="of:= COS([.K56]/57.29577951)/COS([.K55]/57.29577951)" office:value-type="float" office:value="0.761148219794939">
            <text:p>0.7611482198</text:p>
          </table:table-cell>
          <table:table-cell table:style-name="ce28" table:formula="of:= COS([.L56]/57.29577951)/COS([.L55]/57.29577951)" office:value-type="float" office:value="0.746070077483242">
            <text:p>0.7460700775</text:p>
          </table:table-cell>
          <table:table-cell table:style-name="ce28" table:formula="of:= COS([.M56]/57.29577951)/COS([.M55]/57.29577951)" office:value-type="float" office:value="0.729391281325411">
            <text:p>0.7293912813</text:p>
          </table:table-cell>
          <table:table-cell table:style-name="ce28" table:formula="of:= COS([.N56]/57.29577951)/COS([.N55]/57.29577951)" office:value-type="float" office:value="0.722336176750039">
            <text:p>0.7223361768</text:p>
          </table:table-cell>
          <table:table-cell table:style-name="ce28"/>
          <table:table-cell table:number-columns-repeated="7"/>
        </table:table-row>
        <table:table-row table:style-name="ro4">
          <table:table-cell/>
          <table:table-cell table:style-name="ce17" office:value-type="string">
            <text:p>De Haller S</text:p>
          </table:table-cell>
          <table:table-cell table:style-name="ce28" table:formula="of:= COS([.D55]/57.29577951)/COS([.C56]/57.29577951)" office:value-type="float" office:value="1.15036222115615">
            <text:p>1.1503622212</text:p>
          </table:table-cell>
          <table:table-cell table:style-name="ce28" table:formula="of:= COS([.E55]/57.29577951)/COS([.D56]/57.29577951)" office:value-type="float" office:value="1.21525355977146">
            <text:p>1.2152535598</text:p>
          </table:table-cell>
          <table:table-cell table:style-name="ce28" table:formula="of:= COS([.G55]/57.29577951)/COS([.E56]/57.29577951)" office:value-type="float" office:value="1.23437872344023">
            <text:p>1.2343787234</text:p>
          </table:table-cell>
          <table:table-cell table:style-name="ce28"/>
          <table:table-cell table:style-name="ce28" table:formula="of:= COS([.H55]/57.29577951)/COS([.G56]/57.29577951)" office:value-type="float" office:value="1.2045542857332">
            <text:p>1.2045542857</text:p>
          </table:table-cell>
          <table:table-cell table:style-name="ce28" table:formula="of:= COS([.I55]/57.29577951)/COS([.H56]/57.29577951)" office:value-type="float" office:value="1.26016569156372">
            <text:p>1.2601656916</text:p>
          </table:table-cell>
          <table:table-cell table:style-name="ce28" table:formula="of:= COS([.J55]/57.29577951)/COS([.I56]/57.29577951)" office:value-type="float" office:value="1.27327980093806">
            <text:p>1.2732798009</text:p>
          </table:table-cell>
          <table:table-cell table:style-name="ce28" table:formula="of:= COS([.K55]/57.29577951)/COS([.J56]/57.29577951)" office:value-type="float" office:value="1.29136990218386">
            <text:p>1.2913699022</text:p>
          </table:table-cell>
          <table:table-cell table:style-name="ce28" table:formula="of:= COS([.L55]/57.29577951)/COS([.K56]/57.29577951)" office:value-type="float" office:value="1.31380455736914">
            <text:p>1.3138045574</text:p>
          </table:table-cell>
          <table:table-cell table:style-name="ce28" table:formula="of:= COS([.M55]/57.29577951)/COS([.L56]/57.29577951)" office:value-type="float" office:value="1.34035666377796">
            <text:p>1.3403566638</text:p>
          </table:table-cell>
          <table:table-cell table:style-name="ce28" table:formula="of:= COS([.N55]/57.29577951)/COS([.M56]/57.29577951)" office:value-type="float" office:value="1.35017757714493">
            <text:p>1.3501775771</text:p>
          </table:table-cell>
          <table:table-cell table:style-name="ce28" table:formula="of:= COS([.O55]/57.29577951)/COS([.N56]/57.29577951)" office:value-type="float" office:value="1.38439695004511">
            <text:p>1.38439695</text:p>
          </table:table-cell>
          <table:table-cell table:style-name="ce28"/>
          <table:table-cell table:number-columns-repeated="7"/>
        </table:table-row>
        <table:table-row table:style-name="ro6">
          <table:table-cell/>
          <table:table-cell table:style-name="ce15" office:value-type="string">
            <text:p>Area 1</text:p>
          </table:table-cell>
          <table:table-cell table:formula="of:= 3.1415926536*  (  [.C45]^2-[.C47]^2 )" office:value-type="float" office:value="0.01759291886016">
            <text:p>0.0175929189</text:p>
          </table:table-cell>
          <table:table-cell table:formula="of:=[.C63]" office:value-type="float" office:value="0.0161733648459954">
            <text:p>0.0161733648</text:p>
          </table:table-cell>
          <table:table-cell table:formula="of:=[.D63]" office:value-type="float" office:value="0.0146367543273057">
            <text:p>0.0146367543</text:p>
          </table:table-cell>
          <table:table-cell table:formula="of:=[.E63]" office:value-type="float" office:value="0.0132461351906588">
            <text:p>0.0132461352</text:p>
          </table:table-cell>
          <table:table-cell table:formula="of:=[.E63]" office:value-type="float" office:value="0.0132461351906588">
            <text:p>0.0132461352</text:p>
          </table:table-cell>
          <table:table-cell table:formula="of:=[.G63]" office:value-type="float" office:value="0.0114586864058858">
            <text:p>0.0114586864</text:p>
          </table:table-cell>
          <table:table-cell table:formula="of:=[.H63]" office:value-type="float" office:value="0.00977042367014178">
            <text:p>0.0097704237</text:p>
          </table:table-cell>
          <table:table-cell table:formula="of:=[.I63]" office:value-type="float" office:value="0.00833090070822017">
            <text:p>0.0083309007</text:p>
          </table:table-cell>
          <table:table-cell table:formula="of:=[.J63]" office:value-type="float" office:value="0.00710346950688744">
            <text:p>0.0071034695</text:p>
          </table:table-cell>
          <table:table-cell table:formula="of:=[.K63]" office:value-type="float" office:value="0.00605688157890191">
            <text:p>0.0060568816</text:p>
          </table:table-cell>
          <table:table-cell table:formula="of:=[.L63]" office:value-type="float" office:value="0.00516449242518339">
            <text:p>0.0051644924</text:p>
          </table:table-cell>
          <table:table-cell table:formula="of:=[.M63]" office:value-type="float" office:value="0.00440358320735273">
            <text:p>0.0044035832</text:p>
          </table:table-cell>
          <table:table-cell table:number-columns-repeated="8"/>
        </table:table-row>
        <table:table-row table:style-name="ro6">
          <table:table-cell/>
          <table:table-cell table:style-name="ce15" office:value-type="string">
            <text:p>Area 2</text:p>
          </table:table-cell>
          <table:table-cell table:formula="of:=[.C61]*([.C21]/[.C22])" office:value-type="float" office:value="0.0168622472298499">
            <text:p>0.0168622472</text:p>
          </table:table-cell>
          <table:table-cell table:formula="of:=[.D61]*([.D21]/[.D22])" office:value-type="float" office:value="0.015378224211015">
            <text:p>0.0153782242</text:p>
          </table:table-cell>
          <table:table-cell table:formula="of:=[.E61]*([.E21]/[.E22])" office:value-type="float" office:value="0.0139171589777488">
            <text:p>0.013917159</text:p>
          </table:table-cell>
          <table:table-cell table:formula="of:=([.F61]+[.F63])/2" office:value-type="float" office:value="0.0132461351906588">
            <text:p>0.0132461352</text:p>
          </table:table-cell>
          <table:table-cell table:formula="of:=[.G61]*([.G21]/[.G22])" office:value-type="float" office:value="0.0121306972209225">
            <text:p>0.0121306972</text:p>
          </table:table-cell>
          <table:table-cell table:formula="of:=[.H61]*([.H21]/[.H22])" office:value-type="float" office:value="0.0104009908025283">
            <text:p>0.0104009908</text:p>
          </table:table-cell>
          <table:table-cell table:formula="of:=[.I61]*([.I21]/[.I22])" office:value-type="float" office:value="0.00886856338766292">
            <text:p>0.0088685634</text:p>
          </table:table-cell>
          <table:table-cell table:formula="of:=[.J61]*([.J21]/[.J22])" office:value-type="float" office:value="0.00756191578804938">
            <text:p>0.0075619158</text:p>
          </table:table-cell>
          <table:table-cell table:formula="of:=[.K61]*([.K21]/[.K22])" office:value-type="float" office:value="0.00644778279028792">
            <text:p>0.0064477828</text:p>
          </table:table-cell>
          <table:table-cell table:formula="of:=[.L61]*([.L21]/[.L22])" office:value-type="float" office:value="0.00549780030299136">
            <text:p>0.0054978003</text:p>
          </table:table-cell>
          <table:table-cell table:formula="of:=[.M61]*([.M21]/[.M22])" office:value-type="float" office:value="0.00468778325118211">
            <text:p>0.0046877833</text:p>
          </table:table-cell>
          <table:table-cell table:formula="of:=[.N61]*([.N21]/[.N22])" office:value-type="float" office:value="0.00399710986194">
            <text:p>0.0039971099</text:p>
          </table:table-cell>
          <table:table-cell table:number-columns-repeated="8"/>
        </table:table-row>
        <table:table-row table:style-name="ro6">
          <table:table-cell/>
          <table:table-cell table:style-name="ce15" office:value-type="string">
            <text:p>Area 3</text:p>
          </table:table-cell>
          <table:table-cell table:formula="of:= ( [.C21]/[.C23] )*[.C61]" office:value-type="float" office:value="0.0161733648459954">
            <text:p>0.0161733648</text:p>
          </table:table-cell>
          <table:table-cell table:formula="of:= ( [.D21]/[.D23] )*[.D61]" office:value-type="float" office:value="0.0146367543273057">
            <text:p>0.0146367543</text:p>
          </table:table-cell>
          <table:table-cell table:formula="of:= ( [.E21]/[.E23] )*[.E61]" office:value-type="float" office:value="0.0132461351906588">
            <text:p>0.0132461352</text:p>
          </table:table-cell>
          <table:table-cell table:formula="of:=[.G61]" office:value-type="float" office:value="0.0132461351906588">
            <text:p>0.0132461352</text:p>
          </table:table-cell>
          <table:table-cell table:formula="of:= ( [.G21]/[.G23] )*[.G61]" office:value-type="float" office:value="0.0114586864058858">
            <text:p>0.0114586864</text:p>
          </table:table-cell>
          <table:table-cell table:formula="of:= ( [.H21]/[.H23] )*[.H61]" office:value-type="float" office:value="0.00977042367014178">
            <text:p>0.0097704237</text:p>
          </table:table-cell>
          <table:table-cell table:formula="of:= ( [.I21]/[.I23] )*[.I61]" office:value-type="float" office:value="0.00833090070822017">
            <text:p>0.0083309007</text:p>
          </table:table-cell>
          <table:table-cell table:formula="of:= ( [.J21]/[.J23] )*[.J61]" office:value-type="float" office:value="0.00710346950688744">
            <text:p>0.0071034695</text:p>
          </table:table-cell>
          <table:table-cell table:formula="of:= ( [.K21]/[.K23] )*[.K61]" office:value-type="float" office:value="0.00605688157890191">
            <text:p>0.0060568816</text:p>
          </table:table-cell>
          <table:table-cell table:formula="of:= ( [.L21]/[.L23] )*[.L61]" office:value-type="float" office:value="0.00516449242518339">
            <text:p>0.0051644924</text:p>
          </table:table-cell>
          <table:table-cell table:formula="of:= ( [.M21]/[.M23] )*[.M61]" office:value-type="float" office:value="0.00440358320735273">
            <text:p>0.0044035832</text:p>
          </table:table-cell>
          <table:table-cell table:formula="of:= ( [.N21]/[.N23] )*[.N61]" office:value-type="float" office:value="0.00375478236148064">
            <text:p>0.0037547824</text:p>
          </table:table-cell>
          <table:table-cell table:number-columns-repeated="8"/>
        </table:table-row>
        <table:table-row table:style-name="ro6">
          <table:table-cell office:value-type="string">
            <text:p>less thn 0.42</text:p>
          </table:table-cell>
          <table:table-cell table:style-name="ce17" office:value-type="string">
            <text:p>Diffusion R</text:p>
          </table:table-cell>
          <table:table-cell table:style-name="ce28" table:formula="of:=( ( COS([.C58]/57.29577951 ) - COS([.C57]/57.29577951 ) )/COS([.C58]/57.29577951 ) ) + ( TAN([.C58]/57.29577951 ) - TAN([.C57]/57.29577951 ) )*COS([.C57]/57.29577951 )*0.5/[.C53]" office:value-type="float" office:value="0.223219782058401">
            <text:p>0.2232197821</text:p>
          </table:table-cell>
          <table:table-cell table:style-name="ce28" table:formula="of:=( ( COS([.D58]/57.29577951 ) - COS([.D57]/57.29577951 ) )/COS([.D58]/57.29577951 ) ) + ( TAN([.D58]/57.29577951 ) - TAN([.D57]/57.29577951 ) )*COS([.D57]/57.29577951 )*0.5/[.D53]" office:value-type="float" office:value="0.240054638961957">
            <text:p>0.240054639</text:p>
          </table:table-cell>
          <table:table-cell table:style-name="ce28" table:formula="of:=( ( COS([.E58]/57.29577951 ) - COS([.E57]/57.29577951 ) )/COS([.E58]/57.29577951 ) ) + ( TAN([.E58]/57.29577951 ) - TAN([.E57]/57.29577951 ) )*COS([.E57]/57.29577951 )*0.5/[.E53]" office:value-type="float" office:value="0.236144326827893">
            <text:p>0.2361443268</text:p>
          </table:table-cell>
          <table:table-cell table:style-name="ce28"/>
          <table:table-cell table:style-name="ce28" table:formula="of:=( ( COS([.G58]/57.29577951 ) - COS([.G57]/57.29577951 ) )/COS([.G58]/57.29577951 ) ) + ( TAN([.G58]/57.29577951 ) - TAN([.G57]/57.29577951 ) )*COS([.G57]/57.29577951 )*0.5/[.G53]" office:value-type="float" office:value="0.150364511341521">
            <text:p>0.1503645113</text:p>
          </table:table-cell>
          <table:table-cell table:style-name="ce28" table:formula="of:=( ( COS([.H58]/57.29577951 ) - COS([.H57]/57.29577951 ) )/COS([.H58]/57.29577951 ) ) + ( TAN([.H58]/57.29577951 ) - TAN([.H57]/57.29577951 ) )*COS([.H57]/57.29577951 )*0.5/[.H53]" office:value-type="float" office:value="0.156523085946459">
            <text:p>0.1565230859</text:p>
          </table:table-cell>
          <table:table-cell table:style-name="ce28" table:formula="of:=( ( COS([.I58]/57.29577951 ) - COS([.I57]/57.29577951 ) )/COS([.I58]/57.29577951 ) ) + ( TAN([.I58]/57.29577951 ) - TAN([.I57]/57.29577951 ) )*COS([.I57]/57.29577951 )*0.5/[.I53]" office:value-type="float" office:value="0.153230008846608">
            <text:p>0.1532300088</text:p>
          </table:table-cell>
          <table:table-cell table:style-name="ce28" table:formula="of:=( ( COS([.J58]/57.29577951 ) - COS([.J57]/57.29577951 ) )/COS([.J58]/57.29577951 ) ) + ( TAN([.J58]/57.29577951 ) - TAN([.J57]/57.29577951 ) )*COS([.J57]/57.29577951 )*0.5/[.J53]" office:value-type="float" office:value="0.1519059750269">
            <text:p>0.151905975</text:p>
          </table:table-cell>
          <table:table-cell table:style-name="ce28" table:formula="of:=( ( COS([.K58]/57.29577951 ) - COS([.K57]/57.29577951 ) )/COS([.K58]/57.29577951 ) ) + ( TAN([.K58]/57.29577951 ) - TAN([.K57]/57.29577951 ) )*COS([.K57]/57.29577951 )*0.5/[.K53]" office:value-type="float" office:value="0.151963936850298">
            <text:p>0.1519639369</text:p>
          </table:table-cell>
          <table:table-cell table:style-name="ce28" table:formula="of:=( ( COS([.L58]/57.29577951 ) - COS([.L57]/57.29577951 ) )/COS([.L58]/57.29577951 ) ) + ( TAN([.L58]/57.29577951 ) - TAN([.L57]/57.29577951 ) )*COS([.L57]/57.29577951 )*0.5/[.L53]" office:value-type="float" office:value="0.153074994877206">
            <text:p>0.1530749949</text:p>
          </table:table-cell>
          <table:table-cell table:style-name="ce28" table:formula="of:=( ( COS([.M58]/57.29577951 ) - COS([.M57]/57.29577951 ) )/COS([.M58]/57.29577951 ) ) + ( TAN([.M58]/57.29577951 ) - TAN([.M57]/57.29577951 ) )*COS([.M57]/57.29577951 )*0.5/[.M53]" office:value-type="float" office:value="0.155041432123598">
            <text:p>0.1550414321</text:p>
          </table:table-cell>
          <table:table-cell table:style-name="ce28" table:formula="of:=( ( COS([.N58]/57.29577951 ) - COS([.N57]/57.29577951 ) )/COS([.N58]/57.29577951 ) ) + ( TAN([.N58]/57.29577951 ) - TAN([.N57]/57.29577951 ) )*COS([.N57]/57.29577951 )*0.5/[.N53]" office:value-type="float" office:value="0.132662403231801">
            <text:p>0.1326624032</text:p>
          </table:table-cell>
          <table:table-cell table:style-name="ce28"/>
          <table:table-cell table:number-columns-repeated="7"/>
        </table:table-row>
        <table:table-row table:style-name="ro6">
          <table:table-cell/>
          <table:table-cell table:style-name="ce17" office:value-type="string">
            <text:p>Diffusion S</text:p>
          </table:table-cell>
          <table:table-cell table:style-name="ce28" table:formula="of:=( ( COS([.D55]/57.29577951 ) - COS([.C56]/57.29577951 ) )/COS([.D55]/57.29577951 ) ) + ( TAN([.C56]/57.29577951 ) - TAN([.D55]/57.29577951 ) )*COS([.C56]/57.29577951 )*0.5/[.C53]" office:value-type="float" office:value="0.423308430967497">
            <text:p>0.423308431</text:p>
          </table:table-cell>
          <table:table-cell table:style-name="ce28" table:formula="of:=( ( COS([.E55]/57.29577951 ) - COS([.D56]/57.29577951 ) )/COS([.E55]/57.29577951 ) ) + ( TAN([.D56]/57.29577951 ) - TAN([.E55]/57.29577951 ) )*COS([.D56]/57.29577951 )*0.5/[.D53]" office:value-type="float" office:value="0.40789009265757">
            <text:p>0.4078900927</text:p>
          </table:table-cell>
          <table:table-cell table:style-name="ce28" table:formula="of:=( ( COS([.F55]/57.29577951 ) - COS([.E56]/57.29577951 ) )/COS([.F55]/57.29577951 ) ) + ( TAN([.E56]/57.29577951 ) - TAN([.F55]/57.29577951 ) )*COS([.E56]/57.29577951 )*0.5/[.E53]" office:value-type="float" office:value="0.420692797049562">
            <text:p>0.420692797</text:p>
          </table:table-cell>
          <table:table-cell table:style-name="ce28"/>
          <table:table-cell table:style-name="ce28" table:formula="of:=( ( COS([.H55]/57.29577951 ) - COS([.G56]/57.29577951 ) )/COS([.H55]/57.29577951 ) ) + ( TAN([.G56]/57.29577951 ) - TAN([.H55]/57.29577951 ) )*COS([.G56]/57.29577951 )*0.5/[.G53]" office:value-type="float" office:value="0.420776771264465">
            <text:p>0.4207767713</text:p>
          </table:table-cell>
          <table:table-cell table:style-name="ce28" table:formula="of:=( ( COS([.I55]/57.29577951 ) - COS([.H56]/57.29577951 ) )/COS([.I55]/57.29577951 ) ) + ( TAN([.H56]/57.29577951 ) - TAN([.I55]/57.29577951 ) )*COS([.H56]/57.29577951 )*0.5/[.H53]" office:value-type="float" office:value="0.421131245826465">
            <text:p>0.4211312458</text:p>
          </table:table-cell>
          <table:table-cell table:style-name="ce28" table:formula="of:=( ( COS([.J55]/57.29577951 ) - COS([.I56]/57.29577951 ) )/COS([.J55]/57.29577951 ) ) + ( TAN([.I56]/57.29577951 ) - TAN([.J55]/57.29577951 ) )*COS([.I56]/57.29577951 )*0.5/[.I53]" office:value-type="float" office:value="0.421499943498681">
            <text:p>0.4214999435</text:p>
          </table:table-cell>
          <table:table-cell table:style-name="ce28" table:formula="of:=( ( COS([.K55]/57.29577951 ) - COS([.J56]/57.29577951 ) )/COS([.K55]/57.29577951 ) ) + ( TAN([.J56]/57.29577951 ) - TAN([.K55]/57.29577951 ) )*COS([.J56]/57.29577951 )*0.5/[.J53]" office:value-type="float" office:value="0.422143702724442">
            <text:p>0.4221437027</text:p>
          </table:table-cell>
          <table:table-cell table:style-name="ce28" table:formula="of:=( ( COS([.L55]/57.29577951 ) - COS([.K56]/57.29577951 ) )/COS([.L55]/57.29577951 ) ) + ( TAN([.K56]/57.29577951 ) - TAN([.L55]/57.29577951 ) )*COS([.K56]/57.29577951 )*0.5/[.K53]" office:value-type="float" office:value="0.423127466172945">
            <text:p>0.4231274662</text:p>
          </table:table-cell>
          <table:table-cell table:style-name="ce28" table:formula="of:=( ( COS([.M55]/57.29577951 ) - COS([.L56]/57.29577951 ) )/COS([.M55]/57.29577951 ) ) + ( TAN([.L56]/57.29577951 ) - TAN([.M55]/57.29577951 ) )*COS([.L56]/57.29577951 )*0.5/[.L53]" office:value-type="float" office:value="0.42450928437758">
            <text:p>0.4245092844</text:p>
          </table:table-cell>
          <table:table-cell table:style-name="ce28" table:formula="of:=( ( COS([.N55]/57.29577951 ) - COS([.M56]/57.29577951 ) )/COS([.N55]/57.29577951 ) ) + ( TAN([.M56]/57.29577951 ) - TAN([.N55]/57.29577951 ) )*COS([.M56]/57.29577951 )*0.5/[.M53]" office:value-type="float" office:value="0.385807218490596">
            <text:p>0.3858072185</text:p>
          </table:table-cell>
          <table:table-cell table:style-name="ce28" table:formula="of:=( ( COS([.O55]/57.29577951 ) - COS([.N56]/57.29577951 ) )/COS([.O55]/57.29577951 ) ) + ( TAN([.N56]/57.29577951 ) - TAN([.O55]/57.29577951 ) )*COS([.N56]/57.29577951 )*0.5/[.N53]" office:value-type="float" office:value="0.39267732475634">
            <text:p>0.3926773248</text:p>
          </table:table-cell>
          <table:table-cell table:style-name="ce28"/>
          <table:table-cell table:number-columns-repeated="7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3" office:value-type="float" office:value="0.015">
            <text:p>0.015</text:p>
          </table:table-cell>
          <table:table-cell/>
          <table:table-cell table:number-columns-repeated="8" office:value-type="float" office:value="0.015">
            <text:p>0.01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orrected c</text:p>
          </table:table-cell>
          <table:table-cell table:formula="of:=2*[.$C$112]*[.C47]*[.C53]/[.C102]" office:value-type="float" office:value="0.0156094439518447">
            <text:p>0.015609444</text:p>
          </table:table-cell>
          <table:table-cell table:formula="of:=2*[.$C$112]*[.D47]*[.D53]/[.D102]" office:value-type="float" office:value="0.0154912529983086">
            <text:p>0.015491253</text:p>
          </table:table-cell>
          <table:table-cell table:formula="of:=2*[.$C$112]*[.E47]*[.E53]/[.E102]" office:value-type="float" office:value="0.0153729764565358">
            <text:p>0.0153729765</text:p>
          </table:table-cell>
          <table:table-cell/>
          <table:table-cell table:formula="of:=2*[.$C$112]*[.G47]*[.G53]/[.G102]" office:value-type="float" office:value="0.0153602655181547">
            <text:p>0.0153602655</text:p>
          </table:table-cell>
          <table:table-cell table:formula="of:=2*[.$C$112]*[.H47]*[.H53]/[.H102]" office:value-type="float" office:value="0.0150709033694589">
            <text:p>0.0150709034</text:p>
          </table:table-cell>
          <table:table-cell table:formula="of:=2*[.$C$112]*[.I47]*[.I53]/[.I102]" office:value-type="float" office:value="0.0154056585504649">
            <text:p>0.0154056586</text:p>
          </table:table-cell>
          <table:table-cell table:formula="of:=2*[.$C$112]*[.J47]*[.J53]/[.J102]" office:value-type="float" office:value="0.015104283977444">
            <text:p>0.015104284</text:p>
          </table:table-cell>
          <table:table-cell table:formula="of:=2*[.$C$112]*[.K47]*[.K53]/[.K102]" office:value-type="float" office:value="0.0151352082358056">
            <text:p>0.0151352082</text:p>
          </table:table-cell>
          <table:table-cell table:formula="of:=2*[.$C$112]*[.L47]*[.L53]/[.L102]" office:value-type="float" office:value="0.0151869298026917">
            <text:p>0.0151869298</text:p>
          </table:table-cell>
          <table:table-cell table:formula="of:=2*[.$C$112]*[.M47]*[.M53]/[.M102]" office:value-type="float" office:value="0.0151072829344957">
            <text:p>0.0151072829</text:p>
          </table:table-cell>
          <table:table-cell table:formula="of:=2*[.$C$112]*[.N47]*[.N53]/[.N102]" office:value-type="float" office:value="0.0150678730179046">
            <text:p>0.01506787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y value</text:p>
          </table:table-cell>
          <table:table-cell table:formula="of:=[.C47]/[.C46]" office:value-type="float" office:value="0.714285714285714">
            <text:p>0.7142857143</text:p>
          </table:table-cell>
          <table:table-cell table:formula="of:=[.D47]/[.D46]" office:value-type="float" office:value="0.743451960537551">
            <text:p>0.7434519605</text:p>
          </table:table-cell>
          <table:table-cell table:formula="of:=[.E47]/[.E46]" office:value-type="float" office:value="0.765468861898825">
            <text:p>0.7654688619</text:p>
          </table:table-cell>
          <table:table-cell/>
          <table:table-cell table:formula="of:=[.G47]/[.G46]" office:value-type="float" office:value="0.748274239517889">
            <text:p>0.7482742395</text:p>
          </table:table-cell>
          <table:table-cell table:formula="of:=[.H47]/[.H46]" office:value-type="float" office:value="0.792134693131049">
            <text:p>0.7921346931</text:p>
          </table:table-cell>
          <table:table-cell table:formula="of:=[.I47]/[.I46]" office:value-type="float" office:value="0.835163439015379">
            <text:p>0.835163439</text:p>
          </table:table-cell>
          <table:table-cell table:formula="of:=[.J47]/[.J46]" office:value-type="float" office:value="0.867035892224997">
            <text:p>0.8670358922</text:p>
          </table:table-cell>
          <table:table-cell table:formula="of:=[.K47]/[.K46]" office:value-type="float" office:value="0.891461988218767">
            <text:p>0.8914619882</text:p>
          </table:table-cell>
          <table:table-cell table:formula="of:=[.L47]/[.L46]" office:value-type="float" office:value="0.910625492689887">
            <text:p>0.9106254927</text:p>
          </table:table-cell>
          <table:table-cell table:formula="of:=[.M47]/[.M46]" office:value-type="float" office:value="0.925918002911898">
            <text:p>0.9259180029</text:p>
          </table:table-cell>
          <table:table-cell table:formula="of:=[.N47]/[.N46]" office:value-type="float" office:value="0.938278319758798">
            <text:p>0.9382783198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vu1 rh</text:p>
          </table:table-cell>
          <table:table-cell table:formula="of:=[.C32]-[.C33]/[.C68]" office:value-type="float" office:value="-7.89679314487833">
            <text:p>-7.8967931449</text:p>
          </table:table-cell>
          <table:table-cell table:formula="of:=[.D32]-[.D33]/[.D68]" office:value-type="float" office:value="-8.288708358754">
            <text:p>-8.2887083588</text:p>
          </table:table-cell>
          <table:table-cell table:formula="of:=[.E32]-[.E33]/[.E68]" office:value-type="float" office:value="-4.90466687177974">
            <text:p>-4.9046668718</text:p>
          </table:table-cell>
          <table:table-cell/>
          <table:table-cell table:formula="of:=[.G32]-[.G33]/[.G68]" office:value-type="float" office:value="-7.84326973991546">
            <text:p>-7.8432697399</text:p>
          </table:table-cell>
          <table:table-cell table:formula="of:=[.H32]-[.H33]/[.H68]" office:value-type="float" office:value="-6.98624354590618">
            <text:p>-6.9862435459</text:p>
          </table:table-cell>
          <table:table-cell table:formula="of:=[.I32]-[.I33]/[.I68]" office:value-type="float" office:value="-5.40104601910149">
            <text:p>-5.4010460191</text:p>
          </table:table-cell>
          <table:table-cell table:formula="of:=[.J32]-[.J33]/[.J68]" office:value-type="float" office:value="-4.35043703447547">
            <text:p>-4.3504370345</text:p>
          </table:table-cell>
          <table:table-cell table:formula="of:=[.K32]-[.K33]/[.K68]" office:value-type="float" office:value="-3.60194921331759">
            <text:p>-3.6019492133</text:p>
          </table:table-cell>
          <table:table-cell table:formula="of:=[.L32]-[.L33]/[.L68]" office:value-type="float" office:value="-3.0412183554746">
            <text:p>-3.0412183555</text:p>
          </table:table-cell>
          <table:table-cell table:formula="of:=[.M32]-[.M33]/[.M68]" office:value-type="float" office:value="-2.60532978214535">
            <text:p>-2.6053297821</text:p>
          </table:table-cell>
          <table:table-cell table:formula="of:=[.N32]-[.N33]/[.N68]" office:value-type="float" office:value="10.5502741796395">
            <text:p>10.5502741796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vu2 rh</text:p>
          </table:table-cell>
          <table:table-cell table:formula="of:=[.C32]+[.C33]/[.C68]" office:value-type="float" office:value="47.38075886927">
            <text:p>47.3807588693</text:p>
          </table:table-cell>
          <table:table-cell table:formula="of:=[.D32]+[.D33]/[.D68]" office:value-type="float" office:value="56.3284945333165">
            <text:p>56.3284945333</text:p>
          </table:table-cell>
          <table:table-cell table:formula="of:=[.E32]+[.E33]/[.E68]" office:value-type="float" office:value="57.6112476030857">
            <text:p>57.6112476031</text:p>
          </table:table-cell>
          <table:table-cell/>
          <table:table-cell table:formula="of:=[.G32]+[.G33]/[.G68]" office:value-type="float" office:value="54.4727183011485">
            <text:p>54.4727183011</text:p>
          </table:table-cell>
          <table:table-cell table:formula="of:=[.H32]+[.H33]/[.H68]" office:value-type="float" office:value="60.2327036765919">
            <text:p>60.2327036766</text:p>
          </table:table-cell>
          <table:table-cell table:formula="of:=[.I32]+[.I33]/[.I68]" office:value-type="float" office:value="60.1310906238779">
            <text:p>60.1310906239</text:p>
          </table:table-cell>
          <table:table-cell table:formula="of:=[.J32]+[.J33]/[.J68]" office:value-type="float" office:value="61.0873281981857">
            <text:p>61.0873281982</text:p>
          </table:table-cell>
          <table:table-cell table:formula="of:=[.K32]+[.K33]/[.K68]" office:value-type="float" office:value="62.7701752471449">
            <text:p>62.7701752471</text:p>
          </table:table-cell>
          <table:table-cell table:formula="of:=[.L32]+[.L33]/[.L68]" office:value-type="float" office:value="65.0143927355528">
            <text:p>65.0143927356</text:p>
          </table:table-cell>
          <table:table-cell table:formula="of:=[.M32]+[.M33]/[.M68]" office:value-type="float" office:value="67.7310511079906">
            <text:p>67.731051108</text:p>
          </table:table-cell>
          <table:table-cell table:formula="of:=[.N32]+[.N33]/[.N68]" office:value-type="float" office:value="71.5451378557833">
            <text:p>71.545137855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hi</text:p>
          </table:table-cell>
          <table:table-cell table:formula="of:= [.C11]/( [.$G$3] * [.C47] )" office:value-type="float" office:value="0.365461799467203">
            <text:p>0.3654617995</text:p>
          </table:table-cell>
          <table:table-cell table:formula="of:= [.D11]/( [.$G$3] * [.D47] )" office:value-type="float" office:value="0.347014939173785">
            <text:p>0.3470149392</text:p>
          </table:table-cell>
          <table:table-cell table:formula="of:= [.E11]/( [.$G$3] * [.E47] )" office:value-type="float" office:value="0.338740605490392">
            <text:p>0.3387406055</text:p>
          </table:table-cell>
          <table:table-cell/>
          <table:table-cell table:formula="of:= [.G11]/( [.$H$3] * [.G47] )" office:value-type="float" office:value="0.210887118851771">
            <text:p>0.2108871189</text:p>
          </table:table-cell>
          <table:table-cell table:formula="of:= [.H11]/( [.$H$3] * [.H47] )" office:value-type="float" office:value="0.194632859108175">
            <text:p>0.1946328591</text:p>
          </table:table-cell>
          <table:table-cell table:formula="of:= [.I11]/( [.$H$3] * [.I47] )" office:value-type="float" office:value="0.178028777277542">
            <text:p>0.1780287773</text:p>
          </table:table-cell>
          <table:table-cell table:formula="of:= [.J11]/( [.$H$3] * [.J47] )" office:value-type="float" office:value="0.166792210751567">
            <text:p>0.1667922108</text:p>
          </table:table-cell>
          <table:table-cell table:formula="of:= [.K11]/( [.$H$3] * [.K47] )" office:value-type="float" office:value="0.158724676109352">
            <text:p>0.1587246761</text:p>
          </table:table-cell>
          <table:table-cell table:formula="of:= [.L11]/( [.$H$3] * [.L47] )" office:value-type="float" office:value="0.152698261825277">
            <text:p>0.1526982618</text:p>
          </table:table-cell>
          <table:table-cell table:formula="of:= [.M11]/( [.$H$3] * [.M47] )" office:value-type="float" office:value="0.148068132385927">
            <text:p>0.1480681324</text:p>
          </table:table-cell>
          <table:table-cell table:formula="of:= [.N11]/( [.$H$3] * [.N47] )" office:value-type="float" office:value="0.144436080206542">
            <text:p>0.144436080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si</text:p>
          </table:table-cell>
          <table:table-cell table:formula="of:=[.$E$5]*([.C26]-[.C24])/([.$G$3]*[.C47])^2" office:value-type="float" office:value="0.285697663567861">
            <text:p>0.2856976636</text:p>
          </table:table-cell>
          <table:table-cell table:formula="of:=[.$E$5]*([.D26]-[.D24])/([.$G$3]*[.D47])^2" office:value-type="float" office:value="0.317111670165088">
            <text:p>0.3171116702</text:p>
          </table:table-cell>
          <table:table-cell table:formula="of:=[.$E$5]*([.E26]-[.E24])/([.$G$3]*[.E47])^2" office:value-type="float" office:value="0.314476867020657">
            <text:p>0.314476867</text:p>
          </table:table-cell>
          <table:table-cell/>
          <table:table-cell table:formula="of:=[.$E$5]*([.G26]-[.G24])/([.$H$3]*[.G47])^2" office:value-type="float" office:value="0.185851229004833">
            <text:p>0.185851229</text:p>
          </table:table-cell>
          <table:table-cell table:formula="of:=[.$E$5]*([.H26]-[.H24])/([.$H$3]*[.H47])^2" office:value-type="float" office:value="0.185022168736011">
            <text:p>0.1850221687</text:p>
          </table:table-cell>
          <table:table-cell table:formula="of:=[.$E$5]*([.I26]-[.I24])/([.$H$3]*[.I47])^2" office:value-type="float" office:value="0.164991068758772">
            <text:p>0.1649910688</text:p>
          </table:table-cell>
          <table:table-cell table:formula="of:=[.$E$5]*([.J26]-[.J24])/([.$H$3]*[.J47])^2" office:value-type="float" office:value="0.154354794167799">
            <text:p>0.1543547942</text:p>
          </table:table-cell>
          <table:table-cell table:formula="of:=[.$E$5]*([.K26]-[.K24])/([.$H$3]*[.K47])^2" office:value-type="float" office:value="0.148986208127568">
            <text:p>0.1489862081</text:p>
          </table:table-cell>
          <table:table-cell table:formula="of:=[.$E$5]*([.L26]-[.L24])/([.$H$3]*[.L47])^2" office:value-type="float" office:value="0.146965003737527">
            <text:p>0.1469650037</text:p>
          </table:table-cell>
          <table:table-cell table:formula="of:=[.$E$5]*([.M26]-[.M24])/([.$H$3]*[.M47])^2" office:value-type="float" office:value="0.147284659602959">
            <text:p>0.1472846596</text:p>
          </table:table-cell>
          <table:table-cell table:formula="of:=[.$E$5]*([.N26]-[.N24])/([.$H$3]*[.N47])^2" office:value-type="float" office:value="0.149352399165497">
            <text:p>0.149352399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R</text:p>
          </table:table-cell>
          <table:table-cell table:formula="of:=1+(1-[.C52])*(1-2/[.C68])" office:value-type="float" office:value="0.1">
            <text:p>0.1</text:p>
          </table:table-cell>
          <table:table-cell table:formula="of:=1+(1-[.D52])*(1-2/[.D68])" office:value-type="float" office:value="0.154923178523932">
            <text:p>0.1549231785</text:p>
          </table:table-cell>
          <table:table-cell table:formula="of:=1+(1-[.E52])*(1-2/[.E68])" office:value-type="float" office:value="0.193611131980736">
            <text:p>0.193611132</text:p>
          </table:table-cell>
          <table:table-cell/>
          <table:table-cell table:formula="of:=1+(1-[.G52])*(1-2/[.G68])" office:value-type="float" office:value="0.33087325775716">
            <text:p>0.3308732578</text:p>
          </table:table-cell>
          <table:table-cell table:formula="of:=1+(1-[.H52])*(1-2/[.H68])" office:value-type="float" office:value="0.390070745622993">
            <text:p>0.3900707456</text:p>
          </table:table-cell>
          <table:table-cell table:formula="of:=1+(1-[.I52])*(1-2/[.I68])" office:value-type="float" office:value="0.442103661837538">
            <text:p>0.4421036618</text:p>
          </table:table-cell>
          <table:table-cell table:formula="of:=1+(1-[.J52])*(1-2/[.J68])" office:value-type="float" office:value="0.477316167446042">
            <text:p>0.4773161674</text:p>
          </table:table-cell>
          <table:table-cell table:formula="of:=1+(1-[.K52])*(1-2/[.K68])" office:value-type="float" office:value="0.502597743288547">
            <text:p>0.5025977433</text:p>
          </table:table-cell>
          <table:table-cell table:formula="of:=1+(1-[.L52])*(1-2/[.L68])" office:value-type="float" office:value="0.521482973602147">
            <text:p>0.5214829736</text:p>
          </table:table-cell>
          <table:table-cell table:formula="of:=1+(1-[.M52])*(1-2/[.M68])" office:value-type="float" office:value="0.535992606813888">
            <text:p>0.5359926068</text:p>
          </table:table-cell>
          <table:table-cell table:formula="of:=1+(1-[.N52])*(1-2/[.N68])" office:value-type="float" office:value="0.547374522939361">
            <text:p>0.5473745229</text:p>
          </table:table-cell>
          <table:table-cell table:number-columns-repeated="8"/>
        </table:table-row>
        <table:table-row table:style-name="ro1">
          <table:table-cell table:number-columns-repeated="22"/>
        </table:table-row>
        <table:table-row table:style-name="ro6">
          <table:table-cell/>
          <table:table-cell office:value-type="string">
            <text:p>Wr</text:p>
          </table:table-cell>
          <table:table-cell table:formula="of:=0.5*([.C45]+[.C48]-[.C47]-[.C50])*([.C$67]/([.C45]-[.C47]))*COS([.C79]/57.29577951)" office:value-type="float" office:value="0.00502120390408735">
            <text:p>0.0050212039</text:p>
          </table:table-cell>
          <table:table-cell table:formula="of:=0.5*([.D45]+[.D48]-[.D47]-[.D50])*([.D$67]/([.D45]-[.D47]))*COS([.D79]/57.29577951)" office:value-type="float" office:value="0.00478143181327441">
            <text:p>0.0047814318</text:p>
          </table:table-cell>
          <table:table-cell table:formula="of:=0.5*([.E45]+[.E48]-[.E47]-[.E50])*([.E$67]/([.E45]-[.E47]))*COS([.E79]/57.29577951)" office:value-type="float" office:value="0.00471760379984072">
            <text:p>0.0047176038</text:p>
          </table:table-cell>
          <table:table-cell/>
          <table:table-cell table:formula="of:=0.5*([.G45]+[.G48]-[.G47]-[.G50])*([.G$67]/([.G45]-[.G47]))*COS([.G79]/57.29577951)" office:value-type="float" office:value="0.00295789353361822">
            <text:p>0.0029578935</text:p>
          </table:table-cell>
          <table:table-cell table:formula="of:=0.5*([.H45]+[.H48]-[.H47]-[.H50])*([.H$67]/([.H45]-[.H47]))*COS([.H79]/57.29577951)" office:value-type="float" office:value="0.00266602669442031">
            <text:p>0.0026660267</text:p>
          </table:table-cell>
          <table:table-cell table:formula="of:=0.5*([.I45]+[.I48]-[.I47]-[.I50])*([.I$67]/([.I45]-[.I47]))*COS([.I79]/57.29577951)" office:value-type="float" office:value="0.00252026259563644">
            <text:p>0.0025202626</text:p>
          </table:table-cell>
          <table:table-cell table:formula="of:=0.5*([.J45]+[.J48]-[.J47]-[.J50])*([.J$67]/([.J45]-[.J47]))*COS([.J79]/57.29577951)" office:value-type="float" office:value="0.0023310626692811">
            <text:p>0.0023310627</text:p>
          </table:table-cell>
          <table:table-cell table:formula="of:=0.5*([.K45]+[.K48]-[.K47]-[.K50])*([.K$67]/([.K45]-[.K47]))*COS([.K79]/57.29577951)" office:value-type="float" office:value="0.00223336652413029">
            <text:p>0.0022333665</text:p>
          </table:table-cell>
          <table:table-cell table:formula="of:=0.5*([.L45]+[.L48]-[.L47]-[.L50])*([.L$67]/([.L45]-[.L47]))*COS([.L79]/57.29577951)" office:value-type="float" office:value="0.00216325375620295">
            <text:p>0.0021632538</text:p>
          </table:table-cell>
          <table:table-cell table:formula="of:=0.5*([.M45]+[.M48]-[.M47]-[.M50])*([.M$67]/([.M45]-[.M47]))*COS([.M79]/57.29577951)" office:value-type="float" office:value="0.00209197793275495">
            <text:p>0.0020919779</text:p>
          </table:table-cell>
          <table:table-cell table:formula="of:=0.5*([.N45]+[.N48]-[.N47]-[.N50])*([.N$67]/([.N45]-[.N47]))*COS([.N79]/57.29577951)" office:value-type="float" office:value="0.00209371574650363">
            <text:p>0.002093715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4" table:number-columns-repeated="13"/>
          <table:table-cell table:number-columns-repeated="7"/>
        </table:table-row>
        <table:table-row table:style-name="ro6">
          <table:table-cell/>
          <table:table-cell office:value-type="string">
            <text:p>alpha1 rh</text:p>
          </table:table-cell>
          <table:table-cell table:style-name="ce34" table:formula="of:=ATAN([.C69]/[.C11])*57.29577951" office:value-type="float" office:value="-6.48807594134628">
            <text:p>-6.4880759413</text:p>
          </table:table-cell>
          <table:table-cell table:style-name="ce34" table:formula="of:=ATAN([.D69]/[.D11])*57.29577951" office:value-type="float" office:value="-6.80712590433198">
            <text:p>-6.8071259043</text:p>
          </table:table-cell>
          <table:table-cell table:style-name="ce34" table:formula="of:=ATAN([.E69]/[.E11])*57.29577951" office:value-type="float" office:value="-4.04032089447157">
            <text:p>-4.0403208945</text:p>
          </table:table-cell>
          <table:table-cell table:style-name="ce34"/>
          <table:table-cell table:style-name="ce34" table:formula="of:=ATAN([.G69]/[.G11])*57.29577951" office:value-type="float" office:value="-6.44447183223485">
            <text:p>-6.4444718322</text:p>
          </table:table-cell>
          <table:table-cell table:style-name="ce34" table:formula="of:=ATAN([.H69]/[.H11])*57.29577951" office:value-type="float" office:value="-5.74528718667879">
            <text:p>-5.7452871867</text:p>
          </table:table-cell>
          <table:table-cell table:style-name="ce34" table:formula="of:=ATAN([.I69]/[.I11])*57.29577951" office:value-type="float" office:value="-4.4476577722008">
            <text:p>-4.4476577722</text:p>
          </table:table-cell>
          <table:table-cell table:style-name="ce34" table:formula="of:=ATAN([.J69]/[.J11])*57.29577951" office:value-type="float" office:value="-3.58502878513545">
            <text:p>-3.5850287851</text:p>
          </table:table-cell>
          <table:table-cell table:style-name="ce34" table:formula="of:=ATAN([.K69]/[.K11])*57.29577951" office:value-type="float" office:value="-2.96944678105294">
            <text:p>-2.9694467811</text:p>
          </table:table-cell>
          <table:table-cell table:style-name="ce34" table:formula="of:=ATAN([.L69]/[.L11])*57.29577951" office:value-type="float" office:value="-2.5078247396623">
            <text:p>-2.5078247397</text:p>
          </table:table-cell>
          <table:table-cell table:style-name="ce34" table:formula="of:=ATAN([.M69]/[.M11])*57.29577951" office:value-type="float" office:value="-2.14875091502195">
            <text:p>-2.148750915</text:p>
          </table:table-cell>
          <table:table-cell table:style-name="ce34" table:formula="of:=ATAN([.N69]/[.N11])*57.29577951" office:value-type="float" office:value="8.63936474731594">
            <text:p>8.6393647473</text:p>
          </table:table-cell>
          <table:table-cell table:style-name="ce34"/>
          <table:table-cell table:number-columns-repeated="7"/>
        </table:table-row>
        <table:table-row table:style-name="ro4">
          <table:table-cell table:formula="of:=ATAN([.C87]/([.C86]))*57.29577951" office:value-type="float" office:value="23.4754202772779">
            <text:p>23.4754202773</text:p>
          </table:table-cell>
          <table:table-cell office:value-type="string">
            <text:p>alpha2 rh</text:p>
          </table:table-cell>
          <table:table-cell table:style-name="ce34" table:formula="of:=ATAN([.C70]/[.C11])*57.29577951" office:value-type="float" office:value="34.3076253916996">
            <text:p>34.3076253917</text:p>
          </table:table-cell>
          <table:table-cell table:style-name="ce34" table:formula="of:=ATAN([.D70]/[.D11])*57.29577951" office:value-type="float" office:value="39.0492621139088">
            <text:p>39.0492621139</text:p>
          </table:table-cell>
          <table:table-cell table:style-name="ce34" table:formula="of:=ATAN([.E70]/[.E11])*57.29577951" office:value-type="float" office:value="39.6818848215884">
            <text:p>39.6818848216</text:p>
          </table:table-cell>
          <table:table-cell table:style-name="ce34"/>
          <table:table-cell table:style-name="ce34" table:formula="of:=ATAN([.G70]/[.G11])*57.29577951" office:value-type="float" office:value="38.1135762338889">
            <text:p>38.1135762339</text:p>
          </table:table-cell>
          <table:table-cell table:style-name="ce34" table:formula="of:=ATAN([.H70]/[.H11])*57.29577951" office:value-type="float" office:value="40.9395019889612">
            <text:p>40.939501989</text:p>
          </table:table-cell>
          <table:table-cell table:style-name="ce34" table:formula="of:=ATAN([.I70]/[.I11])*57.29577951" office:value-type="float" office:value="40.8916227472576">
            <text:p>40.8916227473</text:p>
          </table:table-cell>
          <table:table-cell table:style-name="ce34" table:formula="of:=ATAN([.J70]/[.J11])*57.29577951" office:value-type="float" office:value="41.3394593501648">
            <text:p>41.3394593502</text:p>
          </table:table-cell>
          <table:table-cell table:style-name="ce34" table:formula="of:=ATAN([.K70]/[.K11])*57.29577951" office:value-type="float" office:value="42.1128806249001">
            <text:p>42.1128806249</text:p>
          </table:table-cell>
          <table:table-cell table:style-name="ce34" table:formula="of:=ATAN([.L70]/[.L11])*57.29577951" office:value-type="float" office:value="43.115702199971">
            <text:p>43.1157022</text:p>
          </table:table-cell>
          <table:table-cell table:style-name="ce34" table:formula="of:=ATAN([.M70]/[.M11])*57.29577951" office:value-type="float" office:value="44.2871473765703">
            <text:p>44.2871473766</text:p>
          </table:table-cell>
          <table:table-cell table:style-name="ce34" table:formula="of:=ATAN([.N70]/[.N11])*57.29577951" office:value-type="float" office:value="45.8563869749068">
            <text:p>45.8563869749</text:p>
          </table:table-cell>
          <table:table-cell table:style-name="ce34"/>
          <table:table-cell table:number-columns-repeated="7"/>
        </table:table-row>
        <table:table-row table:style-name="ro6">
          <table:table-cell/>
          <table:table-cell office:value-type="string">
            <text:p>beta1 rh</text:p>
          </table:table-cell>
          <table:table-cell table:formula="of:=ATAN(TAN([.C77]/57.29577951)-1/[.C71])*57.29577951" office:value-type="float" office:value="-70.665121696326">
            <text:p>-70.6651216963</text:p>
          </table:table-cell>
          <table:table-cell table:formula="of:=ATAN(TAN([.D77]/57.29577951)-1/[.D71])*57.29577951" office:value-type="float" office:value="-71.5712900025923">
            <text:p>-71.5712900026</text:p>
          </table:table-cell>
          <table:table-cell table:formula="of:=ATAN(TAN([.E77]/57.29577951)-1/[.E71])*57.29577951" office:value-type="float" office:value="-71.6944893204518">
            <text:p>-71.6944893205</text:p>
          </table:table-cell>
          <table:table-cell/>
          <table:table-cell table:formula="of:=ATAN(TAN([.G77]/57.29577951)-1/[.G71])*57.29577951" office:value-type="float" office:value="-78.3609685692911">
            <text:p>-78.3609685693</text:p>
          </table:table-cell>
          <table:table-cell table:formula="of:=ATAN(TAN([.H77]/57.29577951)-1/[.H71])*57.29577951" office:value-type="float" office:value="-79.1925647799878">
            <text:p>-79.19256478</text:p>
          </table:table-cell>
          <table:table-cell table:formula="of:=ATAN(TAN([.I77]/57.29577951)-1/[.I71])*57.29577951" office:value-type="float" office:value="-80.0405581944065">
            <text:p>-80.0405581944</text:p>
          </table:table-cell>
          <table:table-cell table:formula="of:=ATAN(TAN([.J77]/57.29577951)-1/[.J71])*57.29577951" office:value-type="float" office:value="-80.6268627714951">
            <text:p>-80.6268627715</text:p>
          </table:table-cell>
          <table:table-cell table:formula="of:=ATAN(TAN([.K77]/57.29577951)-1/[.K71])*57.29577951" office:value-type="float" office:value="-81.0534398272779">
            <text:p>-81.0534398273</text:p>
          </table:table-cell>
          <table:table-cell table:formula="of:=ATAN(TAN([.L77]/57.29577951)-1/[.L71])*57.29577951" office:value-type="float" office:value="-81.374904699585">
            <text:p>-81.3749046996</text:p>
          </table:table-cell>
          <table:table-cell table:formula="of:=ATAN(TAN([.M77]/57.29577951)-1/[.M71])*57.29577951" office:value-type="float" office:value="-81.6233882764105">
            <text:p>-81.6233882764</text:p>
          </table:table-cell>
          <table:table-cell table:formula="of:=ATAN(TAN([.N77]/57.29577951)-1/[.N71])*57.29577951" office:value-type="float" office:value="-81.5994527733436">
            <text:p>-81.5994527733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beta2 rh</text:p>
          </table:table-cell>
          <table:table-cell table:formula="of:=ATAN(TAN([.C78]/57.29577951) - 1/[.C71] ) * 57.29577951" office:value-type="float" office:value="-64.0397075099888">
            <text:p>-64.03970751</text:p>
          </table:table-cell>
          <table:table-cell table:formula="of:=ATAN(TAN([.D78]/57.29577951) - 1/[.D71] ) * 57.29577951" office:value-type="float" office:value="-64.2207397310659">
            <text:p>-64.2207397311</text:p>
          </table:table-cell>
          <table:table-cell table:formula="of:=ATAN(TAN([.E78]/57.29577951) - 1/[.E71] ) * 57.29577951" office:value-type="float" office:value="-64.7721461866595">
            <text:p>-64.7721461867</text:p>
          </table:table-cell>
          <table:table-cell/>
          <table:table-cell table:formula="of:=ATAN(TAN([.G78]/57.29577951) - 1/[.G71] ) * 57.29577951" office:value-type="float" office:value="-75.8186937965817">
            <text:p>-75.8186937966</text:p>
          </table:table-cell>
          <table:table-cell table:formula="of:=ATAN(TAN([.H78]/57.29577951) - 1/[.H71] ) * 57.29577951" office:value-type="float" office:value="-76.8206491851891">
            <text:p>-76.8206491852</text:p>
          </table:table-cell>
          <table:table-cell table:formula="of:=ATAN(TAN([.I78]/57.29577951) - 1/[.I71] ) * 57.29577951" office:value-type="float" office:value="-78.1140116349104">
            <text:p>-78.1140116349</text:p>
          </table:table-cell>
          <table:table-cell table:formula="of:=ATAN(TAN([.J78]/57.29577951) - 1/[.J71] ) * 57.29577951" office:value-type="float" office:value="-78.9395699011727">
            <text:p>-78.9395699012</text:p>
          </table:table-cell>
          <table:table-cell table:formula="of:=ATAN(TAN([.K78]/57.29577951) - 1/[.K71] ) * 57.29577951" office:value-type="float" office:value="-79.5013748924417">
            <text:p>-79.5013748924</text:p>
          </table:table-cell>
          <table:table-cell table:formula="of:=ATAN(TAN([.L78]/57.29577951) - 1/[.L71] ) * 57.29577951" office:value-type="float" office:value="-79.897528031246">
            <text:p>-79.8975280312</text:p>
          </table:table-cell>
          <table:table-cell table:formula="of:=ATAN(TAN([.M78]/57.29577951) - 1/[.M71] ) * 57.29577951" office:value-type="float" office:value="-80.1814469033887">
            <text:p>-80.1814469034</text:p>
          </table:table-cell>
          <table:table-cell table:formula="of:=ATAN(TAN([.N78]/57.29577951) - 1/[.N71] ) * 57.29577951" office:value-type="float" office:value="-80.3692652245137">
            <text:p>-80.3692652245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De Haller R</text:p>
          </table:table-cell>
          <table:table-cell table:formula="of:= COS([.C78]/57.29577951)/COS([.C77]/57.29577951)" office:value-type="float" office:value="0.831347743793521">
            <text:p>0.8313477438</text:p>
          </table:table-cell>
          <table:table-cell table:formula="of:= COS([.D78]/57.29577951)/COS([.D77]/57.29577951)" office:value-type="float" office:value="0.782117918944769">
            <text:p>0.7821179189</text:p>
          </table:table-cell>
          <table:table-cell table:formula="of:= COS([.E78]/57.29577951)/COS([.E77]/57.29577951)" office:value-type="float" office:value="0.771518921138517">
            <text:p>0.7715189211</text:p>
          </table:table-cell>
          <table:table-cell/>
          <table:table-cell table:formula="of:= COS([.G78]/57.29577951)/COS([.G77]/57.29577951)" office:value-type="float" office:value="0.791792048082559">
            <text:p>0.7917920481</text:p>
          </table:table-cell>
          <table:table-cell table:formula="of:= COS([.H78]/57.29577951)/COS([.H77]/57.29577951)" office:value-type="float" office:value="0.759215610624073">
            <text:p>0.7592156106</text:p>
          </table:table-cell>
          <table:table-cell table:formula="of:= COS([.I78]/57.29577951)/COS([.I77]/57.29577951)" office:value-type="float" office:value="0.758232537468919">
            <text:p>0.7582325375</text:p>
          </table:table-cell>
          <table:table-cell table:formula="of:= COS([.J78]/57.29577951)/COS([.J77]/57.29577951)" office:value-type="float" office:value="0.752281553890152">
            <text:p>0.7522815539</text:p>
          </table:table-cell>
          <table:table-cell table:formula="of:= COS([.K78]/57.29577951)/COS([.K77]/57.29577951)" office:value-type="float" office:value="0.742822490964337">
            <text:p>0.742822491</text:p>
          </table:table-cell>
          <table:table-cell table:formula="of:= COS([.L78]/57.29577951)/COS([.L77]/57.29577951)" office:value-type="float" office:value="0.730674794449909">
            <text:p>0.7306747944</text:p>
          </table:table-cell>
          <table:table-cell table:formula="of:= COS([.M78]/57.29577951)/COS([.M77]/57.29577951)" office:value-type="float" office:value="0.716353085959377">
            <text:p>0.716353086</text:p>
          </table:table-cell>
          <table:table-cell table:formula="of:= COS([.N78]/57.29577951)/COS([.N77]/57.29577951)" office:value-type="float" office:value="0.704452357984646">
            <text:p>0.704452358</text:p>
          </table:table-cell>
          <table:table-cell table:number-columns-repeated="8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>
            <text:p>y value</text:p>
          </table:table-cell>
          <table:table-cell table:style-name="ce34" table:formula="of:=[.C45]/[.C46]" office:value-type="float" office:value="1.28571428571429">
            <text:p>1.2857142857</text:p>
          </table:table-cell>
          <table:table-cell table:style-name="ce34" table:formula="of:=[.D45]/[.D46]" office:value-type="float" office:value="1.25654803946245">
            <text:p>1.2565480395</text:p>
          </table:table-cell>
          <table:table-cell table:style-name="ce34" table:formula="of:=[.E45]/[.E46]" office:value-type="float" office:value="1.23453113810118">
            <text:p>1.2345311381</text:p>
          </table:table-cell>
          <table:table-cell table:style-name="ce34"/>
          <table:table-cell table:style-name="ce34" table:formula="of:=[.G45]/[.G46]" office:value-type="float" office:value="1.25172576048211">
            <text:p>1.2517257605</text:p>
          </table:table-cell>
          <table:table-cell table:style-name="ce34" table:formula="of:=[.H45]/[.H46]" office:value-type="float" office:value="1.20786530686895">
            <text:p>1.2078653069</text:p>
          </table:table-cell>
          <table:table-cell table:style-name="ce34" table:formula="of:=[.I45]/[.I46]" office:value-type="float" office:value="1.16483656098462">
            <text:p>1.164836561</text:p>
          </table:table-cell>
          <table:table-cell table:style-name="ce34" table:formula="of:=[.J45]/[.J46]" office:value-type="float" office:value="1.132964107775">
            <text:p>1.1329641078</text:p>
          </table:table-cell>
          <table:table-cell table:style-name="ce34" table:formula="of:=[.K45]/[.K46]" office:value-type="float" office:value="1.10853801178123">
            <text:p>1.1085380118</text:p>
          </table:table-cell>
          <table:table-cell table:style-name="ce34" table:formula="of:=[.L45]/[.L46]" office:value-type="float" office:value="1.08937450731011">
            <text:p>1.0893745073</text:p>
          </table:table-cell>
          <table:table-cell table:style-name="ce34" table:formula="of:=[.M45]/[.M46]" office:value-type="float" office:value="1.0740819970881">
            <text:p>1.0740819971</text:p>
          </table:table-cell>
          <table:table-cell table:style-name="ce34" table:formula="of:=[.N45]/[.N46]" office:value-type="float" office:value="1.0617216802412">
            <text:p>1.0617216802</text:p>
          </table:table-cell>
          <table:table-cell table:style-name="ce34"/>
          <table:table-cell table:number-columns-repeated="7"/>
        </table:table-row>
        <table:table-row table:style-name="ro1">
          <table:table-cell/>
          <table:table-cell office:value-type="string">
            <text:p>vu1 st</text:p>
          </table:table-cell>
          <table:table-cell table:formula="of:=[.C32]-[.C33]/[.C83]" office:value-type="float" office:value="4.38710730271018">
            <text:p>4.3871073027</text:p>
          </table:table-cell>
          <table:table-cell table:formula="of:=[.D32]-[.D33]/[.D83]" office:value-type="float" office:value="4.90411531124258">
            <text:p>4.9041153112</text:p>
          </table:table-cell>
          <table:table-cell table:formula="of:=[.E32]-[.E33]/[.E83]" office:value-type="float" office:value="6.97184893144038">
            <text:p>6.9718489314</text:p>
          </table:table-cell>
          <table:table-cell/>
          <table:table-cell table:formula="of:=[.G32]-[.G33]/[.G83]" office:value-type="float" office:value="4.6886601564455">
            <text:p>4.6886601564</text:p>
          </table:table-cell>
          <table:table-cell table:formula="of:=[.H32]-[.H33]/[.H83]" office:value-type="float" office:value="4.58167467506838">
            <text:p>4.5816746751</text:p>
          </table:table-cell>
          <table:table-cell table:formula="of:=[.I32]-[.I33]/[.I83]" office:value-type="float" office:value="3.87243697414532">
            <text:p>3.8724369741</text:p>
          </table:table-cell>
          <table:table-cell table:formula="of:=[.J32]-[.J33]/[.J83]" office:value-type="float" office:value="3.32930675373538">
            <text:p>3.3293067537</text:p>
          </table:table-cell>
          <table:table-cell table:formula="of:=[.K32]-[.K33]/[.K83]" office:value-type="float" office:value="2.89660866207698">
            <text:p>2.8966086621</text:p>
          </table:table-cell>
          <table:table-cell table:formula="of:=[.L32]-[.L33]/[.L83]" office:value-type="float" office:value="2.54220283726836">
            <text:p>2.5422028373</text:p>
          </table:table-cell>
          <table:table-cell table:formula="of:=[.M32]-[.M33]/[.M83]" office:value-type="float" office:value="2.24593816426573">
            <text:p>2.2459381643</text:p>
          </table:table-cell>
          <table:table-cell table:formula="of:=[.N32]-[.N33]/[.N83]" office:value-type="float" office:value="14.0961238521444">
            <text:p>14.096123852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vu2 st</text:p>
          </table:table-cell>
          <table:table-cell table:style-name="ce34" table:formula="of:=[.C32]+[.C33]/[.C83]" office:value-type="float" office:value="35.0968584216815">
            <text:p>35.0968584217</text:p>
          </table:table-cell>
          <table:table-cell table:style-name="ce34" table:formula="of:=[.D32]+[.D33]/[.D83]" office:value-type="float" office:value="43.1356708633199">
            <text:p>43.1356708633</text:p>
          </table:table-cell>
          <table:table-cell table:style-name="ce34" table:formula="of:=[.E32]+[.E33]/[.E83]" office:value-type="float" office:value="45.7347317998656">
            <text:p>45.7347317999</text:p>
          </table:table-cell>
          <table:table-cell table:style-name="ce34"/>
          <table:table-cell table:style-name="ce34" table:formula="of:=[.G32]+[.G33]/[.G83]" office:value-type="float" office:value="41.9407884047875">
            <text:p>41.9407884048</text:p>
          </table:table-cell>
          <table:table-cell table:style-name="ce34" table:formula="of:=[.H32]+[.H33]/[.H83]" office:value-type="float" office:value="48.6647854556173">
            <text:p>48.6647854556</text:p>
          </table:table-cell>
          <table:table-cell table:style-name="ce34" table:formula="of:=[.I32]+[.I33]/[.I83]" office:value-type="float" office:value="50.8576076306311">
            <text:p>50.8576076306</text:p>
          </table:table-cell>
          <table:table-cell table:style-name="ce34" table:formula="of:=[.J32]+[.J33]/[.J83]" office:value-type="float" office:value="53.4075844099749">
            <text:p>53.40758441</text:p>
          </table:table-cell>
          <table:table-cell table:style-name="ce34" table:formula="of:=[.K32]+[.K33]/[.K83]" office:value-type="float" office:value="56.2716173717503">
            <text:p>56.2716173718</text:p>
          </table:table-cell>
          <table:table-cell table:style-name="ce34" table:formula="of:=[.L32]+[.L33]/[.L83]" office:value-type="float" office:value="59.4309715428098">
            <text:p>59.4309715428</text:p>
          </table:table-cell>
          <table:table-cell table:style-name="ce34" table:formula="of:=[.M32]+[.M33]/[.M83]" office:value-type="float" office:value="62.8797831615795">
            <text:p>62.8797831616</text:p>
          </table:table-cell>
          <table:table-cell table:style-name="ce34" table:formula="of:=[.N32]+[.N33]/[.N83]" office:value-type="float" office:value="67.9992881832784">
            <text:p>67.9992881833</text:p>
          </table:table-cell>
          <table:table-cell table:style-name="ce34"/>
          <table:table-cell table:number-columns-repeated="7"/>
        </table:table-row>
        <table:table-row table:style-name="ro1">
          <table:table-cell/>
          <table:table-cell office:value-type="string">
            <text:p>phi</text:p>
          </table:table-cell>
          <table:table-cell table:formula="of:= [.C11]/( [.$G$3] * [.C45] )" office:value-type="float" office:value="0.203034333037335">
            <text:p>0.203034333</text:p>
          </table:table-cell>
          <table:table-cell table:formula="of:= [.D11]/( [.$G$3] * [.D45] )" office:value-type="float" office:value="0.205315617678204">
            <text:p>0.2053156177</text:p>
          </table:table-cell>
          <table:table-cell table:formula="of:= [.E11]/( [.$G$3] * [.E45] )" office:value-type="float" office:value="0.210035516935174">
            <text:p>0.2100355169</text:p>
          </table:table-cell>
          <table:table-cell/>
          <table:table-cell table:formula="of:= [.G11]/( [.$H$3] * [.G45] )" office:value-type="float" office:value="0.126067069532986">
            <text:p>0.1260670695</text:p>
          </table:table-cell>
          <table:table-cell table:formula="of:= [.H11]/( [.$H$3] * [.H45] )" office:value-type="float" office:value="0.127642907902148">
            <text:p>0.1276429079</text:p>
          </table:table-cell>
          <table:table-cell table:formula="of:= [.I11]/( [.$H$3] * [.I45] )" office:value-type="float" office:value="0.127642907902148">
            <text:p>0.1276429079</text:p>
          </table:table-cell>
          <table:table-cell table:formula="of:= [.J11]/( [.$H$3] * [.J45] )" office:value-type="float" office:value="0.127642907902148">
            <text:p>0.1276429079</text:p>
          </table:table-cell>
          <table:table-cell table:formula="of:= [.K11]/( [.$H$3] * [.K45] )" office:value-type="float" office:value="0.127642907902148">
            <text:p>0.1276429079</text:p>
          </table:table-cell>
          <table:table-cell table:formula="of:= [.L11]/( [.$H$3] * [.L45] )" office:value-type="float" office:value="0.127642907902148">
            <text:p>0.1276429079</text:p>
          </table:table-cell>
          <table:table-cell table:formula="of:= [.M11]/( [.$H$3] * [.M45] )" office:value-type="float" office:value="0.127642907902148">
            <text:p>0.1276429079</text:p>
          </table:table-cell>
          <table:table-cell table:formula="of:= [.N11]/( [.$H$3] * [.N45] )" office:value-type="float" office:value="0.127642907902148">
            <text:p>0.127642907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si</text:p>
          </table:table-cell>
          <table:table-cell table:formula="of:=[.$E$5]*([.C26]-[.C24])/([.$G$3]*[.C45])^2" office:value-type="float" office:value="0.0881782912246486">
            <text:p>0.0881782912</text:p>
          </table:table-cell>
          <table:table-cell table:formula="of:=[.$E$5]*([.D26]-[.D24])/([.$G$3]*[.D45])^2" office:value-type="float" office:value="0.11100942505068">
            <text:p>0.1110094251</text:p>
          </table:table-cell>
          <table:table-cell table:formula="of:=[.$E$5]*([.E26]-[.E24])/([.$G$3]*[.E45])^2" office:value-type="float" office:value="0.120903720453839">
            <text:p>0.1209037205</text:p>
          </table:table-cell>
          <table:table-cell/>
          <table:table-cell table:formula="of:=[.$E$5]*([.G26]-[.G24])/([.$H$3]*[.G45])^2" office:value-type="float" office:value="0.0664153775233693">
            <text:p>0.0664153775</text:p>
          </table:table-cell>
          <table:table-cell table:formula="of:=[.$E$5]*([.H26]-[.H24])/([.$H$3]*[.H45])^2" office:value-type="float" office:value="0.0795764977692997">
            <text:p>0.0795764978</text:p>
          </table:table-cell>
          <table:table-cell table:formula="of:=[.$E$5]*([.I26]-[.I24])/([.$H$3]*[.I45])^2" office:value-type="float" office:value="0.0848151426188769">
            <text:p>0.0848151426</text:p>
          </table:table-cell>
          <table:table-cell table:formula="of:=[.$E$5]*([.J26]-[.J24])/([.$H$3]*[.J45])^2" office:value-type="float" office:value="0.0903986556221087">
            <text:p>0.0903986556</text:p>
          </table:table-cell>
          <table:table-cell table:formula="of:=[.$E$5]*([.K26]-[.K24])/([.$H$3]*[.K45])^2" office:value-type="float" office:value="0.096349739986947">
            <text:p>0.09634974</text:p>
          </table:table-cell>
          <table:table-cell table:formula="of:=[.$E$5]*([.L26]-[.L24])/([.$H$3]*[.L45])^2" office:value-type="float" office:value="0.1026925935089">
            <text:p>0.1026925935</text:p>
          </table:table-cell>
          <table:table-cell table:formula="of:=[.$E$5]*([.M26]-[.M24])/([.$H$3]*[.M45])^2" office:value-type="float" office:value="0.109453006962063">
            <text:p>0.109453007</text:p>
          </table:table-cell>
          <table:table-cell table:formula="of:=[.$E$5]*([.N26]-[.N24])/([.$H$3]*[.N45])^2" office:value-type="float" office:value="0.116641795149222">
            <text:p>0.116641795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R</text:p>
          </table:table-cell>
          <table:table-cell table:formula="of:=1+(1-[.C52])*(1-2/[.C83])" office:value-type="float" office:value="0.722222222222222">
            <text:p>0.7222222222</text:p>
          </table:table-cell>
          <table:table-cell table:formula="of:=1+(1-[.D52])*(1-2/[.D83])" office:value-type="float" office:value="0.704168906723376">
            <text:p>0.7041689067</text:p>
          </table:table-cell>
          <table:table-cell table:formula="of:=1+(1-[.E52])*(1-2/[.E83])" office:value-type="float" office:value="0.689975878989902">
            <text:p>0.689975879</text:p>
          </table:table-cell>
          <table:table-cell/>
          <table:table-cell table:formula="of:=1+(1-[.G52])*(1-2/[.G83])" office:value-type="float" office:value="0.760882371157821">
            <text:p>0.7608823712</text:p>
          </table:table-cell>
          <table:table-cell table:formula="of:=1+(1-[.H52])*(1-2/[.H83])" office:value-type="float" office:value="0.737674494456858">
            <text:p>0.7376744945</text:p>
          </table:table-cell>
          <table:table-cell table:formula="of:=1+(1-[.I52])*(1-2/[.I83])" office:value-type="float" office:value="0.713208370345304">
            <text:p>0.7132083703</text:p>
          </table:table-cell>
          <table:table-cell table:formula="of:=1+(1-[.J52])*(1-2/[.J83])" office:value-type="float" office:value="0.693887604638158">
            <text:p>0.6938876046</text:p>
          </table:table-cell>
          <table:table-cell table:formula="of:=1+(1-[.K52])*(1-2/[.K83])" office:value-type="float" office:value="0.678328761397604">
            <text:p>0.6783287614</text:p>
          </table:table-cell>
          <table:table-cell table:formula="of:=1+(1-[.L52])*(1-2/[.L83])" office:value-type="float" office:value="0.665633632298444">
            <text:p>0.6656336323</text:p>
          </table:table-cell>
          <table:table-cell table:formula="of:=1+(1-[.M52])*(1-2/[.M83])" office:value-type="float" office:value="0.655177908047202">
            <text:p>0.655177908</text:p>
          </table:table-cell>
          <table:table-cell table:formula="of:=1+(1-[.N52])*(1-2/[.N83])" office:value-type="float" office:value="0.646506862496906">
            <text:p>0.6465068625</text:p>
          </table:table-cell>
          <table:table-cell table:number-columns-repeated="8"/>
        </table:table-row>
        <table:table-row table:style-name="ro1">
          <table:table-cell table:number-columns-repeated="22"/>
        </table:table-row>
        <table:table-row table:style-name="ro6">
          <table:table-cell/>
          <table:table-cell office:value-type="string">
            <text:p>Ws</text:p>
          </table:table-cell>
          <table:table-cell table:formula="of:=0.5*([.C48]+[.D45]-[.C50]-[.D47])*([.C$67]/([.C48]-[.C50]))*COS([.C93]/57.29577951)" office:value-type="float" office:value="0.0152275205952838">
            <text:p>0.0152275206</text:p>
          </table:table-cell>
          <table:table-cell table:formula="of:=0.5*([.D48]+[.E45]-[.D50]-[.E47])*([.D$67]/([.D48]-[.D50]))*COS([.D93]/57.29577951)" office:value-type="float" office:value="0.0150089862911768">
            <text:p>0.0150089863</text:p>
          </table:table-cell>
          <table:table-cell table:formula="of:=0.5*([.E48]+[.F45]-[.E50]-[.F47])*([.E$67]/([.E48]-[.E50]))*COS([.E93]/57.29577951)" office:value-type="float" office:value="0.0150348232501976">
            <text:p>0.0150348233</text:p>
          </table:table-cell>
          <table:table-cell/>
          <table:table-cell table:formula="of:=0.5*([.G48]+[.H45]-[.G50]-[.H47])*([.G$67]/([.G48]-[.G50]))*COS([.G93]/57.29577951)" office:value-type="float" office:value="0.014720519377951">
            <text:p>0.0147205194</text:p>
          </table:table-cell>
          <table:table-cell table:formula="of:=0.5*([.H48]+[.I45]-[.H50]-[.I47])*([.H$67]/([.H48]-[.H50]))*COS([.H93]/57.29577951)" office:value-type="float" office:value="0.01440602463201">
            <text:p>0.0144060246</text:p>
          </table:table-cell>
          <table:table-cell table:formula="of:=0.5*([.I48]+[.J45]-[.I50]-[.J47])*([.I$67]/([.I48]-[.I50]))*COS([.I93]/57.29577951)" office:value-type="float" office:value="0.01475147030239">
            <text:p>0.0147514703</text:p>
          </table:table-cell>
          <table:table-cell table:formula="of:=0.5*([.J48]+[.K45]-[.J50]-[.K47])*([.J$67]/([.J48]-[.J50]))*COS([.J93]/57.29577951)" office:value-type="float" office:value="0.0144807443070741">
            <text:p>0.0144807443</text:p>
          </table:table-cell>
          <table:table-cell table:formula="of:=0.5*([.K48]+[.L45]-[.K50]-[.L47])*([.K$67]/([.K48]-[.K50]))*COS([.K93]/57.29577951)" office:value-type="float" office:value="0.0145237225857026">
            <text:p>0.0145237226</text:p>
          </table:table-cell>
          <table:table-cell table:formula="of:=0.5*([.L48]+[.M45]-[.L50]-[.M47])*([.L$67]/([.L48]-[.L50]))*COS([.L93]/57.29577951)" office:value-type="float" office:value="0.0145836149091073">
            <text:p>0.0145836149</text:p>
          </table:table-cell>
          <table:table-cell table:formula="of:=0.5*([.M48]+[.N45]-[.M50]-[.N47])*([.M$67]/([.M48]-[.M50]))*COS([.M93]/57.29577951)" office:value-type="float" office:value="0.0145151281228332">
            <text:p>0.0145151281</text:p>
          </table:table-cell>
          <table:table-cell table:formula="of:=0.5*([.N48]+[.O45]-[.N50]-[.O47])*([.N$67]/([.N48]-[.N50]))*COS([.N93]/57.29577951)" office:value-type="float" office:value="0.00747877417052253">
            <text:p>0.007478774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4" table:number-columns-repeated="13"/>
          <table:table-cell table:number-columns-repeated="7"/>
        </table:table-row>
        <table:table-row table:style-name="ro1">
          <table:table-cell/>
          <table:table-cell office:value-type="string">
            <text:p>alpha1 st</text:p>
          </table:table-cell>
          <table:table-cell table:formula="of:=ATAN([.C84]/[.C26])*57.29577951" office:value-type="float" office:value="0.803877132844051">
            <text:p>0.8038771328</text:p>
          </table:table-cell>
          <table:table-cell table:formula="of:=ATAN([.D84]/[.D26])*57.29577951" office:value-type="float" office:value="0.863686172314902">
            <text:p>0.8636861723</text:p>
          </table:table-cell>
          <table:table-cell table:formula="of:=ATAN([.E84]/[.E26])*57.29577951" office:value-type="float" office:value="1.18004372637241">
            <text:p>1.1800437264</text:p>
          </table:table-cell>
          <table:table-cell/>
          <table:table-cell table:formula="of:=ATAN([.G84]/[.G26])*57.29577951" office:value-type="float" office:value="0.749257463333307">
            <text:p>0.7492574633</text:p>
          </table:table-cell>
          <table:table-cell table:formula="of:=ATAN([.H84]/[.H26])*57.29577951" office:value-type="float" office:value="0.687229081069118">
            <text:p>0.6872290811</text:p>
          </table:table-cell>
          <table:table-cell table:formula="of:=ATAN([.I84]/[.I26])*57.29577951" office:value-type="float" office:value="0.545191857706742">
            <text:p>0.5451918577</text:p>
          </table:table-cell>
          <table:table-cell table:formula="of:=ATAN([.J84]/[.J26])*57.29577951" office:value-type="float" office:value="0.439939581566963">
            <text:p>0.4399395816</text:p>
          </table:table-cell>
          <table:table-cell table:formula="of:=ATAN([.K84]/[.K26])*57.29577951" office:value-type="float" office:value="0.359245903261632">
            <text:p>0.3592459033</text:p>
          </table:table-cell>
          <table:table-cell table:formula="of:=ATAN([.L84]/[.L26])*57.29577951" office:value-type="float" office:value="0.295913535894235">
            <text:p>0.2959135359</text:p>
          </table:table-cell>
          <table:table-cell table:formula="of:=ATAN([.M84]/[.M26])*57.29577951" office:value-type="float" office:value="0.245355540462778">
            <text:p>0.2453555405</text:p>
          </table:table-cell>
          <table:table-cell table:formula="of:=ATAN([.N84]/[.N26])*57.29577951" office:value-type="float" office:value="1.44492851918801">
            <text:p>1.444928519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lpha2 st</text:p>
          </table:table-cell>
          <table:table-cell table:formula="of:=ATAN([.C85]/[.C26])*57.29577951" office:value-type="float" office:value="6.40462939219032">
            <text:p>6.4046293922</text:p>
          </table:table-cell>
          <table:table-cell table:formula="of:=ATAN([.D85]/[.D26])*57.29577951" office:value-type="float" office:value="7.5533321893532">
            <text:p>7.5533321894</text:p>
          </table:table-cell>
          <table:table-cell table:formula="of:=ATAN([.E85]/[.E26])*57.29577951" office:value-type="float" office:value="7.69546991563131">
            <text:p>7.6954699156</text:p>
          </table:table-cell>
          <table:table-cell/>
          <table:table-cell table:formula="of:=ATAN([.G85]/[.G26])*57.29577951" office:value-type="float" office:value="6.67227942599837">
            <text:p>6.672279426</text:p>
          </table:table-cell>
          <table:table-cell table:formula="of:=ATAN([.H85]/[.H26])*57.29577951" office:value-type="float" office:value="7.26071547477342">
            <text:p>7.2607154748</text:p>
          </table:table-cell>
          <table:table-cell table:formula="of:=ATAN([.I85]/[.I26])*57.29577951" office:value-type="float" office:value="7.12341539552287">
            <text:p>7.1234153955</text:p>
          </table:table-cell>
          <table:table-cell table:formula="of:=ATAN([.J85]/[.J26])*57.29577951" office:value-type="float" office:value="7.02212514932478">
            <text:p>7.0221251493</text:p>
          </table:table-cell>
          <table:table-cell table:formula="of:=ATAN([.K85]/[.K26])*57.29577951" office:value-type="float" office:value="6.94485022525958">
            <text:p>6.9448502253</text:p>
          </table:table-cell>
          <table:table-cell table:formula="of:=ATAN([.L85]/[.L26])*57.29577951" office:value-type="float" office:value="6.8845278068808">
            <text:p>6.8845278069</text:p>
          </table:table-cell>
          <table:table-cell table:formula="of:=ATAN([.M85]/[.M26])*57.29577951" office:value-type="float" office:value="6.83665650130306">
            <text:p>6.8366565013</text:p>
          </table:table-cell>
          <table:table-cell table:formula="of:=ATAN([.N85]/[.N26])*57.29577951" office:value-type="float" office:value="6.93766506741799">
            <text:p>6.937665067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eta1 st</text:p>
          </table:table-cell>
          <table:table-cell table:formula="of:=ATAN(TAN([.C92]/57.29577951)-1/[.C86])*57.29577951" office:value-type="float" office:value="-78.4910821024371">
            <text:p>-78.4910821024</text:p>
          </table:table-cell>
          <table:table-cell table:formula="of:=ATAN(TAN([.D92]/57.29577951)-1/[.D86])*57.29577951" office:value-type="float" office:value="-78.3624783131612">
            <text:p>-78.3624783132</text:p>
          </table:table-cell>
          <table:table-cell table:formula="of:=ATAN(TAN([.E92]/57.29577951)-1/[.E86])*57.29577951" office:value-type="float" office:value="-78.088199300626">
            <text:p>-78.0881993006</text:p>
          </table:table-cell>
          <table:table-cell/>
          <table:table-cell table:formula="of:=ATAN(TAN([.G92]/57.29577951)-1/[.G86])*57.29577951" office:value-type="float" office:value="-82.8030522753543">
            <text:p>-82.8030522754</text:p>
          </table:table-cell>
          <table:table-cell table:formula="of:=ATAN(TAN([.H92]/57.29577951)-1/[.H86])*57.29577951" office:value-type="float" office:value="-82.7149001753326">
            <text:p>-82.7149001753</text:p>
          </table:table-cell>
          <table:table-cell table:formula="of:=ATAN(TAN([.I92]/57.29577951)-1/[.I86])*57.29577951" office:value-type="float" office:value="-82.7171836768718">
            <text:p>-82.7171836769</text:p>
          </table:table-cell>
          <table:table-cell table:formula="of:=ATAN(TAN([.J92]/57.29577951)-1/[.J86])*57.29577951" office:value-type="float" office:value="-82.7188748055836">
            <text:p>-82.7188748056</text:p>
          </table:table-cell>
          <table:table-cell table:formula="of:=ATAN(TAN([.K92]/57.29577951)-1/[.K86])*57.29577951" office:value-type="float" office:value="-82.7201707800637">
            <text:p>-82.7201707801</text:p>
          </table:table-cell>
          <table:table-cell table:formula="of:=ATAN(TAN([.L92]/57.29577951)-1/[.L86])*57.29577951" office:value-type="float" office:value="-82.7211875869427">
            <text:p>-82.7211875869</text:p>
          </table:table-cell>
          <table:table-cell table:formula="of:=ATAN(TAN([.M92]/57.29577951)-1/[.M86])*57.29577951" office:value-type="float" office:value="-82.7219990889136">
            <text:p>-82.7219990889</text:p>
          </table:table-cell>
          <table:table-cell table:formula="of:=ATAN(TAN([.N92]/57.29577951)-1/[.N86])*57.29577951" office:value-type="float" office:value="-82.7026917115619">
            <text:p>-82.702691711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eta2 st</text:p>
          </table:table-cell>
          <table:table-cell table:formula="of:=ATAN(TAN([.C93]/57.29577951) - 1/[.C86] ) * 57.29577951" office:value-type="float" office:value="-78.2626750793835">
            <text:p>-78.2626750794</text:p>
          </table:table-cell>
          <table:table-cell table:formula="of:=ATAN(TAN([.D93]/57.29577951) - 1/[.D86] ) * 57.29577951" office:value-type="float" office:value="-78.081970480824">
            <text:p>-78.0819704808</text:p>
          </table:table-cell>
          <table:table-cell table:formula="of:=ATAN(TAN([.E93]/57.29577951) - 1/[.E86] ) * 57.29577951" office:value-type="float" office:value="-77.8020250210809">
            <text:p>-77.8020250211</text:p>
          </table:table-cell>
          <table:table-cell/>
          <table:table-cell table:formula="of:=ATAN(TAN([.G93]/57.29577951) - 1/[.G86] ) * 57.29577951" office:value-type="float" office:value="-82.7083916848947">
            <text:p>-82.7083916849</text:p>
          </table:table-cell>
          <table:table-cell table:formula="of:=ATAN(TAN([.H93]/57.29577951) - 1/[.H86] ) * 57.29577951" office:value-type="float" office:value="-82.6070043409039">
            <text:p>-82.6070043409</text:p>
          </table:table-cell>
          <table:table-cell table:formula="of:=ATAN(TAN([.I93]/57.29577951) - 1/[.I86] ) * 57.29577951" office:value-type="float" office:value="-82.6093131138289">
            <text:p>-82.6093131138</text:p>
          </table:table-cell>
          <table:table-cell table:formula="of:=ATAN(TAN([.J93]/57.29577951) - 1/[.J86] ) * 57.29577951" office:value-type="float" office:value="-82.61101455654">
            <text:p>-82.6110145565</text:p>
          </table:table-cell>
          <table:table-cell table:formula="of:=ATAN(TAN([.K93]/57.29577951) - 1/[.K86] ) * 57.29577951" office:value-type="float" office:value="-82.6123115748987">
            <text:p>-82.6123115749</text:p>
          </table:table-cell>
          <table:table-cell table:formula="of:=ATAN(TAN([.L93]/57.29577951) - 1/[.L86] ) * 57.29577951" office:value-type="float" office:value="-82.6133234435909">
            <text:p>-82.6133234436</text:p>
          </table:table-cell>
          <table:table-cell table:formula="of:=ATAN(TAN([.M93]/57.29577951) - 1/[.M86] ) * 57.29577951" office:value-type="float" office:value="-82.6141260738324">
            <text:p>-82.6141260738</text:p>
          </table:table-cell>
          <table:table-cell table:formula="of:=ATAN(TAN([.N93]/57.29577951) - 1/[.N86] ) * 57.29577951" office:value-type="float" office:value="-82.6124321292074">
            <text:p>-82.6124321292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De Haller S</text:p>
          </table:table-cell>
          <table:table-cell table:formula="of:= COS([.C93]/57.29577951)/COS([.C92]/57.29577951)" office:value-type="float" office:value="0.993856727877446">
            <text:p>0.9938567279</text:p>
          </table:table-cell>
          <table:table-cell table:formula="of:= COS([.D93]/57.29577951)/COS([.D92]/57.29577951)" office:value-type="float" office:value="0.991435575270199">
            <text:p>0.9914355753</text:p>
          </table:table-cell>
          <table:table-cell table:formula="of:= COS([.E93]/57.29577951)/COS([.E92]/57.29577951)" office:value-type="float" office:value="0.991204007608213">
            <text:p>0.9912040076</text:p>
          </table:table-cell>
          <table:table-cell/>
          <table:table-cell table:formula="of:= COS([.G93]/57.29577951)/COS([.G92]/57.29577951)" office:value-type="float" office:value="0.993311911404206">
            <text:p>0.9933119114</text:p>
          </table:table-cell>
          <table:table-cell table:formula="of:= COS([.H93]/57.29577951)/COS([.H92]/57.29577951)" office:value-type="float" office:value="0.992052690968434">
            <text:p>0.992052691</text:p>
          </table:table-cell>
          <table:table-cell table:formula="of:= COS([.I93]/57.29577951)/COS([.I92]/57.29577951)" office:value-type="float" office:value="0.992326265705001">
            <text:p>0.9923262657</text:p>
          </table:table-cell>
          <table:table-cell table:formula="of:= COS([.J93]/57.29577951)/COS([.J92]/57.29577951)" office:value-type="float" office:value="0.992528275442134">
            <text:p>0.9925282754</text:p>
          </table:table-cell>
          <table:table-cell table:formula="of:= COS([.K93]/57.29577951)/COS([.K92]/57.29577951)" office:value-type="float" office:value="0.992682509272931">
            <text:p>0.9926825093</text:p>
          </table:table-cell>
          <table:table-cell table:formula="of:= COS([.L93]/57.29577951)/COS([.L92]/57.29577951)" office:value-type="float" office:value="0.992802988438638">
            <text:p>0.9928029884</text:p>
          </table:table-cell>
          <table:table-cell table:formula="of:= COS([.M93]/57.29577951)/COS([.M92]/57.29577951)" office:value-type="float" office:value="0.992898656559221">
            <text:p>0.9928986566</text:p>
          </table:table-cell>
          <table:table-cell table:formula="of:= COS([.N93]/57.29577951)/COS([.N92]/57.29577951)" office:value-type="float" office:value="0.992993900243579">
            <text:p>0.9929939002</text:p>
          </table:table-cell>
          <table:table-cell table:number-columns-repeated="8"/>
        </table:table-row>
        <table:table-row table:style-name="ro8">
          <table:table-cell/>
          <table:table-cell table:style-name="ce18" office:value-type="string">
            <text:p>Energy Euler</text:p>
          </table:table-cell>
          <table:table-cell table:formula="of:=[.C39]+[.D39]+[.E39]+[.G39]+[.H39]+[.I39]+[.J39]+[.K39]+[.L39]+[.M39]+[.N39]" office:value-type="float" office:value="259131.315723508">
            <text:p>259131.315723508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Total PR</text:p>
          </table:table-cell>
          <table:table-cell table:formula="of:=[.N30]/[.C30]" office:value-type="float" office:value="7.7250599861145">
            <text:p>7.7250599861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length</text:p>
          </table:table-cell>
          <table:table-cell table:formula="of:=SUM([.C75:.N75])+SUM([.D75:.N75])/4+SUM([.C90:.M90])+SUM([.C90:.N90])/4" office:value-type="float" office:value="0.226652334245955">
            <text:p>0.2266523342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>
            <text:p>#Blades</text:p>
          </table:table-cell>
          <table:table-cell table:formula="of:=2*[.$C$112]*[.C47]*[.C53]/[.C66]" office:value-type="float" office:value="17.690703145424">
            <text:p>17.6907031454</text:p>
          </table:table-cell>
          <table:table-cell table:formula="of:=2*[.$C$112]*[.D47]*[.D53]/[.D66]" office:value-type="float" office:value="25.818754997181">
            <text:p>25.8187549972</text:p>
          </table:table-cell>
          <table:table-cell table:formula="of:=2*[.$C$112]*[.E47]*[.E53]/[.E66]" office:value-type="float" office:value="28.6962227188668">
            <text:p>28.6962227189</text:p>
          </table:table-cell>
          <table:table-cell/>
          <table:table-cell table:formula="of:=2*[.$C$112]*[.G47]*[.G53]/[.G66]" office:value-type="float" office:value="22.5283894266268">
            <text:p>22.5283894266</text:p>
          </table:table-cell>
          <table:table-cell table:formula="of:=2*[.$C$112]*[.H47]*[.H53]/[.H66]" office:value-type="float" office:value="31.146533630215">
            <text:p>31.1465336302</text:p>
          </table:table-cell>
          <table:table-cell table:formula="of:=2*[.$C$112]*[.I47]*[.I53]/[.I66]" office:value-type="float" office:value="35.9465366177514">
            <text:p>35.9465366178</text:p>
          </table:table-cell>
          <table:table-cell table:formula="of:=2*[.$C$112]*[.J47]*[.J53]/[.J66]" office:value-type="float" office:value="41.2850428716803">
            <text:p>41.2850428717</text:p>
          </table:table-cell>
          <table:table-cell table:formula="of:=2*[.$C$112]*[.K47]*[.K53]/[.K66]" office:value-type="float" office:value="47.4236524721908">
            <text:p>47.4236524722</text:p>
          </table:table-cell>
          <table:table-cell table:formula="of:=2*[.$C$112]*[.L47]*[.L53]/[.L66]" office:value-type="float" office:value="54.6729472896902">
            <text:p>54.6729472897</text:p>
          </table:table-cell>
          <table:table-cell table:formula="of:=2*[.$C$112]*[.M47]*[.M53]/[.M66]" office:value-type="float" office:value="63.4505883248818">
            <text:p>63.4505883249</text:p>
          </table:table-cell>
          <table:table-cell table:formula="of:=2*[.$C$112]*[.N47]*[.N53]/[.N66]" office:value-type="float" office:value="74.3348402216627">
            <text:p>74.3348402217</text:p>
          </table:table-cell>
          <table:table-cell table:number-columns-repeated="8"/>
        </table:table-row>
        <table:table-row table:style-name="ro8">
          <table:table-cell/>
          <table:table-cell table:style-name="ce18" office:value-type="string">
            <text:p>corrected #Blades</text:p>
          </table:table-cell>
          <table:table-cell table:formula="of:=INT([.C101])" office:value-type="float" office:value="17">
            <text:p>17</text:p>
          </table:table-cell>
          <table:table-cell table:formula="of:=INT([.D101])" office:value-type="float" office:value="25">
            <text:p>25</text:p>
          </table:table-cell>
          <table:table-cell table:formula="of:=INT([.E101])" office:value-type="float" office:value="28">
            <text:p>28</text:p>
          </table:table-cell>
          <table:table-cell/>
          <table:table-cell table:formula="of:=INT([.G101])" office:value-type="float" office:value="22">
            <text:p>22</text:p>
          </table:table-cell>
          <table:table-cell table:formula="of:=INT([.H101])" office:value-type="float" office:value="31">
            <text:p>31</text:p>
          </table:table-cell>
          <table:table-cell table:formula="of:=INT([.I101])" office:value-type="float" office:value="35">
            <text:p>35</text:p>
          </table:table-cell>
          <table:table-cell table:formula="of:=INT([.J101])" office:value-type="float" office:value="41">
            <text:p>41</text:p>
          </table:table-cell>
          <table:table-cell table:formula="of:=INT([.K101])" office:value-type="float" office:value="47">
            <text:p>47</text:p>
          </table:table-cell>
          <table:table-cell table:formula="of:=INT([.L101])" office:value-type="float" office:value="54">
            <text:p>54</text:p>
          </table:table-cell>
          <table:table-cell table:formula="of:=INT([.M101])" office:value-type="float" office:value="63">
            <text:p>63</text:p>
          </table:table-cell>
          <table:table-cell table:formula="of:=INT([.N101])" office:value-type="float" office:value="74">
            <text:p>74</text:p>
          </table:table-cell>
          <table:table-cell table:number-columns-repeated="8"/>
        </table:table-row>
        <table:table-row table:style-name="ro1" table:number-rows-repeated="3">
          <table:table-cell table:number-columns-repeated="22"/>
        </table:table-row>
        <table:table-row table:style-name="ro8">
          <table:table-cell/>
          <table:table-cell table:style-name="ce18" office:value-type="string">
            <text:p>cross-section area</text:p>
          </table:table-cell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/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 table:number-columns-repeated="8"/>
        </table:table-row>
        <table:table-row table:style-name="ro9">
          <table:table-cell/>
          <table:table-cell table:style-name="ce18" office:value-type="string">
            <text:p>principal tensile stress</text:p>
          </table:table-cell>
          <table:table-cell table:formula="of:=0.5*[.$J$5]*[.$G$3]*[.$G$3]*[.C106]/[.$C$112]" office:value-type="float" office:value="167986737.362962">
            <text:p>167986737.362962</text:p>
          </table:table-cell>
          <table:table-cell table:formula="of:=0.5*[.$J$5]*[.$G$3]*[.$G$3]*[.D106]/[.$C$112]" office:value-type="float" office:value="167986737.362962">
            <text:p>167986737.362962</text:p>
          </table:table-cell>
          <table:table-cell table:formula="of:=0.5*[.$J$5]*[.$G$3]*[.$G$3]*[.E106]/[.$C$112]" office:value-type="float" office:value="167986737.362962">
            <text:p>167986737.362962</text:p>
          </table:table-cell>
          <table:table-cell/>
          <table:table-cell table:formula="of:=0.5*[.$J$5]*[.$H$3]*[.$H$3]*[.G106]/[.$C$112]" office:value-type="float" office:value="537929829.339569">
            <text:p>537929829.339569</text:p>
          </table:table-cell>
          <table:table-cell table:formula="of:=0.5*[.$J$5]*[.$H$3]*[.$H$3]*[.H106]/[.$C$112]" office:value-type="float" office:value="537929829.339569">
            <text:p>537929829.339569</text:p>
          </table:table-cell>
          <table:table-cell table:formula="of:=0.5*[.$J$5]*[.$H$3]*[.$H$3]*[.I106]/[.$C$112]" office:value-type="float" office:value="537929829.339569">
            <text:p>537929829.339569</text:p>
          </table:table-cell>
          <table:table-cell table:formula="of:=0.5*[.$J$5]*[.$H$3]*[.$H$3]*[.J106]/[.$C$112]" office:value-type="float" office:value="537929829.339569">
            <text:p>537929829.339569</text:p>
          </table:table-cell>
          <table:table-cell table:formula="of:=0.5*[.$J$5]*[.$H$3]*[.$H$3]*[.K106]/[.$C$112]" office:value-type="float" office:value="537929829.339569">
            <text:p>537929829.339569</text:p>
          </table:table-cell>
          <table:table-cell table:formula="of:=0.5*[.$J$5]*[.$H$3]*[.$H$3]*[.L106]/[.$C$112]" office:value-type="float" office:value="537929829.339569">
            <text:p>537929829.339569</text:p>
          </table:table-cell>
          <table:table-cell table:formula="of:=0.5*[.$J$5]*[.$H$3]*[.$H$3]*[.M106]/[.$C$112]" office:value-type="float" office:value="537929829.339569">
            <text:p>537929829.339569</text:p>
          </table:table-cell>
          <table:table-cell table:formula="of:=0.5*[.$J$5]*[.$H$3]*[.$H$3]*[.N106]/[.$C$112]" office:value-type="float" office:value="537929829.339569">
            <text:p>537929829.339569</text:p>
          </table:table-cell>
          <table:table-cell table:number-columns-repeated="8"/>
        </table:table-row>
        <table:table-row table:style-name="ro9">
          <table:table-cell/>
          <table:table-cell table:style-name="ce18" office:value-type="string">
            <text:p>with safety margin of 1.5 (Mpa)</text:p>
          </table:table-cell>
          <table:table-cell table:formula="of:=[.C107]*1.5/1000000" office:value-type="float" office:value="251.980106044443">
            <text:p>251.9801060444</text:p>
          </table:table-cell>
          <table:table-cell table:formula="of:=[.D107]*1.5/1000000" office:value-type="float" office:value="251.980106044443">
            <text:p>251.9801060444</text:p>
          </table:table-cell>
          <table:table-cell table:formula="of:=[.E107]*1.5/1000000" office:value-type="float" office:value="251.980106044443">
            <text:p>251.9801060444</text:p>
          </table:table-cell>
          <table:table-cell/>
          <table:table-cell table:formula="of:=[.G107]*1.5/1000000" office:value-type="float" office:value="806.894744009354">
            <text:p>806.8947440094</text:p>
          </table:table-cell>
          <table:table-cell table:formula="of:=[.H107]*1.5/1000000" office:value-type="float" office:value="806.894744009354">
            <text:p>806.8947440094</text:p>
          </table:table-cell>
          <table:table-cell table:formula="of:=[.I107]*1.5/1000000" office:value-type="float" office:value="806.894744009354">
            <text:p>806.8947440094</text:p>
          </table:table-cell>
          <table:table-cell table:formula="of:=[.J107]*1.5/1000000" office:value-type="float" office:value="806.894744009354">
            <text:p>806.8947440094</text:p>
          </table:table-cell>
          <table:table-cell table:formula="of:=[.K107]*1.5/1000000" office:value-type="float" office:value="806.894744009354">
            <text:p>806.8947440094</text:p>
          </table:table-cell>
          <table:table-cell table:formula="of:=[.L107]*1.5/1000000" office:value-type="float" office:value="806.894744009354">
            <text:p>806.8947440094</text:p>
          </table:table-cell>
          <table:table-cell table:formula="of:=[.M107]*1.5/1000000" office:value-type="float" office:value="806.894744009354">
            <text:p>806.8947440094</text:p>
          </table:table-cell>
          <table:table-cell table:formula="of:=[.N107]*1.5/1000000" office:value-type="float" office:value="806.894744009354">
            <text:p>806.8947440094</text:p>
          </table:table-cell>
          <table:table-cell table:number-columns-repeated="8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9" table:number-columns-repeated="12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9" office:value-type="string">
            <text:p>RadToDegree</text:p>
          </table:table-cell>
          <table:table-cell table:style-name="ce19" office:value-type="string">
            <text:p>PI</text:p>
          </table:table-cell>
          <table:table-cell table:style-name="ce19" table:number-columns-repeated="10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9" office:value-type="float" office:value="57.29577951">
            <text:p>57.29577951</text:p>
          </table:table-cell>
          <table:table-cell table:style-name="ce19" office:value-type="float" office:value="3.14159265358979">
            <text:p>3.1415926536</text:p>
          </table:table-cell>
          <table:table-cell table:style-name="ce19" table:number-columns-repeated="10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9" table:number-columns-repeated="3"/>
          <table:table-cell table:style-name="ce19">
            <draw:frame table:end-cell-address="Test.L134" table:end-x="0.1157in" table:end-y="0.1508in" draw:z-index="0" draw:style-name="gr1" draw:text-style-name="P1" svg:width="6.2988in" svg:height="3.5429in" svg:x="0.0402in" svg:y="0.1236in">
              <draw:object draw:notify-on-update-of-ranges="Test.B141:Test.V141 Test.B114:Test.B114 Test.B115:Test.B137 Test.C114:Test.C114 Test.C115:Test.C13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19" table:number-columns-repeated="8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2" office:value-type="string">
            <text:p>Stage</text:p>
          </table:table-cell>
          <table:table-cell table:style-name="ce20" office:value-type="string">
            <text:p>Tip</text:p>
          </table:table-cell>
          <table:table-cell table:style-name="ce20" office:value-type="string">
            <text:p>Hub</text:p>
          </table:table-cell>
          <table:table-cell table:style-name="ce20"/>
          <table:table-cell table:style-name="ce31" table:number-columns-repeated="7"/>
          <table:table-cell table:style-name="ce19" table:number-columns-repeated="2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5]" office:value-type="float" office:value="0.09">
            <text:p>0.09</text:p>
          </table:table-cell>
          <table:table-cell table:style-name="ce3" table:formula="of:=[.C47]" office:value-type="float" office:value="0.05">
            <text:p>0.05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8]" office:value-type="float" office:value="0.09">
            <text:p>0.09</text:p>
          </table:table-cell>
          <table:table-cell table:style-name="ce3" table:formula="of:=[.C50]" office:value-type="float" office:value="0.0522740853911476">
            <text:p>0.0522740854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5]" office:value-type="float" office:value="0.089">
            <text:p>0.089</text:p>
          </table:table-cell>
          <table:table-cell table:style-name="ce3" table:formula="of:=[.D47]" office:value-type="float" office:value="0.0526579346032391">
            <text:p>0.0526579346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8]" office:value-type="float" office:value="0.088">
            <text:p>0.088</text:p>
          </table:table-cell>
          <table:table-cell table:style-name="ce3" table:formula="of:=[.D50]" office:value-type="float" office:value="0.0533756424008078">
            <text:p>0.0533756424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5]" office:value-type="float" office:value="0.087">
            <text:p>0.087</text:p>
          </table:table-cell>
          <table:table-cell table:style-name="ce3" table:formula="of:=[.E47]" office:value-type="float" office:value="0.053944197055757">
            <text:p>0.0539441971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8]" office:value-type="float" office:value="0.086">
            <text:p>0.086</text:p>
          </table:table-cell>
          <table:table-cell table:style-name="ce3" table:formula="of:=[.E50]" office:value-type="float" office:value="0.0544612771591473">
            <text:p>0.0544612772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5]" office:value-type="float" office:value="0.084">
            <text:p>0.084</text:p>
          </table:table-cell>
          <table:table-cell table:style-name="ce3" table:formula="of:=[.F47]" office:value-type="float" office:value="0.053288124522261">
            <text:p>0.0532881245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8]" office:value-type="float" office:value="0.082">
            <text:p>0.082</text:p>
          </table:table-cell>
          <table:table-cell table:style-name="ce3" table:formula="of:=[.F50]" office:value-type="float" office:value="0.0500761841108126">
            <text:p>0.0500761841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5]" office:value-type="float" office:value="0.081">
            <text:p>0.081</text:p>
          </table:table-cell>
          <table:table-cell table:style-name="ce3" table:formula="of:=[.G47]" office:value-type="float" office:value="0.0484213198405413">
            <text:p>0.0484213198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8]" office:value-type="float" office:value="0.08">
            <text:p>0.08</text:p>
          </table:table-cell>
          <table:table-cell table:style-name="ce3" table:formula="of:=[.G50]" office:value-type="float" office:value="0.0503853068690733">
            <text:p>0.0503853069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5]" office:value-type="float" office:value="0.08">
            <text:p>0.08</text:p>
          </table:table-cell>
          <table:table-cell table:style-name="ce3" table:formula="of:=[.H47]" office:value-type="float" office:value="0.0524651011086284">
            <text:p>0.0524651011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8]" office:value-type="float" office:value="0.08">
            <text:p>0.08</text:p>
          </table:table-cell>
          <table:table-cell table:style-name="ce3" table:formula="of:=[.H50]" office:value-type="float" office:value="0.055581128105314">
            <text:p>0.0555811281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5]" office:value-type="float" office:value="0.08">
            <text:p>0.08</text:p>
          </table:table-cell>
          <table:table-cell table:style-name="ce3" table:formula="of:=[.I47]" office:value-type="float" office:value="0.0573583259309393">
            <text:p>0.0573583259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8]" office:value-type="float" office:value="0.08">
            <text:p>0.08</text:p>
          </table:table-cell>
          <table:table-cell table:style-name="ce3" table:formula="of:=[.I50]" office:value-type="float" office:value="0.0598084324946613">
            <text:p>0.0598084325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5]" office:value-type="float" office:value="0.08">
            <text:p>0.08</text:p>
          </table:table-cell>
          <table:table-cell table:style-name="ce3" table:formula="of:=[.J47]" office:value-type="float" office:value="0.0612224790723684">
            <text:p>0.0612224791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8]" office:value-type="float" office:value="0.08">
            <text:p>0.08</text:p>
          </table:table-cell>
          <table:table-cell table:style-name="ce3" table:formula="of:=[.J50]" office:value-type="float" office:value="0.0631899315253816">
            <text:p>0.0631899315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5]" office:value-type="float" office:value="0.08">
            <text:p>0.08</text:p>
          </table:table-cell>
          <table:table-cell table:style-name="ce3" table:formula="of:=[.K47]" office:value-type="float" office:value="0.0643342477204792">
            <text:p>0.0643342477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8]" office:value-type="float" office:value="0.08">
            <text:p>0.08</text:p>
          </table:table-cell>
          <table:table-cell table:style-name="ce3" table:formula="of:=[.K50]" office:value-type="float" office:value="0.0659363859632321">
            <text:p>0.065936386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5]" office:value-type="float" office:value="0.08">
            <text:p>0.08</text:p>
          </table:table-cell>
          <table:table-cell table:style-name="ce3" table:formula="of:=[.L47]" office:value-type="float" office:value="0.0668732735403113">
            <text:p>0.0668732735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8]" office:value-type="float" office:value="0.08">
            <text:p>0.08</text:p>
          </table:table-cell>
          <table:table-cell table:style-name="ce3" table:formula="of:=[.L50]" office:value-type="float" office:value="0.0681908777718787">
            <text:p>0.0681908778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1" table:formula="of:=[.M45]" office:value-type="float" office:value="0.08">
            <text:p>0.08</text:p>
          </table:table-cell>
          <table:table-cell table:style-name="ce21" table:formula="of:=[.M47]" office:value-type="float" office:value="0.0689644183905597">
            <text:p>0.0689644184</text:p>
          </table:table-cell>
          <table:table-cell table:style-name="ce21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1" table:formula="of:=[.M48]" office:value-type="float" office:value="0.08">
            <text:p>0.08</text:p>
          </table:table-cell>
          <table:table-cell table:style-name="ce3" table:formula="of:=[.M50]" office:value-type="float" office:value="0.0700559222826079">
            <text:p>0.0700559223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21" table:formula="of:=[.N45]" office:value-type="float" office:value="0.08">
            <text:p>0.08</text:p>
          </table:table-cell>
          <table:table-cell table:style-name="ce3" table:formula="of:=[.N47]" office:value-type="float" office:value="0.0706986275006188">
            <text:p>0.0706986275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21" table:formula="of:=[.N48]" office:value-type="float" office:value="0.08">
            <text:p>0.08</text:p>
          </table:table-cell>
          <table:table-cell table:style-name="ce3" table:formula="of:=[.N50]" office:value-type="float" office:value="0.071607823698154">
            <text:p>0.0716078237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/>
          <table:table-cell table:style-name="ce2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2" office:value-type="string">
            <text:p>x</text:p>
          </table:table-cell>
          <table:table-cell table:style-name="ce20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2" table:style-name="ce2" office:value-type="float" office:value="3">
            <text:p>3</text:p>
          </table:table-cell>
          <table:table-cell table:number-columns-repeated="2" table:style-name="ce2" office:value-type="float" office:value="4">
            <text:p>4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table:style-name="ce2" office:value-type="float" office:value="6">
            <text:p>6</text:p>
          </table:table-cell>
          <table:table-cell table:number-columns-repeated="2" table:style-name="ce2" office:value-type="float" office:value="7">
            <text:p>7</text:p>
          </table:table-cell>
          <table:table-cell table:number-columns-repeated="2" table:style-name="ce2" office:value-type="float" office:value="8">
            <text:p>8</text:p>
          </table:table-cell>
          <table:table-cell table:number-columns-repeated="2" table:style-name="ce2" office:value-type="float" office:value="9">
            <text:p>9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21" office:value-type="float" office:value="0">
            <text:p>0</text:p>
          </table:table-cell>
          <table:table-cell table:style-name="ce3" table:formula="of:=[.B141]+1.25*[.C75]" office:value-type="float" office:value="0.00627650488010919">
            <text:p>0.0062765049</text:p>
          </table:table-cell>
          <table:table-cell table:style-name="ce3" table:formula="of:=[.C141]+1.25*[.C90]" office:value-type="float" office:value="0.0253109056242139">
            <text:p>0.0253109056</text:p>
          </table:table-cell>
          <table:table-cell table:style-name="ce3" table:formula="of:=[.D141]+1.25*[.D75]" office:value-type="float" office:value="0.0312876953908069">
            <text:p>0.0312876954</text:p>
          </table:table-cell>
          <table:table-cell table:style-name="ce3" table:formula="of:=[.E141]+1.25*[.D90]" office:value-type="float" office:value="0.050048928254778">
            <text:p>0.0500489283</text:p>
          </table:table-cell>
          <table:table-cell table:style-name="ce3" table:formula="of:=[.F141]+1.25*[.E75]" office:value-type="float" office:value="0.0559459330045789">
            <text:p>0.055945933</text:p>
          </table:table-cell>
          <table:table-cell table:style-name="ce3" table:formula="of:=[.G141]+1.25*[.E90]" office:value-type="float" office:value="0.0747394620673259">
            <text:p>0.0747394621</text:p>
          </table:table-cell>
          <table:table-cell table:style-name="ce3" table:formula="of:=[.H141]+1.25*[.G75]" office:value-type="float" office:value="0.0784368289843487">
            <text:p>0.078436829</text:p>
          </table:table-cell>
          <table:table-cell table:style-name="ce3" table:formula="of:=[.I141]+1.25*[.G90]" office:value-type="float" office:value="0.0968374782067874">
            <text:p>0.0968374782</text:p>
          </table:table-cell>
          <table:table-cell table:style-name="ce3" table:formula="of:=[.J141]+1.25*[.H75]" office:value-type="float" office:value="0.100170011574813">
            <text:p>0.1001700116</text:p>
          </table:table-cell>
          <table:table-cell table:style-name="ce3" table:formula="of:=[.K141]+1.25*[.H90]" office:value-type="float" office:value="0.118177542364825">
            <text:p>0.1181775424</text:p>
          </table:table-cell>
          <table:table-cell table:style-name="ce3" table:formula="of:=[.L141]+1.25*[.I75]" office:value-type="float" office:value="0.121327870609371">
            <text:p>0.1213278706</text:p>
          </table:table-cell>
          <table:table-cell table:style-name="ce3" table:formula="of:=[.M141]+1.25*[.I90]" office:value-type="float" office:value="0.139767208487358">
            <text:p>0.1397672085</text:p>
          </table:table-cell>
          <table:table-cell table:style-name="ce3" table:formula="of:=[.N141]+1.25*[.J75]" office:value-type="float" office:value="0.14268103682396">
            <text:p>0.1426810368</text:p>
          </table:table-cell>
          <table:table-cell table:style-name="ce3" table:formula="of:=[.O141]+1.25*[.J90]" office:value-type="float" office:value="0.160781967207802">
            <text:p>0.1607819672</text:p>
          </table:table-cell>
          <table:table-cell table:style-name="ce3" table:formula="of:=[.P141]+1.25*[.K75]" office:value-type="float" office:value="0.163573675362965">
            <text:p>0.1635736754</text:p>
          </table:table-cell>
          <table:table-cell table:style-name="ce3" table:formula="of:=[.Q141]+1.25*[.K90]" office:value-type="float" office:value="0.181728328595094">
            <text:p>0.1817283286</text:p>
          </table:table-cell>
          <table:table-cell table:style-name="ce3" table:formula="of:=[.R141]+1.25*[.L75]" office:value-type="float" office:value="0.184432395790347">
            <text:p>0.1844323958</text:p>
          </table:table-cell>
          <table:table-cell table:style-name="ce3" table:formula="of:=[.S141]+1.25*[.L90]" office:value-type="float" office:value="0.202661914426731">
            <text:p>0.2026619144</text:p>
          </table:table-cell>
          <table:table-cell table:style-name="ce3" table:formula="of:=[.T141]+1.25*[.M75]" office:value-type="float" office:value="0.205276886842675">
            <text:p>0.2052768868</text:p>
          </table:table-cell>
          <table:table-cell table:style-name="ce3" table:formula="of:=[.U141]+1.25*[.M90]" office:value-type="float" office:value="0.223420796996217">
            <text:p>0.223420797</text:p>
          </table:table-cell>
        </table:table-row>
        <table:table-row table:style-name="ro1" table:number-rows-repeated="5">
          <table:table-cell/>
          <table:table-cell table:style-name="ce22"/>
          <table:table-cell table:style-name="ce1" table:number-columns-repeated="12"/>
          <table:table-cell table:style-name="Default"/>
          <table:table-cell table:number-columns-repeated="7"/>
        </table:table-row>
        <table:table-row table:style-name="ro1">
          <table:table-cell/>
          <table:table-cell table:style-name="ce22"/>
          <table:table-cell table:style-name="ce1" table:number-columns-repeated="12"/>
          <table:table-cell table:style-name="Default"/>
          <table:table-cell table:number-columns-repeated="7"/>
        </table:table-row>
      </table:table>
      <table:database-ranges>
        <table:database-range table:name="height" table:target-range-address="'double spool'.B98:'double spool'.B120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Noto Sans" style:language-asian="zh" style:country-asian="CN" style:font-name-complex="Noto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21">06/21/2024</text:date>, <text:time>08:4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26T12:32:49</meta:creation-date>
    <meta:generator>OpenOffice/4.1.15$Unix OpenOffice.org_project/4115m2$Build-9813</meta:generator>
    <dc:date>2024-06-21T08:48:55</dc:date>
    <meta:editing-duration>P14DT17H1S</meta:editing-duration>
    <meta:editing-cycles>1213</meta:editing-cycles>
    <meta:document-statistic meta:table-count="4" meta:cell-count="375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58cm" svg:height="9.849cm" xlink:href=".." xlink:type="simple" chart:class="chart:line" chart:style-name="ch1">
        <chart:legend chart:legend-position="end" svg:x="15.406cm" svg:y="4.376cm" style:legend-expansion="high" chart:style-name="ch2"/>
        <chart:plot-area chart:style-name="ch3" table:cell-range-address="'triple spool'.B78:'triple spool'.C98" svg:x="0.815cm" svg:y="0.919cm" svg:width="13.861cm" svg:height="8.314cm">
          <chartooo:coordinate-region svg:x="1.727cm" svg:y="1.118cm" svg:width="12.762cm" svg:height="7.4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riple spool'.B78:'triple spool'.B98" chart:class="chart:line">
            <chart:data-point chart:repeated="21"/>
          </chart:series>
          <chart:series chart:style-name="ch7" chart:values-cell-range-address="'triple spool'.C78:'triple spool'.C98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'triple spool'.B78:'triple spool'.B98</svg:desc>
                </draw:g>
              </table:table-cell>
              <table:table-cell office:value-type="float" office:value="0.042">
                <text:p>0.042</text:p>
                <draw:g>
                  <svg:desc>'triple spool'.C78:'triple spool'.C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4">
                <text:p>0.084</text:p>
              </table:table-cell>
              <table:table-cell office:value-type="float" office:value="0.0507561725150274">
                <text:p>0.0507561725150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6">
                <text:p>0.086</text:p>
              </table:table-cell>
              <table:table-cell office:value-type="float" office:value="0.0553634292507368">
                <text:p>0.05536342925073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7">
                <text:p>0.087</text:p>
              </table:table-cell>
              <table:table-cell office:value-type="float" office:value="0.058463496922532">
                <text:p>0.0584634969225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7">
                <text:p>0.087</text:p>
              </table:table-cell>
              <table:table-cell office:value-type="float" office:value="0.0598962794184647">
                <text:p>0.0598962794184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6">
                <text:p>0.086</text:p>
              </table:table-cell>
              <table:table-cell office:value-type="float" office:value="0.0598324481147958">
                <text:p>0.0598324481147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4">
                <text:p>0.084</text:p>
              </table:table-cell>
              <table:table-cell office:value-type="float" office:value="0.0582736829491197">
                <text:p>0.05827368294911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3">
                <text:p>0.083</text:p>
              </table:table-cell>
              <table:table-cell office:value-type="float" office:value="0.0568227254226205">
                <text:p>0.05682272542262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2">
                <text:p>0.082</text:p>
              </table:table-cell>
              <table:table-cell office:value-type="float" office:value="0.0553518032628976">
                <text:p>0.05535180326289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1">
                <text:p>0.081</text:p>
              </table:table-cell>
              <table:table-cell office:value-type="float" office:value="0.056891664933199">
                <text:p>0.0568916649331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">
                <text:p>0.08</text:p>
              </table:table-cell>
              <table:table-cell office:value-type="float" office:value="0.0564513298828771">
                <text:p>0.05645132988287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">
                <text:p>0.08</text:p>
              </table:table-cell>
              <table:table-cell office:value-type="float" office:value="0.0586230099912551">
                <text:p>0.05862300999125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">
                <text:p>0.08</text:p>
              </table:table-cell>
              <table:table-cell office:value-type="float" office:value="0.0604993855512904">
                <text:p>0.06049938555129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">
                <text:p>0.08</text:p>
              </table:table-cell>
              <table:table-cell office:value-type="float" office:value="0.0625269264002191">
                <text:p>0.06252692640021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">
                <text:p>0.08</text:p>
              </table:table-cell>
              <table:table-cell office:value-type="float" office:value="0.0642525143909682">
                <text:p>0.06425251439096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">
                <text:p>0.08</text:p>
              </table:table-cell>
              <table:table-cell office:value-type="float" office:value="0.0658422311511761">
                <text:p>0.06584223115117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">
                <text:p>0.08</text:p>
              </table:table-cell>
              <table:table-cell office:value-type="float" office:value="0.0672055274948158">
                <text:p>0.06720552749481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">
                <text:p>0.08</text:p>
              </table:table-cell>
              <table:table-cell office:value-type="float" office:value="0.0684693669457954">
                <text:p>0.0684693669457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">
                <text:p>0.08</text:p>
              </table:table-cell>
              <table:table-cell office:value-type="float" office:value="0.0695589031819877">
                <text:p>0.06955890318198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">
                <text:p>0.08</text:p>
              </table:table-cell>
              <table:table-cell office:value-type="float" office:value="0.0705734332625243">
                <text:p>0.07057343326252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Unix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47cm" svg:y="3.952cm" style:legend-expansion="high" chart:style-name="ch2"/>
        <chart:plot-area chart:style-name="ch3" table:cell-range-address="'double spool'.B97:'double spool'.C120" chart:data-source-has-labels="row" svg:x="0.77cm" svg:y="0.855cm" svg:width="12.637cm" svg:height="7.545cm">
          <chartooo:coordinate-region svg:x="1.682cm" svg:y="1.054cm" svg:width="11.538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ouble spool'.B98:'double spool'.B120" chart:label-cell-address="'double spool'.B97:'double spool'.B97" chart:class="chart:line">
            <chart:data-point chart:repeated="23"/>
          </chart:series>
          <chart:series chart:style-name="ch7" chart:values-cell-range-address="'double spool'.C98:'double spool'.C120" chart:label-cell-address="'double spool'.C97:'double spool'.C97" chart:class="chart:line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p</text:p>
                <draw:g>
                  <svg:desc>'double spool'.B97:'double spool'.B97</svg:desc>
                </draw:g>
              </table:table-cell>
              <table:table-cell office:value-type="string">
                <text:p>Hub</text:p>
                <draw:g>
                  <svg:desc>'double spool'.C97:'double spool'.C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'double spool'.B98:'double spool'.B120</svg:desc>
                </draw:g>
              </table:table-cell>
              <table:table-cell office:value-type="float" office:value="0.042">
                <text:p>0.042</text:p>
                <draw:g>
                  <svg:desc>'double spool'.C98:'double spool'.C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4">
                <text:p>0.084</text:p>
              </table:table-cell>
              <table:table-cell office:value-type="float" office:value="0.0507561725150274">
                <text:p>0.0507561725150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6">
                <text:p>0.086</text:p>
              </table:table-cell>
              <table:table-cell office:value-type="float" office:value="0.0553634292507368">
                <text:p>0.05536342925073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7">
                <text:p>0.087</text:p>
              </table:table-cell>
              <table:table-cell office:value-type="float" office:value="0.058463496922532">
                <text:p>0.0584634969225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7">
                <text:p>0.087</text:p>
              </table:table-cell>
              <table:table-cell office:value-type="float" office:value="0.0598962794184647">
                <text:p>0.0598962794184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6">
                <text:p>0.086</text:p>
              </table:table-cell>
              <table:table-cell office:value-type="float" office:value="0.0598324481147958">
                <text:p>0.0598324481147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4">
                <text:p>0.084</text:p>
              </table:table-cell>
              <table:table-cell office:value-type="float" office:value="0.0582736829491197">
                <text:p>0.05827368294911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3">
                <text:p>0.083</text:p>
              </table:table-cell>
              <table:table-cell office:value-type="float" office:value="0.0568227254226205">
                <text:p>0.05682272542262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2">
                <text:p>0.082</text:p>
              </table:table-cell>
              <table:table-cell office:value-type="float" office:value="0.0553518032628976">
                <text:p>0.05535180326289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1">
                <text:p>0.081</text:p>
              </table:table-cell>
              <table:table-cell office:value-type="float" office:value="0.0570185913772261">
                <text:p>0.05701859137722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">
                <text:p>0.08</text:p>
              </table:table-cell>
              <table:table-cell office:value-type="float" office:value="0.0564513298828771">
                <text:p>0.05645132988287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">
                <text:p>0.08</text:p>
              </table:table-cell>
              <table:table-cell office:value-type="float" office:value="0.0586230099912551">
                <text:p>0.05862300999125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">
                <text:p>0.08</text:p>
              </table:table-cell>
              <table:table-cell office:value-type="float" office:value="0.0604993855512904">
                <text:p>0.06049938555129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">
                <text:p>0.08</text:p>
              </table:table-cell>
              <table:table-cell office:value-type="float" office:value="0.0625269264002191">
                <text:p>0.06252692640021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">
                <text:p>0.08</text:p>
              </table:table-cell>
              <table:table-cell office:value-type="float" office:value="0.0642525143909682">
                <text:p>0.06425251439096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">
                <text:p>0.08</text:p>
              </table:table-cell>
              <table:table-cell office:value-type="float" office:value="0.0658422311511761">
                <text:p>0.06584223115117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">
                <text:p>0.08</text:p>
              </table:table-cell>
              <table:table-cell office:value-type="float" office:value="0.0672055274948158">
                <text:p>0.06720552749481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">
                <text:p>0.08</text:p>
              </table:table-cell>
              <table:table-cell office:value-type="float" office:value="0.0684693669457954">
                <text:p>0.0684693669457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">
                <text:p>0.08</text:p>
              </table:table-cell>
              <table:table-cell office:value-type="float" office:value="0.0695589031819877">
                <text:p>0.06955890318198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">
                <text:p>0.08</text:p>
              </table:table-cell>
              <table:table-cell office:value-type="float" office:value="0.0705734332625243">
                <text:p>0.07057343326252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">
                <text:p>0.08</text:p>
              </table:table-cell>
              <table:table-cell office:value-type="float" office:value="0.0714513583395578">
                <text:p>0.07145135833955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">
                <text:p>0.08</text:p>
              </table:table-cell>
              <table:table-cell office:value-type="float" office:value="0.0722715008705807">
                <text:p>0.07227150087058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Unix OpenOffice.org_project/4115m2$Build-981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1cm" svg:height="8.98cm" xlink:href=".." xlink:type="simple" chart:class="chart:line" chart:style-name="ch1">
        <chart:legend chart:legend-position="end" svg:x="14.068cm" svg:y="3.942cm" style:legend-expansion="high" chart:style-name="ch2"/>
        <chart:plot-area chart:style-name="ch3" table:cell-range-address="'Approach 2'.B104:'Approach 2'.C127" chart:data-source-has-labels="row" svg:x="0.77cm" svg:y="0.851cm" svg:width="12.658cm" svg:height="7.53cm">
          <chartooo:coordinate-region svg:x="1.682cm" svg:y="1.051cm" svg:width="11.559cm" svg:height="6.6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Approach 2'.B105:'Approach 2'.B127" chart:label-cell-address="'Approach 2'.B104:'Approach 2'.B104" chart:class="chart:line">
            <chart:data-point chart:repeated="23"/>
          </chart:series>
          <chart:series chart:style-name="ch7" chart:values-cell-range-address="'Approach 2'.C105:'Approach 2'.C127" chart:label-cell-address="'Approach 2'.C104:'Approach 2'.C104" chart:class="chart:line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p</text:p>
                <draw:g>
                  <svg:desc>'Approach 2'.B104:'Approach 2'.B104</svg:desc>
                </draw:g>
              </table:table-cell>
              <table:table-cell office:value-type="string">
                <text:p>Hub</text:p>
                <draw:g>
                  <svg:desc>'Approach 2'.C104:'Approach 2'.C10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'Approach 2'.B105:'Approach 2'.B127</svg:desc>
                </draw:g>
              </table:table-cell>
              <table:table-cell office:value-type="float" office:value="0.042">
                <text:p>0.042</text:p>
                <draw:g>
                  <svg:desc>'Approach 2'.C105:'Approach 2'.C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4">
                <text:p>0.084</text:p>
              </table:table-cell>
              <table:table-cell office:value-type="float" office:value="0.0507561725150274">
                <text:p>0.0507561725150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6">
                <text:p>0.086</text:p>
              </table:table-cell>
              <table:table-cell office:value-type="float" office:value="0.0553634292507368">
                <text:p>0.05536342925073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7">
                <text:p>0.087</text:p>
              </table:table-cell>
              <table:table-cell office:value-type="float" office:value="0.058463496922532">
                <text:p>0.0584634969225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7">
                <text:p>0.087</text:p>
              </table:table-cell>
              <table:table-cell office:value-type="float" office:value="0.0598962794184647">
                <text:p>0.0598962794184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6">
                <text:p>0.086</text:p>
              </table:table-cell>
              <table:table-cell office:value-type="float" office:value="0.0598324481147958">
                <text:p>0.0598324481147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4">
                <text:p>0.084</text:p>
              </table:table-cell>
              <table:table-cell office:value-type="float" office:value="0.0582736829491196">
                <text:p>0.05827368294911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2">
                <text:p>0.082</text:p>
              </table:table-cell>
              <table:table-cell office:value-type="float" office:value="0.0553518032628976">
                <text:p>0.05535180326289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1">
                <text:p>0.081</text:p>
              </table:table-cell>
              <table:table-cell office:value-type="float" office:value="0.0538592807643633">
                <text:p>0.05385928076436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">
                <text:p>0.08</text:p>
              </table:table-cell>
              <table:table-cell office:value-type="float" office:value="0.0549333862287917">
                <text:p>0.05493338622879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">
                <text:p>0.08</text:p>
              </table:table-cell>
              <table:table-cell office:value-type="float" office:value="0.0564513298828771">
                <text:p>0.05645132988287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">
                <text:p>0.08</text:p>
              </table:table-cell>
              <table:table-cell office:value-type="float" office:value="0.0590199278088092">
                <text:p>0.05901992780880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">
                <text:p>0.08</text:p>
              </table:table-cell>
              <table:table-cell office:value-type="float" office:value="0.0604993855512904">
                <text:p>0.06049938555129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">
                <text:p>0.08</text:p>
              </table:table-cell>
              <table:table-cell office:value-type="float" office:value="0.062894040823191">
                <text:p>0.0628940408231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">
                <text:p>0.08</text:p>
              </table:table-cell>
              <table:table-cell office:value-type="float" office:value="0.0642525143909682">
                <text:p>0.06425251439096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">
                <text:p>0.08</text:p>
              </table:table-cell>
              <table:table-cell office:value-type="float" office:value="0.0661314962260525">
                <text:p>0.06613149622605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">
                <text:p>0.08</text:p>
              </table:table-cell>
              <table:table-cell office:value-type="float" office:value="0.0672055274948158">
                <text:p>0.06720552749481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">
                <text:p>0.08</text:p>
              </table:table-cell>
              <table:table-cell office:value-type="float" office:value="0.0687001149094508">
                <text:p>0.06870011490945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">
                <text:p>0.08</text:p>
              </table:table-cell>
              <table:table-cell office:value-type="float" office:value="0.0695589031819877">
                <text:p>0.06955890318198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">
                <text:p>0.08</text:p>
              </table:table-cell>
              <table:table-cell office:value-type="float" office:value="0.0707591132432422">
                <text:p>0.07075911324324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">
                <text:p>0.08</text:p>
              </table:table-cell>
              <table:table-cell office:value-type="float" office:value="0.0714513583395578">
                <text:p>0.07145135833955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">
                <text:p>0.08</text:p>
              </table:table-cell>
              <table:table-cell office:value-type="float" office:value="0.0724218740945395">
                <text:p>0.07242187409453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Unix OpenOffice.org_project/4115m2$Build-981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47cm" svg:y="3.952cm" style:legend-expansion="high" chart:style-name="ch2"/>
        <chart:plot-area chart:style-name="ch3" table:cell-range-address="Test.B141:Test.V141 Test.B114:Test.C137" chart:data-source-has-labels="both" svg:x="0.8cm" svg:y="0.732cm" svg:width="12.636cm" svg:height="7.544cm">
          <chartooo:coordinate-region svg:x="1.712cm" svg:y="1.778cm" svg:width="11.724cm" svg:height="5.453cm"/>
          <chart:axis chart:dimension="x" chart:name="primary-x" chart:style-name="ch4" chartooo:axis-type="auto">
            <chartooo:date-scale/>
            <chart:categories table:cell-range-address="Test.B141:Test.V141"/>
          </chart:axis>
          <chart:axis chart:dimension="x" chart:name="secondary-x" chart:style-name="ch5"/>
          <chart:axis chart:dimension="y" chart:name="primary-y" chart:style-name="ch4">
            <chart:grid chart:style-name="ch6" chart:class="major"/>
          </chart:axis>
          <chart:series chart:style-name="ch7" chart:values-cell-range-address="Test.B115:Test.B137" chart:label-cell-address="Test.B114:Test.B114" chart:class="chart:line">
            <chart:data-point chart:repeated="23"/>
          </chart:series>
          <chart:series chart:style-name="ch8" chart:values-cell-range-address="Test.C115:Test.C137" chart:label-cell-address="Test.C114:Test.C114" chart:class="chart:line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p</text:p>
                <draw:g>
                  <svg:desc>Test.B114:Test.B114</svg:desc>
                </draw:g>
              </table:table-cell>
              <table:table-cell office:value-type="string">
                <text:p>Hub</text:p>
                <draw:g>
                  <svg:desc>Test.C114:Test.C1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est.B141:Test.V141</svg:desc>
                </draw:g>
              </table:table-cell>
              <table:table-cell office:value-type="float" office:value="0.09">
                <text:p>0.09</text:p>
                <draw:g>
                  <svg:desc>Test.B115:Test.B137</svg:desc>
                </draw:g>
              </table:table-cell>
              <table:table-cell office:value-type="float" office:value="0.05">
                <text:p>0.05</text:p>
                <draw:g>
                  <svg:desc>Test.C115:Test.C137</svg:desc>
                </draw:g>
              </table:table-cell>
            </table:table-row>
            <table:table-row>
              <table:table-cell office:value-type="float" office:value="0.00627650488010919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.0522740853911476">
                <text:p>0.0522740853911476</text:p>
              </table:table-cell>
            </table:table-row>
            <table:table-row>
              <table:table-cell office:value-type="float" office:value="0.0253109056242139">
                <text:p>0</text:p>
              </table:table-cell>
              <table:table-cell office:value-type="float" office:value="0.089">
                <text:p>0.089</text:p>
              </table:table-cell>
              <table:table-cell office:value-type="float" office:value="0.0526579346032391">
                <text:p>0.0526579346032391</text:p>
              </table:table-cell>
            </table:table-row>
            <table:table-row>
              <table:table-cell office:value-type="float" office:value="0.0312876953908069">
                <text:p>0</text:p>
              </table:table-cell>
              <table:table-cell office:value-type="float" office:value="0.088">
                <text:p>0.088</text:p>
              </table:table-cell>
              <table:table-cell office:value-type="float" office:value="0.0533756424008078">
                <text:p>0.0533756424008078</text:p>
              </table:table-cell>
            </table:table-row>
            <table:table-row>
              <table:table-cell office:value-type="float" office:value="0.050048928254778">
                <text:p>0</text:p>
              </table:table-cell>
              <table:table-cell office:value-type="float" office:value="0.087">
                <text:p>0.087</text:p>
              </table:table-cell>
              <table:table-cell office:value-type="float" office:value="0.053944197055757">
                <text:p>0.053944197055757</text:p>
              </table:table-cell>
            </table:table-row>
            <table:table-row>
              <table:table-cell office:value-type="float" office:value="0.0559459330045789">
                <text:p>0</text:p>
              </table:table-cell>
              <table:table-cell office:value-type="float" office:value="0.086">
                <text:p>0.086</text:p>
              </table:table-cell>
              <table:table-cell office:value-type="float" office:value="0.0544612771591473">
                <text:p>0.0544612771591473</text:p>
              </table:table-cell>
            </table:table-row>
            <table:table-row>
              <table:table-cell office:value-type="float" office:value="0.0747394620673259">
                <text:p>0</text:p>
              </table:table-cell>
              <table:table-cell office:value-type="float" office:value="0.084">
                <text:p>0.084</text:p>
              </table:table-cell>
              <table:table-cell office:value-type="float" office:value="0.053288124522261">
                <text:p>0.053288124522261</text:p>
              </table:table-cell>
            </table:table-row>
            <table:table-row>
              <table:table-cell office:value-type="float" office:value="0.0784368289843487">
                <text:p>0</text:p>
              </table:table-cell>
              <table:table-cell office:value-type="float" office:value="0.082">
                <text:p>0.082</text:p>
              </table:table-cell>
              <table:table-cell office:value-type="float" office:value="0.0500761841108126">
                <text:p>0.0500761841108126</text:p>
              </table:table-cell>
            </table:table-row>
            <table:table-row>
              <table:table-cell office:value-type="float" office:value="0.0968374782067874">
                <text:p>0</text:p>
              </table:table-cell>
              <table:table-cell office:value-type="float" office:value="0.081">
                <text:p>0.081</text:p>
              </table:table-cell>
              <table:table-cell office:value-type="float" office:value="0.0484213198405413">
                <text:p>0.0484213198405413</text:p>
              </table:table-cell>
            </table:table-row>
            <table:table-row>
              <table:table-cell office:value-type="float" office:value="0.100170011574813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503853068690733">
                <text:p>0.0503853068690733</text:p>
              </table:table-cell>
            </table:table-row>
            <table:table-row>
              <table:table-cell office:value-type="float" office:value="0.118177542364825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524651011086284">
                <text:p>0.0524651011086284</text:p>
              </table:table-cell>
            </table:table-row>
            <table:table-row>
              <table:table-cell office:value-type="float" office:value="0.121327870609371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55581128105314">
                <text:p>0.055581128105314</text:p>
              </table:table-cell>
            </table:table-row>
            <table:table-row>
              <table:table-cell office:value-type="float" office:value="0.139767208487358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573583259309393">
                <text:p>0.0573583259309393</text:p>
              </table:table-cell>
            </table:table-row>
            <table:table-row>
              <table:table-cell office:value-type="float" office:value="0.14268103682396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598084324946613">
                <text:p>0.0598084324946613</text:p>
              </table:table-cell>
            </table:table-row>
            <table:table-row>
              <table:table-cell office:value-type="float" office:value="0.160781967207802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612224790723684">
                <text:p>0.0612224790723684</text:p>
              </table:table-cell>
            </table:table-row>
            <table:table-row>
              <table:table-cell office:value-type="float" office:value="0.163573675362965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631899315253816">
                <text:p>0.0631899315253816</text:p>
              </table:table-cell>
            </table:table-row>
            <table:table-row>
              <table:table-cell office:value-type="float" office:value="0.181728328595094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643342477204792">
                <text:p>0.0643342477204792</text:p>
              </table:table-cell>
            </table:table-row>
            <table:table-row>
              <table:table-cell office:value-type="float" office:value="0.184432395790347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659363859632321">
                <text:p>0.0659363859632321</text:p>
              </table:table-cell>
            </table:table-row>
            <table:table-row>
              <table:table-cell office:value-type="float" office:value="0.202661914426731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668732735403113">
                <text:p>0.0668732735403113</text:p>
              </table:table-cell>
            </table:table-row>
            <table:table-row>
              <table:table-cell office:value-type="float" office:value="0.205276886842675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681908777718787">
                <text:p>0.0681908777718787</text:p>
              </table:table-cell>
            </table:table-row>
            <table:table-row>
              <table:table-cell office:value-type="float" office:value="0.223420796996217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689644183905597">
                <text:p>0.0689644183905597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0.0700559222826079">
                <text:p>0.0700559222826079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0.0706986275006188">
                <text:p>0.07069862750061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Unix OpenOffice.org_project/4115m2$Build-981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